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automatic-styles>
    <style:style style:name="Tabella1" style:family="table">
      <style:table-properties style:width="16.983cm" fo:margin-left="0.009cm" fo:margin-top="0cm" fo:margin-bottom="0cm" table:align="left" style:writing-mode="lr-tb"/>
    </style:style>
    <style:style style:name="Tabella1.A" style:family="table-column">
      <style:table-column-properties style:column-width="2.099cm"/>
    </style:style>
    <style:style style:name="Tabella1.B" style:family="table-column">
      <style:table-column-properties style:column-width="2.88cm"/>
    </style:style>
    <style:style style:name="Tabella1.C" style:family="table-column">
      <style:table-column-properties style:column-width="3.009cm"/>
    </style:style>
    <style:style style:name="Tabella1.D" style:family="table-column">
      <style:table-column-properties style:column-width="6.004cm"/>
    </style:style>
    <style:style style:name="Tabella1.E" style:family="table-column">
      <style:table-column-properties style:column-width="2.99cm"/>
    </style:style>
    <style:style style:name="Tabella1.1" style:family="table-row">
      <style:table-row-properties fo:keep-together="auto"/>
    </style:style>
    <style:style style:name="Tabella1.A1" style:family="table-cell">
      <style:table-cell-properties fo:padding-left="0.191cm" fo:padding-right="0.191cm" fo:padding-top="0cm" fo:padding-bottom="0cm" fo:border="0.5pt solid #000000" style:writing-mode="lr-tb"/>
    </style:style>
    <style:style style:name="Tabella2" style:family="table">
      <style:table-properties style:width="16.993cm" fo:margin-left="0.009cm" fo:margin-top="0cm" fo:margin-bottom="0cm" table:align="left" style:writing-mode="lr-tb"/>
    </style:style>
    <style:style style:name="Tabella2.A" style:family="table-column">
      <style:table-column-properties style:column-width="3.482cm"/>
    </style:style>
    <style:style style:name="Tabella2.B" style:family="table-column">
      <style:table-column-properties style:column-width="4.761cm"/>
    </style:style>
    <style:style style:name="Tabella2.C" style:family="table-column">
      <style:table-column-properties style:column-width="8.751cm"/>
    </style:style>
    <style:style style:name="Tabella2.1" style:family="table-row">
      <style:table-row-properties fo:keep-together="auto"/>
    </style:style>
    <style:style style:name="Tabella2.A1" style:family="table-cell">
      <style:table-cell-properties fo:padding-left="0.191cm" fo:padding-right="0.191cm" fo:padding-top="0cm" fo:padding-bottom="0cm" fo:border="0.5pt solid #000000" style:writing-mode="lr-tb"/>
    </style:style>
    <style:style style:name="Tabella3" style:family="table">
      <style:table-properties style:width="16.983cm" fo:margin-left="0.009cm" fo:margin-top="0cm" fo:margin-bottom="0cm" table:align="left" style:writing-mode="lr-tb"/>
    </style:style>
    <style:style style:name="Tabella3.A" style:family="table-column">
      <style:table-column-properties style:column-width="1.817cm"/>
    </style:style>
    <style:style style:name="Tabella3.B" style:family="table-column">
      <style:table-column-properties style:column-width="2.746cm"/>
    </style:style>
    <style:style style:name="Tabella3.C" style:family="table-column">
      <style:table-column-properties style:column-width="2.238cm"/>
    </style:style>
    <style:style style:name="Tabella3.D" style:family="table-column">
      <style:table-column-properties style:column-width="2.496cm"/>
    </style:style>
    <style:style style:name="Tabella3.E" style:family="table-column">
      <style:table-column-properties style:column-width="4.72cm"/>
    </style:style>
    <style:style style:name="Tabella3.F" style:family="table-column">
      <style:table-column-properties style:column-width="2.965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282cm" style:contextual-spacing="false" fo:text-align="justify" style:justify-single-word="false"/>
      <style:text-properties officeooo:paragraph-rsid="00048044"/>
    </style:style>
    <style:style style:name="P2" style:family="paragraph" style:parent-style-name="Standard">
      <style:paragraph-properties fo:text-align="justify" style:justify-single-word="false"/>
      <style:text-properties officeooo:paragraph-rsid="00048044"/>
    </style:style>
    <style:style style:name="P3" style:family="paragraph" style:parent-style-name="Standard">
      <style:paragraph-properties fo:margin-left="0.115cm" fo:margin-right="0cm" fo:text-align="justify" style:justify-single-word="false" fo:text-indent="0cm" style:auto-text-indent="false"/>
      <style:text-properties officeooo:paragraph-rsid="00048044"/>
    </style:style>
    <style:style style:name="P4" style:family="paragraph" style:parent-style-name="Standard">
      <style:paragraph-properties fo:margin-left="1.249cm" fo:margin-right="0cm" fo:text-align="justify" style:justify-single-word="false" fo:text-indent="0cm" style:auto-text-indent="false"/>
      <style:text-properties officeooo:paragraph-rsid="00048044"/>
    </style:style>
    <style:style style:name="P5" style:family="paragraph" style:parent-style-name="Standard">
      <style:paragraph-properties fo:text-align="justify" style:justify-single-word="false">
        <style:tab-stops>
          <style:tab-stop style:position="2.54cm"/>
        </style:tab-stops>
      </style:paragraph-properties>
      <style:text-properties officeooo:paragraph-rsid="00048044"/>
    </style:style>
    <style:style style:name="P6" style:family="paragraph" style:parent-style-name="List_20_Paragraph">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8" style:family="paragraph" style:parent-style-name="Standard">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9" style:family="paragraph" style:parent-style-name="Standard">
      <style:paragraph-properties fo:margin-left="0cm" fo:margin-right="0cm" fo:text-align="justify" style:justify-single-word="false" fo:text-indent="0cm" style:auto-text-indent="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0" style:family="paragraph" style:parent-style-name="List_20_Paragraph">
      <style:text-properties style:font-name="Times New Roman" fo:font-size="12pt" officeooo:paragraph-rsid="00048044" fo:background-color="#ffff00" style:font-size-asian="12pt" style:font-name-complex="Times New Roman1" style:font-size-complex="12pt"/>
    </style:style>
    <style:style style:name="P11" style:family="paragraph" style:parent-style-name="Standard">
      <style:paragraph-properties>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2" style:family="paragraph" style:parent-style-name="Standard">
      <style:paragraph-properties fo:text-align="justify" style:justify-single-word="false"/>
      <style:text-properties style:font-name="Times New Roman" fo:font-size="12pt" officeooo:rsid="00067f65" officeooo:paragraph-rsid="00048044" fo:background-color="#ffff00" style:font-size-asian="12pt" style:font-name-complex="Times New Roman1" style:font-size-complex="12pt"/>
    </style:style>
    <style:style style:name="P13" style:family="paragraph" style:parent-style-name="Standard">
      <style:paragraph-properties fo:margin-top="0cm" fo:margin-bottom="0.282cm" style:contextual-spacing="false" fo:text-align="justify" style:justify-single-word="false"/>
      <style:text-properties style:font-name="Times New Roman" fo:font-size="12pt" officeooo:paragraph-rsid="00048044" fo:background-color="#ffff00" style:font-size-asian="12pt" style:font-size-complex="12pt"/>
    </style:style>
    <style:style style:name="P14"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Times New Roman" fo:font-size="12pt" style:text-underline-style="solid" style:text-underline-width="auto" style:text-underline-color="font-color" fo:font-weight="bold" officeooo:paragraph-rsid="00048044" fo:background-color="#ffff00"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ab-stops>
          <style:tab-stop style:position="2.54cm"/>
        </style:tab-stops>
      </style:paragraph-properties>
      <style:text-properties style:font-name="Times New Roman" fo:font-size="12pt" style:text-underline-style="solid" style:text-underline-width="auto" style:text-underline-color="font-color" fo:font-weight="bold" officeooo:paragraph-rsid="00048044" fo:background-color="#ffff00"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048044" fo:background-color="#ffff00" style:font-size-asian="12pt" style:font-weight-asian="bold" style:font-name-complex="Times New Roman1" style:font-size-complex="12pt" style:font-weight-complex="bold"/>
    </style:style>
    <style:style style:name="P1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Times New Roman" fo:font-size="12pt" fo:language="en" fo:country="GB" officeooo:paragraph-rsid="00048044" fo:background-color="#ffff00" style:font-size-asian="12pt" style:font-name-complex="Times New Roman1" style:font-size-complex="12pt" fo:hyphenate="false" fo:hyphenation-remain-char-count="2" fo:hyphenation-push-char-count="2" loext:hyphenation-no-caps="false"/>
    </style:style>
    <style:style style:name="P18" style:family="paragraph" style:parent-style-name="Standard">
      <style:paragraph-properties fo:text-align="justify" style:justify-single-word="false"/>
      <style:text-properties style:font-name="Times New Roman" fo:font-size="12pt" fo:language="en" fo:country="GB" officeooo:paragraph-rsid="00048044" fo:background-color="#ffff00" style:font-size-asian="12pt" style:font-name-complex="Times New Roman1" style:font-size-complex="12pt"/>
    </style:style>
    <style:style style:name="P1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Times New Roman" fo:font-size="12pt" fo:language="en" fo:country="GB" officeooo:paragraph-rsid="00048044" style:letter-kerning="false" fo:background-color="#ffff00"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20" style:family="paragraph" style:parent-style-name="Standard">
      <style:paragraph-properties fo:text-align="justify" style:justify-single-word="false"/>
      <style:text-properties style:font-name="Times New Roman" fo:font-size="12pt" fo:language="en" fo:country="GB" officeooo:paragraph-rsid="00048044" fo:background-color="transparent" style:font-size-asian="12pt" style:font-name-complex="Times New Roman1" style:font-size-complex="12pt"/>
    </style:style>
    <style:style style:name="P21" style:family="paragraph" style:parent-style-name="Standard">
      <style:paragraph-properties fo:text-align="justify" style:justify-single-word="false"/>
      <style:text-properties style:font-name="Times New Roman" fo:font-size="12pt" officeooo:paragraph-rsid="00048044" style:font-size-asian="12pt" style:font-name-complex="Times New Roman1" style:font-size-complex="12pt"/>
    </style:style>
    <style:style style:name="P22"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Times New Roman" fo:font-size="12pt" fo:language="it" fo:country="IT" officeooo:paragraph-rsid="00048044" style:letter-kerning="false" fo:background-color="#ffff00"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text-align="justify" style:justify-single-word="false" fo:orphans="0" fo:widows="0" fo:hyphenation-ladder-count="no-limit">
        <style:tab-stops>
          <style:tab-stop style:position="1.931cm" style:type="center"/>
        </style:tab-stops>
      </style:paragraph-properties>
      <style:text-properties style:font-name="Times New Roman" fo:font-size="12pt" fo:language="it" fo:country="IT" officeooo:paragraph-rsid="00048044" style:letter-kerning="false" fo:background-color="#ffff00" style:font-name-asian="Calibri" style:font-size-asian="12pt" style:language-asian="en" style:country-asian="US" style:font-name-complex="Times New Roman1" style:font-size-complex="12pt" style:language-complex="ar" style:country-complex="SA"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Times New Roman" fo:font-size="12pt" fo:language="it" fo:country="IT" fo:font-weight="bold" officeooo:paragraph-rsid="00048044" style:letter-kerning="false" fo:background-color="#ffff00" style:font-name-asian="Calibri" style:font-size-asian="12pt" style:language-asian="en" style:country-asian="US" style:font-weight-asian="bold" style:font-name-complex="Times New Roman1" style:font-size-complex="12pt" style:language-complex="ar" style:country-complex="SA" style:font-weight-complex="bold" fo:hyphenate="false" fo:hyphenation-remain-char-count="2" fo:hyphenation-push-char-count="2" loext:hyphenation-no-caps="false"/>
    </style:style>
    <style:style style:name="P25" style:family="paragraph" style:parent-style-name="Standard">
      <style:paragraph-properties fo:text-align="justify" style:justify-single-word="false"/>
      <style:text-properties style:font-name="Times New Roman" fo:font-size="12pt" fo:font-weight="bold" officeooo:paragraph-rsid="00048044" fo:background-color="#ffff00"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ab-stops>
          <style:tab-stop style:position="2.54cm"/>
        </style:tab-stops>
      </style:paragraph-properties>
      <style:text-properties style:font-name="Times New Roman" fo:font-size="12pt" officeooo:paragraph-rsid="00048044" fo:background-color="#ff00ff" style:font-size-asian="12pt" style:font-name-complex="Times New Roman1" style:font-size-complex="12pt"/>
    </style:style>
    <style:style style:name="P27" style:family="paragraph" style:parent-style-name="Standard">
      <style:paragraph-properties fo:text-align="justify" style:justify-single-word="false"/>
      <style:text-properties style:font-name="Times New Roman" fo:font-size="12pt" officeooo:paragraph-rsid="00048044" fo:background-color="transparent" style:font-size-asian="12pt" style:font-name-complex="Times New Roman1" style:font-size-complex="12pt"/>
    </style:style>
    <style:style style:name="P28" style:family="paragraph" style:parent-style-name="List_20_Paragraph">
      <style:paragraph-properties fo:text-align="justify" style:justify-single-word="false"/>
      <style:text-properties style:font-name="Times New Roman" fo:font-size="12pt" officeooo:paragraph-rsid="00048044" fo:background-color="transparent" style:font-size-asian="12pt" style:font-name-complex="Times New Roman1" style:font-size-complex="12pt"/>
    </style:style>
    <style:style style:name="P29" style:family="paragraph" style:parent-style-name="Standard">
      <style:paragraph-properties fo:text-align="justify" style:justify-single-word="false"/>
      <style:text-properties style:font-name="Times New Roman" fo:font-size="12pt" officeooo:paragraph-rsid="002c270d" fo:background-color="transparent" style:font-size-asian="12pt" style:font-name-complex="Times New Roman1" style:font-size-complex="12pt"/>
    </style:style>
    <style:style style:name="P30" style:family="paragraph" style:parent-style-name="Standard">
      <style:paragraph-properties fo:text-align="justify" style:justify-single-word="false"/>
      <style:text-properties style:font-name="Times New Roman" fo:font-size="12pt" officeooo:paragraph-rsid="00048044" fo:background-color="#ff8000" style:font-size-asian="12pt" style:font-name-complex="Times New Roman1" style:font-size-complex="12pt"/>
    </style:style>
    <style:style style:name="P31" style:family="paragraph" style:parent-style-name="Standard">
      <style:paragraph-properties fo:text-align="justify" style:justify-single-word="false"/>
      <style:text-properties style:font-name="Times New Roman" fo:font-size="12pt" officeooo:paragraph-rsid="001da403" fo:background-color="#ff8000" style:font-size-asian="12pt" style:font-name-complex="Times New Roman1" style:font-size-complex="12pt"/>
    </style:style>
    <style:style style:name="P32"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Times New Roman" fo:font-size="11pt" officeooo:paragraph-rsid="00048044" fo:background-color="#ffff00" style:font-size-asian="12pt" style:font-name-complex="Times New Roman1" style:font-size-complex="12pt" fo:hyphenate="false" fo:hyphenation-remain-char-count="2" fo:hyphenation-push-char-count="2" loext:hyphenation-no-caps="false"/>
    </style:style>
    <style:style style:name="P33" style:family="paragraph" style:parent-style-name="Standard">
      <style:paragraph-properties fo:text-align="justify" style:justify-single-word="false"/>
      <style:text-properties fo:color="#0000ff" loext:opacity="100%" style:font-name="Times New Roman" fo:font-size="12pt" fo:font-weight="bold" officeooo:paragraph-rsid="00048044" fo:background-color="#ffff00" style:font-size-asian="12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fo:color="#0000ff" loext:opacity="100%" style:font-name="Times New Roman" fo:font-size="12pt" fo:font-weight="bold" officeooo:paragraph-rsid="00048044" fo:background-color="#00ffff" style:font-size-asian="12pt" style:font-weight-asian="bold" style:font-name-complex="Times New Roman1" style:font-size-complex="12pt" style:font-weight-complex="bold"/>
    </style:style>
    <style:style style:name="P35" style:family="paragraph" style:parent-style-name="Standard">
      <style:paragraph-properties fo:text-align="justify" style:justify-single-word="false">
        <style:tab-stops>
          <style:tab-stop style:position="2.54cm"/>
        </style:tab-stops>
      </style:paragraph-properties>
      <style:text-properties fo:color="#0000ff" loext:opacity="100%" style:font-name="Times New Roman" fo:font-size="12pt" fo:font-weight="bold" officeooo:paragraph-rsid="00048044" fo:background-color="#00ffff" style:font-size-asian="12pt" style:font-weight-asian="bold" style:font-name-complex="Times New Roman1" style:font-size-complex="12pt" style:font-weight-complex="bold"/>
    </style:style>
    <style:style style:name="P36" style:family="paragraph" style:parent-style-name="Standard">
      <style:paragraph-properties fo:text-align="justify" style:justify-single-word="false">
        <style:tab-stops>
          <style:tab-stop style:position="2.54cm"/>
        </style:tab-stops>
      </style:paragraph-properties>
      <style:text-properties fo:color="#0000ff" loext:opacity="100%" style:font-name="Times New Roman" fo:font-size="12pt" style:text-underline-style="solid" style:text-underline-width="auto" style:text-underline-color="font-color" fo:font-weight="bold" officeooo:paragraph-rsid="00048044" fo:background-color="#00ffff" style:font-size-asian="12pt" style:font-weight-asian="bold" style:font-name-complex="Times New Roman1" style:font-size-complex="12pt" style:font-weight-complex="bold"/>
    </style:style>
    <style:style style:name="P37" style:family="paragraph" style:parent-style-name="Standard">
      <style:paragraph-properties fo:text-align="justify" style:justify-single-word="false"/>
      <style:text-properties fo:color="#0000ff" loext:opacity="100%" style:font-name="Times New Roman" fo:font-size="12pt" style:text-underline-style="solid" style:text-underline-width="auto" style:text-underline-color="font-color" fo:font-weight="bold" officeooo:paragraph-rsid="00048044" fo:background-color="#00ffff" style:font-size-asian="12pt" style:font-weight-asian="bold" style:font-name-complex="Times New Roman1" style:font-size-complex="12pt" style:font-weight-complex="bold"/>
    </style:style>
    <style:style style:name="P38" style:family="paragraph" style:parent-style-name="Standard">
      <style:paragraph-properties fo:margin-top="0cm" fo:margin-bottom="0.282cm" style:contextual-spacing="false" fo:text-align="justify" style:justify-single-word="false"/>
      <style:text-properties fo:color="#0000ff" loext:opacity="100%" style:font-name="Times New Roman" fo:font-size="12pt" style:text-underline-style="solid" style:text-underline-width="auto" style:text-underline-color="font-color" fo:font-weight="bold" officeooo:paragraph-rsid="00048044" fo:background-color="#00ffff" style:font-size-asian="12pt" style:font-weight-asian="bold" style:font-name-complex="Times New Roman1" style:font-size-complex="12pt" style:font-weight-complex="bold"/>
    </style:style>
    <style:style style:name="P39" style:family="paragraph" style:parent-style-name="Standard">
      <style:paragraph-properties>
        <style:tab-stops>
          <style:tab-stop style:position="2.54cm"/>
        </style:tab-stops>
      </style:paragraph-properties>
      <style:text-properties officeooo:paragraph-rsid="00048044"/>
    </style:style>
    <style:style style:name="P40" style:family="paragraph" style:parent-style-name="Standard">
      <style:paragraph-properties fo:text-align="justify" style:justify-single-word="false"/>
      <style:text-properties officeooo:paragraph-rsid="00048044" fo:background-color="#ffff00"/>
    </style:style>
    <style:style style:name="P41" style:family="paragraph" style:parent-style-name="Standard">
      <style:paragraph-properties fo:text-align="justify" style:justify-single-word="false"/>
      <style:text-properties officeooo:paragraph-rsid="00048044" fo:background-color="transparent"/>
    </style:style>
    <style:style style:name="P42" style:family="paragraph" style:parent-style-name="Standard">
      <style:paragraph-properties fo:text-align="justify" style:justify-single-word="false"/>
      <style:text-properties officeooo:paragraph-rsid="002c270d" fo:background-color="transparent"/>
    </style:style>
    <style:style style:name="P43" style:family="paragraph" style:parent-style-name="Standard">
      <style:paragraph-properties fo:text-align="justify" style:justify-single-word="false"/>
      <style:text-properties officeooo:paragraph-rsid="0014a3e0" fo:background-color="transparent"/>
    </style:style>
    <style:style style:name="P44" style:family="paragraph" style:parent-style-name="Standard">
      <style:paragraph-properties fo:text-align="justify" style:justify-single-word="false"/>
      <style:text-properties officeooo:paragraph-rsid="00048044" fo:background-color="#ff8000"/>
    </style:style>
    <style:style style:name="P45" style:family="paragraph" style:parent-style-name="List_20_Paragraph" style:list-style-name="WWNum19">
      <style:paragraph-properties fo:text-align="justify" style:justify-single-word="false"/>
      <style:text-properties officeooo:paragraph-rsid="00048044" fo:background-color="transparent"/>
    </style:style>
    <style:style style:name="P46" style:family="paragraph" style:parent-style-name="List_20_Paragraph" style:list-style-name="WWNum64">
      <style:paragraph-properties fo:text-align="justify" style:justify-single-word="false"/>
      <style:text-properties officeooo:paragraph-rsid="00048044" fo:background-color="transparent"/>
    </style:style>
    <style:style style:name="P47" style:family="paragraph" style:parent-style-name="List_20_Paragraph" style:list-style-name="WWNum65">
      <style:paragraph-properties fo:text-align="justify" style:justify-single-word="false"/>
      <style:text-properties officeooo:paragraph-rsid="00048044" fo:background-color="transparent"/>
    </style:style>
    <style:style style:name="P48" style:family="paragraph" style:parent-style-name="List_20_Paragraph" style:list-style-name="WWNum70">
      <style:paragraph-properties fo:text-align="justify" style:justify-single-word="false"/>
      <style:text-properties officeooo:paragraph-rsid="00048044" fo:background-color="transparent"/>
    </style:style>
    <style:style style:name="P49" style:family="paragraph" style:parent-style-name="List_20_Paragraph" style:list-style-name="WWNum66">
      <style:paragraph-properties fo:text-align="justify" style:justify-single-word="false"/>
      <style:text-properties officeooo:paragraph-rsid="00048044" fo:background-color="transparent"/>
    </style:style>
    <style:style style:name="P50" style:family="paragraph" style:parent-style-name="List_20_Paragraph" style:list-style-name="WWNum67">
      <style:paragraph-properties fo:text-align="justify" style:justify-single-word="false"/>
      <style:text-properties officeooo:paragraph-rsid="00048044" fo:background-color="transparent"/>
    </style:style>
    <style:style style:name="P51" style:family="paragraph" style:parent-style-name="List_20_Paragraph" style:list-style-name="WWNum68">
      <style:paragraph-properties fo:text-align="justify" style:justify-single-word="false"/>
      <style:text-properties officeooo:paragraph-rsid="00048044" fo:background-color="transparent"/>
    </style:style>
    <style:style style:name="P52" style:family="paragraph" style:parent-style-name="List_20_Paragraph" style:list-style-name="WWNum20">
      <style:paragraph-properties fo:text-align="justify" style:justify-single-word="false"/>
      <style:text-properties officeooo:paragraph-rsid="00048044" fo:background-color="transparent"/>
    </style:style>
    <style:style style:name="P53" style:family="paragraph" style:parent-style-name="List_20_Paragraph" style:list-style-name="WWNum21">
      <style:paragraph-properties fo:text-align="justify" style:justify-single-word="false"/>
      <style:text-properties officeooo:paragraph-rsid="00048044" fo:background-color="transparent"/>
    </style:style>
    <style:style style:name="P54" style:family="paragraph" style:parent-style-name="List_20_Paragraph" style:list-style-name="WWNum65">
      <style:paragraph-properties fo:text-align="justify" style:justify-single-word="false"/>
      <style:text-properties officeooo:paragraph-rsid="00048044" fo:background-color="#ff8000"/>
    </style:style>
    <style:style style:name="P55" style:family="paragraph" style:parent-style-name="List_20_Paragraph" style:list-style-name="WWNum68">
      <style:paragraph-properties fo:text-align="justify" style:justify-single-word="false"/>
      <style:text-properties officeooo:paragraph-rsid="00048044" fo:background-color="#ff8000"/>
    </style:style>
    <style:style style:name="P56" style:family="paragraph" style:parent-style-name="List_20_Paragraph" style:list-style-name="WWNum72">
      <style:paragraph-properties fo:text-align="justify" style:justify-single-word="false"/>
      <style:text-properties officeooo:paragraph-rsid="00048044" fo:background-color="#ff8000"/>
    </style:style>
    <style:style style:name="P57" style:family="paragraph" style:parent-style-name="List_20_Paragraph" style:list-style-name="WWNum72">
      <style:paragraph-properties fo:text-align="justify" style:justify-single-word="false"/>
      <style:text-properties officeooo:paragraph-rsid="001bb060" fo:background-color="#ff8000"/>
    </style:style>
    <style:style style:name="P58" style:family="paragraph" style:parent-style-name="List_20_Paragraph" style:list-style-name="WWNum64">
      <style:paragraph-properties fo:text-align="justify" style:justify-single-word="false"/>
      <style:text-properties officeooo:paragraph-rsid="00048044"/>
    </style:style>
    <style:style style:name="P59" style:family="paragraph" style:parent-style-name="List_20_Paragraph" style:list-style-name="WWNum22">
      <style:paragraph-properties fo:text-align="justify" style:justify-single-word="false"/>
      <style:text-properties officeooo:paragraph-rsid="00048044"/>
    </style:style>
    <style:style style:name="P60" style:family="paragraph" style:parent-style-name="List_20_Paragraph" style:list-style-name="WWNum35">
      <style:paragraph-properties fo:text-align="justify" style:justify-single-word="false"/>
      <style:text-properties officeooo:paragraph-rsid="00048044"/>
    </style:style>
    <style:style style:name="P61" style:family="paragraph" style:parent-style-name="List_20_Paragraph" style:list-style-name="WWNum36">
      <style:paragraph-properties fo:text-align="justify" style:justify-single-word="false"/>
      <style:text-properties officeooo:paragraph-rsid="00048044"/>
    </style:style>
    <style:style style:name="P62" style:family="paragraph" style:parent-style-name="List_20_Paragraph" style:list-style-name="WWNum37">
      <style:paragraph-properties fo:text-align="justify" style:justify-single-word="false"/>
      <style:text-properties officeooo:paragraph-rsid="00048044"/>
    </style:style>
    <style:style style:name="P63" style:family="paragraph" style:parent-style-name="List_20_Paragraph" style:list-style-name="WWNum38">
      <style:paragraph-properties fo:text-align="justify" style:justify-single-word="false"/>
      <style:text-properties officeooo:paragraph-rsid="00048044"/>
    </style:style>
    <style:style style:name="P64" style:family="paragraph" style:parent-style-name="List_20_Paragraph" style:list-style-name="WWNum39">
      <style:paragraph-properties fo:text-align="justify" style:justify-single-word="false"/>
      <style:text-properties officeooo:paragraph-rsid="00048044"/>
    </style:style>
    <style:style style:name="P65" style:family="paragraph" style:parent-style-name="List_20_Paragraph" style:list-style-name="WWNum41">
      <style:paragraph-properties fo:text-align="justify" style:justify-single-word="false"/>
      <style:text-properties officeooo:paragraph-rsid="00048044"/>
    </style:style>
    <style:style style:name="P66" style:family="paragraph" style:parent-style-name="List_20_Paragraph" style:list-style-name="WWNum42">
      <style:paragraph-properties fo:text-align="justify" style:justify-single-word="false"/>
      <style:text-properties officeooo:paragraph-rsid="00048044"/>
    </style:style>
    <style:style style:name="P67" style:family="paragraph" style:parent-style-name="List_20_Paragraph" style:list-style-name="WWNum45">
      <style:paragraph-properties fo:text-align="justify" style:justify-single-word="false"/>
      <style:text-properties officeooo:paragraph-rsid="00048044"/>
    </style:style>
    <style:style style:name="P68" style:family="paragraph" style:parent-style-name="List_20_Paragraph" style:list-style-name="WWNum1">
      <style:paragraph-properties fo:text-align="justify" style:justify-single-word="false"/>
      <style:text-properties officeooo:paragraph-rsid="00048044"/>
    </style:style>
    <style:style style:name="P69" style:family="paragraph" style:parent-style-name="List_20_Paragraph" style:list-style-name="WWNum2">
      <style:paragraph-properties fo:text-align="justify" style:justify-single-word="false"/>
      <style:text-properties officeooo:paragraph-rsid="00048044"/>
    </style:style>
    <style:style style:name="P70" style:family="paragraph" style:parent-style-name="List_20_Paragraph" style:list-style-name="WWNum3">
      <style:paragraph-properties fo:text-align="justify" style:justify-single-word="false"/>
      <style:text-properties officeooo:paragraph-rsid="00048044"/>
    </style:style>
    <style:style style:name="P71" style:family="paragraph" style:parent-style-name="List_20_Paragraph" style:list-style-name="WWNum48">
      <style:paragraph-properties fo:text-align="justify" style:justify-single-word="false"/>
      <style:text-properties officeooo:paragraph-rsid="00048044"/>
    </style:style>
    <style:style style:name="P72" style:family="paragraph" style:parent-style-name="List_20_Paragraph" style:list-style-name="WWNum5">
      <style:paragraph-properties fo:text-align="justify" style:justify-single-word="false"/>
      <style:text-properties officeooo:paragraph-rsid="00048044"/>
    </style:style>
    <style:style style:name="P73" style:family="paragraph" style:parent-style-name="List_20_Paragraph" style:list-style-name="WWNum6">
      <style:paragraph-properties fo:text-align="justify" style:justify-single-word="false"/>
      <style:text-properties officeooo:paragraph-rsid="00048044"/>
    </style:style>
    <style:style style:name="P74" style:family="paragraph" style:parent-style-name="List_20_Paragraph" style:list-style-name="WWNum7">
      <style:paragraph-properties fo:text-align="justify" style:justify-single-word="false"/>
      <style:text-properties officeooo:paragraph-rsid="00048044"/>
    </style:style>
    <style:style style:name="P75" style:family="paragraph" style:parent-style-name="List_20_Paragraph" style:list-style-name="WWNum8">
      <style:paragraph-properties fo:text-align="justify" style:justify-single-word="false"/>
      <style:text-properties officeooo:paragraph-rsid="00048044"/>
    </style:style>
    <style:style style:name="P76" style:family="paragraph" style:parent-style-name="List_20_Paragraph" style:list-style-name="WWNum9">
      <style:paragraph-properties fo:text-align="justify" style:justify-single-word="false"/>
      <style:text-properties officeooo:paragraph-rsid="00048044"/>
    </style:style>
    <style:style style:name="P77" style:family="paragraph" style:parent-style-name="List_20_Paragraph" style:list-style-name="WWNum10">
      <style:paragraph-properties fo:text-align="justify" style:justify-single-word="false"/>
      <style:text-properties officeooo:paragraph-rsid="00048044"/>
    </style:style>
    <style:style style:name="P78" style:family="paragraph" style:parent-style-name="List_20_Paragraph" style:list-style-name="WWNum11">
      <style:paragraph-properties fo:text-align="justify" style:justify-single-word="false"/>
      <style:text-properties officeooo:paragraph-rsid="00048044"/>
    </style:style>
    <style:style style:name="P79" style:family="paragraph" style:parent-style-name="List_20_Paragraph" style:list-style-name="WWNum13">
      <style:paragraph-properties fo:text-align="justify" style:justify-single-word="false"/>
      <style:text-properties officeooo:paragraph-rsid="00048044"/>
    </style:style>
    <style:style style:name="P80" style:family="paragraph" style:parent-style-name="List_20_Paragraph" style:list-style-name="WWNum16">
      <style:paragraph-properties fo:text-align="justify" style:justify-single-word="false"/>
      <style:text-properties officeooo:paragraph-rsid="00048044"/>
    </style:style>
    <style:style style:name="P81" style:family="paragraph" style:parent-style-name="List_20_Paragraph" style:list-style-name="WWNum18">
      <style:paragraph-properties fo:text-align="justify" style:justify-single-word="false">
        <style:tab-stops>
          <style:tab-stop style:position="2.54cm"/>
        </style:tab-stops>
      </style:paragraph-properties>
      <style:text-properties officeooo:paragraph-rsid="00048044"/>
    </style:style>
    <style:style style:name="P82" style:family="paragraph" style:parent-style-name="List_20_Paragraph" style:list-style-name="WWNum49">
      <style:paragraph-properties fo:text-align="justify" style:justify-single-word="false">
        <style:tab-stops>
          <style:tab-stop style:position="2.54cm"/>
        </style:tab-stops>
      </style:paragraph-properties>
      <style:text-properties officeooo:paragraph-rsid="00048044"/>
    </style:style>
    <style:style style:name="P83" style:family="paragraph" style:parent-style-name="List_20_Paragraph" style:list-style-name="WWNum50">
      <style:paragraph-properties fo:text-align="justify" style:justify-single-word="false">
        <style:tab-stops>
          <style:tab-stop style:position="2.54cm"/>
        </style:tab-stops>
      </style:paragraph-properties>
      <style:text-properties officeooo:paragraph-rsid="00048044"/>
    </style:style>
    <style:style style:name="P84" style:family="paragraph" style:parent-style-name="List_20_Paragraph" style:list-style-name="WWNum51">
      <style:paragraph-properties fo:text-align="justify" style:justify-single-word="false">
        <style:tab-stops>
          <style:tab-stop style:position="2.54cm"/>
        </style:tab-stops>
      </style:paragraph-properties>
      <style:text-properties officeooo:paragraph-rsid="00048044"/>
    </style:style>
    <style:style style:name="P85" style:family="paragraph" style:parent-style-name="List_20_Paragraph" style:list-style-name="WWNum52">
      <style:paragraph-properties fo:text-align="justify" style:justify-single-word="false">
        <style:tab-stops>
          <style:tab-stop style:position="2.54cm"/>
        </style:tab-stops>
      </style:paragraph-properties>
      <style:text-properties officeooo:paragraph-rsid="00048044"/>
    </style:style>
    <style:style style:name="P86" style:family="paragraph" style:parent-style-name="List_20_Paragraph" style:list-style-name="WWNum53">
      <style:paragraph-properties fo:text-align="justify" style:justify-single-word="false">
        <style:tab-stops>
          <style:tab-stop style:position="2.54cm"/>
        </style:tab-stops>
      </style:paragraph-properties>
      <style:text-properties officeooo:paragraph-rsid="00048044"/>
    </style:style>
    <style:style style:name="P87" style:family="paragraph" style:parent-style-name="List_20_Paragraph" style:list-style-name="WWNum55">
      <style:paragraph-properties fo:text-align="justify" style:justify-single-word="false">
        <style:tab-stops>
          <style:tab-stop style:position="2.54cm"/>
        </style:tab-stops>
      </style:paragraph-properties>
      <style:text-properties officeooo:paragraph-rsid="00048044"/>
    </style:style>
    <style:style style:name="P88" style:family="paragraph" style:parent-style-name="List_20_Paragraph" style:list-style-name="WWNum57">
      <style:paragraph-properties fo:text-align="justify" style:justify-single-word="false">
        <style:tab-stops>
          <style:tab-stop style:position="2.54cm"/>
        </style:tab-stops>
      </style:paragraph-properties>
      <style:text-properties officeooo:paragraph-rsid="00048044"/>
    </style:style>
    <style:style style:name="P89" style:family="paragraph" style:parent-style-name="List_20_Paragraph" style:list-style-name="WWNum56">
      <style:paragraph-properties fo:text-align="justify" style:justify-single-word="false">
        <style:tab-stops>
          <style:tab-stop style:position="2.54cm"/>
        </style:tab-stops>
      </style:paragraph-properties>
      <style:text-properties officeooo:paragraph-rsid="00048044"/>
    </style:style>
    <style:style style:name="P90" style:family="paragraph" style:parent-style-name="List_20_Paragraph" style:list-style-name="WWNum58">
      <style:paragraph-properties fo:text-align="justify" style:justify-single-word="false">
        <style:tab-stops>
          <style:tab-stop style:position="2.54cm"/>
        </style:tab-stops>
      </style:paragraph-properties>
      <style:text-properties officeooo:paragraph-rsid="00048044"/>
    </style:style>
    <style:style style:name="P91" style:family="paragraph" style:parent-style-name="List_20_Paragraph" style:list-style-name="WWNum60">
      <style:paragraph-properties fo:text-align="justify" style:justify-single-word="false">
        <style:tab-stops>
          <style:tab-stop style:position="2.54cm"/>
        </style:tab-stops>
      </style:paragraph-properties>
      <style:text-properties officeooo:paragraph-rsid="00048044"/>
    </style:style>
    <style:style style:name="P92" style:family="paragraph" style:parent-style-name="List_20_Paragraph" style:list-style-name="WWNum59">
      <style:paragraph-properties fo:text-align="justify" style:justify-single-word="false">
        <style:tab-stops>
          <style:tab-stop style:position="2.54cm"/>
        </style:tab-stops>
      </style:paragraph-properties>
      <style:text-properties officeooo:paragraph-rsid="00048044"/>
    </style:style>
    <style:style style:name="P93" style:family="paragraph" style:parent-style-name="List_20_Paragraph" style:list-style-name="WWNum73">
      <style:paragraph-properties fo:text-align="justify" style:justify-single-word="false">
        <style:tab-stops>
          <style:tab-stop style:position="2.54cm"/>
        </style:tab-stops>
      </style:paragraph-properties>
      <style:text-properties officeooo:paragraph-rsid="00048044"/>
    </style:style>
    <style:style style:name="P94" style:family="paragraph" style:parent-style-name="List_20_Paragraph" style:list-style-name="WWNum74">
      <style:paragraph-properties fo:text-align="justify" style:justify-single-word="false">
        <style:tab-stops>
          <style:tab-stop style:position="2.54cm"/>
        </style:tab-stops>
      </style:paragraph-properties>
      <style:text-properties officeooo:paragraph-rsid="00048044"/>
    </style:style>
    <style:style style:name="P95" style:family="paragraph" style:parent-style-name="List_20_Paragraph" style:list-style-name="WWNum76">
      <style:paragraph-properties fo:text-align="justify" style:justify-single-word="false">
        <style:tab-stops>
          <style:tab-stop style:position="2.54cm"/>
        </style:tab-stops>
      </style:paragraph-properties>
      <style:text-properties officeooo:paragraph-rsid="00048044"/>
    </style:style>
    <style:style style:name="P96" style:family="paragraph" style:parent-style-name="List_20_Paragraph" style:list-style-name="WWNum61">
      <style:paragraph-properties fo:text-align="justify" style:justify-single-word="false">
        <style:tab-stops>
          <style:tab-stop style:position="2.54cm"/>
        </style:tab-stops>
      </style:paragraph-properties>
      <style:text-properties officeooo:paragraph-rsid="00048044"/>
    </style:style>
    <style:style style:name="P97" style:family="paragraph" style:parent-style-name="List_20_Paragraph" style:list-style-name="WWNum63">
      <style:paragraph-properties fo:text-align="justify" style:justify-single-word="false">
        <style:tab-stops>
          <style:tab-stop style:position="2.54cm"/>
        </style:tab-stops>
      </style:paragraph-properties>
      <style:text-properties officeooo:paragraph-rsid="00048044"/>
    </style:style>
    <style:style style:name="P98" style:family="paragraph" style:parent-style-name="List_20_Paragraph" style:list-style-name="WWNum77">
      <style:paragraph-properties fo:text-align="justify" style:justify-single-word="false">
        <style:tab-stops>
          <style:tab-stop style:position="2.54cm"/>
        </style:tab-stops>
      </style:paragraph-properties>
      <style:text-properties officeooo:paragraph-rsid="00048044"/>
    </style:style>
    <style:style style:name="P99" style:family="paragraph" style:parent-style-name="List_20_Paragraph" style:list-style-name="WWNum78">
      <style:paragraph-properties fo:text-align="justify" style:justify-single-word="false">
        <style:tab-stops>
          <style:tab-stop style:position="2.54cm"/>
        </style:tab-stops>
      </style:paragraph-properties>
      <style:text-properties officeooo:paragraph-rsid="00048044"/>
    </style:style>
    <style:style style:name="P100" style:family="paragraph" style:parent-style-name="List_20_Paragraph" style:list-style-name="WWNum79">
      <style:paragraph-properties fo:text-align="justify" style:justify-single-word="false">
        <style:tab-stops>
          <style:tab-stop style:position="2.54cm"/>
        </style:tab-stops>
      </style:paragraph-properties>
      <style:text-properties officeooo:paragraph-rsid="00048044"/>
    </style:style>
    <style:style style:name="P101" style:family="paragraph" style:parent-style-name="List_20_Paragraph" style:list-style-name="WWNum80">
      <style:paragraph-properties fo:text-align="justify" style:justify-single-word="false">
        <style:tab-stops>
          <style:tab-stop style:position="2.54cm"/>
        </style:tab-stops>
      </style:paragraph-properties>
      <style:text-properties officeooo:paragraph-rsid="00048044"/>
    </style:style>
    <style:style style:name="P102" style:family="paragraph" style:parent-style-name="List_20_Paragraph" style:list-style-name="WWNum82">
      <style:paragraph-properties fo:text-align="justify" style:justify-single-word="false">
        <style:tab-stops>
          <style:tab-stop style:position="2.54cm"/>
        </style:tab-stops>
      </style:paragraph-properties>
      <style:text-properties officeooo:paragraph-rsid="00048044"/>
    </style:style>
    <style:style style:name="P103" style:family="paragraph" style:parent-style-name="List_20_Paragraph" style:list-style-name="WWNum49">
      <style:paragraph-properties fo:text-align="justify" style:justify-single-word="false"/>
      <style:text-properties officeooo:paragraph-rsid="00048044"/>
    </style:style>
    <style:style style:name="P104" style:family="paragraph" style:parent-style-name="List_20_Paragraph" style:list-style-name="WWNum83">
      <style:paragraph-properties fo:text-align="justify" style:justify-single-word="false"/>
      <style:text-properties officeooo:paragraph-rsid="00048044"/>
    </style:style>
    <style:style style:name="P105" style:family="paragraph" style:parent-style-name="List_20_Paragraph" style:list-style-name="WWNum84">
      <style:paragraph-properties fo:text-align="justify" style:justify-single-word="false"/>
      <style:text-properties officeooo:paragraph-rsid="00048044"/>
    </style:style>
    <style:style style:name="P106" style:family="paragraph" style:parent-style-name="List_20_Paragraph" style:list-style-name="WWNum85">
      <style:paragraph-properties fo:text-align="justify" style:justify-single-word="false"/>
      <style:text-properties officeooo:paragraph-rsid="00048044"/>
    </style:style>
    <style:style style:name="P107" style:family="paragraph" style:parent-style-name="List_20_Paragraph" style:list-style-name="WWNum70">
      <style:paragraph-properties fo:text-align="justify" style:justify-single-word="false"/>
      <style:text-properties style:font-name="Times New Roman" fo:font-size="12pt" officeooo:paragraph-rsid="00048044" fo:background-color="transparent" style:font-size-asian="12pt" style:font-name-complex="Times New Roman1" style:font-size-complex="12pt"/>
    </style:style>
    <style:style style:name="P108" style:family="paragraph" style:parent-style-name="List_20_Paragraph" style:list-style-name="WWNum69">
      <style:paragraph-properties fo:text-align="justify" style:justify-single-word="false"/>
      <style:text-properties style:font-name="Times New Roman" fo:font-size="12pt" officeooo:paragraph-rsid="00048044" fo:background-color="transparent" style:font-size-asian="12pt" style:font-name-complex="Times New Roman1" style:font-size-complex="12pt"/>
    </style:style>
    <style:style style:name="P109" style:family="paragraph" style:parent-style-name="List_20_Paragraph" style:list-style-name="WWNum68">
      <style:paragraph-properties fo:text-align="justify" style:justify-single-word="false"/>
      <style:text-properties style:font-name="Times New Roman" fo:font-size="12pt" officeooo:paragraph-rsid="00048044" fo:background-color="#ff8000" style:font-size-asian="12pt" style:font-name-complex="Times New Roman1" style:font-size-complex="12pt"/>
    </style:style>
    <style:style style:name="P110" style:family="paragraph" style:parent-style-name="List_20_Paragraph" style:list-style-name="WWNum23">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1" style:family="paragraph" style:parent-style-name="List_20_Paragraph" style:list-style-name="WWNum26">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2" style:family="paragraph" style:parent-style-name="List_20_Paragraph" style:list-style-name="WWNum28">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3" style:family="paragraph" style:parent-style-name="List_20_Paragraph" style:list-style-name="WWNum29">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4" style:family="paragraph" style:parent-style-name="List_20_Paragraph" style:list-style-name="WWNum75">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5" style:family="paragraph" style:parent-style-name="List_20_Paragraph" style:list-style-name="WWNum31">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6" style:family="paragraph" style:parent-style-name="List_20_Paragraph" style:list-style-name="WWNum33">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7" style:family="paragraph" style:parent-style-name="List_20_Paragraph" style:list-style-name="WWNum34">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8" style:family="paragraph" style:parent-style-name="List_20_Paragraph" style:list-style-name="WWNum35">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19" style:family="paragraph" style:parent-style-name="List_20_Paragraph" style:list-style-name="WWNum36">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0" style:family="paragraph" style:parent-style-name="List_20_Paragraph" style:list-style-name="WWNum40">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1" style:family="paragraph" style:parent-style-name="List_20_Paragraph" style:list-style-name="WWNum42">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2" style:family="paragraph" style:parent-style-name="List_20_Paragraph" style:list-style-name="WWNum43">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3" style:family="paragraph" style:parent-style-name="List_20_Paragraph" style:list-style-name="WWNum44">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4" style:family="paragraph" style:parent-style-name="List_20_Paragraph" style:list-style-name="WWNum46">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5" style:family="paragraph" style:parent-style-name="List_20_Paragraph" style:list-style-name="WWNum47">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6" style:family="paragraph" style:parent-style-name="List_20_Paragraph" style:list-style-name="WWNum3">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7" style:family="paragraph" style:parent-style-name="List_20_Paragraph" style:list-style-name="WWNum4">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8" style:family="paragraph" style:parent-style-name="List_20_Paragraph" style:list-style-name="WWNum5">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29" style:family="paragraph" style:parent-style-name="List_20_Paragraph" style:list-style-name="WWNum12">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0" style:family="paragraph" style:parent-style-name="List_20_Paragraph" style:list-style-name="WWNum13">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1" style:family="paragraph" style:parent-style-name="List_20_Paragraph" style:list-style-name="WWNum14">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2" style:family="paragraph" style:parent-style-name="List_20_Paragraph" style:list-style-name="WWNum15">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3" style:family="paragraph" style:parent-style-name="List_20_Paragraph" style:list-style-name="WWNum16">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4" style:family="paragraph" style:parent-style-name="List_20_Paragraph" style:list-style-name="WWNum17">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35" style:family="paragraph" style:parent-style-name="List_20_Paragraph" style:list-style-name="WWNum18">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36" style:family="paragraph" style:parent-style-name="List_20_Paragraph" style:list-style-name="WWNum49">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37" style:family="paragraph" style:parent-style-name="List_20_Paragraph" style:list-style-name="WWNum50">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38" style:family="paragraph" style:parent-style-name="List_20_Paragraph" style:list-style-name="WWNum52">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39" style:family="paragraph" style:parent-style-name="List_20_Paragraph" style:list-style-name="WWNum53">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0" style:family="paragraph" style:parent-style-name="List_20_Paragraph" style:list-style-name="WWNum54">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1" style:family="paragraph" style:parent-style-name="List_20_Paragraph" style:list-style-name="WWNum56">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2" style:family="paragraph" style:parent-style-name="List_20_Paragraph" style:list-style-name="WWNum58">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3" style:family="paragraph" style:parent-style-name="List_20_Paragraph" style:list-style-name="WWNum59">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4" style:family="paragraph" style:parent-style-name="List_20_Paragraph" style:list-style-name="WWNum74">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5" style:family="paragraph" style:parent-style-name="List_20_Paragraph" style:list-style-name="WWNum76">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6" style:family="paragraph" style:parent-style-name="List_20_Paragraph" style:list-style-name="WWNum62">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7" style:family="paragraph" style:parent-style-name="List_20_Paragraph" style:list-style-name="WWNum77">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8" style:family="paragraph" style:parent-style-name="List_20_Paragraph" style:list-style-name="WWNum79">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49" style:family="paragraph" style:parent-style-name="List_20_Paragraph" style:list-style-name="WWNum81">
      <style:paragraph-properties fo:text-align="justify" style:justify-single-word="false">
        <style:tab-stops>
          <style:tab-stop style:position="2.54cm"/>
        </style:tab-stops>
      </style:paragraph-properties>
      <style:text-properties style:font-name="Times New Roman" fo:font-size="12pt" officeooo:paragraph-rsid="00048044" fo:background-color="#ffff00" style:font-size-asian="12pt" style:font-name-complex="Times New Roman1" style:font-size-complex="12pt"/>
    </style:style>
    <style:style style:name="P150" style:family="paragraph" style:parent-style-name="List_20_Paragraph" style:list-style-name="WWNum84">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51" style:family="paragraph" style:parent-style-name="List_20_Paragraph" style:list-style-name="WWNum86">
      <style:paragraph-properties fo:text-align="justify" style:justify-single-word="false"/>
      <style:text-properties style:font-name="Times New Roman" fo:font-size="12pt" officeooo:paragraph-rsid="00048044" fo:background-color="#ffff00" style:font-size-asian="12pt" style:font-name-complex="Times New Roman1" style:font-size-complex="12pt"/>
    </style:style>
    <style:style style:name="P152" style:family="paragraph" style:parent-style-name="List_20_Paragraph" style:list-style-name="WWNum39">
      <style:paragraph-properties fo:text-align="justify" style:justify-single-word="false"/>
      <style:text-properties style:font-name="Times New Roman" fo:font-size="12pt" style:text-underline-style="solid" style:text-underline-width="auto" style:text-underline-color="font-color" fo:font-weight="bold" officeooo:paragraph-rsid="00048044" fo:background-color="#ffff00" style:font-size-asian="12pt" style:font-weight-asian="bold" style:font-name-complex="Times New Roman1" style:font-size-complex="12pt" style:font-weight-complex="bold"/>
    </style:style>
    <style:style style:name="P153" style:family="paragraph" style:parent-style-name="List_20_Paragraph" style:list-style-name="WWNum41">
      <style:paragraph-properties fo:text-align="justify" style:justify-single-word="false"/>
      <style:text-properties style:font-name="Times New Roman" fo:font-size="12pt" style:text-underline-style="solid" style:text-underline-width="auto" style:text-underline-color="font-color" fo:font-weight="bold" officeooo:paragraph-rsid="00048044" fo:background-color="#ffff00" style:font-size-asian="12pt" style:font-weight-asian="bold" style:font-name-complex="Times New Roman1" style:font-size-complex="12pt" style:font-weight-complex="bold"/>
    </style:style>
    <style:style style:name="P154" style:family="paragraph" style:parent-style-name="List_20_Paragraph" style:list-style-name="WWNum71">
      <style:paragraph-properties fo:text-align="justify" style:justify-single-word="false"/>
      <style:text-properties officeooo:paragraph-rsid="00048044" fo:background-color="#ffff00"/>
    </style:style>
    <style:style style:name="P155" style:family="paragraph" style:parent-style-name="List_20_Paragraph" style:list-style-name="WWNum22">
      <style:paragraph-properties fo:text-align="justify" style:justify-single-word="false"/>
      <style:text-properties officeooo:paragraph-rsid="00048044" fo:background-color="#ffff00"/>
    </style:style>
    <style:style style:name="P156" style:family="paragraph" style:parent-style-name="List_20_Paragraph" style:list-style-name="WWNum23">
      <style:paragraph-properties fo:text-align="justify" style:justify-single-word="false"/>
      <style:text-properties officeooo:paragraph-rsid="00048044" fo:background-color="#ffff00"/>
    </style:style>
    <style:style style:name="P157" style:family="paragraph" style:parent-style-name="List_20_Paragraph" style:list-style-name="WWNum24">
      <style:paragraph-properties fo:text-align="justify" style:justify-single-word="false"/>
      <style:text-properties officeooo:paragraph-rsid="00048044" fo:background-color="#ffff00"/>
    </style:style>
    <style:style style:name="P158" style:family="paragraph" style:parent-style-name="List_20_Paragraph" style:list-style-name="WWNum25">
      <style:paragraph-properties fo:text-align="justify" style:justify-single-word="false"/>
      <style:text-properties officeooo:paragraph-rsid="00048044" fo:background-color="#ffff00"/>
    </style:style>
    <style:style style:name="P159" style:family="paragraph" style:parent-style-name="List_20_Paragraph" style:list-style-name="WWNum26">
      <style:paragraph-properties fo:text-align="justify" style:justify-single-word="false"/>
      <style:text-properties officeooo:paragraph-rsid="00048044" fo:background-color="#ffff00"/>
    </style:style>
    <style:style style:name="P160" style:family="paragraph" style:parent-style-name="List_20_Paragraph" style:list-style-name="WWNum27">
      <style:paragraph-properties fo:text-align="justify" style:justify-single-word="false"/>
      <style:text-properties officeooo:paragraph-rsid="00048044" fo:background-color="#ffff00"/>
    </style:style>
    <style:style style:name="P161" style:family="paragraph" style:parent-style-name="List_20_Paragraph" style:list-style-name="WWNum29">
      <style:paragraph-properties fo:text-align="justify" style:justify-single-word="false"/>
      <style:text-properties officeooo:paragraph-rsid="00048044" fo:background-color="#ffff00"/>
    </style:style>
    <style:style style:name="P162" style:family="paragraph" style:parent-style-name="List_20_Paragraph" style:list-style-name="WWNum75">
      <style:paragraph-properties fo:text-align="justify" style:justify-single-word="false"/>
      <style:text-properties officeooo:paragraph-rsid="00048044" fo:background-color="#ffff00"/>
    </style:style>
    <style:style style:name="P163" style:family="paragraph" style:parent-style-name="List_20_Paragraph" style:list-style-name="WWNum30">
      <style:paragraph-properties fo:text-align="justify" style:justify-single-word="false"/>
      <style:text-properties officeooo:paragraph-rsid="00048044" fo:background-color="#ffff00"/>
    </style:style>
    <style:style style:name="P164" style:family="paragraph" style:parent-style-name="List_20_Paragraph" style:list-style-name="WWNum32">
      <style:paragraph-properties fo:text-align="justify" style:justify-single-word="false"/>
      <style:text-properties officeooo:paragraph-rsid="00048044" fo:background-color="#ffff00"/>
    </style:style>
    <style:style style:name="P165" style:family="paragraph" style:parent-style-name="List_20_Paragraph" style:list-style-name="WWNum85">
      <style:text-properties officeooo:paragraph-rsid="00048044"/>
    </style:style>
    <style:style style:name="P166" style:family="paragraph" style:parent-style-name="Standard" style:list-style-name="WWNum87">
      <style:paragraph-properties fo:margin-top="0cm" fo:margin-bottom="0.282cm" style:contextual-spacing="false" fo:text-align="justify" style:justify-single-word="false"/>
      <style:text-properties style:font-name="Times New Roman" fo:font-size="12pt" officeooo:paragraph-rsid="00048044" fo:background-color="#ffff00" style:font-size-asian="12pt" style:font-size-complex="12pt"/>
    </style:style>
    <style:style style:name="P167" style:family="paragraph" style:parent-style-name="Standard" style:list-style-name="WWNum88">
      <style:paragraph-properties fo:margin-top="0cm" fo:margin-bottom="0.282cm" style:contextual-spacing="false" fo:text-align="justify" style:justify-single-word="false"/>
      <style:text-properties style:font-name="Times New Roman" fo:font-size="12pt" officeooo:paragraph-rsid="00048044" fo:background-color="#ffff00" style:font-size-asian="12pt" style:font-size-complex="12pt"/>
    </style:style>
    <style:style style:name="P168" style:family="paragraph" style:parent-style-name="Standard" style:list-style-name="WWNum89">
      <style:paragraph-properties fo:margin-top="0cm" fo:margin-bottom="0.282cm" style:contextual-spacing="false" fo:text-align="justify" style:justify-single-word="false"/>
      <style:text-properties style:font-name="Times New Roman" fo:font-size="12pt" officeooo:paragraph-rsid="00048044" fo:background-color="#ffff00" style:font-size-asian="12pt" style:font-size-complex="12pt"/>
    </style:style>
    <style:style style:name="P169" style:family="paragraph" style:parent-style-name="Standard" style:list-style-name="WWNum90">
      <style:paragraph-properties fo:margin-top="0cm" fo:margin-bottom="0.282cm" style:contextual-spacing="false" fo:text-align="justify" style:justify-single-word="false"/>
      <style:text-properties style:font-name="Times New Roman" fo:font-size="12pt" officeooo:paragraph-rsid="00048044" fo:background-color="#ffff00" style:font-size-asian="12pt" style:font-size-complex="12pt"/>
    </style:style>
    <style:style style:name="T1" style:family="text">
      <style:text-properties fo:color="#0000ff" loext:opacity="100%" style:font-name="Times New Roman" fo:font-size="12pt" fo:font-weight="bold" fo:background-color="#00ffff" loext:char-shading-value="0" style:font-size-asian="12pt" style:font-weight-asian="bold" style:font-name-complex="Times New Roman1" style:font-size-complex="12pt" style:font-weight-complex="bold"/>
    </style:style>
    <style:style style:name="T2" style:family="text">
      <style:text-properties fo:color="#0000ff" loext:opacity="100%" style:font-name="Times New Roman" fo:font-size="12pt" fo:font-weight="bold" officeooo:rsid="005dc207" fo:background-color="#00ffff" loext:char-shading-value="0"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79757" style:font-size-asian="12pt" style:font-name-complex="Times New Roman1" style:font-size-complex="12pt"/>
    </style:style>
    <style:style style:name="T5" style:family="text">
      <style:text-properties style:font-name="Times New Roman" fo:font-size="12pt" officeooo:rsid="000a6537" style:font-size-asian="12pt" style:font-name-complex="Times New Roman1" style:font-size-complex="12pt"/>
    </style:style>
    <style:style style:name="T6" style:family="text">
      <style:text-properties style:font-name="Times New Roman" fo:font-size="12pt" officeooo:rsid="0011013c" style:font-size-asian="12pt" style:font-name-complex="Times New Roman1" style:font-size-complex="12pt"/>
    </style:style>
    <style:style style:name="T7" style:family="text">
      <style:text-properties style:font-name="Times New Roman" fo:font-size="12pt" officeooo:rsid="0019c80a" style:font-size-asian="12pt" style:font-name-complex="Times New Roman1" style:font-size-complex="12pt"/>
    </style:style>
    <style:style style:name="T8" style:family="text">
      <style:text-properties style:font-name="Times New Roman" fo:font-size="12pt" officeooo:rsid="001bb060" style:font-size-asian="12pt" style:font-name-complex="Times New Roman1" style:font-size-complex="12pt"/>
    </style:style>
    <style:style style:name="T9" style:family="text">
      <style:text-properties style:font-name="Times New Roman" fo:font-size="12pt" officeooo:rsid="0020e735" style:font-size-asian="12pt" style:font-name-complex="Times New Roman1" style:font-size-complex="12pt"/>
    </style:style>
    <style:style style:name="T10" style:family="text">
      <style:text-properties style:font-name="Times New Roman" fo:font-size="12pt" officeooo:rsid="0021d06f" style:font-size-asian="12pt" style:font-name-complex="Times New Roman1" style:font-size-complex="12pt"/>
    </style:style>
    <style:style style:name="T11" style:family="text">
      <style:text-properties style:font-name="Times New Roman" fo:font-size="12pt" officeooo:rsid="00226e37" style:font-size-asian="12pt" style:font-name-complex="Times New Roman1" style:font-size-complex="12pt"/>
    </style:style>
    <style:style style:name="T12" style:family="text">
      <style:text-properties style:font-name="Times New Roman" fo:font-size="12pt" officeooo:rsid="00242804" style:font-size-asian="12pt" style:font-name-complex="Times New Roman1" style:font-size-complex="12pt"/>
    </style:style>
    <style:style style:name="T13" style:family="text">
      <style:text-properties style:font-name="Times New Roman" fo:font-size="12pt" officeooo:rsid="0024cbd9" style:font-size-asian="12pt" style:font-name-complex="Times New Roman1" style:font-size-complex="12pt"/>
    </style:style>
    <style:style style:name="T14" style:family="text">
      <style:text-properties style:font-name="Times New Roman" fo:font-size="12pt" officeooo:rsid="000f2b51" style:font-size-asian="12pt" style:font-name-complex="Times New Roman1" style:font-size-complex="12pt"/>
    </style:style>
    <style:style style:name="T15" style:family="text">
      <style:text-properties style:font-name="Times New Roman" fo:font-size="12pt" officeooo:rsid="0029c72c" style:font-size-asian="12pt" style:font-name-complex="Times New Roman1" style:font-size-complex="12pt"/>
    </style:style>
    <style:style style:name="T16" style:family="text">
      <style:text-properties style:font-name="Times New Roman" fo:font-size="12pt" officeooo:rsid="002ae4b0" style:font-size-asian="12pt" style:font-name-complex="Times New Roman1" style:font-size-complex="12pt"/>
    </style:style>
    <style:style style:name="T17" style:family="text">
      <style:text-properties style:font-name="Times New Roman" fo:font-size="12pt" officeooo:rsid="002ae562" style:font-size-asian="12pt" style:font-name-complex="Times New Roman1" style:font-size-complex="12pt"/>
    </style:style>
    <style:style style:name="T18" style:family="text">
      <style:text-properties style:font-name="Times New Roman" fo:font-size="12pt" officeooo:rsid="002c270d" style:font-size-asian="12pt" style:font-name-complex="Times New Roman1" style:font-size-complex="12pt"/>
    </style:style>
    <style:style style:name="T19" style:family="text">
      <style:text-properties style:font-name="Times New Roman" fo:font-size="12pt" officeooo:rsid="002d48e1" style:font-size-asian="12pt" style:font-name-complex="Times New Roman1" style:font-size-complex="12pt"/>
    </style:style>
    <style:style style:name="T20" style:family="text">
      <style:text-properties style:font-name="Times New Roman" fo:font-size="12pt" officeooo:rsid="002e1256" style:font-size-asian="12pt" style:font-name-complex="Times New Roman1" style:font-size-complex="12pt"/>
    </style:style>
    <style:style style:name="T21" style:family="text">
      <style:text-properties style:font-name="Times New Roman" fo:font-size="12pt" officeooo:rsid="00308f9b" style:font-size-asian="12pt" style:font-name-complex="Times New Roman1" style:font-size-complex="12pt"/>
    </style:style>
    <style:style style:name="T22" style:family="text">
      <style:text-properties style:font-name="Times New Roman" fo:font-size="12pt" officeooo:rsid="00326e98" style:font-size-asian="12pt" style:font-name-complex="Times New Roman1" style:font-size-complex="12pt"/>
    </style:style>
    <style:style style:name="T23" style:family="text">
      <style:text-properties style:font-name="Times New Roman" fo:font-size="12pt" officeooo:rsid="0033821a" style:font-size-asian="12pt" style:font-name-complex="Times New Roman1" style:font-size-complex="12pt"/>
    </style:style>
    <style:style style:name="T24" style:family="text">
      <style:text-properties style:font-name="Times New Roman" fo:font-size="12pt" officeooo:rsid="003ed5b5" style:font-size-asian="12pt" style:font-name-complex="Times New Roman1" style:font-size-complex="12pt"/>
    </style:style>
    <style:style style:name="T25" style:family="text">
      <style:text-properties style:font-name="Times New Roman" fo:font-size="12pt" officeooo:rsid="00403ab0" style:font-size-asian="12pt" style:font-name-complex="Times New Roman1" style:font-size-complex="12pt"/>
    </style:style>
    <style:style style:name="T26" style:family="text">
      <style:text-properties style:font-name="Times New Roman" fo:font-size="12pt" officeooo:rsid="0040bb69" style:font-size-asian="12pt" style:font-name-complex="Times New Roman1" style:font-size-complex="12pt"/>
    </style:style>
    <style:style style:name="T27" style:family="text">
      <style:text-properties style:font-name="Times New Roman" fo:font-size="12pt" officeooo:rsid="0042b55f" style:font-size-asian="12pt" style:font-name-complex="Times New Roman1" style:font-size-complex="12pt"/>
    </style:style>
    <style:style style:name="T28" style:family="text">
      <style:text-properties style:font-name="Times New Roman" fo:font-size="12pt" officeooo:rsid="004543ec" style:font-size-asian="12pt" style:font-name-complex="Times New Roman1" style:font-size-complex="12pt"/>
    </style:style>
    <style:style style:name="T29" style:family="text">
      <style:text-properties style:font-name="Times New Roman" fo:font-size="12pt" officeooo:rsid="00462395" style:font-size-asian="12pt" style:font-name-complex="Times New Roman1" style:font-size-complex="12pt"/>
    </style:style>
    <style:style style:name="T30" style:family="text">
      <style:text-properties style:font-name="Times New Roman" fo:font-size="12pt" officeooo:rsid="004802a6" style:font-size-asian="12pt" style:font-name-complex="Times New Roman1" style:font-size-complex="12pt"/>
    </style:style>
    <style:style style:name="T31" style:family="text">
      <style:text-properties style:font-name="Times New Roman" fo:font-size="12pt" officeooo:rsid="004d99c6" style:font-size-asian="12pt" style:font-name-complex="Times New Roman1" style:font-size-complex="12pt"/>
    </style:style>
    <style:style style:name="T32" style:family="text">
      <style:text-properties style:font-name="Times New Roman" fo:font-size="12pt" officeooo:rsid="004daf33" style:font-size-asian="12pt" style:font-name-complex="Times New Roman1" style:font-size-complex="12pt"/>
    </style:style>
    <style:style style:name="T33" style:family="text">
      <style:text-properties style:font-name="Times New Roman" fo:font-size="12pt" officeooo:rsid="004ddd78" style:font-size-asian="12pt" style:font-name-complex="Times New Roman1" style:font-size-complex="12pt"/>
    </style:style>
    <style:style style:name="T34" style:family="text">
      <style:text-properties style:font-name="Times New Roman" fo:font-size="12pt" officeooo:rsid="0051b13e" style:font-size-asian="12pt" style:font-name-complex="Times New Roman1" style:font-size-complex="12pt"/>
    </style:style>
    <style:style style:name="T35" style:family="text">
      <style:text-properties style:font-name="Times New Roman" fo:font-size="12pt" officeooo:rsid="0052a6f7" style:font-size-asian="12pt" style:font-name-complex="Times New Roman1" style:font-size-complex="12pt"/>
    </style:style>
    <style:style style:name="T36" style:family="text">
      <style:text-properties style:font-name="Times New Roman" fo:font-size="12pt" officeooo:rsid="005ae3f6" style:font-size-asian="12pt" style:font-name-complex="Times New Roman1" style:font-size-complex="12pt"/>
    </style:style>
    <style:style style:name="T37" style:family="text">
      <style:text-properties style:font-name="Times New Roman" fo:font-size="12pt" officeooo:rsid="005c40da" style:font-size-asian="12pt" style:font-name-complex="Times New Roman1" style:font-size-complex="12pt"/>
    </style:style>
    <style:style style:name="T38" style:family="text">
      <style:text-properties style:font-name="Times New Roman" fo:font-size="12pt" officeooo:rsid="005f3dc4" style:font-size-asian="12pt" style:font-name-complex="Times New Roman1" style:font-size-complex="12pt"/>
    </style:style>
    <style:style style:name="T39" style:family="text">
      <style:text-properties style:font-name="Times New Roman" fo:font-size="12pt" officeooo:rsid="0060e50d" style:font-size-asian="12pt" style:font-name-complex="Times New Roman1" style:font-size-complex="12pt"/>
    </style:style>
    <style:style style:name="T40" style:family="text">
      <style:text-properties style:font-name="Times New Roman" fo:font-size="12pt" officeooo:rsid="00618a93" style:font-size-asian="12pt" style:font-name-complex="Times New Roman1" style:font-size-complex="12pt"/>
    </style:style>
    <style:style style:name="T41" style:family="text">
      <style:text-properties style:font-name="Times New Roman" fo:font-size="12pt" officeooo:rsid="0061c5eb" style:font-size-asian="12pt" style:font-name-complex="Times New Roman1" style:font-size-complex="12pt"/>
    </style:style>
    <style:style style:name="T42" style:family="text">
      <style:text-properties style:font-name="Times New Roman" fo:font-size="12pt" officeooo:rsid="0063546f" style:font-size-asian="12pt" style:font-name-complex="Times New Roman1" style:font-size-complex="12pt"/>
    </style:style>
    <style:style style:name="T43" style:family="text">
      <style:text-properties style:font-name="Times New Roman" fo:font-size="12pt" officeooo:rsid="00663124" style:font-size-asian="12pt" style:font-name-complex="Times New Roman1" style:font-size-complex="12pt"/>
    </style:style>
    <style:style style:name="T44" style:family="text">
      <style:text-properties style:font-name="Times New Roman" fo:font-size="12pt" officeooo:rsid="004fa0bf" style:font-size-asian="12pt" style:font-name-complex="Times New Roman1" style:font-size-complex="12pt"/>
    </style:style>
    <style:style style:name="T45" style:family="text">
      <style:text-properties style:font-name="Times New Roman" fo:font-size="12pt" officeooo:rsid="0050807f" style:font-size-asian="12pt" style:font-name-complex="Times New Roman1" style:font-size-complex="12pt"/>
    </style:style>
    <style:style style:name="T46" style:family="text">
      <style:text-properties style:font-name="Times New Roman" fo:font-size="12pt" officeooo:rsid="0014a3e0" style:font-size-asian="12pt" style:font-name-complex="Times New Roman1" style:font-size-complex="12pt"/>
    </style:style>
    <style:style style:name="T47" style:family="text">
      <style:text-properties style:font-name="Times New Roman" fo:font-size="12pt" officeooo:rsid="0015d462" style:font-size-asian="12pt" style:font-name-complex="Times New Roman1" style:font-size-complex="12pt"/>
    </style:style>
    <style:style style:name="T48" style:family="text">
      <style:text-properties style:font-name="Times New Roman" fo:font-size="12pt" officeooo:rsid="0069a56c" style:font-size-asian="12pt" style:font-name-complex="Times New Roman1" style:font-size-complex="12pt"/>
    </style:style>
    <style:style style:name="T49" style:family="text">
      <style:text-properties style:font-name="Times New Roman" fo:font-size="12pt" officeooo:rsid="006b2a89" style:font-size-asian="12pt" style:font-name-complex="Times New Roman1" style:font-size-complex="12pt"/>
    </style:style>
    <style:style style:name="T50" style:family="text">
      <style:text-properties style:font-name="Times New Roman" fo:font-size="12pt" officeooo:rsid="006da934" style:font-size-asian="12pt" style:font-name-complex="Times New Roman1" style:font-size-complex="12pt"/>
    </style:style>
    <style:style style:name="T51" style:family="text">
      <style:text-properties style:font-name="Times New Roman" fo:font-size="12pt" officeooo:rsid="006e0652" style:font-size-asian="12pt" style:font-name-complex="Times New Roman1" style:font-size-complex="12pt"/>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background-color="#ffff00" loext:char-shading-value="0" style:font-size-asian="12pt" style:font-name-complex="Times New Roman1" style:font-size-complex="12pt"/>
    </style:style>
    <style:style style:name="T54" style:family="text">
      <style:text-properties style:font-name="Times New Roman" fo:font-size="12pt" officeooo:rsid="00538595" fo:background-color="#ffff00" loext:char-shading-value="0" style:font-size-asian="12pt" style:font-name-complex="Times New Roman1" style:font-size-complex="12pt"/>
    </style:style>
    <style:style style:name="T55" style:family="text">
      <style:text-properties style:font-name="Times New Roman" fo:font-size="12pt" fo:background-color="#ffff00" loext:char-shading-value="0" style:font-size-asian="12pt" style:font-size-complex="12pt"/>
    </style:style>
    <style:style style:name="T56" style:family="text">
      <style:text-properties style:font-name="Times New Roman" fo:font-size="12pt" fo:background-color="#ff00ff" loext:char-shading-value="0" style:font-size-asian="12pt" style:font-name-complex="Times New Roman1" style:font-size-complex="12pt"/>
    </style:style>
    <style:style style:name="T57" style:family="text">
      <style:text-properties style:font-name="Times New Roman" fo:font-size="12pt" fo:font-weight="bold" style:font-size-asian="12pt" style:font-weight-asian="bold" style:font-name-complex="Times New Roman1" style:font-size-complex="12pt" style:font-weight-complex="bold"/>
    </style:style>
    <style:style style:name="T58" style:family="text">
      <style:text-properties style:font-name="Times New Roman" fo:font-size="12pt" fo:font-weight="bold" officeooo:rsid="004802a6" style:font-size-asian="12pt" style:font-weight-asian="bold" style:font-name-complex="Times New Roman1" style:font-size-complex="12pt" style:font-weight-complex="bold"/>
    </style:style>
    <style:style style:name="T59" style:family="text">
      <style:text-properties style:font-name="Times New Roman" fo:font-size="12pt" fo:font-weight="bold" officeooo:rsid="004d99c6" style:font-size-asian="12pt" style:font-weight-asian="bold" style:font-name-complex="Times New Roman1" style:font-size-complex="12pt" style:font-weight-complex="bold"/>
    </style:style>
    <style:style style:name="T60" style:family="text">
      <style:text-properties style:font-name="Times New Roman" fo:font-size="12pt" fo:font-weight="bold" officeooo:rsid="004ddd78" style:font-size-asian="12pt" style:font-weight-asian="bold" style:font-name-complex="Times New Roman1" style:font-size-complex="12pt" style:font-weight-complex="bold"/>
    </style:style>
    <style:style style:name="T61" style:family="text">
      <style:text-properties style:font-name="Times New Roman" fo:font-size="12pt" fo:font-weight="bold" officeooo:rsid="005f3dc4" style:font-size-asian="12pt" style:font-weight-asian="bold" style:font-name-complex="Times New Roman1" style:font-size-complex="12pt" style:font-weight-complex="bold"/>
    </style:style>
    <style:style style:name="T62" style:family="text">
      <style:text-properties style:font-name="Times New Roman" fo:font-size="12pt" fo:font-weight="bold" fo:background-color="#ffff00" loext:char-shading-value="0" style:font-size-asian="12pt" style:font-weight-asian="bold" style:font-name-complex="Times New Roman1" style:font-size-complex="12pt" style:font-weight-complex="bold"/>
    </style:style>
    <style:style style:name="T63" style:family="text">
      <style:text-properties style:font-name="Times New Roman" fo:font-size="12pt" fo:font-weight="bold" fo:background-color="#ffff00" loext:char-shading-value="0" style:font-size-asian="12pt" style:font-weight-asian="bold" style:font-size-complex="12pt" style:font-weight-complex="bold"/>
    </style:style>
    <style:style style:name="T64" style:family="text">
      <style:text-properties style:font-name="Times New Roman" fo:font-size="12pt" fo:font-weight="bold" fo:background-color="transparent" loext:char-shading-value="0" style:font-size-asian="12pt" style:font-weight-asian="bold" style:font-name-complex="Times New Roman1" style:font-size-complex="12pt" style:font-weight-complex="bold"/>
    </style:style>
    <style:style style:name="T65" style:family="text">
      <style:text-properties style:font-name="Times New Roman" fo:font-size="12pt" fo:font-weight="bold" fo:background-color="#ffbf00" loext:char-shading-value="0" style:font-size-asian="12pt" style:font-weight-asian="bold" style:font-name-complex="Times New Roman1" style:font-size-complex="12pt" style:font-weight-complex="bold"/>
    </style:style>
    <style:style style:name="T66"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67"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name-complex="Times New Roman1" style:font-size-complex="12pt" style:font-weight-complex="bold"/>
    </style:style>
    <style:style style:name="T68" style:family="text">
      <style:text-properties style:font-name="Times New Roman" fo:font-size="12pt" style:text-underline-style="solid" style:text-underline-width="auto" style:text-underline-color="font-color" fo:font-weight="bold" fo:background-color="#ffff00" loext:char-shading-value="0" style:font-size-asian="12pt" style:font-weight-asian="bold" style:font-size-complex="12pt" style:font-weight-complex="bold"/>
    </style:style>
    <style:style style:name="T69" style:family="text">
      <style:text-properties style:font-name="Times New Roman" fo:font-size="12pt" style:text-underline-style="solid" style:text-underline-width="auto" style:text-underline-color="font-color" fo:font-weight="bold" fo:background-color="transparent" loext:char-shading-value="0" style:font-size-asian="12pt" style:font-weight-asian="bold" style:font-name-complex="Times New Roman1" style:font-size-complex="12pt" style:font-weight-complex="bold"/>
    </style:style>
    <style:style style:name="T70" style:family="text">
      <style:text-properties style:font-name="Times New Roman" fo:font-size="12pt" style:text-underline-style="solid" style:text-underline-width="auto" style:text-underline-color="font-color" fo:font-weight="bold" fo:background-color="#ffbf00" loext:char-shading-value="0" style:font-size-asian="12pt" style:font-weight-asian="bold" style:font-name-complex="Times New Roman1" style:font-size-complex="12pt" style:font-weight-complex="bold"/>
    </style:style>
    <style:style style:name="T71"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2" style:family="text">
      <style:text-properties style:font-name="Times New Roman" fo:font-size="12pt" style:text-underline-style="solid" style:text-underline-width="auto" style:text-underline-color="font-color" officeooo:rsid="004802a6" style:font-size-asian="12pt" style:font-name-complex="Times New Roman1" style:font-size-complex="12pt"/>
    </style:style>
    <style:style style:name="T73" style:family="text">
      <style:text-properties style:font-name="Times New Roman" fo:font-size="12pt" style:text-underline-style="solid" style:text-underline-width="auto" style:text-underline-color="font-color" officeooo:rsid="005f3dc4" style:font-size-asian="12pt" style:font-name-complex="Times New Roman1" style:font-size-complex="12pt"/>
    </style:style>
    <style:style style:name="T74" style:family="text">
      <style:text-properties style:font-name="Times New Roman" fo:font-size="12pt" style:text-underline-style="solid" style:text-underline-width="auto" style:text-underline-color="font-color" fo:background-color="#ffff00" loext:char-shading-value="0" style:font-size-asian="12pt" style:font-name-complex="Times New Roman1" style:font-size-complex="12pt"/>
    </style:style>
    <style:style style:name="T75" style:family="text">
      <style:text-properties style:font-name="Times New Roman" fo:font-size="12pt" style:text-underline-style="solid" style:text-underline-width="auto" style:text-underline-color="font-color" fo:background-color="#ffff00" loext:char-shading-value="0" style:font-size-asian="12pt" style:font-size-complex="12pt"/>
    </style:style>
    <style:style style:name="T76" style:family="text">
      <style:text-properties style:font-name="Times New Roman"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T77" style:family="text">
      <style:text-properties style:font-name="Times New Roman" fo:font-size="12pt" fo:language="en" fo:country="GB" style:font-size-asian="12pt" style:font-name-complex="Times New Roman1" style:font-size-complex="12pt"/>
    </style:style>
    <style:style style:name="T78" style:family="text">
      <style:text-properties style:font-name="Times New Roman" fo:font-size="12pt" fo:language="en" fo:country="GB" officeooo:rsid="0011013c" style:font-size-asian="12pt" style:font-name-complex="Times New Roman1" style:font-size-complex="12pt"/>
    </style:style>
    <style:style style:name="T79" style:family="text">
      <style:text-properties style:font-name="Times New Roman" fo:font-size="12pt" fo:language="en" fo:country="GB" officeooo:rsid="002e1256" style:font-size-asian="12pt" style:font-name-complex="Times New Roman1" style:font-size-complex="12pt"/>
    </style:style>
    <style:style style:name="T80" style:family="text">
      <style:text-properties style:font-name="Times New Roman" fo:font-size="12pt" fo:language="en" fo:country="GB" fo:background-color="#ffff00" loext:char-shading-value="0" style:font-size-asian="12pt" style:font-name-complex="Times New Roman1" style:font-size-complex="12pt"/>
    </style:style>
    <style:style style:name="T81" style:family="text">
      <style:text-properties style:font-name="Times New Roman" fo:font-size="12pt" fo:font-style="italic" fo:font-weight="bold" fo:background-color="#ffff00" loext:char-shading-value="0" style:font-size-asian="12pt" style:font-style-asian="italic" style:font-weight-asian="bold" style:font-name-complex="Times New Roman1" style:font-size-complex="12pt" style:font-style-complex="italic" style:font-weight-complex="bold"/>
    </style:style>
    <style:style style:name="T82" style:family="text">
      <style:text-properties style:font-name="Times New Roman" fo:font-size="12pt" fo:font-style="italic" style:text-underline-style="solid" style:text-underline-width="auto" style:text-underline-color="font-color" fo:font-weight="bold" fo:background-color="#ff00ff" loext:char-shading-value="0" style:font-size-asian="12pt" style:font-style-asian="italic" style:font-weight-asian="bold" style:font-name-complex="Times New Roman1" style:font-size-complex="12pt" style:font-style-complex="italic" style:font-weight-complex="bold"/>
    </style:style>
    <style:style style:name="T83" style:family="text">
      <style:text-properties style:font-name="Times New Roman" fo:font-size="12pt" fo:font-weight="normal" fo:background-color="#ffff00" loext:char-shading-value="0" style:font-size-asian="12pt" style:font-weight-asian="normal" style:font-size-complex="12pt" style:font-weight-complex="normal"/>
    </style:style>
    <style:style style:name="T84" style:family="text">
      <style:text-properties style:font-name="Times New Roman" fo:font-size="12pt" fo:font-weight="normal" style:font-size-asian="12pt" style:font-weight-asian="normal" style:font-name-complex="Times New Roman1" style:font-size-complex="12pt" style:font-weight-complex="normal"/>
    </style:style>
    <style:style style:name="T85" style:family="text">
      <style:text-properties style:font-name="Times New Roman" fo:font-size="12pt" fo:font-weight="normal" officeooo:rsid="0040bb69"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52a6f7" style:font-size-asian="12pt" style:font-weight-asian="normal" style:font-name-complex="Times New Roman1" style:font-size-complex="12pt" style:font-weight-complex="normal"/>
    </style:style>
    <style:style style:name="T87" style:family="text">
      <style:text-properties style:font-name="Times New Roman" fo:font-size="12pt" style:text-underline-style="none" fo:font-weight="bold" fo:background-color="#ffff00" loext:char-shading-value="0" style:font-size-asian="12pt" style:font-weight-asian="bold" style:font-size-complex="12pt" style:font-weight-complex="bold"/>
    </style:style>
    <style:style style:name="T88" style:family="text">
      <style:text-properties style:font-name="Times New Roman" fo:font-size="12pt" style:text-underline-style="none" fo:font-weight="bold" style:font-size-asian="12pt" style:font-weight-asian="bold" style:font-name-complex="Times New Roman1" style:font-size-complex="12pt" style:font-weight-complex="bold"/>
    </style:style>
    <style:style style:name="T89" style:family="text">
      <style:text-properties style:font-name="Times New Roman" fo:font-size="12pt" style:text-underline-style="none" officeooo:rsid="001bb060" style:font-size-asian="12pt" style:font-name-complex="Times New Roman1" style:font-size-complex="12pt"/>
    </style:style>
    <style:style style:name="T90" style:family="text">
      <style:text-properties style:font-name="Times New Roman" fo:font-size="12pt" fo:font-style="normal" style:text-underline-style="solid" style:text-underline-width="auto" style:text-underline-color="font-color" fo:background-color="#ffff00" loext:char-shading-value="0" style:font-size-asian="12pt" style:font-style-asian="normal" style:font-size-complex="12pt" style:font-style-complex="normal"/>
    </style:style>
    <style:style style:name="T91" style:family="text">
      <style:text-properties style:font-name="Times New Roman" fo:font-size="12pt" fo:background-color="transparent" loext:char-shading-value="0" style:font-size-asian="12pt" style:font-name-complex="Times New Roman1" style:font-size-complex="12pt"/>
    </style:style>
    <style:style style:name="T92" style:family="text">
      <style:text-properties style:font-name="Times New Roman" fo:font-size="12pt" officeooo:rsid="002ae4b0" fo:background-color="transparent" loext:char-shading-value="0" style:font-size-asian="12pt" style:font-name-complex="Times New Roman1" style:font-size-complex="12pt"/>
    </style:style>
    <style:style style:name="T93" style:family="text">
      <style:text-properties style:font-name="Times New Roman" fo:font-size="12pt" officeooo:rsid="0042cb12" fo:background-color="transparent" loext:char-shading-value="0" style:font-size-asian="12pt" style:font-name-complex="Times New Roman1" style:font-size-complex="12pt"/>
    </style:style>
    <style:style style:name="T94" style:family="text">
      <style:text-properties style:font-name="Times New Roman" fo:font-size="12pt" officeooo:rsid="002e1256" fo:background-color="transparent" loext:char-shading-value="0" style:font-size-asian="12pt" style:font-name-complex="Times New Roman1" style:font-size-complex="12pt"/>
    </style:style>
    <style:style style:name="T95" style:family="text">
      <style:text-properties style:font-name="Times New Roman" fo:font-size="12pt" officeooo:rsid="0017c8e3" fo:background-color="transparent" loext:char-shading-value="0" style:font-size-asian="12pt" style:font-name-complex="Times New Roman1" style:font-size-complex="12pt"/>
    </style:style>
    <style:style style:name="T96" style:family="text">
      <style:text-properties style:font-name="Times New Roman" fo:font-size="12pt" officeooo:rsid="001647a5" fo:background-color="transparent" loext:char-shading-value="0" style:font-size-asian="12pt" style:font-name-complex="Times New Roman1" style:font-size-complex="12pt"/>
    </style:style>
    <style:style style:name="T97" style:family="text">
      <style:text-properties style:font-name="Times New Roman" fo:font-size="12pt" officeooo:rsid="006e944f" fo:background-color="transparent" loext:char-shading-value="0" style:font-size-asian="12pt" style:font-name-complex="Times New Roman1" style:font-size-complex="12pt"/>
    </style:style>
    <style:style style:name="T98" style:family="text">
      <style:text-properties style:font-name="Times New Roman" fo:font-size="12pt" fo:background-color="#ffbf00" loext:char-shading-value="0" style:font-size-asian="12pt" style:font-name-complex="Times New Roman1" style:font-size-complex="12pt"/>
    </style:style>
    <style:style style:name="T99" style:family="text">
      <style:text-properties style:letter-kerning="false" style:font-name-asian="Calibri" style:language-asian="en" style:country-asian="US" style:language-complex="ar" style:country-complex="SA"/>
    </style:style>
    <style:style style:name="T100" style:family="text">
      <style:text-properties fo:font-weight="bold" style:letter-kerning="false" style:font-name-asian="Calibri" style:language-asian="en" style:country-asian="US" style:font-weight-asian="bold" style:language-complex="ar" style:country-complex="SA" style:font-weight-complex="bold"/>
    </style:style>
    <style:style style:name="T101" style:family="text">
      <style:text-properties fo:color="#000000" loext:opacity="100%" style:font-name="Times New Roman" fo:font-size="12pt" fo:language="it" fo:country="IT" fo:font-style="normal" fo:font-weight="normal" style:letter-kerning="false" fo:background-color="#ffff00" loext:char-shading-value="0" style:font-name-asian="Calibri" style:font-size-asian="12pt" style:language-asian="en" style:country-asian="US" style:font-style-asian="normal" style:font-weight-asian="normal" style:font-size-complex="12pt" style:language-complex="ar" style:country-complex="SA"/>
    </style:style>
    <style:style style:name="T102" style:family="text">
      <style:text-properties fo:color="#000000" loext:opacity="100%" style:font-name="Times New Roman" fo:font-size="12pt" fo:language="it" fo:country="IT" fo:font-style="normal" fo:font-weight="normal" style:letter-kerning="false" fo:background-color="#ffff00" loext:char-shading-value="0" style:font-name-asian="Calibri" style:font-size-asian="12pt" style:language-asian="en" style:country-asian="US" style:font-style-asian="normal" style:font-weight-asian="normal" style:font-size-complex="12pt" style:language-complex="ar" style:country-complex="SA" style:font-weight-complex="bold"/>
    </style:style>
    <style:style style:name="T103" style:family="text">
      <style:text-properties fo:color="#000000" loext:opacity="100%" style:font-name="Times New Roman" fo:font-size="12pt" fo:language="it" fo:country="IT" fo:font-style="normal" style:text-underline-style="solid" style:text-underline-width="auto" style:text-underline-color="font-color" fo:font-weight="bold" style:letter-kerning="false" fo:background-color="#ffff00" loext:char-shading-value="0" style:font-name-asian="Calibri" style:font-size-asian="12pt" style:language-asian="en" style:country-asian="US" style:font-style-asian="normal" style:font-weight-asian="bold" style:font-size-complex="12pt" style:language-complex="ar" style:country-complex="SA" style:font-weight-complex="bold"/>
    </style:style>
    <style:style style:name="T104" style:family="text">
      <style:text-properties fo:color="#000000" loext:opacity="100%" style:font-name="Times New Roman" fo:font-size="12pt" fo:language="it" fo:country="IT" fo:font-style="normal" style:text-underline-style="solid" style:text-underline-width="auto" style:text-underline-color="font-color" fo:font-weight="normal" style:letter-kerning="false" fo:background-color="#ffff00" loext:char-shading-value="0" style:font-name-asian="Calibri" style:font-size-asian="12pt" style:language-asian="en" style:country-asian="US" style:font-style-asian="normal" style:font-weight-asian="normal" style:font-size-complex="12pt" style:language-complex="ar" style:country-complex="SA"/>
    </style:style>
    <style:style style:name="T105" style:family="text">
      <style:text-properties fo:color="#000000" loext:opacity="100%" style:font-name="Times New Roman" fo:font-size="12pt" fo:language="it" fo:country="IT" fo:font-style="normal" style:text-underline-style="none" fo:font-weight="bold" style:letter-kerning="false" fo:background-color="#ffff00" loext:char-shading-value="0" style:font-name-asian="Calibri" style:font-size-asian="12pt" style:language-asian="en" style:country-asian="US" style:font-style-asian="normal" style:font-weight-asian="bold" style:font-size-complex="12pt" style:language-complex="ar" style:country-complex="SA" style:font-style-complex="normal" style:font-weight-complex="bold"/>
    </style:style>
    <style:style style:name="T106" style:family="text">
      <style:text-properties fo:color="#000000" loext:opacity="100%" style:font-name="Times New Roman" fo:font-size="12pt" fo:language="it" fo:country="IT" fo:font-style="normal" fo:font-weight="bold" style:letter-kerning="false" fo:background-color="#ffff00" loext:char-shading-value="0" style:font-name-asian="Calibri" style:font-size-asian="12pt" style:language-asian="en" style:country-asian="US" style:font-style-asian="normal" style:font-weight-asian="bold" style:font-size-complex="12pt" style:language-complex="ar" style:country-complex="SA" style:font-weight-complex="bold"/>
    </style:style>
    <style:style style:name="T107" style:family="text">
      <style:text-properties style:text-line-through-style="none" style:text-line-through-type="none" style:font-name="Times New Roman" fo:font-size="12pt" fo:background-color="#ffff00" loext:char-shading-value="0" style:font-size-asian="12pt" style:font-size-complex="12pt"/>
    </style:style>
    <style:style style:name="T108" style:family="text">
      <style:text-properties style:text-line-through-style="none" style:text-line-through-type="none" style:font-name="Times New Roman" fo:font-size="12pt" fo:font-weight="bold" fo:background-color="#ffff00" loext:char-shading-value="0" style:font-size-asian="12pt" style:font-weight-asian="bold" style:font-size-complex="12pt" style:font-weight-complex="bold"/>
    </style:style>
    <style:style style:name="T109" style:family="text">
      <style:text-properties style:text-line-through-style="none" style:text-line-through-type="none" style:font-name="Times New Roman" fo:font-size="12pt" style:text-underline-style="solid" style:text-underline-width="auto" style:text-underline-color="font-color" fo:background-color="#ffff00" loext:char-shading-value="0" style:font-size-asian="12pt" style:font-size-complex="12pt"/>
    </style:style>
    <style:style style:name="T110" style:family="text">
      <style:text-properties style:text-position="super 58%" style:font-name="Times New Roman" fo:font-size="12pt" fo:background-color="#ffff00" loext:char-shading-value="0" style:font-size-asian="12pt" style:font-size-complex="12pt"/>
    </style:style>
    <style:style style:name="T111" style:family="text">
      <style:text-properties style:text-underline-style="solid" style:text-underline-width="auto" style:text-underline-color="font-color"/>
    </style:style>
    <style:style style:name="T112" style:family="text">
      <style:text-properties officeooo:rsid="00242804"/>
    </style:style>
    <style:style style:name="T113" style:family="text">
      <style:text-properties officeooo:rsid="002e1256"/>
    </style:style>
    <style:style style:name="T114" style:family="text">
      <style:text-properties officeooo:rsid="002ee6a6"/>
    </style:style>
    <style:style style:name="T115" style:family="text">
      <style:text-properties officeooo:rsid="00308f9b"/>
    </style:style>
    <style:style style:name="T116" style:family="text">
      <style:text-properties officeooo:rsid="00549ace"/>
    </style:style>
    <style:style style:name="T117" style:family="text">
      <style:text-properties officeooo:rsid="005dc207"/>
    </style:style>
    <style:style style:name="T118" style:family="text">
      <style:text-properties officeooo:rsid="0064dacb"/>
    </style:style>
    <style:style style:name="T119" style:family="text">
      <style:text-properties officeooo:rsid="000dd63d"/>
    </style:style>
    <style:style style:name="T120" style:family="text">
      <style:text-properties officeooo:rsid="003d4f28"/>
    </style:style>
    <style:style style:name="T121" style:family="text">
      <style:text-properties officeooo:rsid="0011013c"/>
    </style:style>
    <style:style style:name="T122" style:family="text">
      <style:text-properties officeooo:rsid="006da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start text:name="_Hlk89954860"/>Capitolo 0: Intro &amp; Setup</text:p>
      <text:p text:style-name="P34"/>
      <text:p text:style-name="P27">Sezione Q&amp;A per domande. NB:</text:p>
      <text:p text:style-name="P27">1)<text:tab/>Controlla che non sia già stata fatta domanda analoga</text:p>
      <text:p text:style-name="P27">2)<text:tab/>Non postare immagine del codice, ma il codice stesso cliccando su icona {…}. Usa screen image come supporto alla domanda per altri dettagli diversi dal codice sorgente</text:p>
      <text:p text:style-name="P27">3)<text:tab/>Restringere campo di ricerca ad una <text:span text:style-name="T111">lezione specifica</text:span></text:p>
      <text:p text:style-name="P27">4)<text:tab/>Sii il più preciso e tecnicamente corretto possibile nel porre la domanda</text:p>
      <text:p text:style-name="P27">5)<text:tab/>Scrivi una nuova domanda invece di “appenderla” a domanda già presente</text:p>
      <text:p text:style-name="P27">BP: scrivere codice assieme al docente, invece di fare paste-copy del suo codice</text:p>
      <text:p text:style-name="P41"><text:span text:style-name="T3">Consiglio principale per diventare un programmatore professionale è di essere </text:span><text:span text:style-name="T57">persistente</text:span><text:span text:style-name="T3"> e di superare i numerosi momenti fisiologici di </text:span><text:span text:style-name="T15">stanchezza e </text:span><text:span text:style-name="T3">frustrazione che ci sono nell’apprendimento.</text:span></text:p>
      <text:p text:style-name="P27">Useremo: IntelliJ Idea come IDE e JDK 1<text:span text:style-name="T112">7</text:span>, che è la versione “long term support” di Java. <text:span text:style-name="T115">Passeremo poi ad Eclipse per la parte enterprise.</text:span></text:p>
      <text:p text:style-name="P27"/>
      <text:p text:style-name="P41"><text:span text:style-name="T66">Setting Variabili d’ambiente</text:span><text:span text:style-name="T3">: Start -&gt; scrivo “variabili” nella barra di ricerca -&gt; “modifica le variabili di ambiente relative al sistema” -&gt; Avanzate -&gt; variabili d’ambiente -&gt; vado su “nuova” se devo crearla o su “modifica” se devo aggiornarla. Variabile d’ambiente avrà nome </text:span><text:span text:style-name="T57">JAVA_HOME</text:span><text:span text:style-name="T3"> e come valore il percorso del suo JDK, ad esempio C:\Program Files\Java\jdk-11.0.6\bin. Modifico inoltre la variabile d’ambiente </text:span><text:span text:style-name="T57">path</text:span><text:span text:style-name="T3"> aggingendovi %JAVA_HOME%\bin.</text:span></text:p>
      <text:p text:style-name="P41"><text:span text:style-name="T3">Quando non uso l’IDE ma direttamente il prompt dei comandi, devo stare attento alla variabile d’ambiente chiamata “</text:span><text:span text:style-name="T57">classpath</text:span><text:span text:style-name="T3">”: se non è specificata Java considera la directory corrente, viceversa se è specificata farà un’over</text:span><text:span text:style-name="T21">ride</text:span><text:span text:style-name="T3"> della directory corrent</text:span><text:span text:style-name="T12">e</text:span><text:span text:style-name="T3">. Se è specificata e c’è il dot allora va bene comunque, in caso contrario va modificata aggiungendolo.</text:span></text:p>
      <text:p text:style-name="P27">Installazione IntelliJ da Jetbrains.com -&gt; scarico la “Community” edition che è gratuita, a differenza della “Ultimate” che è professionale e a pagamento. Seleziono versiona a 64 bit e tutte e 3 le Assiocations: ,java, .groovy e .kt.</text:p>
      <text:p text:style-name="P41"><text:span text:style-name="T57">Configurazione di IntelliJ</text:span><text:span text:style-name="T3">: </text:span></text:p>
      <text:p text:style-name="P41"><text:span text:style-name="T3">1)<text:tab/>vado alla pagina iniziale uscendo da progetto corrente, in basso a destra Configure -&gt; Structure for new projects -&gt; nel folder project associo il JDK che mi interessa. </text:span><text:span text:style-name="T77">In questo caso il 17, ossia l’ultima edizione con LTS</text:span></text:p>
      <text:p text:style-name="P20">2)<text:tab/><text:span text:style-name="T115">File oppure </text:span>Configure -&gt; Settings -&gt; Editor -&gt; General -&gt; Auto Import: seleziono entrambe “Add <text:s/>unambiguous imports on the fly” e “Optimize imports on the fly”; -&gt; Appearance: seleziono “Show line numbers”; -&gt; Code Folding: deseleziono “Imports”, “One-line methods”, “Closures” e “Generic constructor and method parameters”</text:p>
      <text:p text:style-name="P41"><text:span text:style-name="T57">Configurazione di Eclipse</text:span><text:span text:style-name="T3">: </text:span></text:p>
      <text:p text:style-name="P27">Dopo aver scaricato la versione per Enterprise Developers, definisco quale cartella sarà il mio workspace, in cui cioè sarà salvato il mio lavoro. Per i dettagli vedi il file exel “<text:span text:style-name="T115">S</text:span>hortcuts”.</text:p>
      <text:p text:style-name="P21"/>
      <text:p text:style-name="P34">Capitolo 1: Basi pc e Java Overview</text:p>
      <text:p text:style-name="P34"/>
      <text:p text:style-name="P41"><text:span text:style-name="T66">Hardware e Memoria</text:span><text:span text:style-name="T3">:</text:span></text:p>
      <text:list xml:id="list4054490159" text:style-name="WWNum19">
        <text:list-item>
          <text:p text:style-name="P45"><text:span text:style-name="T57">CPU</text:span><text:span text:style-name="T3"> (“central processing unit” o “unità di elaborazione centrale”) = </text:span><text:span text:style-name="T57">processore</text:span><text:span text:style-name="T3">. Esegue istruzioni di un programma; ma può eseguire solo istruzioni molto semplici, ad esempio operazioni matematiche o spostamento dati in memoria. </text:span></text:p>
        </text:list-item>
      </text:list>
      <text:p text:style-name="P27">Memoria conserva i dati e i risultati dei calcoli intermedi. Ci sono 2 tipi di memoria: </text:p>
      <text:list xml:id="list223309542493992" text:continue-numbering="true" text:style-name="WWNum19">
        <text:list-item>
          <text:p text:style-name="P45"><text:span text:style-name="T57">Memoria principale</text:span><text:span text:style-name="T3"> / </text:span><text:span text:style-name="T57">RAM</text:span><text:span text:style-name="T3"> (“random access memory”): </text:span><text:span text:style-name="T71">info volatili</text:span><text:span text:style-name="T3"> = si perdono allo spegnimento del pc. Conserva programmi attualmente in esecuzione, e i dati da essi utilizzati. </text:span></text:p>
        </text:list-item>
        <text:list-item>
          <text:p text:style-name="P45"><text:soft-page-break/><text:span text:style-name="T57">Memoria secondaria / ausiliaria</text:span><text:span text:style-name="T3"> (hard disk, chiavette, cd, dvd, ssd..): </text:span><text:span text:style-name="T71">info non volatili</text:span><text:span text:style-name="T3">, e quindi persistenti allo spegnimento del pc.</text:span></text:p>
        </text:list-item>
      </text:list>
      <text:p text:style-name="P41"><text:span text:style-name="T3">Entrambe le memorie sono costituite da </text:span><text:span text:style-name="T5">un </text:span><text:span text:style-name="T3">lungo elenco di byte, ognuno con un proprio </text:span><text:span text:style-name="T57">indirizzo</text:span><text:span text:style-name="T3"> specifico associato, che è rappresentato da un numero. Gli indirizzi non sono fissati dall’hardware, ma dipendono dal programma che sta utilizzando la memoria. </text:span><text:span text:style-name="T57">byte</text:span><text:span text:style-name="T3"> è la più piccola unità di memoria indirizzabile, ed è costituita da 8 cifre binarie (0 o 1) chiamate </text:span><text:span text:style-name="T57">bit</text:span><text:span text:style-name="T3">. 1 byte = 8 bit Per memorizzare dati che non possono essere contenuti in un singolo byte, si usano </text:span><text:span text:style-name="T71">più byte adiacenti</text:span><text:span text:style-name="T3">, che vengono considerati come un'unica grande </text:span><text:span text:style-name="T57">area di memoria</text:span><text:span text:style-name="T3">, il cui indirizzo è quello del primo byte che la compone. </text:span></text:p>
      <text:p text:style-name="P27">Organizzazione della memoria secondaria è: 1) Directory o Folder (cartella) -&gt; 2) File -&gt; 3) byte adiacenti (area di memoria) -&gt; 4) byte singolo -&gt; 5) singolo bit degli 8 che compongono il byte. </text:p>
      <text:p text:style-name="P41"><text:span text:style-name="T57">Programma</text:span><text:span text:style-name="T3"> = </text:span><text:span text:style-name="T57">Software</text:span><text:span text:style-name="T3"> = <text:s/>insieme di istruzioni che un computer deve eseguire</text:span></text:p>
      <text:p text:style-name="P41"><text:span text:style-name="T57">Programmatori</text:span><text:span text:style-name="T3"> = specialisti che concepiscono, scrivono e infine collaudano il programma</text:span></text:p>
      <text:p text:style-name="P41"><text:span text:style-name="T57">Sistema operativo</text:span><text:span text:style-name="T3"> = programma supervisore che controlla il funzionamento del computer nella sua interezza. Es: Microsoft Windows, Linux, Unix, Mac OS. </text:span></text:p>
      <text:p text:style-name="P41"><text:span text:style-name="T66">JAVA</text:span><text:span text:style-name="T3"> è un linguaggio:</text:span></text:p>
      <text:list xml:id="list1170186796" text:style-name="WWNum64">
        <text:list-item>
          <text:p text:style-name="P46"><text:span text:style-name="T57">General purpose</text:span><text:span text:style-name="T3">: si usa per realizzare una grande varietà di applicazioni, come web app su larga scala, standalone desktop application, applicazioni mobile (Kotlin per Android si basa su Java) ecc…</text:span></text:p>
        </text:list-item>
        <text:list-item>
          <text:p text:style-name="P46"><text:span text:style-name="T57">Object-oriented</text:span><text:span text:style-name="T3">:</text:span><text:span text:style-name="T52"> </text:span><text:span text:style-name="T3">Java è un linguaggio di </text:span><text:span text:style-name="T57">programmazione a oggetti</text:span><text:span text:style-name="T3"> (</text:span><text:span text:style-name="T57">OOP</text:span><text:span text:style-name="T3"> = “</text:span><text:span text:style-name="T57">Object-Oriented Programming</text:span><text:span text:style-name="T3">”). Un’oggetto software può rappresentare un’oggetto del mondo reale o un’astrazione. Un’oggetto ha diverse caratteristiche dette </text:span><text:span text:style-name="T71">attributi</text:span><text:span text:style-name="T3">, espresse in Java attraverso le </text:span><text:span text:style-name="T88">variabili</text:span><text:span text:style-name="T3">. I </text:span><text:span text:style-name="T71">valori</text:span><text:span text:style-name="T3"> di questi attributi costituiscono lo </text:span><text:span text:style-name="T57">stato dell’oggetto</text:span><text:span text:style-name="T3">. Le azioni che un’oggetto può compiere sono chiamate </text:span><text:span text:style-name="T71">comportamenti</text:span><text:span text:style-name="T3">, e sono definiti in Java da porzioni di codice chiamate </text:span><text:span text:style-name="T57">metodi</text:span><text:span text:style-name="T3">. </text:span><text:span text:style-name="T71">Classe</text:span><text:span text:style-name="T3"> = porzione di codice; definisce il </text:span><text:span text:style-name="T71">tipo di dato di un’oggetto</text:span><text:span text:style-name="T3"> (dato dal nome della classe), cioè una sorta di stampo (blueprint) che consente di creare (“istanziare”) l’oggetto. Tutti gli oggetti di una classe hanno gli stessi attributi e gli stessi comportamenti, </text:span><text:span text:style-name="T48">ossia le stesse variabili e gli stessi metodi;</text:span><text:span text:style-name="T3"> ma questo non significa che siano identici: ogni istanza infatti può avere uno “stato dell’oggetto” differente =&gt; ogni loro attributo può assumere valori diversi in ciascun oggetto. </text:span></text:p>
        </text:list-item>
      </text:list>
      <text:p text:style-name="P28">I 4 Principi della programmazione a oggetti OOP sono: </text:p>
      <text:list xml:id="list3872778579" text:style-name="WWNum65">
        <text:list-item>
          <text:p text:style-name="P47"><text:span text:style-name="T58">I</text:span><text:span text:style-name="T57">ncapsulamento</text:span><text:span text:style-name="T3"> / “</text:span><text:span text:style-name="T57">information hiding</text:span><text:span text:style-name="T3">” = visibilità limitata/condizionata del codice, che consente di proteggere le </text:span><text:span text:style-name="T5">variabili</text:span><text:span text:style-name="T3"> </text:span><text:span text:style-name="T5">e i </text:span><text:span text:style-name="T3">metodi di un’oggetto da parte degli altri oggetti, come una capsula attorn</text:span><text:span text:style-name="T4">o</text:span><text:span text:style-name="T3"> ad una medicina. Altri oggetti potranno accedere solo ad alcuni metodi o variabili dell’istanza incapsulata, </text:span><text:span text:style-name="T4">e</text:span><text:span text:style-name="T3"> passando </text:span><text:span text:style-name="T30">obbligatoriamente attraverso</text:span><text:span text:style-name="T3"> determinati entry points, che svolgeranno opportuni controlli; per es verificando che venga assegnato a</text:span><text:span text:style-name="T48">lle</text:span><text:span text:style-name="T3"> variabili un valore sensato.</text:span></text:p>
        </text:list-item>
        <text:list-item>
          <text:p text:style-name="P47"><text:span text:style-name="T58">P</text:span><text:span text:style-name="T57">olimorfismo</text:span><text:span text:style-name="T3"> = letteralmente “molte forme”, consente ad una stessa istruzione di avere significati differenti in contesti differenti. Es reale è oggetto Luca che si interfaccia con genitori (amore) o con colleghi (</text:span><text:span text:style-name="T16">col</text:span><text:span text:style-name="T3">la</text:span><text:span text:style-name="T16">b</text:span><text:span text:style-name="T3">ora in modo professionale…) </text:span><text:span text:style-name="T22">o con amici (ci si diverte assieme)</text:span><text:span text:style-name="T3">.</text:span></text:p>
        </text:list-item>
        <text:list-item>
          <text:p text:style-name="P47"><text:span text:style-name="T58">E</text:span><text:span text:style-name="T57">reditarietà</text:span><text:span text:style-name="T3"> = un modo di organizzare la codificazione delle classi, creando un’oggetto con l’aiuto di un’altra </text:span><text:span text:style-name="T5">classe</text:span><text:span text:style-name="T3"> già esistente. Per es. uso classi “figlie” specializzate per definire e perfezionare </text:span><text:span text:style-name="T23">le variabili</text:span><text:span text:style-name="T3"> e </text:span><text:span text:style-name="T23">i </text:span><text:span text:style-name="T3">metodi introdotti dalla classe “padre” generica. Ereditarietà aiuta a non ripetere stesse porzioni di codice, secondo il principio </text:span><text:span text:style-name="T57">DRY</text:span><text:span text:style-name="T3">: don’t repeat yourself!</text:span></text:p>
        </text:list-item>
        <text:list-item>
          <text:p text:style-name="P54"><text:span text:style-name="T57">Astrazione / “abstraction” </text:span><text:span text:style-name="T3">= consiste nel nascondere tutti i dettagli non necessari di un’oggetto, mostrando unicamente l’essenziale di cui gli altri oggetti necessitano per poter comunicare ed interagire con lui. Concretamente si implementa usando classi astratte e interfacce. → </text:span><text:span text:style-name="T71">?? </text:span><text:span text:style-name="T72">non somiglia ad incapsulamento???</text:span></text:p>
        </text:list-item>
      </text:list>
      <text:list xml:id="list223309957143960" text:continue-list="list1170186796" text:style-name="WWNum64">
        <text:list-item>
          <text:p text:style-name="P46"><text:soft-page-break/><text:span text:style-name="T57">Platform indipendent =&gt; portabile</text:span><text:span text:style-name="T3">: secondo il principio </text:span><text:span text:style-name="T57">WORA</text:span><text:span text:style-name="T3"> (“Write once, run anywhere”) codice Java può essere eseguito su ogni piattaforma a prescindere dal suo sistema operativo o architettura. Portabilità è infatti </text:span><text:span text:style-name="T71">il principale vantaggio</text:span><text:span text:style-name="T3"> di Java!</text:span></text:p>
        </text:list-item>
        <text:list-item>
          <text:p text:style-name="P46"><text:span text:style-name="T57">Concurrent</text:span><text:span text:style-name="T3">: Java supporta la programmazione concorrente, ossia il </text:span><text:span text:style-name="T57">multi-threading</text:span><text:span text:style-name="T3">, che consente ai programmi di svolgere più attività allo stesso tempo</text:span></text:p>
        </text:list-item>
        <text:list-item>
          <text:p text:style-name="P46"><text:span text:style-name="T57">Very fast</text:span><text:span text:style-name="T3">: performance sono ottime, vicinissime a quelle di C e C++</text:span></text:p>
        </text:list-item>
        <text:list-item>
          <text:p text:style-name="P46"><text:span text:style-name="T57">Semplice / di “alto livello”</text:span><text:span text:style-name="T3">: Java deriva da C e C++, ma è molto più semplice da usare. Per esempio in C e C++ programmatore d</text:span><text:span text:style-name="T16">eve</text:span><text:span text:style-name="T3"> occuparsi direttamente di gestire la memoria, mentre in Java questa funzione è automatizzata e svolta dal Garbage Collector</text:span></text:p>
        </text:list-item>
        <text:list-item>
          <text:p text:style-name="P46"><text:span text:style-name="T57">Stabile e sicuro: </text:span><text:span text:style-name="T3">quindi molto rigoroso, e perciò idoneo allo sviluppo in </text:span><text:span text:style-name="T71">ambito enterprise</text:span><text:span text:style-name="T57"> </text:span></text:p>
        </text:list-item>
        <text:list-item>
          <text:p text:style-name="P58"><text:span text:style-name="T91">Dotato di</text:span><text:span text:style-name="T64"> Librerie: </text:span><text:span text:style-name="T91">Java Classic Library = API (“Application Programming Interface”) = collezioni di classi fornite direttamente da Java e organizzate in packages. Libreria offre funzionalità predefinite che si possono incorporare nel proprio codice, senza doverle codificare direttamente (es. classe Scanner…) -&gt; </text:span><text:a xlink:type="simple" xlink:href="https://docs.oracle.com/javase/9/docs/api/" text:style-name="Internet_20_link" text:visited-style-name="Visited_20_Internet_20_Link"><text:span text:style-name="Internet_20_link"><text:span text:style-name="T91">https://docs.oracle.com/javase/9/docs/api/</text:span></text:span></text:a><text:span text:style-name="T91"> -&gt; per consultare documentazione seleziono prima </text:span><text:span text:style-name="T92">il </text:span><text:span text:style-name="T91">package e poi </text:span><text:span text:style-name="T92">la </text:span><text:span text:style-name="T91">classe che mi interessa.</text:span></text:p>
        </text:list-item>
      </text:list>
      <text:p text:style-name="P6"/>
      <text:p text:style-name="P42"><text:span text:style-name="T66">Storia</text:span><text:span text:style-name="T3"> di Java: linguaggio creato ad inizi anni 90’ </text:span><text:span text:style-name="T17">da team della Sun Microsystem guidato da Jam</text:span><text:span text:style-name="T23">e</text:span><text:span text:style-name="T17">s Gosling, </text:span><text:span text:style-name="T18">e prima versione rilasciata nel 1996.</text:span><text:span text:style-name="T17"> </text:span><text:span text:style-name="T18">Scenario target era un network di dispositivi elettronici eterogenei </text:span><text:span text:style-name="T49">(inizialmente gli elettrodomestici)</text:span><text:span text:style-name="T18">, piccoli, affidabili, distribuiti e che comunicano tra loro in tempo reale. Obbiettivo primario era quindi una tecnologia in grado di rendere possibile tale network; quelli secondari erano consumare meno memoria (per gli hardware del tempo era </text:span><text:span text:style-name="T23">particolarmente </text:span><text:span text:style-name="T18">importante), permettere upload e download di software su vari sistemi e architetture </text:span><text:span text:style-name="T23">diverse</text:span><text:span text:style-name="T18"> (portabilità → platform indipendence), garantire sicurezza e multithreading. </text:span><text:span text:style-name="T19">Target di mercato principale era la cable tv industry ma si trattava di una tecnologia troppo avanzata. Applicazione iniziale fu il web develpoment grazie alla nascente industria del world wide web: pagine web inizialmente erano statiche, ma grazie alle applets (programmi java eseguibili su ogni dispositivo o sistema) divennero dinamiche, e cosi il browser Netscape adottò java.</text:span></text:p>
      <text:p text:style-name="P29"/>
      <text:p text:style-name="P41"><text:span text:style-name="T66">Compilazione</text:span><text:span text:style-name="T3">: La cpu di un computer comprende un’insieme di istruzioni chiamato “</text:span><text:span text:style-name="T57">Instruction set</text:span><text:span text:style-name="T3">”. Ciascuna istruzione è in </text:span><text:span text:style-name="T71">format binario</text:span><text:span text:style-name="T3"> di sequenze di 0 e 1. Questo è il linguaggio che una cpu è in grado di capire ed eseguire, e si chiama </text:span><text:span text:style-name="T57">linguaggio macchina</text:span><text:span text:style-name="T3"> (“</text:span><text:span text:style-name="T57">machine code</text:span><text:span text:style-name="T3">” o “</text:span><text:span text:style-name="T57">native code</text:span><text:span text:style-name="T3">”). Il </text:span><text:span text:style-name="T57">linguaggio assembly</text:span><text:span text:style-name="T3"> (“assembly language”) è una sorta di rappresentazione simbolica del linguaggio macchina, quindi è un po</text:span><text:span text:style-name="T20">chino</text:span><text:span text:style-name="T3"> più semplice da capire da parte di una persona. Cpu </text:span><text:span text:style-name="T14">tuttavia </text:span><text:span text:style-name="T3">non è in grado di comprendere l’assembly language, che pertanto deve </text:span><text:span text:style-name="T14">prima</text:span><text:span text:style-name="T3"> essere tradotto in machine code da un programma chiamato “assembler”. Sia il linguaggio macchina che il linguaggio assembly, sono entrambi </text:span><text:span text:style-name="T20">definiti</text:span><text:span text:style-name="T3"> linguaggi di “</text:span><text:span text:style-name="T57">basso livello</text:span><text:span text:style-name="T3">” ossia più vicini alla logica della cpu, che a quella umana. Sono stati cosi creati linguaggi detti di <text:s/></text:span><text:span text:style-name="T57">“alto livello”</text:span><text:span text:style-name="T3"> in quanto più facili da utilizzare e comprendere, come Fortran, la famiglia dei C e Java. Sono tipicamente caratterizzati da parole inglesi, operatori matematici e punteggiatura. I linguaggi di alto livello non sono</text:span><text:span text:style-name="T23"> </text:span><text:span text:style-name="T3">comprensibili dalla cpu, e vanno quindi tradotti in linguaggio macchina per mezzo di un programma chiamato </text:span><text:span text:style-name="T57">compilatore</text:span><text:span text:style-name="T3"> (“compiler”). Una volta compilato il programma potrà essere eseguito in un secondo momento, e di conseguenza compilazione ed esecuzione sono 2 fasi distinte. Un compilatore può tradurre il codice sorgente:</text:span></text:p>
      <text:list xml:id="list1263335878" text:style-name="WWNum70">
        <text:list-item>
          <text:p text:style-name="P107">direttamente in linguaggio macchina, come avviene per il C e il C++</text:p>
        </text:list-item>
        <text:list-item>
          <text:p text:style-name="P107">ma anche in <text:span text:style-name="T111">bytecode</text:span>, come avviene in Java</text:p>
        </text:list-item>
        <text:list-item>
          <text:p text:style-name="P48"><text:span text:style-name="T3">oppure in un altro linguaggio di alto livello. =&gt; Compilatori che traducono un linguaggio di programmazione in un altro, sono chiamati </text:span><text:span text:style-name="T76">source-to-source compilers</text:span><text:span text:style-name="T3"> o transcompilers</text:span></text:p>
        </text:list-item>
      </text:list>
      <text:p text:style-name="P27"><text:soft-page-break/>Il compilatore 1) verifica la sintassi <text:span text:style-name="T119">(grammatica) </text:span>e la semantica (logica<text:span text:style-name="T120">) del codice scritto: per</text:span> es<text:span text:style-name="T120">empio una</text:span> classe final non può essere estesa 2) realizza un’ottimizzazione del codice per velocizzarne l’esecuzione, 3) e infine effettua la traduzione. <text:span text:style-name="T121">Compilatore svol</text:span><text:span text:style-name="T113">g</text:span><text:span text:style-name="T121">e molte operazioni e può quindi essere un po lento, ma u</text:span>na volta compilato, il programma può essere eseguito un numero infinito di volte senza dover essere <text:span text:style-name="T121">prima </text:span>ricompilato. <text:span text:style-name="T121">Ricompilazione è necessaria solo se il codice sorgente viene modificato.</text:span></text:p>
      <text:p text:style-name="P41"><text:span text:style-name="T3">Principali pros / cons del compilatore sono rispettivamente: </text:span><text:span text:style-name="T57">fast execution</text:span><text:span text:style-name="T3"> e la </text:span><text:span text:style-name="T57">platform dependency</text:span><text:span text:style-name="T84">, </text:span><text:span text:style-name="T85">poiché produce machine code che è platform dependent, in quando possiede attributi specifici del sistema operativo o <text:s/>architettura hardware usata localmente.</text:span></text:p>
      <text:p text:style-name="P41"><text:span text:style-name="T66">Platform dependency:</text:span><text:span text:style-name="T3"> Dopo aver compilato codice sorgente in una specifica piattaforma, e aver ottenuto un file eseguibile in essa (es. file.exe in Windows o un file.out in Linux), non lo posso eseguire direttamente in un’altra piattaforma, ma ho la necessità di ricompilare nuovamente il codice sorgente. Le ragioni della platform dependency sono relative a:</text:span></text:p>
      <text:list xml:id="list592910994" text:style-name="WWNum66">
        <text:list-item>
          <text:p text:style-name="P49"><text:span text:style-name="T57">Sistemi operativi</text:span><text:span text:style-name="T3"> diversi che determinano: 1) format differenti degli executable files: PE (p</text:span><text:span text:style-name="T24">or</text:span><text:span text:style-name="T3">table executable) per Windows e ELF (executable and linkable format) per Linux. </text:span><text:span text:style-name="T77">2) differenti “system calls” </text:span><text:span text:style-name="T78">che sono radicate nei kernel dei </text:span><text:span text:style-name="T79">diversi </text:span><text:span text:style-name="T78">sistemi operativi</text:span></text:p>
        </text:list-item>
        <text:list-item>
          <text:p text:style-name="P49"><text:span text:style-name="T57">Hardware</text:span><text:span text:style-name="T3"> diversi che hanno differenti “</text:span><text:span text:style-name="T6">i</text:span><text:span text:style-name="T3">nstruction sets” </text:span></text:p>
        </text:list-item>
      </text:list>
      <text:p text:style-name="P43"><text:span text:style-name="T66">Interprete:</text:span><text:span text:style-name="T3"> Si tratta di una macchina virtuale che simula la cpu, nello stesso modo in cui la cpu esegue il machine code, ossia attraverso un “</text:span><text:span text:style-name="T57">fetch and execute cycle”</text:span><text:span text:style-name="T3">. Tale ciclo inizia col caricamento in memoria del programma da eseguire, ossia di una serie di istruzioni in formato binario; la cpu va a prendere (“fetch”) dalla memoria sia le istruzioni da eseguire sia i dati necessari, infine i dati prodotti in output vengono salvati in memoria; continuando il processo fino al termine del programma. Interprete dapprima traduce, ma successivamente esegue ogni singola porzione di codice; alternando cosi traduzione ed esecuzione di porzioni di codice, in modo sequenziale. </text:span><text:span text:style-name="T46"><text:s/></text:span><text:span text:style-name="T3">Mentre il compilatore si limita a tradurre integralmente il codice senza eseguirlo, l’interprete svolge contemporaneamente entrambe le funzioni. La traduzione fatta dall’interprete va ripetuta ad ogni esecuzione del programma, a differenza della compilazione che va eseguita solo una volta. Interprete quindi non si limita a produrre machine code, come fa il compilatore, ma lo esegue anche. </text:span><text:span text:style-name="T46">Interprete </text:span><text:span text:style-name="T26">è dotato di</text:span><text:span text:style-name="T46"> una libreria </text:span><text:span text:style-name="T47">interna</text:span><text:span text:style-name="T46"> di machine code precompilato, che gli consente di eseguire il codice precompilato corrispondente a quello del source code.</text:span></text:p>
      <text:p text:style-name="P27">Vantaggi dell’Interprete: <text:bookmark text:name="_Hlk41587417"/></text:p>
      <text:list xml:id="list1353343756" text:style-name="WWNum67">
        <text:list-item>
          <text:p text:style-name="P50"><text:span text:style-name="T57">platform indipendence</text:span><text:span text:style-name="T3"> è il principale vantaggio: consente ad uno stesso codice sorgente di essere eseguito in piattaforme differenti; a condizione di avere 1 interprete specifico per ciascuna piattaforma, </text:span><text:span text:style-name="T27">e quindi platform dependent, </text:span><text:span text:style-name="T3">in funzione cioè dell’hardware e sistema operativo usat</text:span><text:span text:style-name="T25">i</text:span><text:span text:style-name="T3">. </text:span><text:span text:style-name="T26">A differenza del compilatore che genera machine code platform dependent, interprete parte dal source code che è lo stesso a prescindere da sistema operativo o architettura hardware, e</text:span><text:span text:style-name="T50">d è</text:span><text:span text:style-name="T26"> dunque platform indipendent.</text:span></text:p>
        </text:list-item>
        <text:list-item>
          <text:p text:style-name="P50"><text:span text:style-name="T57">no compilation step</text:span><text:span text:style-name="T3"> e possibilità di eseguire immediatamente il codice</text:span></text:p>
        </text:list-item>
        <text:list-item>
          <text:p text:style-name="P50"><text:span text:style-name="T57">easier update </text:span><text:span text:style-name="T3">del codice sorgente</text:span></text:p>
        </text:list-item>
      </text:list>
      <text:p text:style-name="P27">Svantaggi<text:span text:style-name="T113">o</text:span> dell’Interprete:</text:p>
      <text:list xml:id="list2774179057" text:style-name="WWNum68">
        <text:list-item>
          <text:p text:style-name="P51"><text:span text:style-name="T57">Lentezza</text:span><text:span text:style-name="T3">: ordini di grandezza più lento del compilatore. Ragioni sono: </text:span></text:p>
        </text:list-item>
      </text:list>
      <text:list xml:id="list2486168468" text:style-name="WWNum69">
        <text:list-item>
          <text:p text:style-name="P108">costly memory access operations</text:p>
        </text:list-item>
        <text:list-item>
          <text:p text:style-name="P108">interpretazione <text:span text:style-name="T122">(intesa come traduzione del codice)</text:span> va ripetuta ogni volta che programma viene eseguito</text:p>
        </text:list-item>
        <text:list-item>
          <text:p text:style-name="P108">interprete, inteso come programma, viene caricato in memoria</text:p>
        </text:list-item>
      </text:list>
      <text:p text:style-name="P40"><text:span text:style-name="T69">JVM:</text:span><text:span text:style-name="T91"> Java riesce a combinare i vantaggi del compilatore e dell’interprete, rispettivamente la velocità di esecuzione e la platform indipendence, senza avere i relativi svantaggi. Compilatore non traduce linguaggio di alto livello del codice sorgente, nel linguaggio macchina del pc specifico</text:span><text:span text:style-name="T3"> </text:span><text:soft-page-break/><text:span text:style-name="T91">utilizzato, ma in “</text:span><text:span text:style-name="T64">bytecode Java</text:span><text:span text:style-name="T91">”, cioè nel linguaggio macchina di una “macchina virtuale” chiamata </text:span><text:span text:style-name="T64">JVM</text:span><text:span text:style-name="T91"> = </text:span><text:span text:style-name="T64">Java Virtual Machine</text:span><text:span text:style-name="T91">. Questa fase di compilazione avviene una sola volta. </text:span><text:span text:style-name="T97">Quando si lancia l’esecuzione del programma, un </text:span><text:span text:style-name="T64">interprete</text:span><text:span text:style-name="T91"> , </text:span><text:span text:style-name="T97">la JVM, </text:span><text:span text:style-name="T91">traduce il bytecode Java </text:span><text:span text:style-name="T97">in</text:span><text:span text:style-name="T91"> linguaggio macchina </text:span><text:span text:style-name="T97">e poi</text:span><text:span text:style-name="T91"> lo esegue. JVM è platform dependent, </text:span><text:span text:style-name="T93">ma</text:span><text:span text:style-name="T91"> </text:span><text:span text:style-name="T93">bitecode </text:span><text:span text:style-name="T91">Java è platform indipendent, </text:span><text:span text:style-name="T93">rendendo cosi Java</text:span><text:span text:style-name="T91"> un </text:span><text:span text:style-name="T64">linguaggio portabile</text:span><text:span text:style-name="T91">! Bytecode Java frutto della compilazione può </text:span><text:span text:style-name="T93">infatti </text:span><text:span text:style-name="T91">essere eseguito su qualunque pc dotato di JV</text:span><text:span text:style-name="T94">M</text:span><text:span text:style-name="T91">, senza bisogno si essere ricompilato. Si tratta di un vantaggio enorme! Per es. se viene creato un nuovo PC non sarà necessario creare un nuovo compilatore, ma basterà semplicemente aggiornare la JVM in modo che possa tradurre bytecode Java, in linguaggio macchina specifico del nuovo pc: questa è un’operazione molto più semplice ed economica, dato che i vari linguaggi macchina </text:span><text:span text:style-name="T95">dei pc </text:span><text:span text:style-name="T91">si somigliano fra loro. </text:span><text:span text:style-name="T64">Portabilità</text:span><text:span text:style-name="T91"> = codice eseguibile su pc con sistemi operativi e/o architetture hardware diverse, a parità di JVM</text:span><text:span text:style-name="T96">.</text:span></text:p>
      <text:p text:style-name="P30">JVM è una sorta di computer virtuale la cui “instruction set” corrisponde al bytecode java. Le sue principali responsabilità sono:</text:p>
      <text:list xml:id="list223310777844336" text:continue-list="list2774179057" text:style-name="WWNum68">
        <text:list-item>
          <text:p text:style-name="P109">loading &amp; interpreting java bytecode</text:p>
        </text:list-item>
        <text:list-item>
          <text:p text:style-name="P109">security</text:p>
        </text:list-item>
        <text:list-item>
          <text:p text:style-name="P55"><text:span text:style-name="T71">automatic memory management</text:span><text:span text:style-name="T3"> attraverso il </text:span><text:span text:style-name="T57">garbage collector</text:span><text:span text:style-name="T3">, garantendo cosi maggiore sicurezza, perché si eliminano gli errori di gestione della memoria tipici di C e C++</text:span></text:p>
        </text:list-item>
      </text:list>
      <text:p text:style-name="P31">Interpretare il Java bytecode è molto più veloce rispetto ad interpretare direttamente il codice sorgente, perché il bytecode 1) è compatto, 2) è già compilato e 3) è ottimizzato specificamente per la JVM, a differenza del codice sorgente che è ottimizzato per gli sviluppatori. La compattezza del bytecode è inoltre concepita appositamente per ottimizzare il trasferimento del codice tra diversi dispositivi e piattaforme eterogenee; che infatti era uno dei requisiti originari di Java, progettato per <text:span text:style-name="T114">dispositivi elettronici</text:span> eterogenei fra loro.</text:p>
      <text:p text:style-name="P44"><text:span text:style-name="T3">Quando si esegue bytecode Java si crea una </text:span><text:span text:style-name="T57">JVM instance</text:span><text:span text:style-name="T3">, </text:span><text:span text:style-name="T7">questa carica in memoria sia la JVM sia un’unico file .class, ossia il bytecode Java prodotto dal compilatore,</text:span><text:span text:style-name="T3"> </text:span><text:span text:style-name="T7">e lo esegue</text:span><text:span text:style-name="T3">. </text:span><text:span text:style-name="T7">JVM instance esegue solametne un’unico file .class, quindi se si vogliono eseguire 2 programmi contemporaneamente, lo si deve fare separatamente, creando cioè <text:s/>una seconda jvm instance.</text:span><text:span text:style-name="T3"> Componenti principali della JVM sono:</text:span></text:p>
      <text:list xml:id="list692302415" text:style-name="WWNum72">
        <text:list-item>
          <text:p text:style-name="P56"><text:span text:style-name="T57">Class Loader</text:span><text:span text:style-name="T3"> che carica il bytecode java in memoria, usando la classe col metodo main e quindi eseguibile. Programma Java non è scritto in un unico file, ma è suddiviso in classi, </text:span><text:span text:style-name="T28">che possiamo pensare come</text:span><text:span text:style-name="T3"> porzioni di codice. Classi sono compilate in modo separato, e tradotte in frammenti differenti di bytecode. Per eseguire il programma le classi devono quindi essere collegate fra loro -&gt; questa funzione è svolta in Java in modo automatico dal class loader, chiamato anche </text:span><text:span text:style-name="T71">linker</text:span><text:span text:style-name="T3"> in altri linguaggi di programmazione.</text:span></text:p>
        </text:list-item>
        <text:list-item>
          <text:p text:style-name="P56"><text:span text:style-name="T57">Bytecode Verifier</text:span><text:span text:style-name="T3"> che controlla che bytecode non sia corrotto</text:span></text:p>
        </text:list-item>
        <text:list-item>
          <text:p text:style-name="P57"><text:span text:style-name="T57">Execution Engine </text:span><text:span text:style-name="T3">che si compone di </text:span><text:span text:style-name="T57">JIT Compiler</text:span><text:span text:style-name="T3"> e </text:span><text:span text:style-name="T57">Interpreter</text:span><text:span text:style-name="T3">. Il JIT Compiler attua un’ulteriore processo di ottimizzazione chiamato </text:span><text:span text:style-name="T57">just-in-time (JIT) compilation</text:span><text:span text:style-name="T3">: <text:s/>identifica le porzioni di bytecode che vengono eseguite più di frequente, dette “</text:span><text:span text:style-name="T57">hot spots</text:span><text:span text:style-name="T3">” (1001 runs) e le converte direttamente in linguaggio macchina, il quale viene “</text:span><text:span text:style-name="T57">cached</text:span><text:span text:style-name="T3">”, ossia salvato in memoria per poter essere riutilizzato. Cached machine code garantisce una faster execution perché gli “hot spots” non verranno interpretati ogni singola volta, ma si eseguirà direttamente il corrispondente cached machine code. Alla 2001° run vi è un’ulteriore step di ottimizzazione. Questo meccanismo viene definito “</text:span><text:span text:style-name="T57">dynamic compilation</text:span><text:span text:style-name="T3">” perché compilazione in machine code avviene dinamicamente a runtime. </text:span></text:p>
        </text:list-item>
        <text:list-item>
          <text:p text:style-name="P56"><text:span text:style-name="T57">Security Manager </text:span><text:span text:style-name="T3">che</text:span><text:span text:style-name="T57"> </text:span><text:span text:style-name="T3">garantisce un’esecuzione sicura del bytecode, per esempio impedendo a bytecode di accedere a file di sistema, eseguendolo in un </text:span><text:span text:style-name="T71">sandbox environment </text:span><text:span text:style-name="T89">circoscritto</text:span></text:p>
        </text:list-item>
        <text:list-item>
          <text:p text:style-name="P56"><text:soft-page-break/><text:span text:style-name="T57">Garbage Collector </text:span><text:span text:style-name="T3">che consente l’automatic memory management </text:span><text:span text:style-name="T7">a runtime. </text:span><text:span text:style-name="T8">Tiene traccia dei componenti che non sono più utili, e libera la corrispondente memoria utilizzata.</text:span></text:p>
        </text:list-item>
      </text:list>
      <text:p text:style-name="P44"><text:span text:style-name="T3">Java Language Specifications (JLS): </text:span><text:bookmark-start text:name="_Hlk89272954"/><text:span text:style-name="T3">documentazione </text:span><text:bookmark-end text:name="_Hlk89272954"/><text:span text:style-name="T3">che definisce la sintassi e la semantica del linguaggio Java. E’ difficile da leggere e comprendere per un beginner o un junior.</text:span></text:p>
      <text:p text:style-name="P30">Java Virtual Machine Specifications (JVMS): documentazione che definisce come funziona la JMV e il relativo bytecode instruction set. </text:p>
      <text:p text:style-name="P30">Java API Specification: documentazione sulla Java API</text:p>
      <text:p text:style-name="P44"><text:span text:style-name="T66">JRE</text:span><text:span text:style-name="T3">: Java Runtime Environment, è un’implementazione della macchina virtuale Java ed è composto appunto dalla JVM e dalla Java API. Non permette di compilare codice Java, ma serve solo per eseguire il bytecode compilato. Da Java 10 in poi non viene più offerta separatamente da Oracle.</text:span></text:p>
      <text:p text:style-name="P44"><text:span text:style-name="T66">JDK</text:span><text:span text:style-name="T3">: Java Development Kid, contiene al suo interno il JRE e il Compiler. Serve per scrivere codice in java, compilarlo ed eseguirlo. Non ha un’interfaccia grafica e funziona a prompt di comandi (terminal).</text:span></text:p>
      <text:p text:style-name="P41"><text:span text:style-name="T3">Ci sono 2 tipi di programmi Java: </text:span><text:span text:style-name="T57">applicazioni</text:span><text:span text:style-name="T3"> e </text:span><text:span text:style-name="T57">applet</text:span><text:span text:style-name="T3">! Applicazioni sono concepite per essere eseguite localmente su un pc, mentre le applet per essere inviate via internet ed eseguite su un pc remonto.</text:span></text:p>
      <text:p text:style-name="P41"><text:span text:style-name="T66">Package</text:span><text:span text:style-name="T3"> = libreria di classi definite in precendenza. Le </text:span><text:span text:style-name="T57">azioni</text:span><text:span text:style-name="T3"> sono definite da “</text:span><text:span text:style-name="T57">metodi</text:span><text:span text:style-name="T3">”. Un’oggetto esegue un’azione quando viene “invocato” uno dei suoi metodi. In Java la </text:span><text:span text:style-name="T13">s</text:span><text:span text:style-name="T3">intassi per farlo è: nome_oggetto.nome_metodo(eventuale/i argomento/i); Il nome del file deve coincidere con quello della classe che avrà estensione </text:span><text:span text:style-name="T57">.java</text:span><text:span text:style-name="T3"> e si trova nella directory </text:span><text:span text:style-name="T57">src</text:span><text:span text:style-name="T3">. Per compilarla si usa il comando </text:span><text:span text:style-name="T57">javac</text:span><text:span text:style-name="T3"> </text:span><text:span text:style-name="T29">nome_file (</text:span><text:span text:style-name="T3">nome_classe.java</text:span><text:span text:style-name="T29">)</text:span><text:span text:style-name="T3">. Il bytecode della classe ha il suo stesso nome, ma estensione </text:span><text:span text:style-name="T57">.class</text:span><text:span text:style-name="T3"> e si trova nella directory </text:span><text:span text:style-name="T57">out</text:span><text:span text:style-name="T3">. Per eseguire un programma dopo averlo compilato, si usa il seguente comando: java nome_classe senza alcuna estensione. Modo più semplice per scrivere, compilare ed eseguire un programma Java è usare un’</text:span><text:span text:style-name="T57">IDE</text:span><text:span text:style-name="T3"> (Integrated Development Environment = ambiente di sviluppo integrato). Es: IntelliJ, Eclipse, NetBeans, Visual Studio. </text:span></text:p>
      <text:p text:style-name="P41"><text:span text:style-name="T66">Algoritmo</text:span><text:span text:style-name="T3"> = strategia risolutiva = insieme di direttive atte a risolvere un problema. Per essere considerate un’algoritmo, le direttive devono essere espresse in modo completo e preciso, cosi che chiunque possa seguirle senza dover introdurre ulteriori dettagli, o compiere scelte che non sono state specificate. Posso scriverlo in 3 modi: in italiano, direttamente nel linguaggio di programmazione (es. Java), oppure in “</text:span><text:span text:style-name="T57">pseudocodice</text:span><text:span text:style-name="T3">” cioè una combinazione di linguaggio di programmazione ed italiano. Quasi tutti gli algoritmi richiedono la memorizzazione di risultati intermedi. </text:span></text:p>
      <text:p text:style-name="P41"><text:span text:style-name="T66">Testing</text:span><text:span text:style-name="T3"> = collaudare un programma verificando se </text:span><text:span text:style-name="T13">c</text:span><text:span text:style-name="T3">i sono eventuali errori (bug/fault). </text:span></text:p>
      <text:p text:style-name="P41"><text:span text:style-name="T66">Debugging</text:span><text:span text:style-name="T3"> = processo di rimozione degli errori. Ci sono 3 tipi di errori: <text:s/></text:span></text:p>
      <text:list xml:id="list2114524447" text:style-name="WWNum20">
        <text:list-item>
          <text:p text:style-name="P52"><text:span text:style-name="T3">di </text:span><text:span text:style-name="T57">sintassi</text:span><text:span text:style-name="T3"> = grammaticale, relativo cioè a regole formali del linguaggio di programmazione. Compilatore li individua e da messaggio di errore, quasi sempre indicandone il tipo. </text:span></text:p>
        </text:list-item>
        <text:list-item>
          <text:p text:style-name="P52"><text:span text:style-name="T3">a </text:span><text:span text:style-name="T57">run-time</text:span><text:span text:style-name="T3"> = vengono individuati solo durante l’esecuzione del programma. Ad es. divisione per 0, o inserire stringa “uno” invece di intero 1. Compilatore non li rileva, quindi non generano messaggi d’errore </text:span><text:span text:style-name="T71">prima</text:span><text:span text:style-name="T3"> dell’esecuzione, di conseguenza sono più pericolosi di quelli di sintassi, perché meno facili da rilevare.</text:span></text:p>
        </text:list-item>
        <text:list-item>
          <text:p text:style-name="P52"><text:span text:style-name="T57">logico</text:span><text:span text:style-name="T3">: programma viene eseguito correttamente, ma non è quello che si voleva in origine: output errato o addirittura non sensato! E’ il tipo di errore più difficile da rilevare e quindi più grave. As esempio se richiedo una somma di 2 numeri, ma ne codifico la moltiplicazione: usando 2 e 2 come input potrei non notare l’errore logico, dato che sia la loro somma che la loro moltiplicazione da come output 4 -&gt; servono test!</text:span></text:p>
        </text:list-item>
      </text:list>
      <text:p text:style-name="P27">Potrebbero esserci errori nascosti: </text:p>
      <text:list xml:id="list3568690330" text:style-name="WWNum21">
        <text:list-item>
          <text:p text:style-name="P53"><text:span text:style-name="T66">BP1.1</text:span><text:span text:style-name="T3"> è eseguire </text:span><text:span text:style-name="T57">test con</text:span><text:span text:style-name="T3"> </text:span><text:span text:style-name="T57">risultati predicibili</text:span><text:span text:style-name="T3">, e fare confronti con output ottenuti. </text:span></text:p>
        </text:list-item>
        <text:list-item>
          <text:p text:style-name="P53"><text:soft-page-break/><text:span text:style-name="T66">BP1.2</text:span><text:span text:style-name="T3">: </text:span><text:span text:style-name="T57">riutilizzo</text:span><text:span text:style-name="T3"> </text:span><text:span text:style-name="T57">del software</text:span><text:span text:style-name="T3">: usare porzioni di codice già scritto e testato -&gt; maggiore efficienza e sicurezza. Per poter essere riutilizzato, software deve essere progettato molto bene, rispettando i </text:span><text:span text:style-name="T51">principi di programmazione, i </text:span><text:span text:style-name="T3">principali design principles e best practices.</text:span></text:p>
        </text:list-item>
      </text:list>
      <text:p text:style-name="P41"><text:span text:style-name="T66">Release</text:span><text:span text:style-name="T3">: Normalmente vengono rilasciate 2 nuove versioni di Java ogni anno, di solito a marzo e a settembre, cosi da far passare circa 6 mesi tra una release e la successiva. Le versioni da Java 9 in poi supportano solo pc a 64 bit, </text:span><text:span text:style-name="T11">quindi un pc a 32 bit può al massimo supportare Java 8</text:span><text:span text:style-name="T3">. Non tutte le versioni hanno un </text:span><text:span text:style-name="T57">LTS</text:span><text:span text:style-name="T3"> “long term support” da parte di Oracle, quindi a livello professionale si lavora specificamente solo su queste. Al momento uso Java 17, </text:span><text:span text:style-name="T9">che è la più recente LTS. </text:span><text:span text:style-name="T10">La precedente LT</text:span><text:span text:style-name="T29">S</text:span><text:span text:style-name="T10"> release era Java 11, </text:span><text:span text:style-name="T51">mentre la successiva sarà Java 21 rilasciata in settembre 2023.</text:span></text:p>
      <text:p text:style-name="P7"/>
      <text:p text:style-name="P34">Capitolo 2: Tipi di variabili e nozioni di base</text:p>
      <text:p text:style-name="P34"/>
      <text:p text:style-name="P40"><text:span text:style-name="T66">Variabili</text:span><text:span text:style-name="T3"> = contenitori per memorizzare dati (numeri, lettere o simboli), realizzate come aree di memoria e codificate come sequenze di 0 e 1. </text:span><text:span text:style-name="T57">Valore</text:span><text:span text:style-name="T3"> = contenuto della variabile, può cambiare a run-time.</text:span></text:p>
      <text:p text:style-name="P40"><text:span text:style-name="T66">BP2.1</text:span><text:span text:style-name="T3">: usare “</text:span><text:span text:style-name="T71">nomi parlanti</text:span><text:span text:style-name="T3">” per le variabili, cioè nomi che ne suggeriscono il significato/scopo; e in generale mai singoli caratteri. Preferibile usare termini in inglese.</text:span></text:p>
      <text:p text:style-name="P40"><text:span text:style-name="T66">Tipi di variabili</text:span><text:span text:style-name="T3">: Variabili possono essere di 3 tipi diversi:</text:span></text:p>
      <text:list xml:id="list1594045324" text:style-name="WWNum71">
        <text:list-item>
          <text:p text:style-name="P154"><text:span text:style-name="T57">Variabili d’istanza</text:span><text:span text:style-name="T3">: </text:span><text:bookmark-start text:name="_Hlk81755231"/><text:span text:style-name="T3">vengono dichiarate all’interno della classe ma non dei metodi, rappresentano una componente dello stato dell’oggetto; </text:span><text:bookmark-start text:name="_Hlk41939901"/><text:span text:style-name="T3">se non inizializzate esplicitamente, vengono inizializzate al valore di defalut del rispettivo tipo di dato, inoltre non possono essere ri-inizializzate a livello di classe (errore di compilazione) ma soltanto a livello di metodo. </text:span><text:bookmark-end text:name="_Hlk41939901"/><text:span text:style-name="T3">Le variabili d’istanza sono specifiche di ciascuna istanza di una classe, e possono quindi avere valori diversi in ciascuna istanza.</text:span><text:bookmark-end text:name="_Hlk81755231"/></text:p>
        </text:list-item>
        <text:list-item>
          <text:p text:style-name="P154"><text:span text:style-name="T57">Variabili statiche</text:span><text:span text:style-name="T3">: sono anch’esse dichiarate a livello di classe e non di metodi usando la keywork “</text:span><text:span text:style-name="T57">static</text:span><text:span text:style-name="T3">” e a differenza delle variabili d’istanza, il loro valore è lo stesso per tutte le istanze della classe. Come le variabili d’istanza se non inizializzate esplicitamente vengono inizializzate al valore di defalut del rispettivo tipo di dato; e non possono essere ri-inizializzate a livello di classe (errore di compilazione) ma soltanto a livello di metodo.</text:span></text:p>
        </text:list-item>
        <text:list-item>
          <text:p text:style-name="P154"><text:span text:style-name="T57">Variabili locali</text:span><text:span text:style-name="T3">: vengono dichiarate non a livello di classe ma all’interno dei metodi, o nel loro corpo o nella loro intestazione (parametri formali). Esse sono temporanee e non accessibili all’infuori del metodo; vanno inoltre obbligatoriamente inizializzate in modo specifico prima di essere utilizzate, poiché Java non le inizializza al valore di default del rispettivo tipo di dato, di conseguenza avremmo un’errore di compilazione.</text:span></text:p>
        </text:list-item>
      </text:list>
      <text:p text:style-name="P40"><text:span text:style-name="T3">Il 1° step è la </text:span><text:span text:style-name="T66">dichiarazione</text:span><text:span text:style-name="T3"> della variabile. Sintassi è: </text:span><text:span text:style-name="T57">scope – tipo – nome </text:span><text:span text:style-name="T3">(identificatore); Attraverso la dichiarazione il compilatore conoscerà 1) il nome della variabile 2) il tipo della variabile, e di conseguenza quanto spazio allocare in memoria e il modo in cui codificare i dati contenuti in essa -&gt; per questo motivo è impossibile utilizzare una variabile prima di averla dichiarata. Posso dichiarare più variabili contemporaneamente se hanno lo stesso scope e tipo, separando nomi con virgola e mettendo il ; alla fine </text:span><text:span text:style-name="T31">dello statement</text:span><text:span text:style-name="T3">. </text:span><text:span text:style-name="T66">BP2.2</text:span><text:span text:style-name="T3">: dichiarazione della variabile va fatta o all’inizio della classe, oppure appena prima di essere utilizzata.</text:span></text:p>
      <text:p text:style-name="P40"><text:span text:style-name="T3">Un </text:span><text:span text:style-name="T66">tipo di dato</text:span><text:span text:style-name="T3"> specifica un’insieme di valori che la variabile può memorizzare, e l’insieme di operazioni che possono essere eseguite su di esso. <text:s/>Ci sono 2 tipi di dato principali: i tipi classe e i tipi primitivi. <text:s/></text:span></text:p>
      <text:list xml:id="list3637884452" text:style-name="WWNum22">
        <text:list-item>
          <text:p text:style-name="P155"><text:span text:style-name="T57">Tipo </text:span><text:span text:style-name="T59">c</text:span><text:span text:style-name="T57">lasse</text:span><text:span text:style-name="T3"> (class type) è un tipo per gli oggetti di una classe: oggetto è dello stesso tipo e ha lo stesso nome della sua classe. </text:span></text:p>
        </text:list-item>
        <text:list-item>
          <text:p text:style-name="P59"><text:span text:style-name="T62">Tipo primitivo</text:span><text:span text:style-name="T53">: ne esistono 8: 4 per i numeri interi: byte, short, int, long; 2 per numeri in virgola mobile (floating-point): float e double; char che serve per rappresentare singoli </text:span><text:soft-page-break/><text:span text:style-name="T53">caratteri e viene inizializzato utilizzando il singolo apice; e infine il boolean per true/false. Il nome di tutti i tipi primitivi va in minuscolo. <text:s/>Ogni numero che ha una parte decimale, anche se pari a 0, è un floating-point number. int e double sono i 2 </text:span><text:span text:style-name="T62">tipi di default</text:span><text:span text:style-name="T53"> rispettivamente per gli interi e i decimali: nel dubbio devo usare questi, ma se è importante risparmiare memoria ed è possibile farlo, è preferibile usare gli altri tipi. In Java per i floating point si usa il punto al posto della virgola, secondo la convenzione americana. Floating point numbers vanno sempre considerati come </text:span><text:span text:style-name="T62">approssimazioni</text:span><text:span text:style-name="T53"> perché spesso non è possibile scrivere tutte le sue cifre per limiti di memoria (per es. 1/3 è più grande di 0.333333). Per questo motivo non è consigliato usare i floating-point numbers per calcoli monetari (per es. e-commerce), bensi una classe apposita e molto precisa chiamata </text:span><text:span text:style-name="T62">BigDecimal</text:span><text:span text:style-name="T53">. A partire da Java 7 per visualizzare meglio le quantità posso usare i caratteri di underscore per separare le migliaia, inoltre sono accettati anche i sistemi numerici esadecimale, decimale e ottale. Tabella dei caratteri Unicode: </text:span><text:a xlink:type="simple" xlink:href="https://unicode-table.com/it/" text:style-name="Internet_20_link" text:visited-style-name="Visited_20_Internet_20_Link"><text:span text:style-name="Internet_20_link"><text:span text:style-name="T53">https://unicode-table.com/it/</text:span></text:span></text:a><text:span text:style-name="T53"> </text:span></text:p>
        </text:list-item>
      </text:list>
      <text:p text:style-name="P7"/>
      <table:table table:name="Tabella1" table:style-name="Tabella1">
        <table:table-column table:style-name="Tabella1.A"/>
        <table:table-column table:style-name="Tabella1.B"/>
        <table:table-column table:style-name="Tabella1.C"/>
        <table:table-column table:style-name="Tabella1.D"/>
        <table:table-column table:style-name="Tabella1.E"/>
        <table:table-row table:style-name="Tabella1.1">
          <table:table-cell table:style-name="Tabella1.A1" office:value-type="string">
            <text:p text:style-name="P22">Nome</text:p>
          </table:table-cell>
          <table:table-cell table:style-name="Tabella1.A1" office:value-type="string">
            <text:p text:style-name="P22">Tipo di valore</text:p>
          </table:table-cell>
          <table:table-cell table:style-name="Tabella1.A1" office:value-type="string">
            <text:p text:style-name="P22">Memoria usata</text:p>
          </table:table-cell>
          <table:table-cell table:style-name="Tabella1.A1" office:value-type="string">
            <text:p text:style-name="P22">Intervallo di valori</text:p>
          </table:table-cell>
          <table:table-cell table:style-name="Tabella1.A1" office:value-type="string">
            <text:p text:style-name="P22">Default value</text:p>
          </table:table-cell>
        </table:table-row>
        <table:table-row table:style-name="Tabella1.1">
          <table:table-cell table:style-name="Tabella1.A1" office:value-type="string">
            <text:p text:style-name="P32"/>
          </table:table-cell>
          <table:table-cell table:style-name="Tabella1.A1" office:value-type="string">
            <text:p text:style-name="P32"/>
          </table:table-cell>
          <table:table-cell table:style-name="Tabella1.A1" office:value-type="string">
            <text:p text:style-name="P32"/>
          </table:table-cell>
          <table:table-cell table:style-name="Tabella1.A1" office:value-type="string">
            <text:p text:style-name="P22">from -2^(bits-1) to (2^(bits-1))-1</text:p>
          </table:table-cell>
          <table:table-cell table:style-name="Tabella1.A1" office:value-type="string">
            <text:p text:style-name="P32"/>
          </table:table-cell>
        </table:table-row>
        <table:table-row table:style-name="Tabella1.1">
          <table:table-cell table:style-name="Tabella1.A1" office:value-type="string">
            <text:p text:style-name="P22">byte</text:p>
          </table:table-cell>
          <table:table-cell table:style-name="Tabella1.A1" office:value-type="string">
            <text:p text:style-name="P22">Intero</text:p>
          </table:table-cell>
          <table:table-cell table:style-name="Tabella1.A1" office:value-type="string">
            <text:p text:style-name="P22">1 byte / 8 bits</text:p>
          </table:table-cell>
          <table:table-cell table:style-name="Tabella1.A1" office:value-type="string">
            <text:p text:style-name="P22">-128 / 127</text:p>
          </table:table-cell>
          <table:table-cell table:style-name="Tabella1.A1" office:value-type="string">
            <text:p text:style-name="P22">0</text:p>
          </table:table-cell>
        </table:table-row>
        <table:table-row table:style-name="Tabella1.1">
          <table:table-cell table:style-name="Tabella1.A1" office:value-type="string">
            <text:p text:style-name="P22">short</text:p>
          </table:table-cell>
          <table:table-cell table:style-name="Tabella1.A1" office:value-type="string">
            <text:p text:style-name="P22">Intero</text:p>
          </table:table-cell>
          <table:table-cell table:style-name="Tabella1.A1" office:value-type="string">
            <text:p text:style-name="P22">2 byte / 16 bits</text:p>
          </table:table-cell>
          <table:table-cell table:style-name="Tabella1.A1" office:value-type="string">
            <text:p text:style-name="P22">-32.768 / 32.767</text:p>
          </table:table-cell>
          <table:table-cell table:style-name="Tabella1.A1" office:value-type="string">
            <text:p text:style-name="P22">0</text:p>
          </table:table-cell>
        </table:table-row>
        <table:table-row table:style-name="Tabella1.1">
          <table:table-cell table:style-name="Tabella1.A1" office:value-type="string">
            <text:p text:style-name="P22">int</text:p>
          </table:table-cell>
          <table:table-cell table:style-name="Tabella1.A1" office:value-type="string">
            <text:p text:style-name="P22">Intero</text:p>
          </table:table-cell>
          <table:table-cell table:style-name="Tabella1.A1" office:value-type="string">
            <text:p text:style-name="P22">4 byte / 32 bits</text:p>
          </table:table-cell>
          <table:table-cell table:style-name="Tabella1.A1" office:value-type="string">
            <text:p text:style-name="P22">-2,147 B / 2.147 B</text:p>
          </table:table-cell>
          <table:table-cell table:style-name="Tabella1.A1" office:value-type="string">
            <text:p text:style-name="P22">0</text:p>
          </table:table-cell>
        </table:table-row>
        <table:table-row table:style-name="Tabella1.1">
          <table:table-cell table:style-name="Tabella1.A1" office:value-type="string">
            <text:p text:style-name="P23">long</text:p>
          </table:table-cell>
          <table:table-cell table:style-name="Tabella1.A1" office:value-type="string">
            <text:p text:style-name="P22">Intero</text:p>
          </table:table-cell>
          <table:table-cell table:style-name="Tabella1.A1" office:value-type="string">
            <text:p text:style-name="P22">8 byte / 64 bits</text:p>
          </table:table-cell>
          <table:table-cell table:style-name="Tabella1.A1" office:value-type="string">
            <text:p text:style-name="P22">-2^(63) / + 2^(63)</text:p>
          </table:table-cell>
          <table:table-cell table:style-name="Tabella1.A1" office:value-type="string">
            <text:p text:style-name="P22">0</text:p>
          </table:table-cell>
        </table:table-row>
        <table:table-row table:style-name="Tabella1.1">
          <table:table-cell table:style-name="Tabella1.A1" office:value-type="string">
            <text:p text:style-name="P22">float</text:p>
          </table:table-cell>
          <table:table-cell table:style-name="Tabella1.A1" office:value-type="string">
            <text:p text:style-name="P22">Floating-point</text:p>
          </table:table-cell>
          <table:table-cell table:style-name="Tabella1.A1" office:value-type="string">
            <text:p text:style-name="P22">4 byte / 32 bits</text:p>
          </table:table-cell>
          <table:table-cell table:style-name="Tabella1.A1" office:value-type="string">
            <text:p text:style-name="P22">-3.4E38 / 3.4E38</text:p>
          </table:table-cell>
          <table:table-cell table:style-name="Tabella1.A1" office:value-type="string">
            <text:p text:style-name="P22">0.0f</text:p>
          </table:table-cell>
        </table:table-row>
        <table:table-row table:style-name="Tabella1.1">
          <table:table-cell table:style-name="Tabella1.A1" office:value-type="string">
            <text:p text:style-name="P22">double</text:p>
          </table:table-cell>
          <table:table-cell table:style-name="Tabella1.A1" office:value-type="string">
            <text:p text:style-name="P22">Floating-point</text:p>
          </table:table-cell>
          <table:table-cell table:style-name="Tabella1.A1" office:value-type="string">
            <text:p text:style-name="P22">8 byte / 64 bits</text:p>
          </table:table-cell>
          <table:table-cell table:style-name="Tabella1.A1" office:value-type="string">
            <text:p text:style-name="P22">-1.7E308 / 3.4E308</text:p>
          </table:table-cell>
          <table:table-cell table:style-name="Tabella1.A1" office:value-type="string">
            <text:p text:style-name="P22">0.0d</text:p>
          </table:table-cell>
        </table:table-row>
        <table:table-row table:style-name="Tabella1.1">
          <table:table-cell table:style-name="Tabella1.A1" office:value-type="string">
            <text:p text:style-name="P22">char</text:p>
          </table:table-cell>
          <table:table-cell table:style-name="Tabella1.A1" office:value-type="string">
            <text:p text:style-name="P22">Unicode</text:p>
          </table:table-cell>
          <table:table-cell table:style-name="Tabella1.A1" office:value-type="string">
            <text:p text:style-name="P22">2 byte / 16 bits</text:p>
          </table:table-cell>
          <table:table-cell table:style-name="Tabella1.A1" office:value-type="string">
            <text:p text:style-name="P22">Tutti valori Unicode 0 / 2^(16) -1</text:p>
          </table:table-cell>
          <table:table-cell table:style-name="Tabella1.A1" office:value-type="string">
            <text:p text:style-name="P22">null</text:p>
          </table:table-cell>
        </table:table-row>
        <table:table-row table:style-name="Tabella1.1">
          <table:table-cell table:style-name="Tabella1.A1" office:value-type="string">
            <text:p text:style-name="P22">boolean</text:p>
          </table:table-cell>
          <table:table-cell table:style-name="Tabella1.A1" office:value-type="string">
            <text:p text:style-name="P22">Binario</text:p>
          </table:table-cell>
          <table:table-cell table:style-name="Tabella1.A1" office:value-type="string">
            <text:p text:style-name="P22">1 bit</text:p>
          </table:table-cell>
          <table:table-cell table:style-name="Tabella1.A1" office:value-type="string">
            <text:p text:style-name="P22">True / False</text:p>
          </table:table-cell>
          <table:table-cell table:style-name="Tabella1.A1" office:value-type="string">
            <text:p text:style-name="P22">false</text:p>
          </table:table-cell>
        </table:table-row>
      </table:table>
      <text:p text:style-name="P7"/>
      <text:p text:style-name="P40"><text:span text:style-name="T3">Il termine tecnico usato per indicare il nome di una classe, variabile o metodo è “</text:span><text:span text:style-name="T57">identificatore</text:span><text:span text:style-name="T3">” (identifier). Esso può essere composto solo da lettere, cifre da 0 a 9 e underscore; il primo carattere non può essere una cifra; non può contenere spazi o altri caratteri come il punto o l’asterisco. Java è </text:span><text:span text:style-name="T57">case sensitive</text:span><text:span text:style-name="T3">: considera differenti maiuscole da minuscole. Oltre alle regole di sintassi bisogna rispettare le </text:span><text:span text:style-name="T57">convenzioni</text:span><text:span text:style-name="T3">, che semplificano lettura e comprensione del codice:</text:span></text:p>
      <text:list xml:id="list3979627562" text:style-name="WWNum23">
        <text:list-item>
          <text:p text:style-name="P156"><text:span text:style-name="T3">Identificatore di una variabile o metodo deve contenere solo lettere e numeri (no underscore), deve iniziare in minuscolo, e se contiene più parole, ognuna tranne la prima deve iniziare in maiuscolo (</text:span><text:span text:style-name="T57">Camel Case</text:span><text:span text:style-name="T3">).</text:span></text:p>
        </text:list-item>
        <text:list-item>
          <text:p text:style-name="P156"><text:span text:style-name="T3">Identificatori di classe adottano invece il </text:span><text:span text:style-name="T57">Pascal Case</text:span><text:span text:style-name="T3">, che si distingue dal Camel Case perché anche la prima parola ha l’iniziale in maiuscolo, cosi come le successive parole</text:span></text:p>
        </text:list-item>
        <text:list-item>
          <text:p text:style-name="P110">Simbolo $ è teoricamente permesso, ma poiché serve ad altri scopi specifici, è buona pratica non usarlo</text:p>
        </text:list-item>
      </text:list>
      <text:p text:style-name="P40"><text:span text:style-name="T57">Keywords</text:span><text:span text:style-name="T3">: sono parole riservate o “chiave” che hanno uno spaciale significato predefinito in Java, e che quindi non possono essere usate come identificatori. Sono tutte scritte in minuscolo, e solitamente sono colorate di blu dall’ide. Esempi sono public, class, static, void…</text:span></text:p>
      <text:p text:style-name="P40"><text:span text:style-name="T3">Il 2° step è </text:span><text:span text:style-name="T71">l’</text:span><text:span text:style-name="T66">inizializzazione</text:span><text:span text:style-name="T71"> o </text:span><text:span text:style-name="T66">assegnamento</text:span><text:span text:style-name="T71">,</text:span><text:span text:style-name="T3"> con cui viene appunto assegnato un valore preciso alla variabile dichiarata in precedenza. La Sintassi usa l’uguale come </text:span><text:span text:style-name="T57">operatore di assegnamento</text:span><text:span text:style-name="T3">: identificatore_variabile = espressione (porzione di codice che ritorna un unico valore); -&gt; indica di cambiare il valore memorizzato nella variabile a sinistra, con il valore dell’espressione a destra (si computa da destra verso sinistra). Una stessa variabile può anche comparire da ambo i lati dell’operatore di assegnamento, in tal caso vi è una </text:span><text:span text:style-name="T57">sovrascrittura</text:span><text:span text:style-name="T3"> della variabile, cioè vi si memorizza un nuovo dato. Una variabile dichiarata, ma a cui non è ancora stato assegnato un valore, è definita “</text:span><text:span text:style-name="T57">non inizializzata”</text:span><text:span text:style-name="T3">. </text:span></text:p>
      <text:p text:style-name="P40"><text:soft-page-break/><text:span text:style-name="T3">Si può dichiarare e inizializzare contemporaneamente una variabile. Invece di inizializzare una variabile nel codice, </text:span><text:span text:style-name="T32">posso farlo</text:span><text:span text:style-name="T3"> con l’</text:span><text:span text:style-name="T57">input da tastiera</text:span><text:span text:style-name="T3">! Scrivo: Scanner tastiera = new Scanner(System.in); e faccio l’import della classe Scanner dal package java.util. Ora posso inizializzare direttamente da tastiera ogni variabile scrivendo per es: variabile1 = <text:s/>tastiera.nextInt(); </text:span></text:p>
      <text:p text:style-name="P40"><text:span text:style-name="T3">Per </text:span><text:span text:style-name="T57">stampare l’output</text:span><text:span text:style-name="T3"> uso l’istruzione System.out.println(variabile1); System è una classe fornita dal linguaggio Java, out è un particolare oggetto di questa classe e println() è uno dei suoi metodi. Il + usato all’interno del metodo println può essere sia un’operatore aritmetico, sia una </text:span><text:span text:style-name="T57">concatenazione</text:span><text:span text:style-name="T3">, a seconda di come viene inpiegato. </text:span></text:p>
      <text:p text:style-name="P40"><text:span text:style-name="T3">In Java le </text:span><text:span text:style-name="T57">costanti</text:span><text:span text:style-name="T3"> sono chiamate “</text:span><text:span text:style-name="T57">literals</text:span><text:span text:style-name="T3">” e non sono solamente numeriche, ma per esempio anche char o boolean. </text:span><text:span text:style-name="T57">Costanti con nome</text:span><text:span text:style-name="T3">: se voglio dichiarare una variabile, inizializzarla e fare in modo che suo valore non sia più modificabile. -&gt; Sintassi: </text:span><text:span text:style-name="T60">scope</text:span><text:span text:style-name="T3"> </text:span><text:span text:style-name="T57">static final</text:span><text:span text:style-name="T3"> tipo_data identificatore_variabile = costante; per convenzione l’identificatore va interamente in maiuscolo e le singole parole c</text:span><text:span text:style-name="T33">h</text:span><text:span text:style-name="T3">e lo compongono separate da underscore. ES: public static final int GIORNI_PER_SETTIMANA = 7; Trattandosi di una variabile statica, questa dichiarazione va posta all’interno della classe, ma fuori dai metodi, main incluso.</text:span></text:p>
      <text:p text:style-name="P2"><text:span text:style-name="T67">Compatibilità di assegnamento</text:span><text:span text:style-name="T53">: un valore di un tipo non può essere memorizzato in una variabile di un altro tipo, a meno che non venga </text:span><text:span text:style-name="T74">convertito</text:span><text:span text:style-name="T53"> in un valore compatibile con il tipo di destinazione. Per questo motivo Java è uno “</text:span><text:span text:style-name="T62">statically typed language</text:span><text:span text:style-name="T53">”, in cui viene effettuato un controllo sulla compatibilità di assegnamento detto “</text:span><text:span text:style-name="T62">static type checking</text:span><text:span text:style-name="T53">”, già in fase di compilazione, prevenendo cosi eventuali errori a runtime,</text:span><text:span text:style-name="T91"> </text:span><text:span text:style-name="T98">ma soprattutto consentendo il method overloading.</text:span><text:span text:style-name="T53"> In altri linguaggi come JavaScript invece, la stessa variabile può contenere tipi diversi di dati e dunque il suo tipo può cambiare all’interno dello stesso programma: per questo motivo sono detti “dynamically tiped language” ed effettuano un “</text:span><text:span text:style-name="T62">dynamic type checking</text:span><text:span text:style-name="T53">” a runtime.</text:span></text:p>
      <text:p text:style-name="P40"><text:span text:style-name="T66">Conversione automatica</text:span><text:span text:style-name="T3">: un valore può essere assegnato a qualsiasi variabile, il cui tipo compare alla destra del tipo del valore del seguente schema: byte -&gt; short -&gt; int -&gt; long -&gt; float -&gt; double e char -&gt; int Conversione automatica mi consente quindi di assegnare per esempio un valore intero ad una variabile di tipo double, ma non viceversa. Quando appunto non è possibile una conversione di tipo automatica (per es </text:span><text:span text:style-name="T44">assegnare valore</text:span><text:span text:style-name="T3"> double a </text:span><text:span text:style-name="T44">variabile di tipo </text:span><text:span text:style-name="T3">int) serve farla in modo esplicito, attraverso il type cast o “</text:span><text:span text:style-name="T57">casting</text:span><text:span text:style-name="T3">”. Esempio: double distanza = 9.5; int punti = (int) distanza; Sintassi è: </text:span><text:span text:style-name="T57">(tipo) espressione</text:span><text:span text:style-name="T3"> NB: (int) non modifica la variabile distanza che continua a valere 9.5, mentre punti varrà invece 9, ossia la “</text:span><text:span text:style-name="T71">versione int</text:span><text:span text:style-name="T3">” del valore memorizzato in distanza. Per i tipi long e float un metodo alternativo di casting usato frequentemente, consiste nell’aggiungere rispettivamente il suffisso “L” piuttosto che “f” alla fine del valore. Ogni volta che si converte un floating-point number in un’intero avviene il troncamento (</text:span><text:span text:style-name="T57">truncating</text:span><text:span text:style-name="T3">) della sua parte decimale, e vi è dunque una </text:span><text:span text:style-name="T57">perdità di informazioni</text:span><text:span text:style-name="T3">. <text:s/>Se converto un char in un’int (automaticamente) ottengo un numero intero, che equivale alla posizione numerata del carattere char nell’elenco Unicode.</text:span></text:p>
      <text:p text:style-name="P40"><text:span text:style-name="T66">Operatori aritmetici</text:span><text:span text:style-name="T3">: i 4 classici: + - * / più l’</text:span><text:span text:style-name="T57">operatore resto %</text:span><text:span text:style-name="T3"> Si osservano le stesse regole di precedenza dell’aritmetica: prima moltiplicazione e divisione, poi somma e sottrazione; prima i calcoli tra parentesi tonde e poi il resto, da sinistra a destra. Il risultato di un calcolo in cui vi siano </text:span><text:span text:style-name="T57">tipi di variabili differenti</text:span><text:span text:style-name="T3"> è sempre il tipo più a destra dello schema della conversione automatica; questo per non avere alcuna perdita di informazioni. Attenzione alla divisione: dividendo 2 interi si avrà un troncamento del risultato perdendo informazioni. </text:span><text:span text:style-name="T57">Operatore resto %</text:span><text:span text:style-name="T3"> si usa per determinare se un numero n è </text:span><text:span text:style-name="T57">pari </text:span><text:span text:style-name="T3">(n % 2 = = 0)</text:span><text:span text:style-name="T57"> o dispari</text:span><text:span text:style-name="T3"> </text:span><text:bookmark-start text:name="_Hlk38467672"/><text:span text:style-name="T3">(n % 2 = = 1)</text:span><text:bookmark-end text:name="_Hlk38467672"/><text:span text:style-name="T3"> o se è un </text:span><text:span text:style-name="T57">multiplo di di un altro numero</text:span><text:span text:style-name="T3"> a (n % a = = 0). E’ possibile fare contemporaneamente un’assegnamento e una modifica di valore, scrivendo uno dei 5 operatori aritmentici seguiti dall’=. Es: quantita +=5; equivale a quantita = quantita + 5; </text:span></text:p>
      <text:p text:style-name="P40"><text:span text:style-name="T3">Struttura di base di un programma: </text:span><text:span text:style-name="T66">PIPO</text:span></text:p>
      <text:list xml:id="list4137619013" text:style-name="WWNum24">
        <text:list-item>
          <text:p text:style-name="P157"><text:span text:style-name="T57">Prepare</text:span><text:span text:style-name="T3">: dichiarare le variabili e spiegare il programma all’utente. </text:span></text:p>
        </text:list-item>
        <text:list-item>
          <text:p text:style-name="P157"><text:span text:style-name="T57">Input</text:span><text:span text:style-name="T3">: richiedere un’input da parte dell’utente o leggerlo da una fonte esterna (tastiera, file, url…), o generarlo randomicamente </text:span></text:p>
        </text:list-item>
        <text:list-item>
          <text:p text:style-name="P157"><text:soft-page-break/><text:span text:style-name="T57">Process</text:span><text:span text:style-name="T3">: eseguire le attività </text:span></text:p>
        </text:list-item>
        <text:list-item>
          <text:p text:style-name="P157"><text:span text:style-name="T57">Output</text:span><text:span text:style-name="T3">: mostrare il risultato, e salvarlo in modo che possa essere riutilizzato</text:span></text:p>
        </text:list-item>
      </text:list>
      <text:p text:style-name="P40"><text:span text:style-name="T66">Operatori di pre/post incremento e decremento</text:span><text:span text:style-name="T3">: servono per aumentare o ridurre esattamente di un’unità, e sono impiegati in particolare nei cicli. Sono ++ e --, e sono applicabili soltanto alle variabili, non ad espressioni </text:span><text:span text:style-name="T44">o</text:span><text:span text:style-name="T3"> costanti. Es: contatore++; equivale a contatore = contatore +1; Se operatori ++ e -- vengono posti </text:span><text:span text:style-name="T57">dopo</text:span><text:span text:style-name="T3"> la variabile il loro effetto sarà successivo all’operazione in corso, viceversa se vengono posti </text:span><text:span text:style-name="T57">prima</text:span><text:span text:style-name="T3"> il loro effetto sarà precedente all’esecuzione dell’operazione in corso, modificandone cosi il risultato. Ad esempio: int n = 3; int m = 4; <text:s/>int risultato = n * (m++) -&gt; 12 ; int risultato = n * (++m) -&gt; 15; </text:span></text:p>
      <text:p text:style-name="P40"><text:span text:style-name="T66">Classe String</text:span><text:span text:style-name="T3">: non c’è un tipo primitivo per le stringhe di caratteri, ma una </text:span><text:span text:style-name="T45">c</text:span><text:span text:style-name="T3">lasse dedicata. Java tuttavia per comodità ci consente di codificarle come se fossero dei primitivi. Valore di tipo String è una sequenza di caratteri, che viene considerata come 1 unico elemento, racchiusa tra doppi apici “”. Si possono concatenare 2 o più stringhe con l’operatore di concatenamento +. Quando si concatena bisogna ricordarsi di aggiungere gli spazi vuoti, perché di default non vengono creati. Si può concatenare anche una Stringa ad un tipo primitivo: il risultato sarà sempre un’oggetto di tipo String, ossia una sequenza di caratteri e non un numero. </text:span><text:span text:style-name="T45">Questo è possibile grazie aad una conversione di tipo: la costante numerica viene convertita in una costante String.</text:span><text:span text:style-name="T3"> Variabile String è un’</text:span><text:span text:style-name="T57">oggetto</text:span><text:span text:style-name="T3"> appartenente alla classe String, con specifici metodi: NB: Nelle stringhe la posizione dei caratteri, detta </text:span><text:span text:style-name="T57">indice</text:span><text:span text:style-name="T3">, si conta a partire da 0 e non da 1! Sottostringa o </text:span><text:span text:style-name="T57">substring</text:span><text:span text:style-name="T3">, indica una porzione di una stringa. Nel calcolo della lunghezza di una stringa si considerano tutti i suoi caratteri, compresi spazi vuoti, simboli e caratteri ripetuti.</text:span></text:p>
      <text:p text:style-name="P7">Principali metodi: </text:p>
      <text:list xml:id="list3122056417" text:style-name="WWNum25">
        <text:list-item>
          <text:p text:style-name="P158"><text:span text:style-name="T3">nome_stringa.</text:span><text:span text:style-name="T57">charAt(indice)</text:span><text:span text:style-name="T3">: ritorna il carattere alla posizione dell’indice indicato</text:span></text:p>
        </text:list-item>
        <text:list-item>
          <text:p text:style-name="P158"><text:span text:style-name="T3">nome_stringa.</text:span><text:span text:style-name="T57">compareTo(altra_stringa)</text:span><text:span text:style-name="T3">: confronta 2 stringhe per vedere quale viene prima in ordine lessicografico (cioè secondo tabella Unicode, in cui lettere sono ordinate, ma tutte le maiuscole precedono tutte le minuscole) -&gt; per evitare distorsioni confronto va fatto con entrambe le stringhe con caratteri o tutti minuscoli o tutti maiuscoli. Ritorna intero negativo se stringa corrente viene prima, intero positivo se viceversa, o 0 se stringhe sono identiche. </text:span></text:p>
        </text:list-item>
        <text:list-item>
          <text:p text:style-name="P158"><text:span text:style-name="T3">nome_stringa.</text:span><text:span text:style-name="T57">concat(altra_stringa)</text:span><text:span text:style-name="T3">: ritorna stinga concatatenando le 2 </text:span><text:span text:style-name="T34">stringhe </text:span><text:span text:style-name="T3">indicate, alternativa all’operatore di concatenamento +</text:span></text:p>
        </text:list-item>
        <text:list-item>
          <text:p text:style-name="P158"><text:span text:style-name="T3">nome_stringa.</text:span><text:span text:style-name="T57">equals(altra_stringa)</text:span><text:span text:style-name="T3">: ritorna booleano: true se 2 stringhe sono uguali, viceversa false. E’ </text:span><text:span text:style-name="T71">case sensitive</text:span><text:span text:style-name="T3">!</text:span></text:p>
        </text:list-item>
        <text:list-item>
          <text:p text:style-name="P158"><text:span text:style-name="T3">nome_stringa.</text:span><text:span text:style-name="T57">equalsIgnoreCase(altra_stringa)</text:span><text:span text:style-name="T3">: come metodo equals, ma non case sensitive</text:span></text:p>
        </text:list-item>
        <text:list-item>
          <text:p text:style-name="P158"><text:span text:style-name="T3">nome_stringa.</text:span><text:span text:style-name="T57">indexOf(altra_stringa)</text:span><text:span text:style-name="T3">: ritorna intero che è l’indice di prima ricorrenza della sottostringa, -1 altrimenti</text:span></text:p>
        </text:list-item>
        <text:list-item>
          <text:p text:style-name="P158"><text:span text:style-name="T3">nome_stringa.</text:span><text:span text:style-name="T57">lastIndexOf(altra_stringa)</text:span><text:span text:style-name="T3">: ritorna indice di ultima ricorrenza della sottostringa, -1 altrimenti </text:span></text:p>
        </text:list-item>
        <text:list-item>
          <text:p text:style-name="P158"><text:span text:style-name="T3">nome_stringa.</text:span><text:span text:style-name="T57">length()</text:span><text:span text:style-name="T3">: ritorna un’intero che misura la lunghezza della stringa, contanto tutti i caratteri</text:span></text:p>
        </text:list-item>
        <text:list-item>
          <text:p text:style-name="P158"><text:span text:style-name="T3">nome_stringa.</text:span><text:span text:style-name="T57">toLowerCase()</text:span><text:span text:style-name="T3">: ritorna la stessa stringa, ma con tutte lettere minuscole</text:span></text:p>
        </text:list-item>
        <text:list-item>
          <text:p text:style-name="P158"><text:span text:style-name="T3">nome_stringa.</text:span><text:span text:style-name="T57">toUpperCase()</text:span><text:span text:style-name="T3">: ritorna la stessa stringa, ma con tutte lettere maiuscole </text:span></text:p>
        </text:list-item>
        <text:list-item>
          <text:p text:style-name="P158"><text:span text:style-name="T3">nome_stringa.</text:span><text:span text:style-name="T57">replace(vecchio_carattere, nuovo_carattere)</text:span><text:span text:style-name="T3">: ritorna stringa con </text:span><text:span text:style-name="T35">specifico</text:span><text:span text:style-name="T3"> carattere modificato in tutte le sue ricorrenze, secondo indicazione dell’argomento del metodo</text:span></text:p>
        </text:list-item>
        <text:list-item>
          <text:p text:style-name="P158"><text:span text:style-name="T3">nome_stringa.</text:span><text:span text:style-name="T57">substring(inizio)</text:span><text:span text:style-name="T3">: ritorna una sottostringa della stringa originale, dal carattere iniziale indicato sino alla fine</text:span></text:p>
        </text:list-item>
        <text:list-item>
          <text:p text:style-name="P158"><text:span text:style-name="T3">nome_stringa.</text:span><text:span text:style-name="T57">substring(inizio, fine)</text:span><text:span text:style-name="T3">: ritorna una sottostringa della stringa originale, dal carattere iniziale indicato sino al carattere finale indicato, che però è </text:span><text:span text:style-name="T35">es</text:span><text:span text:style-name="T3">cluso</text:span></text:p>
        </text:list-item>
        <text:list-item>
          <text:p text:style-name="P158"><text:soft-page-break/><text:span text:style-name="T3">nome_stringa.</text:span><text:span text:style-name="T57">trim()</text:span><text:span text:style-name="T3"> / nome_stringa.</text:span><text:span text:style-name="T57">strip() </text:span><text:span text:style-name="T86">nella forma più avanzata</text:span><text:span text:style-name="T3">: ritorna la stringa senza gli spazi vuoti in testa e in coda; spazi vuoti in mezzo invece non vengono modificati</text:span></text:p>
        </text:list-item>
      </text:list>
      <text:p text:style-name="P2"><text:span text:style-name="T98">Stringhe sono </text:span><text:span text:style-name="T65">immutabili</text:span><text:span text:style-name="T98">: non è cioè possibile modificare il valore di un’oggetto String, ma soltanto di una variabile di tipo String. </text:span><text:span text:style-name="T70">Classe StringBuilder</text:span><text:span text:style-name="T98"> consente invece di modificare gli oggetti di tipo stringa. </text:span><text:span text:style-name="T62">StringIndexOutOfBoundsException</text:span><text:span text:style-name="T53">: errore a run-time molto comune, </text:span><text:span text:style-name="T54">quando si usa un’indice non valido poiché esterno al range</text:span><text:span text:style-name="T53">! Indice di una stringa parte da 0, quindi se contiene n caratteri, l’ultimo carattere sarà in posizione n-1. </text:span></text:p>
      <text:p text:style-name="P40"><text:span text:style-name="T66">Caratteri di escape</text:span><text:span text:style-name="T3">: </text:span></text:p>
      <text:p text:style-name="P7">Ciascuna sequenza di escape rappresenta 1 solo carattere, anche se viene scritta usando<text:span text:style-name="T116">ne</text:span> 2:</text:p>
      <text:list xml:id="list3702610246" text:style-name="WWNum26">
        <text:list-item>
          <text:p text:style-name="P159"><text:span text:style-name="T3">\” </text:span><text:bookmark-start text:name="_Hlk81047204"/><text:span text:style-name="T3">per visualizzare l’</text:span><text:bookmark-end text:name="_Hlk81047204"/><text:span text:style-name="T3">apice doppio all’interno di una stringa</text:span></text:p>
        </text:list-item>
        <text:list-item>
          <text:p text:style-name="P111">\’ per visualizzare l’apice singolo all’interno di una stringa o di un’assegnamento char</text:p>
        </text:list-item>
        <text:list-item>
          <text:p text:style-name="P111">\\ -&gt; backslash: per visualizzare il carattere \ singolo all’interno di una stringa</text:p>
        </text:list-item>
        <text:list-item>
          <text:p text:style-name="P111">\n -&gt; Nuova linea: sposta l’output a capo</text:p>
        </text:list-item>
        <text:list-item>
          <text:p text:style-name="P111">\r -&gt; Carriage return: sposta l’output all’inizio della riga corrente </text:p>
        </text:list-item>
        <text:list-item>
          <text:p text:style-name="P111">\t -&gt; Tab: aggiungi spazi bianchi fino al nuovo punto di tabulazione </text:p>
        </text:list-item>
      </text:list>
      <text:p text:style-name="P40"><text:span text:style-name="T3">Set di </text:span><text:span text:style-name="T66">caratteri Unicode</text:span><text:span text:style-name="T3">: ce ne sono circa 65.000, ognuno occupa 2 byte, e a ciascuno è associato uno specifico numero intero. Set di caratteri ASCII, ossia quelli normalmente usati su una tastiera inglese, è un sottoinsieme di Unicode. </text:span></text:p>
      <text:p text:style-name="P40"><text:span text:style-name="T66">Input/Output (I/O)</text:span><text:span text:style-name="T3">: </text:span><text:span text:style-name="T57">println()</text:span><text:span text:style-name="T3"> stampa e subito dopo va a capo; </text:span><text:span text:style-name="T57">print()</text:span><text:span text:style-name="T3"> invece non va a capo, ma resta sulla stessa riga. Input da tastiera si gestisce con la classe Scanner, fornita dal package java.util. Per poterla usare serve scrivere (o far generare dall’ide) import java.util.Scanner; in testa alla classe, altrimenti si ottiene un’errore di compilazione. </text:span><text:span text:style-name="T66">BP2.3</text:span><text:span text:style-name="T3">: visualizzare un messaggio per l’utente (</text:span><text:span text:style-name="T71">prompt</text:span><text:span text:style-name="T3">) ogni volta che si chiede un’input da tastiera. Serve istanziare un’oggetto della classe Scanner (per es. ma non necessariamente “tastiera” / “keyboard”): Scanner identificatore_oggetto_scanner = new Scanner(System.in); L’oggetto di tipo Scanner ha i seguenti metodi per leggere i valori digitati: </text:span></text:p>
      <text:list xml:id="list1677513248" text:style-name="WWNum27">
        <text:list-item>
          <text:p text:style-name="P160"><text:span text:style-name="T57">.next()</text:span><text:span text:style-name="T3"> ritorna una stringa leggendo una singola parola</text:span></text:p>
        </text:list-item>
        <text:list-item>
          <text:p text:style-name="P160"><text:span text:style-name="T57">.nextLine()</text:span><text:span text:style-name="T3"> ritorna una stringa leggendo un’intera riga: fine riga è delimitato da \n ovvero invio</text:span></text:p>
        </text:list-item>
        <text:list-item>
          <text:p text:style-name="P160"><text:span text:style-name="T57">.nextByte()</text:span><text:span text:style-name="T3"> ritorna un byte </text:span></text:p>
        </text:list-item>
        <text:list-item>
          <text:p text:style-name="P160"><text:span text:style-name="T57">.nextShort()</text:span><text:span text:style-name="T3"> ritorna uno short </text:span></text:p>
        </text:list-item>
        <text:list-item>
          <text:p text:style-name="P160"><text:span text:style-name="T57">.nextInt()</text:span><text:span text:style-name="T3"> ritorna un’intero </text:span></text:p>
        </text:list-item>
        <text:list-item>
          <text:p text:style-name="P160"><text:span text:style-name="T57">.nextLong()</text:span><text:span text:style-name="T3"> ritorna un long </text:span></text:p>
        </text:list-item>
        <text:list-item>
          <text:p text:style-name="P160"><text:span text:style-name="T57">.nextFloat()</text:span><text:span text:style-name="T3"> ritorna un float </text:span></text:p>
        </text:list-item>
        <text:list-item>
          <text:p text:style-name="P160"><text:span text:style-name="T57">.nextDouble()</text:span><text:span text:style-name="T3"> ritorna un double </text:span></text:p>
        </text:list-item>
        <text:list-item>
          <text:p text:style-name="P160"><text:span text:style-name="T57">.nextBoolean()</text:span><text:span text:style-name="T3"> ritorna un booleano; non case sensitive! </text:span></text:p>
        </text:list-item>
        <text:list-item>
          <text:p text:style-name="P160"><text:span text:style-name="T57">.useDelimiter(parola_di_delimitazione)</text:span><text:span text:style-name="T3"> per settare una nuova parola di delimitazione al posto di quelle di default (caratteri di spaziatura) </text:span><text:bookmark-start text:name="_Hlk32173271"/><text:span text:style-name="T3">-&gt; vedi I/DelimitatoriDemo</text:span><text:bookmark-end text:name="_Hlk32173271"/></text:p>
        </text:list-item>
      </text:list>
      <text:p text:style-name="P7">Usando nextLine() in combinazione con altri metodi di Scanner come nextInt() che non rilevano il carattere di fine riga \n, è possibile avere dei problemi a leggere gli imput successivi. I metodi next() e nextLine() infatti leggono il testo a partire dall’ultima posizione raggiunta dall’ultimo comando di lettura. next() non legge carattere di fine riga \n che viene invece rilevato, e come previsto scartato, dal successivo nextLine(), che ritorna cosi una stringa vuota. Per risolvere questo problema è sufficiente aggiungere l’invocazione tastiera.nextLine(); in modo da andare a capo e iniziare la lettura dall’inizio della nuova riga-&gt; vedi I/PitfallNextLine</text:p>
      <text:p text:style-name="P40"><text:span text:style-name="T3">Per generare un’</text:span><text:span text:style-name="T66">output formattato </text:span><text:span text:style-name="T3">in modo specifico a partire da Java 5 si può utilizzare metodo </text:span><text:span text:style-name="T57">printf()</text:span><text:span text:style-name="T3">. Servono 2 argomenti separati dalla virgola: 1) la specifica di formato e 2) il valore da </text:span><text:soft-page-break/><text:span text:style-name="T3">stampare. Si possono combinare più specifiche di formato all’interno della stessa stringa. Se formato specificato è troppo piccolo per contenere tutte le cifre, Java opera automaticamente un </text:span><text:span text:style-name="T71">resize</text:span><text:span text:style-name="T3"> alla dimensione minima necessaria. printf() cosi come print() non va a capo! Esempio: double prezzo = 19.50; System.out.printf(“Prezzo stampato con la formattazione di printf:%6.2f”, prezzo); -&gt; vedi I/ScontrinoPrintf1/2</text:span></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22">Specifica formato</text:p>
          </table:table-cell>
          <table:table-cell table:style-name="Tabella2.A1" office:value-type="string">
            <text:p text:style-name="P22">Tipo valore da formattare</text:p>
          </table:table-cell>
          <table:table-cell table:style-name="Tabella2.A1" office:value-type="string">
            <text:p text:style-name="P22">Esempi</text:p>
          </table:table-cell>
        </table:table-row>
        <table:table-row table:style-name="Tabella2.1">
          <table:table-cell table:style-name="Tabella2.A1" office:value-type="string">
            <text:p text:style-name="P32"/>
          </table:table-cell>
          <table:table-cell table:style-name="Tabella2.A1" office:value-type="string">
            <text:p text:style-name="P32"/>
          </table:table-cell>
          <table:table-cell table:style-name="Tabella2.A1" office:value-type="string">
            <text:p text:style-name="P32"/>
          </table:table-cell>
        </table:table-row>
        <table:table-row table:style-name="Tabella2.1">
          <table:table-cell table:style-name="Tabella2.A1" office:value-type="string">
            <text:p text:style-name="P22">%c</text:p>
          </table:table-cell>
          <table:table-cell table:style-name="Tabella2.A1" office:value-type="string">
            <text:p text:style-name="P22">Carattere</text:p>
          </table:table-cell>
          <table:table-cell table:style-name="Tabella2.A1" office:value-type="string">
            <text:p text:style-name="P22">Caratterecarattere singolo: %c</text:p>
          </table:table-cell>
        </table:table-row>
        <table:table-row table:style-name="Tabella2.1">
          <table:table-cell table:style-name="Tabella2.A1" office:value-type="string">
            <text:p text:style-name="P32"/>
          </table:table-cell>
          <table:table-cell table:style-name="Tabella2.A1" office:value-type="string">
            <text:p text:style-name="P32"/>
          </table:table-cell>
          <table:table-cell table:style-name="Tabella2.A1" office:value-type="string">
            <text:p text:style-name="P22">carattere singolo in campo di lunghezza 2: %2c</text:p>
          </table:table-cell>
        </table:table-row>
        <table:table-row table:style-name="Tabella2.1">
          <table:table-cell table:style-name="Tabella2.A1" office:value-type="string">
            <text:p text:style-name="P22">%d</text:p>
          </table:table-cell>
          <table:table-cell table:style-name="Tabella2.A1" office:value-type="string">
            <text:p text:style-name="P22">Numero Intero</text:p>
          </table:table-cell>
          <table:table-cell table:style-name="Tabella2.A1" office:value-type="string">
            <text:p text:style-name="P22">intero: %d</text:p>
          </table:table-cell>
        </table:table-row>
        <table:table-row table:style-name="Tabella2.1">
          <table:table-cell table:style-name="Tabella2.A1" office:value-type="string">
            <text:p text:style-name="P32"/>
          </table:table-cell>
          <table:table-cell table:style-name="Tabella2.A1" office:value-type="string">
            <text:p text:style-name="P32"/>
          </table:table-cell>
          <table:table-cell table:style-name="Tabella2.A1" office:value-type="string">
            <text:p text:style-name="P22">intero in campo di lunghezza 5: %5d</text:p>
          </table:table-cell>
        </table:table-row>
        <table:table-row table:style-name="Tabella2.1">
          <table:table-cell table:style-name="Tabella2.A1" office:value-type="string">
            <text:p text:style-name="P22">%f</text:p>
          </table:table-cell>
          <table:table-cell table:style-name="Tabella2.A1" office:value-type="string">
            <text:p text:style-name="P22">Numero in virgola mobile</text:p>
          </table:table-cell>
          <table:table-cell table:style-name="Tabella2.A1" office:value-type="string">
            <text:p text:style-name="P22">num: %f</text:p>
          </table:table-cell>
        </table:table-row>
        <table:table-row table:style-name="Tabella2.1">
          <table:table-cell table:style-name="Tabella2.A1" office:value-type="string">
            <text:p text:style-name="P32"/>
          </table:table-cell>
          <table:table-cell table:style-name="Tabella2.A1" office:value-type="string">
            <text:p text:style-name="P32"/>
          </table:table-cell>
          <table:table-cell table:style-name="Tabella2.A1" office:value-type="string">
            <text:p text:style-name="P22">num con 2 cifre decimali: %1.2f</text:p>
          </table:table-cell>
        </table:table-row>
        <table:table-row table:style-name="Tabella2.1">
          <table:table-cell table:style-name="Tabella2.A1" office:value-type="string">
            <text:p text:style-name="P32"/>
          </table:table-cell>
          <table:table-cell table:style-name="Tabella2.A1" office:value-type="string">
            <text:p text:style-name="P32"/>
          </table:table-cell>
          <table:table-cell table:style-name="Tabella2.A1" office:value-type="string">
            <text:p text:style-name="P22">num con 2 cifre decimali e campo lunghezza 6: %6.2f</text:p>
          </table:table-cell>
        </table:table-row>
        <table:table-row table:style-name="Tabella2.1">
          <table:table-cell table:style-name="Tabella2.A1" office:value-type="string">
            <text:p text:style-name="P22">%e</text:p>
          </table:table-cell>
          <table:table-cell table:style-name="Tabella2.A1" office:value-type="string">
            <text:p text:style-name="P22">Num in notaz. Scientifica</text:p>
          </table:table-cell>
          <table:table-cell table:style-name="Tabella2.A1" office:value-type="string">
            <text:p text:style-name="P22">num in notazione scientifica: %e</text:p>
          </table:table-cell>
        </table:table-row>
        <table:table-row table:style-name="Tabella2.1">
          <table:table-cell table:style-name="Tabella2.A1" office:value-type="string">
            <text:p text:style-name="P22">%s</text:p>
          </table:table-cell>
          <table:table-cell table:style-name="Tabella2.A1" office:value-type="string">
            <text:p text:style-name="P22">Stringa</text:p>
          </table:table-cell>
          <table:table-cell table:style-name="Tabella2.A1" office:value-type="string">
            <text:p text:style-name="P22">Stringa formattata in campo lunghezza 10: %10s</text:p>
          </table:table-cell>
        </table:table-row>
      </table:table>
      <text:p text:style-name="P16"/>
      <text:p text:style-name="P40"><text:span text:style-name="T66">Commenti</text:span><text:span text:style-name="T3">: note scritte all’interno del programma per facilitarne la comprensione, e che vengono ignorate dal compilatore. 3 possibilità:</text:span></text:p>
      <text:list xml:id="list2481360994" text:style-name="WWNum28">
        <text:list-item>
          <text:p text:style-name="P112">// commento su una singola riga, tecnica utile per commenti brevi </text:p>
        </text:list-item>
        <text:list-item>
          <text:p text:style-name="P112">/* */ per commenti su più righe </text:p>
        </text:list-item>
        <text:list-item>
          <text:p text:style-name="P112">/** */ per generare <text:span text:style-name="T111">documentazione Javadoc</text:span>, che consente di estrarre in modo automatico la documentazione di un programma Java </text:p>
        </text:list-item>
      </text:list>
      <text:p text:style-name="P40"><text:span text:style-name="T3">Alcune </text:span><text:span text:style-name="T66">BP2.4</text:span><text:span text:style-name="T3">: </text:span></text:p>
      <text:list xml:id="list2711558396" text:style-name="WWNum29">
        <text:list-item>
          <text:p text:style-name="P113">usare i commenti solo per informazioni non ovvie, e fare sempre un’intestazione iniziale in cui si specifica il nome del programmatore, come contattarlo, data in cui file è stato creato e poi modificato per l’ultima volta, cosa fa il programma ed eventuali note significative</text:p>
        </text:list-item>
        <text:list-item>
          <text:p text:style-name="P161"><text:span text:style-name="T57">Indentazione</text:span><text:span text:style-name="T3"> fornisce struttura annidata al codice, migliorandone la leggibilità. In genere ogni livello di indentazione misura 4 spazi. In IntelliJ per indentare in modo automatico usare ctrl+alt+</text:span><text:span text:style-name="T36">L</text:span></text:p>
        </text:list-item>
        <text:list-item>
          <text:p text:style-name="P161"><text:span text:style-name="T3">usare identificatori per le </text:span><text:span text:style-name="T57">costanti numeriche</text:span><text:span text:style-name="T3"> invece di scrivere direttamente il singolo valore all’interno del codice, cosi da migliorare la comprensione (esempio del pi-greco). Costanti (static final) vanno poste all’inizio della classe ma all’esterno dei metodi (main compreso), cosi è più facile modificarne il valore se necessario</text:span></text:p>
        </text:list-item>
      </text:list>
      <text:p text:style-name="P40"><text:span text:style-name="T66">Blocchi</text:span><text:span text:style-name="T3">: ce ne sono di 2 tipi:</text:span></text:p>
      <text:list xml:id="list935524507" text:style-name="WWNum75">
        <text:list-item>
          <text:p text:style-name="P162"><text:span text:style-name="T57">Statico</text:span><text:span text:style-name="T3">. Sintassi: <text:s/></text:span><text:span text:style-name="T57">static</text:span><text:span text:style-name="T3"> {istruzioni..}. Blocco statico viene eseguito </text:span><text:span text:style-name="T71">solo una volta</text:span><text:span text:style-name="T3"> al caricamento della classe, prima del main. Nel caso ve ne sia più di uno vengono eseguiti in ordine sequenziale, sempre solo una volta </text:span><text:span text:style-name="T37">ciascuno</text:span><text:span text:style-name="T3">, prima del main. Blocco statico ha accesso a variabili e metodi statici, ma non a quelli d’istanza.</text:span></text:p>
        </text:list-item>
        <text:list-item>
          <text:p text:style-name="P162"><text:span text:style-name="T57">Non statico</text:span><text:span text:style-name="T3">. Sintassi: {istruzioni...} </text:span><text:span text:style-name="T71">senza</text:span><text:span text:style-name="T3"> la keyword static. Blocco non statico viene eseguito </text:span><text:span text:style-name="T71">ogni volta</text:span><text:span text:style-name="T3"> che si istanzia un’oggetto della classe, appena prima del metodo costruttore; a differenza del blocco statico che viene eseguito solo una volta all’inizio. Blocco non statico può accedere anche a variabili e metodi statici. Vedi I/bt/NonStaticBlocksDemo.</text:span></text:p>
          <text:p text:style-name="P114"/>
        </text:list-item>
      </text:list>
      <text:p text:style-name="P34">Capitolo 3: La Selezione / <text:span text:style-name="T117">branching</text:span></text:p>
      <text:p text:style-name="P34"><text:soft-page-break/></text:p>
      <text:p text:style-name="P40"><text:span text:style-name="T66">Flusso di controllo</text:span><text:span text:style-name="T3"> (</text:span><text:span text:style-name="T71">control flow</text:span><text:span text:style-name="T3">) è l’ordine con cui vengono eseguite o valutate diverse azioni di un programma. Le strutture di controllo in Java sono 2: la selezione e il ciclo. </text:span></text:p>
      <text:list xml:id="list816855899" text:style-name="WWNum30">
        <text:list-item>
          <text:p text:style-name="P163"><text:span text:style-name="T3">La </text:span><text:span text:style-name="T57">selezione</text:span><text:span text:style-name="T3"> (</text:span><text:span text:style-name="T71">branching</text:span><text:span text:style-name="T3">) sceglie l’azione da compiere da un’elenco di possibili azioni </text:span></text:p>
        </text:list-item>
        <text:list-item>
          <text:p text:style-name="P163"><text:span text:style-name="T3">Il </text:span><text:span text:style-name="T57">ciclo</text:span><text:span text:style-name="T3"> (</text:span><text:span text:style-name="T71">loop</text:span><text:span text:style-name="T3">) invece, ripete un’azione più volte, sino a quanto non viene verificata una determinata condizione di terminazione</text:span></text:p>
        </text:list-item>
      </text:list>
      <text:p text:style-name="P40"><text:span text:style-name="T57">Esecuzione sequenziale</text:span><text:span text:style-name="T3">: azioni eseguite nell’ordine in cui sono scritte.</text:span></text:p>
      <text:p text:style-name="P40"><text:span text:style-name="T66">Espressione booleana</text:span><text:span text:style-name="T3">: espressione che può avere soltanto valore true o false.</text:span></text:p>
      <text:p text:style-name="P40"><text:span text:style-name="T66">if-else</text:span><text:span text:style-name="T3">. Sintassi: if (espressione_booleana) istruzione1; else istruzione2; Se devo mettere più di un’istruzione (</text:span><text:span text:style-name="T57">istruzione composta</text:span><text:span text:style-name="T3">) in uno specifico ramo del costrutto devo usare le {}, viceversa avrò un’errore di compilazione. E’ cmq </text:span><text:span text:style-name="T66">BP3.1</text:span><text:span text:style-name="T3"> usare sempre le parentesi graffe, anche se non strettamente necessario, per migliorare la leggibilità del codice. Se l’if non viene verificato e manca ramo else, esecuzione programma prosegue in modo sequenziale. Bisogna prestare attenzione a non mettere il ; dopo l’espressione booleana, perché indicherebbe la fine del costrutto di selezione; e di conseguenza il codice seguente verrebbe sempre eseguito in modo sequenziale, senza verificare la condizione booleana -&gt; in sostanza equivarebbe ad un costrutto selettivo vuoto! Vedi I/JPM/Sez3/OperatorsIntro.</text:span></text:p>
      <text:p text:style-name="P40"><text:span text:style-name="T3">Un classico uso del costrutto if-else è la </text:span><text:span text:style-name="T57">convalida dell’input</text:span><text:span text:style-name="T3">, che come </text:span><text:span text:style-name="T66">BP3.2</text:span><text:span text:style-name="T3"> dovrebbe sempre essere fatta: consiste nel verificare che il dato in input sia effettivamente all’interno di un determinato range valido ed accettabile. </text:span><text:span text:style-name="T57">Overflow</text:span><text:span text:style-name="T3">: quando Java deve assegnare ad una variabile un valore troppo grande per il suo tipo, somma al valore minimo ammissibile per il tipo la quota eccedente il valore massimo ammissibile per il tipo, reiterando il processo fino a ottenere un valore all’interno del range di valori ammissibili. L’operazione opposta, cioè tentare di assegnare ad una variabile un valore troppo piccolo per il suo tipo, è detta </text:span><text:span text:style-name="T57">underflow</text:span><text:span text:style-name="T3">, e ha le stesse conseguenze dell’overflow, ma con segno opposto.</text:span></text:p>
      <text:p text:style-name="P40"><text:span text:style-name="T66">if-piatti</text:span><text:span text:style-name="T3">. Sequenza di molteplici if, ma senza il ramo else </text:span></text:p>
      <text:p text:style-name="P40"><text:span text:style-name="T66">if-else annidate</text:span><text:span text:style-name="T3">: if-else si può annidare (nest) all’interno di un’altra istruzione if-else. Ciascun else è associato al più vicino precedente if, a meno che questo non sia a sua volta associato ad un altro else. Di conseguenza è sempre meglio mettere le {} per dividere i blocchi di codice, dato che il compilatore non tiene conto delle indentazioni. </text:span></text:p>
      <text:p text:style-name="P40"><text:span text:style-name="T3">Costrutto </text:span><text:span text:style-name="T66">if-else multiramo</text:span><text:span text:style-name="T3"> </text:span><text:span text:style-name="T38">(</text:span><text:span text:style-name="T73">multibranch</text:span><text:span text:style-name="T38">) </text:span><text:span text:style-name="T3">si realizza scrivendo 2 </text:span><text:span text:style-name="T39">o più</text:span><text:span text:style-name="T3"> if-else annidate. </text:span><text:span text:style-name="T57">if-else if</text:span><text:span text:style-name="T3">: per realizzare if-else multiramo (multibranch) con else if piatti. if-else multiramo non esegue mai più di una’azione, di conseguenza se condizioni booleane non sono tutte </text:span><text:span text:style-name="T71">mutualmente esclusive</text:span><text:span text:style-name="T3"> (ovvero 1 sola risulta vera in un dato momento), viene eseguita solamente l’azione associata alla prima vera. Esecuzione è infatti </text:span><text:span text:style-name="T71">sequenziale</text:span><text:span text:style-name="T3">: si va dall’alto in basso e si entra nella prima espressione booleana vera, senza cosi entrare nelle successive, che vengono ignorate. </text:span><text:span text:style-name="T66">BP3.3</text:span><text:span text:style-name="T3">: è sempre meglio scrivere un’istruzione di </text:span><text:span text:style-name="T57">default</text:span><text:span text:style-name="T3">, che viene eseguita se nessuna delle precedenti espressioni booleane è vera -&gt; Sintassi: if (esp_booleana_1) azione 1; /else if (esp_booleana_2) azione 2; /else if (esp_booleana_3) azione 3; /else if (esp_booleana_n) azione n; /else azione di default; <text:s text:c="2"/></text:span></text:p>
      <text:p text:style-name="P40"><text:span text:style-name="T66">Operatori di confronto</text:span><text:span text:style-name="T3"> usati per confrontare 2 espressioni: <text:s/></text:span></text:p>
      <text:list xml:id="list630801793" text:style-name="WWNum31">
        <text:list-item>
          <text:p text:style-name="P115">== uguale a </text:p>
        </text:list-item>
        <text:list-item>
          <text:p text:style-name="P115">!= diverso da</text:p>
        </text:list-item>
        <text:list-item>
          <text:p text:style-name="P115">&gt; maggiore di </text:p>
        </text:list-item>
        <text:list-item>
          <text:p text:style-name="P115">&gt;= maggiore uguale di </text:p>
        </text:list-item>
        <text:list-item>
          <text:p text:style-name="P115">&lt; minore di </text:p>
        </text:list-item>
        <text:list-item>
          <text:p text:style-name="P115">&lt;= minore uguale di </text:p>
        </text:list-item>
        <text:list-item>
          <text:p text:style-name="P115">= è l’operatore di assegnamento/inizializzazione, usato per assegnare un valore ad una variabile</text:p>
        </text:list-item>
        <text:list-item>
          <text:p text:style-name="P115"><text:soft-page-break/>== invece è l’operatore di confronto per valori di tipo primitivo</text:p>
        </text:list-item>
      </text:list>
      <text:p text:style-name="P40"><text:span text:style-name="T66">BP3.4</text:span><text:span text:style-name="T3">: con 2 numeri in virgola mobile, da considerare quindi come approssimazioni, è sconsigliabile usare gli operatori == oppure != per verificare uguaglianza; è invece meglio calcolarne la differenza, e se questa è trascurabile considerarli uguali. </text:span></text:p>
      <text:p text:style-name="P40"><text:span text:style-name="T66">Operatori logici</text:span><text:span text:style-name="T3">: </text:span></text:p>
      <text:list xml:id="list1366540505" text:style-name="WWNum32">
        <text:list-item>
          <text:p text:style-name="P164"><text:span text:style-name="T57">&amp;&amp;</text:span><text:span text:style-name="T3"> </text:span><text:span text:style-name="T57">(and)</text:span><text:span text:style-name="T3"> -&gt; (espressione1 &amp;&amp; espressione2) -&gt; True solo se </text:span><text:span text:style-name="T71">entrambe</text:span><text:span text:style-name="T3"> sono vere </text:span></text:p>
        </text:list-item>
        <text:list-item>
          <text:p text:style-name="P164"><text:span text:style-name="T57">|| (or)</text:span><text:span text:style-name="T3"> -&gt; (espressione1 || espressione2) -&gt; True se </text:span><text:span text:style-name="T71">almeno una</text:span><text:span text:style-name="T3"> delle 2 è vera</text:span></text:p>
        </text:list-item>
        <text:list-item>
          <text:p text:style-name="P164"><text:span text:style-name="T57">! (</text:span><text:span text:style-name="T61">logic </text:span><text:span text:style-name="T57">not)</text:span><text:span text:style-name="T3"> -&gt; </text:span><text:span text:style-name="T57">!</text:span><text:span text:style-name="T3">(espressione1) -&gt; True se espressione1 è falsa, e viceversa </text:span></text:p>
        </text:list-item>
      </text:list>
      <text:p text:style-name="P40"><text:span text:style-name="T66">BP3.5</text:span><text:span text:style-name="T3">: è consigliabile limitare l’uso dell’operatore di negazione ! per rendere codice più chiaro</text:span></text:p>
      <text:p text:style-name="P40"><text:span text:style-name="T66">Confronto tra stringhe</text:span><text:span text:style-name="T3">: Operatore di uguaglianza == si applica ai tipi primitivi, e quindi non alle stringhe che sono oggetti della classe String. Per verificare l’uguaglianza tra stringhe occorre il metodo </text:span><text:span text:style-name="T57">equals</text:span><text:span text:style-name="T3">. Sintassi: s1.equals(s2) ritorna un booleano: s1 è la stringa oggetto che chiama il metodo equals, s2 è la seconda stringa </text:span><text:span text:style-name="T40">con cui voglio fare il confronto,</text:span><text:span text:style-name="T3"> e che passo come argomento al metodo. Applicare == alle stringhe e in generale agli oggetti verifica non la loro uguaglianza, ma se esse sono memorizzate nella stessa area di memoria. -&gt; Vedi metodo compareTo e relative note! </text:span></text:p>
      <text:p text:style-name="P40"><text:span text:style-name="T66">Operatore condizionale/ternario</text:span><text:span text:style-name="T3"> (ternary operator): costutto di selezione alternativo e più sintetico, ma anche meno chiaro da leggere, quindi per </text:span><text:span text:style-name="T66">BP3.6</text:span><text:span text:style-name="T3"> è preferibile non utilizzarlo. Usato preferibilmente per assegnare un valore ad una variabile, scegliendo tra 2 valori disponibili, sulla base di un’espressione booleana. Differenza fra ternario e if è che ternario deve obbligatoriamente ritornare un valore, al contrario if serve per eseguire il codice in modo condizionato. Ternario quindi non sostituisce l’if. E’ possibile innestare ternari uno all’interno dell’altro, ma codice risulterebbe poco compresibile. Sintassi: (espressione booleana di controllo) ? case_true : case_false; Es: max = (n1 &gt; n2) ? n1 : n2;</text:span></text:p>
      <text:p text:style-name="P40"><text:span text:style-name="T66">Metodo exit</text:span><text:span text:style-name="T3">: si usa per terminare l’esecusione del programma, quando non avrebbe senso proseguire o per gestire eccezioni (per es. la divisione per 0 </text:span><text:span text:style-name="T41">che genererebbe errore a runtime</text:span><text:span text:style-name="T3">). Sintassi: System.exit(0); Maggior parte sistemi operativi infatti usa 0 per undicare una corretta terminazione del programma, e 1 </text:span><text:span text:style-name="T41">ne</text:span><text:span text:style-name="T3">l caso opposto.</text:span></text:p>
      <text:p text:style-name="P40"><text:span text:style-name="T66">BP3.7</text:span><text:span text:style-name="T3">: preferibile scegliere identificatori per variabili booleane che chiariscono concetto che risulta vero quando la variabile è uguale a true… per esempio isLaureato o isPositive. </text:span></text:p>
      <text:p text:style-name="P40"><text:span text:style-name="T57">Valutazione a corto circuito</text:span><text:span text:style-name="T3"> (short-circuit evaluation) o </text:span><text:span text:style-name="T66">valutazione pigra</text:span><text:span text:style-name="T3"> (lazy evaluazion): usando &amp;&amp; o || Java valuta il risultato di ogni componente dell’espressione booleana di contollo in ordine sequenziale, ma se è in grado di determinare il risultato finale senza dover necessariamente valutare ogni singolo componente rimasto, allora si ferma anticipatamente. Esempio: ((true) || (epressione_booleana)) -&gt; non serve valutare il secondo componente dato che dopo aver valutato il primo so che risultato finale sarà sempre true! E’ possibile forzare una </text:span><text:span text:style-name="T57">valutazione completa</text:span><text:span text:style-name="T3"> di ogni singolo componente dell’espressione usando gli operatori &amp; o | singoli anziché doppi. Valutazione pigra può prevenire errori a run-time, come ad es una divisione per 0.</text:span></text:p>
      <text:p text:style-name="P40"><text:span text:style-name="T66">Switch</text:span><text:span text:style-name="T3">: Costrutto di selezione alternativo ad if-else e ternario. E’ più efficiente se c’è un unico parametro da controllare, viceversa per intervalli di valori è meglio l’if-else. Input possibili: tutti i tipi primitivi interi e <text:s/></text:span><text:span text:style-name="T42">char con le </text:span><text:span text:style-name="T3">relative classi wrapper, le stringhe (da Java 7) e le enumerazioni. </text:span></text:p>
      <text:p text:style-name="P40"><text:span text:style-name="T3">Sintassi: switch(espressione_di_controllo){ <text:s text:c="2"/>case etichetta_case: istruzioni; break(</text:span><text:span text:style-name="T71">opzionale</text:span><text:span text:style-name="T3">); <text:s/>… <text:s/>default(</text:span><text:span text:style-name="T71">opzionale</text:span><text:span text:style-name="T3">): istruzioni; break; }. Parentesi graffe per il corpo dello switch sono obbligatorie. Etichetta_case sono </text:span><text:span text:style-name="T71">costanti</text:span><text:span text:style-name="T3"> dello stesso tipo di espressione di controllo, e inoltre devono essere </text:span><text:span text:style-name="T71">valori discreti</text:span><text:span text:style-name="T3">, mai intervalli o serie di valori. Non sono consentiti </text:span><text:span text:style-name="T71">case duplicati</text:span><text:span text:style-name="T3">: ogni case dev</text:span><text:span text:style-name="T42">e</text:span><text:span text:style-name="T3"> avere un’etichetta_case diverso. Ogni case generalmente termina con l’istruzione </text:span><text:span text:style-name="T57">break</text:span><text:span text:style-name="T3"> che conclude l’esecuzione dello switch; se invece la keyword “break” è assente, l’esecuzione continua con case successivo in modo sequenziale, fino al primo break incontrato. Non sono permesse </text:span><text:span text:style-name="T71">etichette multiple</text:span><text:span text:style-name="T3"> (casi diversi ma aventi lo stesso blocco di istruzioni) però si possono elencare i casi uno di seguito all’altro, in modo che generino le stesse istruzioni, mettendo le istruzioni e il </text:span><text:soft-page-break/><text:span text:style-name="T3">break sono nel case finale, lasciando i case precedenti privi di istruzioni (case vuoto). Se nessun caso corrisponde al valore dell’espressione di controllo viene eseguito il caso di </text:span><text:span text:style-name="T57">default</text:span><text:span text:style-name="T3">, che è opzionale ma che è </text:span><text:span text:style-name="T66">BP3.8</text:span><text:span text:style-name="T3"> prevedere, in genere per produrre un messaggio di errore. Switch applicato alle stringhe è case sensitive, quindi espressione di controllo deve tenerne conto (per es. applicando il toLowerCase() o il toUpperCase()). </text:span></text:p>
      <text:p text:style-name="P40"><text:span text:style-name="T66">BP3.9</text:span><text:span text:style-name="T3"> Sebbene break e default siano istruzioni opzionali è sempre meglio utilizzarle perchè:</text:span></text:p>
      <text:list xml:id="list1381601129" text:style-name="WWNum33">
        <text:list-item>
          <text:p text:style-name="P116">Se programma per esempio esegue 2 case, mentre ci si aspettava che ne eseguisse solo 1, <text:span text:style-name="T118">quasi sicuramenet</text:span> è stato omessa l’istruzione break</text:p>
        </text:list-item>
        <text:list-item>
          <text:p text:style-name="P116">Se i case dell’istruzione switch assegnano valore ad una variabile, omissione del default può generare un’errore di sintassi, poiché compilatore potrebbe ritenere che dopo l’esecuzione dello switch la variabile possa ancora avere un valore indefinito (non inizializzata)</text:p>
        </text:list-item>
      </text:list>
      <text:p text:style-name="P40"><text:span text:style-name="T66">Enumerazioni</text:span><text:span text:style-name="T3"> (enumerated type o enumeration): tipo di variabile, che definisce solo i valori legittimi per una quella determinata variabile, restringendo cosi il contenuto della variabile ad un preciso insieme di valori. Va definita all’interno di una classe, ma all’esterno della definizione dei metodi. Si comporta come un tipo classe. Pag.122-123. Esempio: enum PunteggioFilm {A, B, C} -&gt; no punto e virgola alla fine. I 3 valori vanno senza apici, perché non di tipo String o char, e sono gli unici valori legittimi. PunteggioFilm punteggio; -&gt; punteggio è una variabile di tipo PunteggioFilm, cioè di tipo enum. punteggio = PunteggioFilm.B -&gt; assegno a punteggio valore B (enum.valore_legittimo). Assegnare un valore diverso da quelli legittimi ad una variabile di tipo enum genera un’errore di sintassi. Per convenzione i valori legittimi dell’enumerazione essendo costanti vanno scritti in maiuscolo. </text:span><text:span text:style-name="T43">In un costrutto switch, se l’espressione di controllo è di tipo enum, nei vari case non bisogna scrivere il suo identificatore, ma soltanto il valore (per es case B, e non case PunteggioFilm.B); in caso contrario si genera un errore di sintassi.</text:span></text:p>
      <text:p text:style-name="P7"/>
      <text:p text:style-name="P2"><text:bookmark-start text:name="_Hlk32194047"/><text:span text:style-name="T1">Capitolo </text:span><text:bookmark-end text:name="_Hlk32194047"/><text:span text:style-name="T1">4: L’Iterazione / </text:span><text:span text:style-name="T2">loop</text:span></text:p>
      <text:p text:style-name="P34"/>
      <text:p text:style-name="P2"><text:span text:style-name="T67">Ciclo</text:span><text:span text:style-name="T53"> (</text:span><text:span text:style-name="T62">loop</text:span><text:span text:style-name="T53">) è la parte del programma che ripete un’istruzione o gruppo di istruzioni, che tecnicamente si definiscono come corpo (body) del ciclo. Ogni ripetizione del ciclo è chiamata </text:span><text:span text:style-name="T62">iterazione</text:span><text:span text:style-name="T53">. E’ inoltre necessario definire un </text:span><text:span text:style-name="T74">meccanismo di terminazione</text:span><text:span text:style-name="T53">, per determinare quando l’iterazione deve concludersi. </text:span></text:p>
      <text:p text:style-name="P2"><text:span text:style-name="T67">While</text:span><text:span text:style-name="T53">: un ciclo while (while loop), letteralmente “ciclo mentre” ripete più volte l’istruzione contenuta nel suo corpo, finchè un’espressione booleana di controllo rimane vera; quando quest’ultima diventa falsa il ciclo termina. Normalmente il corpo del ciclo contiene un’istruzione che modifica da true a false il valore dell’espressione booleana di controllo, cosi da farlo terminare. Sintassi: while (espressione booleana di controllo) {corpo}; </text:span></text:p>
      <text:p text:style-name="P2"><text:span text:style-name="T67">Do-While</text:span><text:span text:style-name="T53">: un ciclo do-while (do-while loop) è molto simile al ciclo while; la principale differenza è che il do-while viene sempre eseguito almeno una volta, mentre il ciclo while potrebbe anche non essere mai eseguito. Con do-while viene eseguito una prima volta il corpo del ciclo fino al while, li viene valutata l’espressione booleana di controllo e se è true si ripete il ciclo, fintantochè non diventa false. Sintassi: do{ prima_istruzione; seconda istruzione;… ultima_istruzione} while (espressione booleana di controllo); </text:span></text:p>
      <text:p text:style-name="P2"><text:span text:style-name="T67">Ciclo infinito</text:span><text:span text:style-name="T53"> (infinite loop): ciclo che ripete continuamente il proprio corpo senza mai terminare. -&gt; causa è espressione booleana di controllo che resta sempre true, con le altre variabili che non cambiano in modo da renderla false. In presenza di un ciclo infinito che consuna tutte le risorse del sistema, serve forzare manualmente la terminazione del programma (Ctrl+F2). Vi sono anche cicli scritti appositamente per essere infiniti, come ad es. il bancomat. </text:span></text:p>
      <text:p text:style-name="P2"><text:span text:style-name="T53">Cicli possono essere </text:span><text:span text:style-name="T74">annidati</text:span><text:span text:style-name="T53"> uno all’interno dell’altro (es. per array bidimensionali).</text:span></text:p>
      <text:p text:style-name="P2"><text:span text:style-name="T67">For</text:span><text:span text:style-name="T53">: ciclo controllato da un </text:span><text:span text:style-name="T62">contatore</text:span><text:span text:style-name="T53">. Sintassi: for (</text:span><text:span text:style-name="T74">inizializzazione pre-corpo</text:span><text:span text:style-name="T53">; espressione_booleana di controllo; </text:span><text:span text:style-name="T74">aggiornamento post-iterazione</text:span><text:span text:style-name="T53">) {prima_istruzione; … ultima_istruzione;} -&gt; simile a ciclo while, ed equivalente alle seguenti istruzioni: inizializzazione; </text:span><text:soft-page-break/><text:span text:style-name="T53">while (espressione_booleana) {prima_istruzione; … ultima_istruzione; aggiornamento;}. Anche for cosi come while, potrebbe non essere mai eseguito nel caso in cui l’espressione booleana di controllo sia false già dall’inizio. </text:span></text:p>
      <text:p text:style-name="P2"><text:span text:style-name="T67">Istruzione vuota</text:span><text:span text:style-name="T53"> (empty statement) o </text:span><text:span text:style-name="T67">istruzione nulla</text:span><text:span text:style-name="T53"> (null statement). 2 casi: <text:s/></text:span></text:p>
      <text:list xml:id="list648549418" text:style-name="WWNum34">
        <text:list-item>
          <text:p text:style-name="P117">se scrivo ; dopo la parentesi del for e prima del suo corpo: quest’ultimo non verrà mai eseguito e di fatto è un’istruzione vuota/nulla; mentre viene eseguita unicamente la condizione di aggiornamento post-iterazione scritta tra parentesi.</text:p>
        </text:list-item>
        <text:list-item>
          <text:p text:style-name="P117">se scrivo ; dopo la parentesi del while e prima del suo corpo: quest’ultimo non verrà mai eseguito e di fatto è un’istruzione vuota/nulla. E’ un caso peggiore rispetto al precedente, perché all’interno del corpo del while ci sono le condizioni di terminazione, ossia le istruzioni per modificare il valore dell’espressione booleana di controllo da true a false. Di conseguenza non eseguendole mai si produce un ciclo infinito che non fa assolutamente nulla! Solo dopo il while del costrutto do-while posso/devo usare il ; </text:p>
        </text:list-item>
      </text:list>
      <text:p text:style-name="P2"><text:span text:style-name="T67">Scope / visibilità</text:span><text:span text:style-name="T53"> = porzione di programma in cui è disponibile (“visibile”) una variabile. Variabili dichiarate all’interno di un ciclo sono </text:span><text:span text:style-name="T62">locali</text:span><text:span text:style-name="T53">, ossia interne ad esso, quindi non possono essere usate al suo esterno. <text:s/>Se una variabile viene usata solo per controllare un’istruzione for è </text:span><text:span text:style-name="T67">BP4.1</text:span><text:span text:style-name="T53"> dichiararla direttamente al suo interno. Un ciclo for può eseguire più istruzioni di inizializzazione pre-corpo e di aggiornamento post-iterazione: basta separarle con un operatore virgola. A volte è addirittura possibile scrivere l’intero corpo del ciclo nell’istruzione di aggiornamento, ma questo riduce la leggibilità del codice, quindi è </text:span><text:span text:style-name="T67">BP4.2</text:span><text:span text:style-name="T53"> non farlo. </text:span></text:p>
      <text:p text:style-name="P7">Non sono consentite espressioni booleane di controllo multiple che regolano la terminazione del ciclo; si possono però raggruppare più espressioni con operatori logici &amp;&amp; e ||, a condizione che l’espressione composta risultate ritorni un singolo booleano. </text:p>
      <text:p text:style-name="P2"><text:span text:style-name="T67">Scelta istruzione iterativa</text:span><text:span text:style-name="T53">: </text:span></text:p>
      <text:list xml:id="list2803138788" text:style-name="WWNum35">
        <text:list-item>
          <text:p text:style-name="P118">do-while è preferibile quando so a priori che corpo del ciclo deve essere eseguito almeno una volta </text:p>
        </text:list-item>
        <text:list-item>
          <text:p text:style-name="P118">while e for sono preferibili quando so a priori che corpo del ciclo potrebbe non essere mai eseguito </text:p>
        </text:list-item>
        <text:list-item>
          <text:p text:style-name="P118">for è preferibile rispetto al while quando l’esecuzione del corpo del ciclo modifica una variabile numerica (es. contatore) di una quantità costante ad ogni iterazione</text:p>
        </text:list-item>
        <text:list-item>
          <text:p text:style-name="P118">ceteris paribus while è in genere la scelta più sicura e corretta</text:p>
        </text:list-item>
        <text:list-item>
          <text:p text:style-name="P60"><text:span text:style-name="T67">for-each</text:span><text:span text:style-name="T53">: istruzione utile per iterare i dati di una collection. Con for-each ciclo non per posizione/indice (come faccio ad esempio con gli array), ma per tipo di dato! Sintassi: for (tipo identificatore_variabile : identificatore_struttura_dati) -&gt; Vedi Capitolo 6 per dettagli. </text:span></text:p>
        </text:list-item>
      </text:list>
      <text:p text:style-name="P2"><text:span text:style-name="T67">Programmare con i cicli</text:span><text:span text:style-name="T53">: ciclo ha tipicamente 3 componenti: </text:span></text:p>
      <text:list xml:id="list2675024753" text:style-name="WWNum36">
        <text:list-item>
          <text:p text:style-name="P61"><text:span text:style-name="T53">le istruzioni di inizializzazione, che devono precedere l’iterazione. Le variabili che devono avere un valore già prima che venga eseguito il corpo del ciclo vanno dichiarate e inizializzate fuori da esso. Non sempre è corretto inizializzare a zero, un valore molto utile per esempio è 1. </text:span><text:span text:style-name="T67">BP4.3</text:span><text:span text:style-name="T53">: per trovare valore ottimale cui inizializzare una variabile, è utile fare il calcolo della prima iterazione, settandolo in modo da ottenere il risultato desiderato.</text:span></text:p>
        </text:list-item>
        <text:list-item>
          <text:p text:style-name="P119">il corpo del ciclo: normalmente è la prima parte ad essere progettata. Idealmente scrivo le azioni da compiere, e individuo quelle che vengono ripetute più volte, e che quindi ha senso inserire all’interno del corpo del ciclo.</text:p>
        </text:list-item>
        <text:list-item>
          <text:p text:style-name="P119">il meccanismo di terminazione. Vi sono 3 possibilità: <text:s/></text:p>
        </text:list-item>
      </text:list>
      <text:list xml:id="list3734512501" text:style-name="WWNum37">
        <text:list-item>
          <text:p text:style-name="P62"><text:span text:style-name="T53">Nei </text:span><text:span text:style-name="T62">cicli count-controlled</text:span><text:span text:style-name="T53"> (letteralmente “controllati da un contatore”) è possibile specificare il numero esatto di iterazioni per cui il ciclo deve essere ripetuto, perché lo si conosce a priori. In questi casi l’istruzione più efficace è il for. </text:span></text:p>
        </text:list-item>
        <text:list-item>
          <text:p text:style-name="P62"><text:soft-page-break/><text:span text:style-name="T62">Ask before iterating</text:span><text:span text:style-name="T53"> (letteralmente “chiedi prima di iterare”): quando non si conosce a priori il numero di iterazioni lo si può semplicemente chiedere direttamente all’utente. Se si sa già che corpo va eseguito almeno una volta va preferito il do-while, viceversa il while. </text:span></text:p>
        </text:list-item>
        <text:list-item>
          <text:p text:style-name="P62"><text:span text:style-name="T62">Valore sentinella</text:span><text:span text:style-name="T53"> (sentinel value): per lunghi elenchi di input invece di usare una stringa per terminare il ciclo (si/no), è preferibile l’uso di valori sentinella, cioè un valore diverso da quello che programma usa normalmente. Ad es. un valore negativo per segnalare la fine dei dati di input. </text:span><text:span text:style-name="T67">BP4.4</text:span><text:span text:style-name="T53">: Un modo efficace per utilizzare il valore sentinella è quello di impiegare una variabile booleana nell’espressione di controllo, e cambiarne il valore a false quando desideriamo terminare il ciclo. Impiegando una variabile booleana rendiamo il codice simile ad una fase in lingua italiana, rendendolo più intuitivo.</text:span></text:p>
        </text:list-item>
      </text:list>
      <text:p text:style-name="P2"><text:span text:style-name="T67">break</text:span><text:span text:style-name="T53">: istruzione di uscita solo dal ciclo più interno che la contiene (attenzione in caso di cicli innestati); che quindi termina immediatamente senza eseguire l’eventuale parte rimanente del corpo, analogamente a quanto avviene nello switch. Si può utilizzare per i cicli while, do-while e for, ed è un’alternativa alla terminazione per mezzo del cambio di valore della variabile di controllo booleana. </text:span><text:span text:style-name="T67">BP4.5</text:span><text:span text:style-name="T53">: preferibile non usare break nei cicli perché codice risulta meno chiaro, dato che serve controllare l’intero corpo per vedere se ci sono ulteriori condizioni di <text:s/>terminazione o meno, e non solo l’espressione booleana di controllo in alto. </text:span></text:p>
      <text:p text:style-name="P2"><text:span text:style-name="T67">continue</text:span><text:span text:style-name="T53">: istruzione all’interno di un corpo che determina la terminazione solo dell’iterazione corrente, passando cosi all’iterazione successiva. </text:span><text:span text:style-name="T67">BP4.6</text:span><text:span text:style-name="T53">: cosi come break, rende codice meno chiaro ed è preferibile non impiegarla all’interno dei cicli. Ciclo che le contiene può e deve essere rifattorizzato, in modo da non farne uso.</text:span></text:p>
      <text:p text:style-name="P2"><text:span text:style-name="T67">Errori comuni coi cicli</text:span><text:span text:style-name="T53">: 3 in particolare: </text:span></text:p>
      <text:list xml:id="list1093122878" text:style-name="WWNum38">
        <text:list-item>
          <text:p text:style-name="P63"><text:span text:style-name="T62">Cicli infiniti non voluti</text:span><text:span text:style-name="T53">: in alcuni casi un ciclo potrebbe funzionare correttamente con determinati valori, ma diventare infinito con altri. Per evitarlo va posta una condizione di controllo in partenza, per impedire che questi valori possano essere ammessi. </text:span></text:p>
        </text:list-item>
        <text:list-item>
          <text:p text:style-name="P63"><text:span text:style-name="T62">Errori di una unità</text:span><text:span text:style-name="T53"> (off-by-one): corpo viene ripetuto o una volta di troppo, o una volta in meno del necessario. Sono errori generalmente difficili da individuare perché il risultato potrebbe sembrare plaudibile; e quasi sempre dovuti a una definizione non corretta della condizione booleana di controllo. </text:span><text:span text:style-name="T67">BP4.7</text:span><text:span text:style-name="T53">: per rilevarli modo migliore è fare dei test con input che producano output noto ex ante. </text:span></text:p>
        </text:list-item>
        <text:list-item>
          <text:p text:style-name="P63"><text:span text:style-name="T53">Altro errore comune è usare operatori == o != con i </text:span><text:span text:style-name="T62">numeri in virgola mobile</text:span><text:span text:style-name="T53">, che sono appunto quantità approssimate, e per i quali bisogna usare solo &gt; e &lt;. </text:span></text:p>
        </text:list-item>
      </text:list>
      <text:p text:style-name="P2"><text:span text:style-name="T67">Tracciare le variabili</text:span><text:span text:style-name="T53"> = controllare valore assunto dalle variabili mentre si esegue il programma. Si può fare tramite gli strumenti di </text:span><text:span text:style-name="T62">debugging</text:span><text:span text:style-name="T53"> forniti dall’ide. Un’alternativa è quella di inserire nel programma delle </text:span><text:span text:style-name="T62">stampe temporanee</text:span><text:span text:style-name="T53"> dei valori delle variabili, cosi da vedere come evolvono. </text:span><text:span text:style-name="T67">Asserzione</text:span><text:span text:style-name="T53"> = istruzione che indica, in un certo punto del programma, una proprietà che deve essere vera se il codice è corretto. In Java si può controllare automaticamente se un’asserzione è vera o falsa facendo un controllo di asserzione (</text:span><text:span text:style-name="T74">assertion check</text:span><text:span text:style-name="T53">), che termina il programma con un messaggio d’errore qualora fosse falsa. Sintassi: </text:span><text:bookmark-start text:name="_Hlk87286504"/><text:span text:style-name="T53">assert espressione_booleana</text:span><text:bookmark-end text:name="_Hlk87286504"/><text:span text:style-name="T53"> : Stringa_messaggio (opzionale); In IntelliJ per attivare il controllo di asserzione: click in alto a destra su riquadro con nome della classe a fianco del martello -&gt; edit configurations -&gt; VM options (da aggiungere se non ci sono già: Modify Options -&gt; Add VM Option) -&gt; scrivo -ea E’ inoltre consigliato quando si usano le asserzioni, scrivere un messaggio d’errore. Se il controllo delle asserzioni non è attivato, asserzione viene trattata come un normale commento. </text:span></text:p>
      <text:p text:style-name="P12"/>
      <text:p text:style-name="P34">Capitolo 5: I Metodi</text:p>
      <text:p text:style-name="P34"/>
      <text:p text:style-name="P2"><text:span text:style-name="T53">Nei linguaggi OO ci sono </text:span><text:span text:style-name="T62">2 tipi di metodi</text:span><text:span text:style-name="T53">: <text:s/></text:span></text:p>
      <text:list xml:id="list20938221" text:style-name="WWNum39">
        <text:list-item>
          <text:p text:style-name="P152">metodi di istanza </text:p>
        </text:list-item>
        <text:list-item>
          <text:p text:style-name="P64"><text:soft-page-break/><text:span text:style-name="T67">metodi di classe (o statici)</text:span><text:span text:style-name="T53">: 3 casi principali: </text:span></text:p>
        </text:list-item>
      </text:list>
      <text:list xml:id="list2510940049" text:style-name="WWNum40">
        <text:list-item>
          <text:p text:style-name="P120">metodi raggruppati in una classe e invocati usando il nome della classe (es classe Math) </text:p>
        </text:list-item>
        <text:list-item>
          <text:p text:style-name="P120">helper methods chiamati dal main “svuotato” cosi da alleggerirne il codice (es. classe MyUtils)</text:p>
        </text:list-item>
        <text:list-item>
          <text:p text:style-name="P120">metodi che riguardano la classe nel suo insieme, piuttosto che una sua istanza specifica</text:p>
        </text:list-item>
      </text:list>
      <text:p text:style-name="P2"><text:span text:style-name="T67">Definizione</text:span><text:span text:style-name="T53">: un metodo raggruppa una sequenza di istruzioni che realizzano una funzionalità del programma, e assegna loro un nome. Ogniqualvolta è necessario eseguire quella funzionalità, invece di riscriverne integralmente tutto il codice, è sufficiente richiamarla attraverso il nome. Metodo è quindi una porzione di codice riutilizzabile. Quando si usa un metodo lo si chiama / invoca. Per definire il metodo serve scrivere le istruzioni che ne costituiscono il corpo e assegnargli un nome. La definizione viene fatta solo una volta e all’interno di una classe, per questo si dice che metodo statico “appartiene” alla classe in cui è definito. Quando metodo viene invocato attraverso il nome vengono eseguite tutte le istruzioni al suo interno, dopo di che esecuzione del programma riprende in modo sequenziale, dal punto successivo alla chiamata del metodo. </text:span></text:p>
      <text:p text:style-name="P2"><text:span text:style-name="T53">Vi sono </text:span><text:span text:style-name="T62">2 tipi di metodi</text:span><text:span text:style-name="T53">: </text:span></text:p>
      <text:list xml:id="list2187307978" text:style-name="WWNum41">
        <text:list-item>
          <text:p text:style-name="P153">metodi che restituiscono un valore </text:p>
        </text:list-item>
        <text:list-item>
          <text:p text:style-name="P65"><text:span text:style-name="T67">metodi void</text:span><text:span text:style-name="T53">: metodi che eseguono alcune istruzioni, ma che non restituiscono alcun valore</text:span></text:p>
        </text:list-item>
      </text:list>
      <text:p text:style-name="P2"><text:span text:style-name="T67">Intestazione</text:span><text:span text:style-name="T53"> (</text:span><text:span text:style-name="T62">heading</text:span><text:span text:style-name="T53">) di un metodo va dal modificatore d’accesso alle sue parentesi tonde. Più precisamente essa si compone di: </text:span></text:p>
      <text:list xml:id="list3834886618" text:style-name="WWNum42">
        <text:list-item>
          <text:p text:style-name="P121">modificatore d’accesso -&gt; scope</text:p>
        </text:list-item>
        <text:list-item>
          <text:p text:style-name="P121">static (se si tratta di metodo statico / di classe, viceversa nulla se è un metodo d’istanza) </text:p>
        </text:list-item>
        <text:list-item>
          <text:p text:style-name="P121">void / tipo ritornato: se metodo non ritorna nessun valore si usa void, mentre se ritorna un valore, bisogna specificarne il tipo </text:p>
        </text:list-item>
        <text:list-item>
          <text:p text:style-name="P121">nome del metodo </text:p>
        </text:list-item>
        <text:list-item>
          <text:p text:style-name="P121">coppia di parentesi tonde () all’interno delle quali si possono specificare i parametri formali, con rispettivo tipo ed identificatore</text:p>
        </text:list-item>
        <text:list-item>
          <text:p text:style-name="P66"><text:span text:style-name="T67">Sintassi</text:span><text:span text:style-name="T53">: public (static) void/tipo_valore_ritornato nome_metodo (lista_parametri_formali) {istruzioni;} </text:span><text:span text:style-name="T62">Corpo</text:span><text:span text:style-name="T53"> (</text:span><text:span text:style-name="T62">body</text:span><text:span text:style-name="T53">): è la parte del metodo che segue l’intestazione ed è racchiusa tra parentesi <text:s/>graffe {}. </text:span></text:p>
        </text:list-item>
      </text:list>
      <text:p text:style-name="P2"><text:span text:style-name="T53">Le variabili utilizzate per la definizione di un metodo devono essere dichiarate al suo interno e all’inizio, e sono </text:span><text:span text:style-name="T62">variabili locali</text:span><text:span text:style-name="T53">, cioè non sono utilizzabili all’infuori del metodo stesso. Viceversa dichiarare una variabile all’esterno del blocco, consente di utilizzarla sia all’interno sia all’esterno del blocco stesso. Un metodo </text:span><text:span text:style-name="T74">non void</text:span><text:span text:style-name="T53"> deve contenere un’istruzione </text:span><text:span text:style-name="T67">return</text:span><text:span text:style-name="T53"> espressione; al suo interno, che termina l’esecuzione del metodo ed indica che il valore restituito è quello di espressione, e deve essere dello stesso tipo indicato nell’intestazione. </text:span><text:span text:style-name="T67">BP5.1</text:span><text:span text:style-name="T53">: è lecito usare più di un’istruzione return nel corpo di un metodo, ma è meglio impiegare un’unica istruzione return, cosi da migliorare la leggibilità del codice, se serve eventualmente sfruttando una variabile d’appoggio. Anche un metodo void può contenere un’istruzione return, ma senza espressione. Sintassi sarebbe semplicemente: return; Utilizzo sarebbe quello di interrompere l’esecuzione del metodo terminandolo anticipatamente, per esempio per prevenire problemi o errori.</text:span></text:p>
      <text:p text:style-name="P2"><text:span text:style-name="T67">Invocazione</text:span><text:span text:style-name="T53"> di un metodo statico può essere fatta in qualsiasi parte del codice dove si possa utilizzare lo stesso tipo di quello ritornato dal metodo: è richiesta l’equivalenza dei tipi. In particolare un metodo può essere invocato all’interno del corpo di un altro metodo (es tipico è main). Distinguiamo <text:s/>2 casi: </text:span></text:p>
      <text:list xml:id="list217078064" text:style-name="WWNum43">
        <text:list-item>
          <text:p text:style-name="P122">Se chiamata avviene all’interno della classe in cui è definito, basta scrivere il nome del metodo seguito dalle 2 parentesi tonde (), all’interno delle quali si passano eventualmente gli argomenti. Es: saluta(); </text:p>
        </text:list-item>
        <text:list-item>
          <text:p text:style-name="P122"><text:soft-page-break/>Se invece chiamata avviene al di fuori della classe in cui è definito, serve scrivere anche il nome della classe originaria, oltre a quanto scritto nel punto precedente. ES: Saluta.saluta(); </text:p>
        </text:list-item>
      </text:list>
      <text:p text:style-name="P2"><text:span text:style-name="T67">BP5.2</text:span><text:span text:style-name="T53">: nomi dei metodi devono essere parlanti, iniziare con lettere minuscola e adottare il camel case. Quando si invoca un metodo l’esecuzione passa al corpo del metodo invocato e viene creata in memoria una stuttura dati, chiamata </text:span><text:span text:style-name="T67">record di attivazione</text:span><text:span text:style-name="T53">, che contiene tutte le informazioni necessarie per gestire correttamente l’esecuzione del metodo invocato: le informazioni includono i parametri formali e i relativi argomenti, le variabili locali coi valori mano a mano assunti durante l’esecuzione del corpo, l’indirizzo di rientro cioè quale istruzione deve essere eseguita una volta terminata l’esecuzione del metodo e infine il risultato, che contiene il valore finale eventualmente ritornato dal metodo. Il record di attivazione viene quindi creato dinamicamente nel momento in cui il metodo viene chiamato, e viene posto in cima ad un’area di memoria chiamata </text:span><text:span text:style-name="T67">stack</text:span><text:span text:style-name="T53"> (pila). Rimane nello stack per tutto il tempo in cui il metodo è in esecuzione e viene rimosso solo al termine. Nel caso di metodi che invocano altri metodi, si genera una sequenza di record di attivazione gestiti secondo il criterio </text:span><text:span text:style-name="T62">LIFO</text:span><text:span text:style-name="T53"> (last in first out), dato che l’ultimo metodo ad essere invocato è il primo da eseguire per poter poi risalire lungo la catena di ordini di invocazione sino al metodo iniziale, eseguendone uno per volta, e utilizzando il risultato eventualmente ritornato da ciascuno per eseguire il precedente. Ordine sequenziale con cui scrivo i metodi all’interno della classe non ha alcuna importanza, quello che invece conta è l’ordine di invocazione.</text:span></text:p>
      <text:p text:style-name="P2"><text:span text:style-name="T67">Blocco di codice</text:span><text:span text:style-name="T53"> = istruzione complessa = lista di istruzioni racchiuse tra 2 parentesi graffe {}. Le variabili dichiarate all’interno di un blocco sono locali ad esso, e quindi scompaiono al termine della sua esecuzione. Dichiarare precedentemente una variabile all’esterno del blocco permette invece di usare la variabile sia all’interno che all’esterno del blocco.</text:span></text:p>
      <text:p text:style-name="P2"><text:span text:style-name="T67">Parametro formale</text:span><text:span text:style-name="T53">: variabile (identificatore) messa tra le parentesi tonde dell’intestazione di un metodo e preceduta dal relativo tipo. E’ una sorta di sostituto temporaneo di un valore effettivo che sarà disponibile/esplicitato solo al momento dell’invocazione del metodo. Il valore effettivo associato al parametro formale è chiamato </text:span><text:span text:style-name="T67">argomento</text:span><text:span text:style-name="T53">. La principale differenza è proprio la parte di codice in cui vengono utilizzati: il parametro formale si usa specificamente nella dichiarazione del metodo, mente il relativo argomento è usato al momento dell’invocazione del metodo. Es. areaCerchio(double raggio); areaCerchio(4,5); -&gt; raggio è il parametro formale, 4,5 è l’argomento. Dato che per inizializzare il parametro formale viene usato il valore dell’argomento, questo meccanismo di assegnamento di valore degli argomenti ai parametri formali è chiamato passaggio per valore o chiamata per valore (</text:span><text:span text:style-name="T67">call by value</text:span><text:span text:style-name="T53">), ed è l’unico meccanismo usato in Java per passare argomenti di tipo primitivo. Parametro formale è sempre una variabile locale al metodo, quindi non c’è problema se è già stato usato all’infuori di esso all’interno di altri metodi. Argomento può inoltre essere un’espressione il cui risultato sia dello stesso tipo del parametro formale. Se invoco metodo usando come argomento variabile di tipo primitivo, l’invocazione del metodo non può cambiare il valore dell’argomento -&gt; vedi I/ChiamataPerValore</text:span></text:p>
      <text:p text:style-name="P2"><text:span text:style-name="T53">Java effettua una conversione automatica di tipo (secondo lo schema già visto nel Cap. 2) qualora nell’invocazione di un metodo venga usato un’argomento il cui tipo non corrisponde a quello del relativo parametro formale. Possono esserci </text:span><text:span text:style-name="T62">molteplici parametri formali</text:span><text:span text:style-name="T53">, separati fra loro dalla virgola, ciascuno dei quali deve avere un nome diverso dall’altro e deve sempre essere preceduto dal relativo tipo -&gt; gli argomenti passati in un’invocazione di metodo devono corrispondere esattamente coi parametri formali scritti nella sua intestazione, in termini di:</text:span></text:p>
      <text:list xml:id="list949667794" text:style-name="WWNum44">
        <text:list-item>
          <text:p text:style-name="P123">numero</text:p>
        </text:list-item>
        <text:list-item>
          <text:p text:style-name="P123">ordine</text:p>
        </text:list-item>
        <text:list-item>
          <text:p text:style-name="P123">tipo (al netto della conversione automatica fatta da Java quando i 2 tipi non corrispondono) </text:p>
        </text:list-item>
      </text:list>
      <text:p text:style-name="P2"><text:span text:style-name="T67">La classe Math</text:span><text:span text:style-name="T53">: classe fornita automaticamente da Java che offre una serie di metodi matematici standard. Metodi sono tutti statici, quindi si invocano usando nome della classe. Fornisce inoltre costanti PI (pi-greco) ed E (la base e dei logaritmi naturali): Math.PI e Math.E <text:s/>Metodo round </text:span><text:soft-page-break/><text:span text:style-name="T53">arrotonda a suo valore più vicino un float/double in rispettivamente int/long; ceil e floor ritornano sempre dei double arrotondando rispettivamente per eccesso e per difetto. long e double ritornati non vengono automaticamente convertiti in int, quindi devono esserlo in modo esplicito, attraverso il casting, se il tipo ritornato desiderato è specificamente un’int.</text:span></text:p>
      <text:p text:style-name="P2"><text:span text:style-name="T67">Generazione di numeri casuali</text:span><text:span text:style-name="T53">: 2 possibilità: <text:s/></text:span></text:p>
      <text:list xml:id="list2822525362" text:style-name="WWNum45">
        <text:list-item>
          <text:p text:style-name="P67"><text:span text:style-name="T53">Metodo </text:span><text:span text:style-name="T67">random</text:span><text:span text:style-name="T53"> della </text:span><text:span text:style-name="T62">classe Math</text:span><text:span text:style-name="T53">: ritorna un double &gt;= 0 e inferiore a 1: di solito però non è esattamente ciò che serve. Per ottenere un numero casuale in un’intervallo differente basta scalare il numero randomico ottenuto attraverso una moltiplicazione e/o un’addizione. Es. simulazione lancio dado a 6 facce: int risultato = (int) (Math.random() * 6.0)+1; -&gt; Math.random() ritorna double &gt;=0 e &lt;1, Math.random()*6 ritorna double &gt;=0.0 e strettamente minore di 6.0 -&gt; applicando casting esplicito si opera un troncamento e possibili risultati sono 0-1-2-3-4-5; manca il 6 e devo togliere lo 0, e lo faccio addizionando 1 -&gt; possibili risultati ora sono appunto 1-2-3-4-5-6. <text:s/></text:span></text:p>
        </text:list-item>
        <text:list-item>
          <text:p text:style-name="P67"><text:span text:style-name="T62">Classe Random</text:span><text:span text:style-name="T53">: alternativa più efficiente! </text:span></text:p>
        </text:list-item>
      </text:list>
      <text:list xml:id="list2627279200" text:style-name="WWNum46">
        <text:list-item>
          <text:p text:style-name="P124">import java.util.Random; </text:p>
        </text:list-item>
        <text:list-item>
          <text:p text:style-name="P124">istanzio un’oggetto di tipo Random: Random r = new Random(); </text:p>
        </text:list-item>
        <text:list-item>
          <text:p text:style-name="P124">sull’oggetto r posso invocare dei metodi d’istanza per generare randomicamente dei numeri casuali (ogni tipo ha un metodo specifico), indicando eventualmente l’intervallo (bound) di valori che mi interessa. Es: estrazione numero intero casuale da 1 a 10: r.nextInt(10)+1; aggiungo 1 per avere set valori non da 0 a 9 ma da 1 a 10</text:p>
        </text:list-item>
      </text:list>
      <text:p text:style-name="P6"/>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22">Nome</text:p>
          </table:table-cell>
          <table:table-cell table:style-name="Tabella3.A1" office:value-type="string">
            <text:p text:style-name="P22">Descrizione</text:p>
          </table:table-cell>
          <table:table-cell table:style-name="Tabella3.A1" office:value-type="string">
            <text:p text:style-name="P22">Tipo arg.</text:p>
          </table:table-cell>
          <table:table-cell table:style-name="Tabella3.A1" office:value-type="string">
            <text:p text:style-name="P22">Tiro rit.</text:p>
          </table:table-cell>
          <table:table-cell table:style-name="Tabella3.A1" office:value-type="string">
            <text:p text:style-name="P22">Esempio</text:p>
          </table:table-cell>
          <table:table-cell table:style-name="Tabella3.A1" office:value-type="string">
            <text:p text:style-name="P22">Valore rit.</text:p>
          </table:table-cell>
        </table:table-row>
        <table:table-row table:style-name="Tabella3.1">
          <table:table-cell table:style-name="Tabella3.A1" office:value-type="string">
            <text:p text:style-name="P32"/>
          </table:table-cell>
          <table:table-cell table:style-name="Tabella3.A1" office:value-type="string">
            <text:p text:style-name="P32"/>
          </table:table-cell>
          <table:table-cell table:style-name="Tabella3.A1" office:value-type="string">
            <text:p text:style-name="P32"/>
          </table:table-cell>
          <table:table-cell table:style-name="Tabella3.A1" office:value-type="string">
            <text:p text:style-name="P32"/>
          </table:table-cell>
          <table:table-cell table:style-name="Tabella3.A1" office:value-type="string">
            <text:p text:style-name="P32"/>
          </table:table-cell>
          <table:table-cell table:style-name="Tabella3.A1" office:value-type="string">
            <text:p text:style-name="P32"/>
          </table:table-cell>
        </table:table-row>
        <table:table-row table:style-name="Tabella3.1">
          <table:table-cell table:style-name="Tabella3.A1" office:value-type="string">
            <text:p text:style-name="P22">pow</text:p>
          </table:table-cell>
          <table:table-cell table:style-name="Tabella3.A1" office:value-type="string">
            <text:p text:style-name="P22">Potenza</text:p>
          </table:table-cell>
          <table:table-cell table:style-name="Tabella3.A1" office:value-type="string">
            <text:p text:style-name="P22">d</text:p>
          </table:table-cell>
          <table:table-cell table:style-name="Tabella3.A1" office:value-type="string">
            <text:p text:style-name="P22">d</text:p>
          </table:table-cell>
          <table:table-cell table:style-name="Tabella3.A1" office:value-type="string">
            <text:p text:style-name="P22">Math.pow(2.0, 3.0)</text:p>
          </table:table-cell>
          <table:table-cell table:style-name="Tabella3.A1" office:value-type="string">
            <text:p text:style-name="P22">8.0</text:p>
          </table:table-cell>
        </table:table-row>
        <table:table-row table:style-name="Tabella3.1">
          <table:table-cell table:style-name="Tabella3.A1" office:value-type="string">
            <text:p text:style-name="P22">abs</text:p>
          </table:table-cell>
          <table:table-cell table:style-name="Tabella3.A1" office:value-type="string">
            <text:p text:style-name="P22">Valore ass.</text:p>
          </table:table-cell>
          <table:table-cell table:style-name="Tabella3.A1" office:value-type="string">
            <text:p text:style-name="P22">i/l/f/d</text:p>
          </table:table-cell>
          <table:table-cell table:style-name="Tabella3.A1" office:value-type="string">
            <text:p text:style-name="P22">stesso arg</text:p>
          </table:table-cell>
          <table:table-cell table:style-name="Tabella3.A1" office:value-type="string">
            <text:p text:style-name="P19">Math.abs(-7)</text:p>
            <text:p text:style-name="P19">Math.abs(7)</text:p>
            <text:p text:style-name="P19">Math.abd(-3.5)</text:p>
          </table:table-cell>
          <table:table-cell table:style-name="Tabella3.A1" office:value-type="string">
            <text:p text:style-name="P22">7</text:p>
            <text:p text:style-name="P22">7</text:p>
            <text:p text:style-name="P22">3.5</text:p>
          </table:table-cell>
        </table:table-row>
        <table:table-row table:style-name="Tabella3.1">
          <table:table-cell table:style-name="Tabella3.A1" office:value-type="string">
            <text:p text:style-name="P22">max</text:p>
          </table:table-cell>
          <table:table-cell table:style-name="Tabella3.A1" office:value-type="string">
            <text:p text:style-name="P22">Massimo</text:p>
          </table:table-cell>
          <table:table-cell table:style-name="Tabella3.A1" office:value-type="string">
            <text:p text:style-name="P22">i/l/f/d</text:p>
          </table:table-cell>
          <table:table-cell table:style-name="Tabella3.A1" office:value-type="string">
            <text:p text:style-name="P22">stesso arg</text:p>
          </table:table-cell>
          <table:table-cell table:style-name="Tabella3.A1" office:value-type="string">
            <text:p text:style-name="P22">Math.max(5,6)</text:p>
            <text:p text:style-name="P22">Math.max(5.5, 5.3)</text:p>
          </table:table-cell>
          <table:table-cell table:style-name="Tabella3.A1" office:value-type="string">
            <text:p text:style-name="P22">6</text:p>
            <text:p text:style-name="P22">5.5</text:p>
          </table:table-cell>
        </table:table-row>
        <table:table-row table:style-name="Tabella3.1">
          <table:table-cell table:style-name="Tabella3.A1" office:value-type="string">
            <text:p text:style-name="P22">min</text:p>
          </table:table-cell>
          <table:table-cell table:style-name="Tabella3.A1" office:value-type="string">
            <text:p text:style-name="P22">Minimo</text:p>
          </table:table-cell>
          <table:table-cell table:style-name="Tabella3.A1" office:value-type="string">
            <text:p text:style-name="P22">i/l/f/d</text:p>
          </table:table-cell>
          <table:table-cell table:style-name="Tabella3.A1" office:value-type="string">
            <text:p text:style-name="P22">stesso arg</text:p>
          </table:table-cell>
          <table:table-cell table:style-name="Tabella3.A1" office:value-type="string">
            <text:p text:style-name="P22">Math.min(5,6)</text:p>
            <text:p text:style-name="P22">Math.min (5.5, 5.3)</text:p>
          </table:table-cell>
          <table:table-cell table:style-name="Tabella3.A1" office:value-type="string">
            <text:p text:style-name="P22">5</text:p>
            <text:p text:style-name="P22">5.3</text:p>
          </table:table-cell>
        </table:table-row>
        <table:table-row table:style-name="Tabella3.1">
          <table:table-cell table:style-name="Tabella3.A1" office:value-type="string">
            <text:p text:style-name="P24">random</text:p>
          </table:table-cell>
          <table:table-cell table:style-name="Tabella3.A1" office:value-type="string">
            <text:p text:style-name="P22">Num. casuale</text:p>
          </table:table-cell>
          <table:table-cell table:style-name="Tabella3.A1" office:value-type="string">
            <text:p text:style-name="P24">Nessuno</text:p>
          </table:table-cell>
          <table:table-cell table:style-name="Tabella3.A1" office:value-type="string">
            <text:p text:style-name="P24">d</text:p>
          </table:table-cell>
          <table:table-cell table:style-name="Tabella3.A1" office:value-type="string">
            <text:p text:style-name="P22">Math.random()</text:p>
          </table:table-cell>
          <table:table-cell table:style-name="Tabella3.A1" office:value-type="string">
            <text:p text:style-name="P22">nc&gt;=0 e &lt;1</text:p>
          </table:table-cell>
        </table:table-row>
        <table:table-row table:style-name="Tabella3.1">
          <table:table-cell table:style-name="Tabella3.A1" office:value-type="string">
            <text:p text:style-name="P24">round</text:p>
          </table:table-cell>
          <table:table-cell table:style-name="Tabella3.A1" office:value-type="string">
            <text:p text:style-name="P22">Arrotondam.</text:p>
          </table:table-cell>
          <table:table-cell table:style-name="Tabella3.A1" office:value-type="string">
            <text:p text:style-name="P24">f/d</text:p>
          </table:table-cell>
          <table:table-cell table:style-name="Tabella3.A1" office:value-type="string">
            <text:p text:style-name="P24">i/l rispettiv.</text:p>
            <text:p text:style-name="P24">NO d!!!!</text:p>
          </table:table-cell>
          <table:table-cell table:style-name="Tabella3.A1" office:value-type="string">
            <text:p text:style-name="P19">Math.round(6.2)</text:p>
            <text:p text:style-name="P17"><text:span text:style-name="T100">(int)</text:span><text:span text:style-name="T99"> Math.round(6.8)</text:span></text:p>
          </table:table-cell>
          <table:table-cell table:style-name="Tabella3.A1" office:value-type="string">
            <text:p text:style-name="P22">6</text:p>
            <text:p text:style-name="P22">7</text:p>
          </table:table-cell>
        </table:table-row>
        <table:table-row table:style-name="Tabella3.1">
          <table:table-cell table:style-name="Tabella3.A1" office:value-type="string">
            <text:p text:style-name="P24">ceil</text:p>
          </table:table-cell>
          <table:table-cell table:style-name="Tabella3.A1" office:value-type="string">
            <text:p text:style-name="P22">Int maggiore</text:p>
            <text:p text:style-name="P22">Arr. eccesso</text:p>
          </table:table-cell>
          <table:table-cell table:style-name="Tabella3.A1" office:value-type="string">
            <text:p text:style-name="P22">d</text:p>
          </table:table-cell>
          <table:table-cell table:style-name="Tabella3.A1" office:value-type="string">
            <text:p text:style-name="P22">d</text:p>
          </table:table-cell>
          <table:table-cell table:style-name="Tabella3.A1" office:value-type="string">
            <text:p text:style-name="P22">Math.ceil(3.2)</text:p>
            <text:p text:style-name="P22">Math.ceil(3.9)</text:p>
          </table:table-cell>
          <table:table-cell table:style-name="Tabella3.A1" office:value-type="string">
            <text:p text:style-name="P22">4.0</text:p>
            <text:p text:style-name="P22">4.0</text:p>
          </table:table-cell>
        </table:table-row>
        <table:table-row table:style-name="Tabella3.1">
          <table:table-cell table:style-name="Tabella3.A1" office:value-type="string">
            <text:p text:style-name="P24">floor</text:p>
          </table:table-cell>
          <table:table-cell table:style-name="Tabella3.A1" office:value-type="string">
            <text:p text:style-name="P22">Int inferiore</text:p>
            <text:p text:style-name="P22">Arr. difetto</text:p>
          </table:table-cell>
          <table:table-cell table:style-name="Tabella3.A1" office:value-type="string">
            <text:p text:style-name="P22">d</text:p>
          </table:table-cell>
          <table:table-cell table:style-name="Tabella3.A1" office:value-type="string">
            <text:p text:style-name="P22">d</text:p>
          </table:table-cell>
          <table:table-cell table:style-name="Tabella3.A1" office:value-type="string">
            <text:p text:style-name="P22">Math.floor(3.2)</text:p>
            <text:p text:style-name="P22">Math.floor(3.9)</text:p>
          </table:table-cell>
          <table:table-cell table:style-name="Tabella3.A1" office:value-type="string">
            <text:p text:style-name="P22">3.0</text:p>
            <text:p text:style-name="P22">3.0</text:p>
          </table:table-cell>
        </table:table-row>
        <table:table-row table:style-name="Tabella3.1">
          <table:table-cell table:style-name="Tabella3.A1" office:value-type="string">
            <text:p text:style-name="P22">sqrt</text:p>
          </table:table-cell>
          <table:table-cell table:style-name="Tabella3.A1" office:value-type="string">
            <text:p text:style-name="P22">Rad. quadrata</text:p>
          </table:table-cell>
          <table:table-cell table:style-name="Tabella3.A1" office:value-type="string">
            <text:p text:style-name="P22">d</text:p>
          </table:table-cell>
          <table:table-cell table:style-name="Tabella3.A1" office:value-type="string">
            <text:p text:style-name="P22">d</text:p>
          </table:table-cell>
          <table:table-cell table:style-name="Tabella3.A1" office:value-type="string">
            <text:p text:style-name="P22">Math.sqrt(4.0)</text:p>
          </table:table-cell>
          <table:table-cell table:style-name="Tabella3.A1" office:value-type="string">
            <text:p text:style-name="P22">2.0</text:p>
          </table:table-cell>
        </table:table-row>
      </table:table>
      <text:p text:style-name="P7"/>
      <text:p text:style-name="P2"><text:span text:style-name="T67">P r o g r a m m i <text:s text:c="2"/>d r i v e r</text:span><text:span text:style-name="T53"> : <text:s text:c="2"/>p r o g r a m m i <text:s text:c="2"/>s c r i t t i <text:s text:c="2"/>p e r <text:s text:c="2"/>c o l l a udare un metodo e rilevare eventuali problemi. Driver fa spesso uso di iterazione in modo da poter inserire vari input diversi con cui testare il metodo. In sostanza si forniscono continuamente input diversi, e si invoca il metodo per verificare se si producono gli output prestabiliti ex ante. Come </text:span><text:span text:style-name="T67">BP5.3</text:span><text:span text:style-name="T53"> infatti sarebbe sempre meglio collaudare ogni metodo distintamente. In caso di metodi che invocano altri metodi si impiega il </text:span><text:span text:style-name="T74">testing bottom-up</text:span><text:span text:style-name="T53"> (letteralmente “collaudo dal basso verso l’alto”) -&gt; per esempio se metodo A invoca il metodo B, si collauderà prima il metodo B, e solo successivamente l’A. Lo stub (letteralmente “prototipo”) di un metodo è una versione semplificata di tale metodo, che non può essere utilizzata all’interno del programma finale, ma è considerata affidabile e quindi comunque </text:span><text:soft-page-break/><text:span text:style-name="T53">utile per collaudare il metodo che lo invoca, bypassando temporaneamente il testing bottom-up. Nel caso d’esempio si usa una versione stub del metodo B, e si inizia prima a testare il metodo A. </text:span><text:span text:style-name="T67">BP5.4</text:span><text:span text:style-name="T53">: nello scrivere un metodo è utile </text:span><text:span text:style-name="T74">decomporre</text:span><text:span text:style-name="T53"> la funzionalità complessiva che si vuole implementare in micro-attività da risolvere separatamente, se serve partendo dalla scrittura in pseudocodice e impiegando un metodo specifico per codificare ognuna di queste micro-attività. </text:span></text:p>
      <text:p text:style-name="P7"/>
      <text:p text:style-name="P34">Capitolo 6: Arrays</text:p>
      <text:p text:style-name="P34"/>
      <text:p text:style-name="P2"><text:span text:style-name="T67">Array</text:span><text:span text:style-name="T53">: collezioni di dati dello stesso tipo. -&gt; array mi permette di salvarli, cosi da poterli riutilizzare; viceversa sarei costretto a dichiarare un numero potenzialmente enorme di variabili. Elementi che compongono l’array sono chiamati </text:span><text:span text:style-name="T62">variabili indicizzate</text:span><text:span text:style-name="T53"> perché tra parentesi quadre contengono l’indice della loro posizione all’interno dell’array. Ci si può riferire all’array usando semplicemente il suo nome, senza le parentesi quadre []. Il termine “elemento” ha un duplice significato: sia l’intera variabile indicizzata di un’array, sia il suo valore specifico.</text:span></text:p>
      <text:p text:style-name="P2"><text:span text:style-name="T67">Sintassi</text:span><text:span text:style-name="T53">: tipo [] nome_array = new tipo [dimensione]; nome[indice]; Istruzione di dichiarazione dell’array (tipo [] nome_array) dove specifico nome e tipo, può essere disgiunta da quella successiva (nome_array = new tipo [dimensione]) con cui alloco la </text:span><text:span text:style-name="T62">memoria</text:span><text:span text:style-name="T53"> necessaria a contenere tutti gli elementi secondo la dimensione specificata. E’ ammessa anche una Sintassi alternativa in cui le parentesi quadre [] vengono scritte dopo nome_array, anziché prima. </text:span></text:p>
      <text:p text:style-name="P2"><text:span text:style-name="T53">Numero di elementi di un’array è detto lunghezza (</text:span><text:span text:style-name="T62">length</text:span><text:span text:style-name="T53">), dimensione (size) o capacità (capacity) dell’array. Valore tra parentesi quadre che indica l’indice deve essere necessariamente un’intero o un’espressione che ritorna un’intero. </text:span><text:span text:style-name="T67">BP6.1</text:span><text:span text:style-name="T53">: quando si crea un’array conoscendo esattamente il numero degli elementi che conterrà, è bene utilizzare una variabile costante (static final) intera piuttosto che scrivere direttamente il numero. </text:span><text:span text:style-name="T67">BP6.2</text:span><text:span text:style-name="T53">: preferibile usare nomi singolari per gli array, dato che nella computazione il nome viene usato per indicare una singola variabile indicizzata: cosi risulta più chiaro.</text:span></text:p>
      <text:p text:style-name="P2"><text:span text:style-name="T67">Proprietà length</text:span><text:span text:style-name="T53">: Array è un particolare tipo di </text:span><text:span text:style-name="T67">oggetto</text:span><text:span text:style-name="T53"> e length è la sua unica proprietà accessibile. In particolare length è una </text:span><text:span text:style-name="T74">variabile d’istanza final</text:span><text:span text:style-name="T53">, pertanto il suo valore non può essere modificato, e di conseguenza non si può nemmeno assegnarle un valore: Es: nome_array.length = 10; // illegale! </text:span><text:span text:style-name="T67">BP6.3</text:span><text:span text:style-name="T53">: per migliorare comprensibilità del codice quando è possibile, usare sempre la proprietà length! </text:span><text:span text:style-name="T67">BP6.4</text:span><text:span text:style-name="T53">: istruzioni for e for-each sono le più adatte a scorrere gli elementi di un’array. Array di dimensione n avrà un’indice che va da 0 a (n-1), in particolare l’ultimo indice valido sarà nome_array.length-1. Se si utilizza un’indice non compreso tra questi valori si avrà un’errore a run-time, chiamato “indice array fuori dai limiti” (</text:span><text:span text:style-name="T62">array index out of bounds</text:span><text:span text:style-name="T53">). </text:span><text:span text:style-name="T67">BP6.5</text:span><text:span text:style-name="T53">: per evitare problemi di array index out of bounds è meglio stabilire un range di valori accettabile, per es. che utente può inserire da tastiera, e verificarlo preventivamente, cosi da prevenire il problema. </text:span><text:span text:style-name="T67">BP6.6</text:span><text:span text:style-name="T53">: per migliorare la chiarezza a volte è meglio aumentare di 1 unità la dimensione di un’array, e non utilizzarne il primo elemento con indice 0, cosi da avere perfetta corrisponderza tra indici array e indice dei dati inseriti (es numero dipendenti che conto cominciando appunto da 1 e non da 0). Anche in questo caso comunque ultimo indice valido resterà sempre nome_array.length (che avrà 1 elemento in più)-1</text:span></text:p>
      <text:p text:style-name="P2"><text:span text:style-name="T67">Inizializzazione di un’array</text:span><text:span text:style-name="T53">: 2 possibilità: </text:span></text:p>
      <text:list xml:id="list4089974678" text:style-name="WWNum1">
        <text:list-item>
          <text:p text:style-name="P68"><text:span text:style-name="T53">Array inizializzato direttamente in fase di dichiarazione, scrivendo i valori specifici nelle parentesi graffe dopo l’operatore di assegnamento = </text:span><text:span text:style-name="T67">Sintassi</text:span><text:span text:style-name="T53">: tipo[] nome_array = {valori specifici}; -&gt; Es: double [] temperatura = {5.0, 4.5, 6.0}; Dimensione viene derivata: sarà quella minima tale da poter contenere i valori specificati. In questo caso non devo usare il new per la dichiarazione</text:span></text:p>
        </text:list-item>
        <text:list-item>
          <text:p text:style-name="P68"><text:span text:style-name="T53">Array inizializzato dopo averlo dichiarato, e contestualmente allocato la memoria dimensionando l’array. In questo caso ogni variabile indicizzata viene prima inizializzata al </text:span><text:span text:style-name="T62">valore di default</text:span><text:span text:style-name="T53"> del suo tipo, e solamente dopo inizializzata separatamente con valori </text:span><text:soft-page-break/><text:span text:style-name="T53">specifici. </text:span><text:span text:style-name="T67">Sintassi</text:span><text:span text:style-name="T53">: tipo [] nome_array = new tipo [dimensione (n)]; nome_array [0] = valore_specifico; nome_array [1] = valore_specifico; ….. <text:s/>nome_array [n-1] = valore_specifico; <text:s/>Il modo più semplice di eseguire questa inizializzazione per non dover riscrivere continuamente porzioni di codice simile è quella si usare un ciclo.</text:span></text:p>
        </text:list-item>
      </text:list>
      <text:p text:style-name="P2"><text:span text:style-name="T53">Array può essere </text:span><text:span text:style-name="T67">riempito parzialmente</text:span><text:span text:style-name="T53">, ossia non viene assegnato esplicitamente un valore a tutte le variabili indicizzate (avranno cmq un valore di default in base al loro tipo). -&gt; Questo comporta che oltre alla dimensione dell’array (data dalla proprietà length), è necessario tenere conto del livello di riempimento dell’array, ossia quante sono le sue variabili indicizzate effettivamente significative. Per es. se sto calcolando una media, devo sapere quanti elementi utili ho immesso per calcolarla in modo corretto, dato che potrebbero essere di meno rispetto alla dimensione dell’array, influendo cosi sul calcolo del risultato.</text:span></text:p>
      <text:p text:style-name="P2"><text:span text:style-name="T53">Ciclo </text:span><text:span text:style-name="T67">for-each</text:span><text:span text:style-name="T53"> (o ciclo for-enhanced) negli array: ciclo introdotto a partire da Java 1.5 e che non richiede l’uso dell’indice dell’array -&gt; ciclo </text:span><text:span text:style-name="T74">per elemento</text:span><text:span text:style-name="T53"> anziché </text:span><text:span text:style-name="T74">per posizione</text:span><text:span text:style-name="T53"> -&gt; da usare solo se posizione non è rilevante! </text:span><text:span text:style-name="T67">Sintassi</text:span><text:span text:style-name="T53">: for (tipo nome_variabile : nome_struttura_dati) istruzione; nome_variabile è un’identificatore e può essere scelto liberamente (es “elemento”). </text:span><text:span text:style-name="T67">BP6.7</text:span><text:span text:style-name="T53">: ciclo for-each è più chiaro e genera meno errori, quindi quando si può utilizzare è preferibile al normale ciclo for. Esempio: 1) ciclo for per posizione: for (int i = 0; i &lt; a.length; i++) somma += a[i]; 2) ciclo for-each per tipo di elemento e non per indice: for (int elemento : a) somma += elemento; </text:span></text:p>
      <text:p text:style-name="P2"><text:span text:style-name="T67">Uso degli array nei metodi</text:span><text:span text:style-name="T53">: metodi possono avere come parametro formale e argomento una variabile indicizzata o un’intero array, e possono inoltre ritornare un’array. Quando uso un’intero array come parametro di un metodo devo specificarne il tipo, ma non la lunghezza: </text:span><text:span text:style-name="T67">Sintassi</text:span><text:span text:style-name="T53">: public (static) void/tipo_ritornato nome_metodo(tipo [] nome_array). Quando invoco il metodo scrivo come argomento direttamente l’identificatore dell’array specifico che voglio passargli, senza il tipo e le parentesi quadre []. Un metodo può </text:span><text:span text:style-name="T62">modificare</text:span><text:span text:style-name="T53"> il valore degli elementi dell’array passato come argomento, solo se il loro tipo base è di tipo primitivo. Vedi I/AumentaDi2. Se metodo ritorna un’array deve esplicitarlo nella sua intestazione; nel corpo va istanziato un’array del tipo che si intende ritornare, dimensionandolo opportunamente e popolandolo; infine si termina il corpo con l’istruzione return. </text:span><text:span text:style-name="T67">Sintassi</text:span><text:span text:style-name="T53">: public (static) tipo[] nome_metodo (lista parametri){tipo[] temp = new tipo[dimensione]; istruzioni per riempire array; return temp;}Vedi I/RitornoDiArrayDemo.</text:span></text:p>
      <text:p text:style-name="P2"><text:span text:style-name="T67">Main method</text:span><text:span text:style-name="T53">: public static void main(String[] args) -&gt; args è un’identificatore (possiamo usarne altri) di un’array di stringhe. Noi però non passiamo esplicitamente alcun argomento al main! Invocazione del main infatti non avviene in modo esplicito: main viene invocato automaticamente, e come argomento gli viene passato un’array di stringhe di default. Per passare specifiche stringhe ad un programma occorre eseguirlo dalla riga di comando. Es: java ProgrammaDiTest Luca Salvarani -&gt; “Luca” diventa args[0] e “Salvarani” args[1]. <text:s/></text:span></text:p>
      <text:p text:style-name="P2"><text:span text:style-name="T67">Assegnamento e uguaglianza di array</text:span><text:span text:style-name="T53">: Operatori = e == si comportano con array nello stesso identico modo degli oggetti. Una variabile di tipo array contiene solo l’</text:span><text:span text:style-name="T62">indirizzo </text:span><text:span text:style-name="T53">in cui l’array è immagazzinato in memoria con tutto il suo contenuto. Questo indirizzo è detto riferimento (</text:span><text:span text:style-name="T62">reference</text:span><text:span text:style-name="T53">) all’oggetto array in memoria. Le variabili di tipo array (di fatto un tipo particolare di oggetto), cosi come i tipi classe (oggetti/istanze in senso stretto), sono detti tipi riferimento (</text:span><text:span text:style-name="T62">reference type</text:span><text:span text:style-name="T53">), proprio perché contengono indirizzi di memoria, anziché i valori degli elementi che riferiscono. Dati 2 array a e b, l’istruzione b = a; assegna alla variabile b lo stesso indirizzo di memoria di a: di conseguenza a e b sono 2 nomi diversi per referenziare il medesimo array. Quindi se modifico le variabili indicizzate di b, modifico anche quella di a. </text:span><text:span text:style-name="T67">BP6.8</text:span><text:span text:style-name="T53">: se si vuole che 2 array (a, b) siano distinti ma contengano gli stessi valori, piuttosto che usare l’operatore = tra i 2 array, si deve scrivere un ciclo iterativo in cui si esplicita un’assegnamento elemento per elemento: for (…) a[indice] = b[indice]; invece di a = b; </text:span></text:p>
      <text:p text:style-name="P2"><text:span text:style-name="T53">Operatore di uguaglianza == verifica soltanto se due array sono memorizzati nella stessa area di memoria, non l’effettiva uguaglianza dei valori contenuti -&gt; di conseguenza anche se array hanno la stessa dimensione e esattamente gli stessi elementi nello stesso ordine, se non sono salvati nella </text:span><text:soft-page-break/><text:span text:style-name="T53">stessa area di memoria a==b risulterà false! Per verificare l’effettiva uguaglianza degli elementi contenuti nei 2 array bisogna codificare un </text:span><text:span text:style-name="T62">metodo equals</text:span><text:span text:style-name="T53"> che verifica se length dei 2 array è la stessa, e se elemento per elemento valori differiscono o meno usando operatore != -&gt; vedi I/TestUguaglianzaArray. </text:span></text:p>
      <text:p text:style-name="P2"><text:span text:style-name="T67">Varargs</text:span><text:span text:style-name="T53">: è possibile definire all’interno di una stessa classe metodi con nome uguale, ma lista di parametri formali diversa fra loro. Da Java 1.5 è possibile scrivere </text:span><text:span text:style-name="T62">metodi con</text:span><text:span text:style-name="T53"> </text:span><text:span text:style-name="T62">numero variabile di parametri</text:span><text:span text:style-name="T53">. Di fatto Java genera in modo dinamico un’array della dimensione del numero di argomenti effettivamente passati al metodo quando viene invocato. Puntini usati tra parentesi (…) sono chiamati </text:span><text:span text:style-name="T62">ellissi</text:span><text:span text:style-name="T53">. Si può avere solamente una sola specifica di numero variabile di parametri, tutti devono essere del tipo indicato, e va posta alla fine della lista di parametri formali del metodo: possono infatti esserci altri parametri di numero distinto e non variabile, che però vanno scritti prima del vararg, detto anche varparameter. </text:span><text:span text:style-name="T67">Sintassi</text:span><text:span text:style-name="T53">: …. nome_metodo(tipo…nome_array/arg); -&gt; Vedi I/EsempioNumeroVariabileArgomenti, Censura e VarargMinMaxLuca.</text:span></text:p>
      <text:p text:style-name="P2"><text:span text:style-name="T67">Ordinamento/ricerca con gli array</text:span><text:span text:style-name="T53">: organizzare un insieme di elementi secondo un particolare ordine viene chiamato ordinamento. Array tipicamente si ordinano in senso crescente o decrescente. </text:span><text:span text:style-name="T67">Selection sort</text:span><text:span text:style-name="T53">: è il più semplice algoritmo di ordinamento ma non il più efficiente in termini di performance. In generale scrivendo codice bisogna trovare trade-off ottimale tra efficienza e praticità, in quanto codice più efficiente è in genere anche più difficile da scrivere e testare, e dunque non sempre quello ottimale. E’ un algoritmo che scambia di posizione gli elementi, quindi un’algoritmo basato su scambi (</text:span><text:span text:style-name="T62">interchanges sorting algorithm</text:span><text:span text:style-name="T53">). Procedura consiste:</text:span></text:p>
      <text:list xml:id="list2660973190" text:style-name="WWNum47">
        <text:list-item>
          <text:p text:style-name="P125">nello scorrere tutto l’array trovando elemento di valore più basso e salvandone il relativo indice</text:p>
        </text:list-item>
        <text:list-item>
          <text:p text:style-name="P125">poi sostituire elemento all’indice iniziale con l’elemento dell’indice appena trovato, ordinando cosi in modo crescente il primo elemento dell’array</text:p>
        </text:list-item>
        <text:list-item>
          <text:p text:style-name="P125">La procedura viene poi ripetuta in modo iterativo per ordinare gli elementi rimasti, sostituendoli sempre di posizione. Il segmento ordinato cresce di un’elemento ad ogni iterazione, mentre il segmento non ordinato diminuisce di un’elemento ad ogni iterazione. Sarà proprio il segmento non ordinato l’oggetto della ricerca del minimo. Il ciclo terminerà la ricerca dopo aver collocato correttamente l’elemento array[array.length-2], ossia quando ho ordinato tutti gli elementi dell’array meno 1, l’ultimo, che per definizione sarà posizionato in fondo, esattamente in posizione a[array.length-1].</text:p>
        </text:list-item>
        <text:list-item>
          <text:p text:style-name="P125">Applico quindi l’algoritmo del minimo per trovare l’indice dell’elemento con valore minimo (non il valore in sé, ma la sua posizione!), uso tale indice per operare lo scambio di elementi e per farlo mi servo di una variabile temporanea (int temp) in modo da non perdere elemento ad inizio array che vado a sostituire di posizione. -&gt; Vedi I/OrdinaArray e test in I/SelectionSortDemo. <text:s/></text:p>
        </text:list-item>
      </text:list>
      <text:p text:style-name="P2"><text:span text:style-name="T53">La </text:span><text:span text:style-name="T67">classe Arrays</text:span><text:span text:style-name="T53"> del package java.util fornisce i seguenti metodi statici:</text:span></text:p>
      <text:list xml:id="list697256523" text:style-name="WWNum2">
        <text:list-item>
          <text:p text:style-name="P69"><text:span text:style-name="T53">il metoto void </text:span><text:span text:style-name="T62">sort</text:span><text:span text:style-name="T53"> dato un’array di tipi primitivi o oggetti. Oltre all’array vi possono essere come parametri formali (facoltativi) anche 2 interi che rappresentano l’indice di inizio e fine della porzione di array che si desidera ordinare. Se si vuole ordiare un’array di oggetti con Arrays.sort, l’oggetto deve implementare l’interfaccia Comparable. </text:span><text:span text:style-name="T67">Sintassi</text:span><text:span text:style-name="T53">: Arrays.sort(nome_array); o Arrays.sort(nome_array, inizio, fine);</text:span></text:p>
        </text:list-item>
        <text:list-item>
          <text:p text:style-name="P69"><text:span text:style-name="T53">il metodo </text:span><text:span text:style-name="T62">equals</text:span><text:span text:style-name="T53"> per verificare l’effettiva uguaglianza di 2 array. </text:span><text:span text:style-name="T67">Sintassi</text:span><text:span text:style-name="T53">: Arrays.equals(nome_array1, nome_array2);</text:span></text:p>
        </text:list-item>
        <text:list-item>
          <text:p text:style-name="P69"><text:span text:style-name="T53">il metodo </text:span><text:span text:style-name="T62">binarySearch</text:span><text:span text:style-name="T53"> per effettuare una ricerca di un’elemento (key) all’interno dell’array. Torna un intero negativo se key non è presente, o un’intero strettamente positivo se presente, che specifica il suo indice all’interno dell’array. Per funzionare correttamente array deve essere in ordine crescente (o direttamente inizializzato in ordine crescente, in caso contrario va prima ordinato invocando il metodo </text:span><text:span text:style-name="T62">sort</text:span><text:span text:style-name="T53">) . </text:span><text:span text:style-name="T67">Sintassi</text:span><text:span text:style-name="T53">: </text:span><text:soft-page-break/><text:span text:style-name="T53">Arrays.binarySearch(nome_array1, key); -&gt; vedi </text:span><text:span text:style-name="T67">ricerca binaria</text:span><text:span text:style-name="T53"> nel cap.7 e relativo codice ricorsivo </text:span></text:p>
        </text:list-item>
        <text:list-item>
          <text:p text:style-name="P69"><text:span text:style-name="T53">il metodo </text:span><text:span text:style-name="T62">fill</text:span><text:span text:style-name="T53"> per inizializzare gli elementi dell’array. </text:span><text:span text:style-name="T67">Sintassi</text:span><text:span text:style-name="T53">: Arrays.fill(nome_array, valore);</text:span></text:p>
        </text:list-item>
        <text:list-item>
          <text:p text:style-name="P69"><text:span text:style-name="T53">il metodo </text:span><text:span text:style-name="T62">copyOf</text:span><text:span text:style-name="T53"> per creare una copia di un’array, specificando la lunghezza desiderata. </text:span><text:span text:style-name="T67">Sintassi</text:span><text:span text:style-name="T53">: Arrays.copyOf(nome_array1, newLength);</text:span></text:p>
        </text:list-item>
      </text:list>
      <text:p text:style-name="P2"><text:span text:style-name="T67">Ricerca negli array</text:span><text:span text:style-name="T53">: Per ricerare un’elemento all’interno di un’array si può utilizzare la </text:span><text:span text:style-name="T62">ricerca sequenziale</text:span><text:span text:style-name="T53"> (sequential research). L’algoritmo di ricerca sequenziale consiste nel ciclare tutti gli elementi dell’array, anche non ordinato (cosa che ci consente di impiegare il ciclo for-each dato che indice non ci interessa), e verificare se tutti i suoi elementi sono uguali o meno all’elemento ricercato. Se array è riempito parzialmente, si considera solo la porzionione con valori significativi -&gt; Vedi I/RicercaNegliArray.</text:span></text:p>
      <text:p text:style-name="P2"><text:span text:style-name="T67">Array multidimensionali</text:span><text:span text:style-name="T62"> </text:span><text:span text:style-name="T53">(multidimensional / n-dimensional array): array con più indici, implementati in java come array di array! Array semplici con un unico indice sono chiamati array monodimensionali (one-dimensional arrays). In particolare array che hanno esattamente 2 indici sono chiamati array bidimensionali (two-dimensional arrays) infatti possono essere visualizzati su un foglio come tabelle bidimensionali. Per convenzione primo indice numera le righe e il secondo le colonne. </text:span><text:span text:style-name="T67">Sintassi</text:span><text:span text:style-name="T53">: nome_array [indice_riga] [indice_colonna] -&gt; Esempio tabella[3][2] indica elemento con indice di riga 3 e indice di colonna 2 -&gt; poiché indici di riga e colonna partono da 0 si tratta dell’elemento alla riga 4 e colonna 3. </text:span><text:span text:style-name="T67">Sintassi</text:span><text:span text:style-name="T53"> per la dichiarazione di un’array bidimensionale e allocazione memoria per il dimensionamento: tipo[][] nome_array = new tipo [numero_righe][numero_colonne]; Queste 2 istruzioni cosi come per l’array monodimensionale possono essere scritte separatamente. </text:span><text:bookmark-start text:name="_Hlk87547619"/><text:span text:style-name="T53">E’ possibile utilizzare i valori di un’enumerazione come indici di un’array. </text:span><text:bookmark-end text:name="_Hlk87547619"/><text:span text:style-name="T67">Sintassi</text:span><text:span text:style-name="T53"> per ciclare array bidimensionale, anche irregolare, e inizializzare ogni singolo elemento, utilizzando 2 cicli for innestati con tabella.length = numero righe e tabella[riga].length = numero di colonne:</text:span></text:p>
      <text:p text:style-name="P18">for(int riga = 0; riga &lt; tabella.length; riga++)</text:p>
      <text:p text:style-name="P2"><text:span text:style-name="T80"><text:s text:c="5"/></text:span><text:span text:style-name="T53">for(int colonna = 0; colonna&lt; tabella[riga].length; colonna++)</text:span></text:p>
      <text:p text:style-name="P7"><text:tab/>tabella[riga] [colonna] = … // Vedi I/TabellaInteressi e I/TabellaInteressi1/2/3</text:p>
      <text:p text:style-name="P7">Esattamente come per gli array monodimensionali, metodi possono usare anche gli array multidimensionali sia come parametri, sia come valori ritornati. </text:p>
      <text:p text:style-name="P2"><text:span text:style-name="T67">Array irregolari</text:span><text:span text:style-name="T53">: Chiamati anche “ragged array”, sono array che hanno lunghezze di righe o colonne variabili e non costanti. </text:span><text:span text:style-name="T67">Sintassi</text:span><text:span text:style-name="T53"> d’esempio per dichiarare e dimensionare un’array di 3 righe che hanno rispettivamente 5, 7 e 4 colonne: </text:span></text:p>
      <text:p text:style-name="P2"><text:span text:style-name="T53">int [][] a = new int [3][]; </text:span><text:bookmark-start text:name="_Hlk26829647"/><text:span text:style-name="T53">a[0] = new int[5];</text:span><text:bookmark-end text:name="_Hlk26829647"/><text:span text:style-name="T53"> a[1] = new int[7]; a[2] = new int[4]; -&gt; per ciclare array irregolare è necessario usare nei cicli for le espressioni tabella.length e tabella[riga].length, invece di numeri specifici, dato che variano e non sono costanti intere. Vedi I/tabellaInteressi3 e <text:s/>ArrayIrregolareLuca. </text:span></text:p>
      <text:p text:style-name="P33"/>
      <text:p text:style-name="P34">Capitolo 7: Ricorsione</text:p>
      <text:p text:style-name="P34"/>
      <text:p text:style-name="P2"><text:span text:style-name="T53">Quando una parte di un’algoritmo costituisce una versione ridotta dell’algoritmo completo, quest’ultimo è detto </text:span><text:span text:style-name="T62">ricorsivo</text:span><text:span text:style-name="T53">. Un algoritmo ricorsivo può essere implementato tramite un metodo ricorsivo, cioè un metodo che contenga una chiamata a sè stesso, detta </text:span><text:span text:style-name="T62">chiamata ricorsiva</text:span><text:span text:style-name="T53">. Quando questa avviene Intellij lo segnala sulla sinistra, con un simboletto alla destra del numero di riga: “Recursive call”. </text:span></text:p>
      <text:p text:style-name="P2"><text:span text:style-name="T67">Caso base</text:span><text:span text:style-name="T53"> o </text:span><text:span text:style-name="T62">caso di arresto</text:span><text:span text:style-name="T53">: caso che non richiede ulteriori chiamate ricorsive, quindi quando si verifica la ricorsione termina. </text:span></text:p>
      <text:p text:style-name="P2"><text:span text:style-name="T53">In generale ogni chiamata ricorsiva serve a risolvere una </text:span><text:span text:style-name="T62">versione “ridotta”</text:span><text:span text:style-name="T53"> del problema originale che viene cosi decomposto, e genera a cascata ulteriori chiamate ricorsive fino a quando non si </text:span><text:soft-page-break/><text:span text:style-name="T53">arriva al caso base o di arresto, dal quale inizia la risoluzione. Quando si incontra una chiamata ricorsiva, l’elaborazione viene temporaneamente sospesa, dato che per procedere è necessario conoscere il risultato della chiamata ricorsiva; vengono perciò salvate tutte le informazioni necessarie per poter riprendere l’esecuzione in seguito, e viene eseguita la chiamata ricorsiva. Una volta completata quest’ultima, viene ripresa l’elaborazione più esterna. Java consente infatti di fare molteplici chiamate ricorsive “innestate” tra loro, a condizione che il processo si concluda con una chiamata ad un codice che non dipenda dalla ricorsione, e da cui si possa avviare la risoluzione: il caso base appunto! Se vi sono più chiamate ricorsive, queste restano aperte e “in sospeso”, fino a quando non viene risolta e “chiusa” la successiva chiamata “interna”, come se si trattasse concettualmente di chiamate “innestate” una dentro l’altra. Chiamate vengono elaborate in ordine inverso rispetto a quello nel quale sono state effettuate (LIFO). -&gt; Vedi I/RicorsioneDemo1 e relativi steps risolutivi a pag. 276-278 del manuale. L’invocazione di un metodo comporta infatti la creazione di un nuovo </text:span><text:span text:style-name="T62">record di attivazione</text:span><text:span text:style-name="T53"> e il suo posizionamento in cima allo “stack” con cui il computer tiene traccia delle chiamate ricorsive. In ogni momento l’unico record di attivazione accessibile è l’ultimo che è stato posto in cima allo stack (pila). Ogni elaborazione sospesa è in attesa del completamento di quella immediatamente sopra nella pila. C’è un limite alle dimensioni dello “stack”: in caso di catene di chiamate ricorsive troppo lunghe, dato che ogni chiamata ricorsiva produrrà il salvataggio sullo stack di un’altra elaborazione sospesa, lo stack cercherà di estendersi oltre i suoi limiti, generando cosi un messaggio d’errore chiamato </text:span><text:span text:style-name="T62">stack overflow </text:span><text:span text:style-name="T53">(java.lang.StackOverflowError); il quale si verifica tipicamente in caso di ricorsione infinita.</text:span></text:p>
      <text:p text:style-name="P2"><text:span text:style-name="T67">Struttura</text:span><text:span text:style-name="T53"> corretta di un metodo ricorsivo: </text:span></text:p>
      <text:list xml:id="list358376109" text:style-name="WWNum3">
        <text:list-item>
          <text:p text:style-name="P126">Uno o più casi nei quali il metodo esegue il compito previsto, tramite una o più chiamate ricorsive, al fine di risolvere una versione via via più ridotta del problema originale</text:p>
        </text:list-item>
        <text:list-item>
          <text:p text:style-name="P126">Uno o più casi nei quali il metodo esegue il compito previsto senza però ricorrere ad alcuna chiamata ricordiva -&gt; caso base o di arresto. Viceversa si produrrà una catena infinita di chiamate ricorsive, che nella realtà invece di proseguire all’infinito terminerà in modo non corretto (stack overflow)</text:p>
        </text:list-item>
        <text:list-item>
          <text:p text:style-name="P70"><text:span text:style-name="T67">BP7.1</text:span><text:span text:style-name="T53">: Per separare caso base dagli altri è bene utilizzare un blocco if-else, o un altro tipo di struttura condizionale</text:span></text:p>
        </text:list-item>
        <text:list-item>
          <text:p text:style-name="P126">Sistema migliore per assicurarsi di arrivare gradualmente ad un caso base, consiste nel passare come argomenti alle chiamate ricorsive valori via via più piccoli </text:p>
        </text:list-item>
      </text:list>
      <text:p text:style-name="P2"><text:span text:style-name="T67">Confronto ricorsione/iterazione</text:span><text:span text:style-name="T53">: Qualunque definizione di metodo che includa una chiamata ricorsiva, può essere riscritta in modo da svolgere lo stesso compito senza l’uso della ricorsione. La versione non ricorsiva della definizione di un metodo, implica solitamente un ciclo al posto della ricorsione, e si definisce </text:span><text:span text:style-name="T62">iterazione</text:span><text:span text:style-name="T53">. Un metodo ricorsivo utilizza più memoria rispetto alla sua versione iterativa, a causa della necessità di tenere traccia delle varie chiamate ricorsive e delle operazioni rimaste in sospeso. Di conseguenza iterazione è più veloce e performante! Ricorsione è meno performante, ma in genere più comprensibile. -&gt; Vedi I/IterativoDemo1</text:span></text:p>
      <text:p text:style-name="P2"><text:span text:style-name="T67">Ricorsione != Overloading</text:span><text:span text:style-name="T53">: Con overloading di un metodo si definiscono 2 o più metodi aventi lo stesso nome, ma con parametri che differiscono per numero o tipo o ordine. Se un metodo su cui faccio overloading, ne invoca un altro con lo stesso nome, ma parametri diversi, non c’è ricorsione! Ricorsione si verifica solo se un metodo invoca </text:span><text:span text:style-name="T74">esattamente</text:span><text:span text:style-name="T53"> sè stesso, cioè metodo con stesso nome ma anche stessi identici parametri in termini di numero, tipo e ordine.</text:span></text:p>
      <text:p text:style-name="P2"><text:span text:style-name="T67">Tecniche di programmazione ricorsiva</text:span><text:span text:style-name="T53">: 3 proprietà da verificare!</text:span></text:p>
      <text:list xml:id="list2079670378" text:style-name="WWNum4">
        <text:list-item>
          <text:p text:style-name="P127">Non si verifica ricorsione infinita e si giunge sempre al caso base / d’arresto</text:p>
        </text:list-item>
        <text:list-item>
          <text:p text:style-name="P127">Ogni caso base ritorna il valore corretto per quel caso specifico</text:p>
        </text:list-item>
        <text:list-item>
          <text:p text:style-name="P127">I casi che comportano chiamate ricorsive ritornano anch’essi il valore corretto -&gt; induzione matematica</text:p>
        </text:list-item>
      </text:list>
      <text:p text:style-name="P2"><text:span text:style-name="T67">Utilizzo</text:span><text:span text:style-name="T53"> dei metodi ricorsivi:</text:span></text:p>
      <text:list xml:id="list3306086025" text:style-name="WWNum48">
        <text:list-item>
          <text:p text:style-name="P71"><text:soft-page-break/><text:span text:style-name="T53">Gestire gli </text:span><text:span text:style-name="T67">input degli utenti</text:span><text:span text:style-name="T53"> costringendoli a immettere input validi, ossia all’interno del range di valori definiti come accettabili. -&gt; Vedi I/ContoAllaRovescia.</text:span></text:p>
        </text:list-item>
        <text:list-item>
          <text:p text:style-name="P71"><text:span text:style-name="T67">Ricerca binaria</text:span><text:span text:style-name="T53"> all’interno di un’array. In cap. 6 abbiamo visto </text:span><text:span text:style-name="T62">ricerca sequenziale</text:span><text:span text:style-name="T53"> che è semplice e non richiede precondizioni, ma è poco performante. Ricerca binaria invece è un’algoritmo di ricerca più efficiente, <text:s/>ma che richiede come precondizione che array sia ordinato. Consiste in una serie di chiamate ricorsive che eliminano dapprima metà dell’array originario, poi metà della metà e cosi via, fino a trovare l’elemento obbiettivo o a rilevarne l’assenza. Algoritmo di ricerca binaria è estremamente </text:span><text:span text:style-name="T62">performante</text:span><text:span text:style-name="T53"> ed efficace: esclude da subito metà array, dopodichè ne elimina un quarto e alla terza ricorsione un’ottavo, restringendo rapidamente la sezione di array in cui cercare. -&gt; Ricerca binaria su un’array di 1 milione di elementi richiede al massimo 20 confronti, mentre la ricerca sequenziale al massimo 1 milione di confronti, con una media di 500K: differenza di performance è netta!-&gt; Vedi I/EsempioRicercaArray e metodo statico binarySearch() della classe Arrays spiegato nel cap. 6</text:span></text:p>
        </text:list-item>
        <text:list-item>
          <text:p text:style-name="P71"><text:span text:style-name="T67">Merge sort</text:span><text:span text:style-name="T53"> (ordinamento con fusione): algoritmo di ordinamento ricorsivo di tipo “</text:span><text:span text:style-name="T62">divide et impera</text:span><text:span text:style-name="T53">”: array da ordinare viene diviso in tante metà successive, fino ad arrivare ai singoli elementi. Singolo elemento rappresenta infatti il caso base, sul quale non è più possibile effettuare chiamate ricorsive di divisione. Al passo successivo si fondono (merge) in maniera ordinata le coppie di elementi adiacenti (“siblings”), poi si ripete lo stesso passaggio con i gruppi da 4 elementi adiacenti e cosi via, fino a fondere in modo ordinato gli elementi delle 2 metà. Ogni volta che si fondono tra loro 2 insiemi di elementi, quando tutti gli elementi di uno dei 2 insiemi sono già stati posti nell’unione ordinata risultante, è sufficiente aggiungervi in modo sequenziale tutti gli elementi non ancora posizionati dell’altro sottoinsieme che saranno già ordinati per definizione. Altro aspetto importante è che per stabilire quale valore inserire nell’unione ordinata risultante dei 2 sottoinsiemi, è sufficiente di volta in volta confrontare fra loro solo il primo elemento non ancora ordinato di entrambi i sottoinsiemi, dal momento che per costruzione tutti gli altri valori saranno sicuramente maggiori di questi 2. NB: algoritmo merge sort è molto più performante del selection sort visto nel Cap.6, e in generale non esistono altri algoritmi di ordinamento che siano “ordini di grandezza” migliori del merge sort. Tradotto: esistono algoritmi ancora più efficienti del merge sort, ma differenza rispetto a quest’ultimo è minima. Vedi I/EsempioMergeSort. </text:span></text:p>
        </text:list-item>
      </text:list>
      <text:p text:style-name="P34">Capitolo 8: Classi e Oggetti</text:p>
      <text:p text:style-name="P34"/>
      <text:p text:style-name="P2"><text:span text:style-name="T67">Classe</text:span><text:span text:style-name="T53"> = <text:s/>è la definizione di un tipo di oggetto; è un modello generale / stampo (blueprint) per la creazione di oggetti di un certo tipo </text:span></text:p>
      <text:p text:style-name="P2"><text:span text:style-name="T67">Oggetto/istanza</text:span><text:span text:style-name="T53"> = caso concreto specifico. Oggetto in Java può rappresentare sia un’oggetto del mondo reale, sia un’astrazione. Ogni oggetto è un’istanza della classe che lo definisce. Si possono istanziare più oggetti della stessa classe: tutti avranno in comune gli stessi </text:span><text:span text:style-name="T62">attributi</text:span><text:span text:style-name="T53">, detti anche proprietà, e gli stessi </text:span><text:span text:style-name="T62">metodi</text:span><text:span text:style-name="T53">. Ciascuna oggetto è una </text:span><text:span text:style-name="T62">variabile di tipo classe</text:span><text:span text:style-name="T53">, il cui tipo è appunto la classe che lo definisce. Classe specifica gli </text:span><text:span text:style-name="T62">attributi</text:span><text:span text:style-name="T53"> (o proprietà/dati) degli oggetti, e le </text:span><text:span text:style-name="T62">azioni</text:span><text:span text:style-name="T53"> (o comportamenti) che questi possono svolgere. Classe non specifica i valori degli attributi, che sono invece specifici dei singoli oggetti. Sia i dati, che i metodi, vengono chiamati </text:span><text:span text:style-name="T62">membri</text:span><text:span text:style-name="T53"> dell’oggetto, in quanto appartengono all’oggetto -&gt; sono detti rispettivamente </text:span><text:span text:style-name="T62">variabili e metodi d’istanza</text:span><text:span text:style-name="T53">. Si può pensare ad un’oggetto di una classe come a un’elemento complesso, contentente al proprio interno una serie di variabili d’istanza. Tutti gli oggetti di una classe hanno gli stessi attributi e gli stessi comportamenti, ma questo non significa che siano identici, infatti ogni oggetto può avere uno “</text:span><text:span text:style-name="T62">stato dell’oggetto</text:span><text:span text:style-name="T53">” differente =&gt; ogni loro attributo può assumere valori diversi per ciascuno di essi.</text:span></text:p>
      <text:p text:style-name="P2"><text:soft-page-break/><text:span text:style-name="T67">Diagramma delle classi UML</text:span><text:span text:style-name="T53"> (universal modeling language) la notazione usata dai programmatori per descrivere le proprietà di una classe. E’ composta da:</text:span></text:p>
      <text:list xml:id="list4099552176" text:style-name="WWNum5">
        <text:list-item>
          <text:p text:style-name="P128">Nome della classe. Classi astratte sono scritte in corsivo</text:p>
        </text:list-item>
        <text:list-item>
          <text:p text:style-name="P72"><text:span text:style-name="T53">Attributi (dati) / proprietà.</text:span><text:bookmark-start text:name="_Hlk27057162"/><text:span text:style-name="T53"> Descritti in questo ordine: simbolo del modificatore d’accesso, il nome assegnato a ciascun attributo (identificatore) : e il tipo di dato</text:span><text:bookmark-end text:name="_Hlk27057162"/></text:p>
        </text:list-item>
        <text:list-item>
          <text:p text:style-name="P128">Metodi (azioni). Descritti in questo ordine: simbolo del modificatore d’accesso, il nome del metodo (identificatore), (i parametri formali che impiega : e il relativo tipo) : il tipo di dato ritornato / void. Se metodo è statico invece che d’istanza viene interamente sottolineato. Metodi astratti sono scritti in corsivo</text:p>
        </text:list-item>
        <text:list-item>
          <text:p text:style-name="P128">Notazione per i modificatori d’accesso: + per public, - per private, # per protected, ~ for package/default. Prima del tipo di dato ci sono sempre i due punti : </text:p>
        </text:list-item>
      </text:list>
      <text:p text:style-name="P3"><text:span text:style-name="T67">File della classe</text:span><text:span text:style-name="T53">: Un file contenente la definizione di una classe deve avere lo stesso nome della classe stessa, ed estensione .java -&gt; è necessario che classe venga compilata prima che programma la possa utilizzare. Compilazione genera un altro file, con stesso nome della classe, ma estensione .class -&gt; una volta eseguita la compilazione, non è più necessario rifarla. Se tutte le classi usate per eseguire un programma sono nella sua stessa directory, la loro posizione al suo interno è ininfluente.</text:span></text:p>
      <text:p text:style-name="P3"><text:span text:style-name="T67">Variabili e metodi d’istanza</text:span><text:span text:style-name="T53">: </text:span></text:p>
      <text:list xml:id="list2841019078" text:style-name="WWNum6">
        <text:list-item>
          <text:p text:style-name="P73"><text:bookmark-start text:name="_Hlk27058843"/><text:span text:style-name="T67">Sintassi</text:span><text:span text:style-name="T53"> </text:span><text:bookmark-end text:name="_Hlk27058843"/><text:span text:style-name="T53">per istanziare un’oggetto, associando ad esso la variabile nome_oggetto (identificatore): Classe_tipo nome_oggetto = new Classe_tipo(); -&gt; uso l’operatore unario </text:span><text:span text:style-name="T62">new</text:span><text:span text:style-name="T53">.</text:span></text:p>
        </text:list-item>
        <text:list-item>
          <text:p text:style-name="P73"><text:span text:style-name="T67">Sintassi</text:span><text:span text:style-name="T53"> per far riferimento ad una variabile d’istanza, all’esterno della classe in cui è definita: nome_oggetto.nome_variabile_istanza </text:span></text:p>
        </text:list-item>
        <text:list-item>
          <text:p text:style-name="P73"><text:span text:style-name="T67">Metodo d’istanza</text:span><text:span text:style-name="T53">: a differenza di quelli statici (di classe) viene invocato esclusivamente su un oggetto della classe in cui il metodo è definito, e </text:span><text:span text:style-name="T74">può manipolare lo stato dell’oggetto stesso</text:span><text:span text:style-name="T53">. Oggetto prende il nome di oggetto chiamante (calling object) o di oggetto ricevente (receiving object). Sintassi per invocare un metodo d’istanza, all’esterno della classe in cui è definito: nome_oggetto.nome_metodo(lista_argomenti); -&gt; intestazione di un metodo d’istanza è uguale a quelle di un metodo statico, tranne che per l’assenza della keyword </text:span><text:span text:style-name="T74">static</text:span><text:span text:style-name="T53">. Corpo di un metodo d’istanza si distingue da quello di metodo statico, perché può contenere istruzioni che fanno riferimento a variabili d’istanza; cosa non consentita invece ad un metodo statico e che genererebbe un’errore di compilazione.</text:span></text:p>
        </text:list-item>
        <text:list-item>
          <text:p text:style-name="P73"><text:span text:style-name="T67">Variabili d’istanza</text:span><text:span text:style-name="T53">: quando viene istanziato un’oggetto, i valori delle sue variabili d’istanza sono automaticamente inizializzate ai valori di default del rispettivo tipo: 0 per int, 0.0 per double, null per String, ossia il valore di default per i tipi classe, e infine false per boolean. <text:s text:c="2"/>Non possono essere ri-inizializzate a livello di classe (errore di compilazione) ma soltanto a livello di metodo. Le variabili d’istanza sono specifiche di ciascuna istanza di una classe, e possono quindi avere valori diversi in ciascuna istanza. Al contrario delle variabili d’istanza, il valore di una variabile </text:span><text:span text:style-name="T74">locale</text:span><text:span text:style-name="T53"> a un metodo è indefinito, fin quando non viene effettuato un’assegnamento esplicito, che è quindi obbligatorio. </text:span></text:p>
        </text:list-item>
      </text:list>
      <text:p text:style-name="P2"><text:span text:style-name="T67">Information hiding</text:span><text:span text:style-name="T53"> (letteralmente “nascondere informazioni”) e </text:span><text:span text:style-name="T67">incapsulamento</text:span><text:span text:style-name="T53">: Information hiding è una pratica che consente di progettare un metodo in modo che possa essere usato senza alcun bisogno di comprendere i dettagli del codice che lo implementa, e rappresenta una </text:span><text:span text:style-name="T74">qualità</text:span><text:span text:style-name="T53"> di Java. Programmatore che utilizza metodo correttamente incapsulato ha bisogno di sapare soltanto che </text:span><text:span text:style-name="T74">cosa</text:span><text:span text:style-name="T53"> fa, e non </text:span><text:span text:style-name="T74">come</text:span><text:span text:style-name="T53"> lo fa, come se il corpo del metodo fosse nascosto -&gt; per questo motivo al posto di information hiding, si può usare il termine di </text:span><text:span text:style-name="T62">abstraction</text:span><text:span text:style-name="T53"> (astrazione). Il modo standard per descrivere le finalità di un metodo consiste nello scrivere alcuni commenti specifici:</text:span></text:p>
      <text:list xml:id="list1750508139" text:style-name="WWNum7">
        <text:list-item>
          <text:p text:style-name="P74"><text:span text:style-name="T53">La </text:span><text:span text:style-name="T62">precondizione</text:span><text:span text:style-name="T53"> di un metodo: descrive le condizioni che devono sussistere prima che il metodo sia invocato</text:span></text:p>
        </text:list-item>
        <text:list-item>
          <text:p text:style-name="P74"><text:soft-page-break/><text:span text:style-name="T53">La </text:span><text:span text:style-name="T62">postcondizione</text:span><text:span text:style-name="T53"> di un metodo: descrive tutti gli effetti prodotti dalla sua invocazione, e in particolare, se metodo ritorna un valore anche una sua descrizione.</text:span></text:p>
        </text:list-item>
      </text:list>
      <text:p text:style-name="P2"><text:span text:style-name="T53">Precodizioni e postcondizioni a livello concettuale sono simili ad asserzioni.</text:span><text:span text:style-name="T62"> BP8.1</text:span><text:span text:style-name="T53">: Alcune specifiche di progetto richiedono di scrivere esplicitamente precondizioni e postcondizioni per metodi il cui fine non sia autoesplicativo.</text:span></text:p>
      <text:p text:style-name="P2"><text:span text:style-name="T67">Modificatori d’accesso</text:span><text:span text:style-name="T62"> </text:span><text:span text:style-name="T53">o di visibilità (scope): </text:span></text:p>
      <text:list xml:id="list1393012585" text:style-name="WWNum8">
        <text:list-item>
          <text:p text:style-name="P75"><text:span text:style-name="T62">public</text:span><text:span text:style-name="T53">: applicabile a classe, variabile d’istanza o metodo: indica che qualunque altra classe può utilizzare direttamente quella classe, variabile d’istanza o metodo, semplicemente attraverso il suo nome.</text:span></text:p>
        </text:list-item>
        <text:list-item>
          <text:p text:style-name="P75"><text:span text:style-name="T62">private</text:span><text:span text:style-name="T53">: applicabile a variabili d’istanza e metodi, e solo parzialmente alle classi: indica che qualunque altra classe non potrà utilizzare quella variabile d’istanza o metodo, che saranno quindi accessibili solamente all’interno della classe in cui sono stati definiti. -&gt; più precisamente definire private una variabile d’istanza non significa che non se ne può modificare il valore, ma solo che non è possibile utilizzare il </text:span><text:span text:style-name="T74">nome</text:span><text:span text:style-name="T53"> (identificatore) della variabile d’istanza, per far riferimento direttamente alla variabile, in particolare per accedere al suo valore, al di fuori della classe in cui è definita. Lo stesso si applica anche per i metodi private: sono accessibili solo all’interno della classe in cui sono definiti, ma non al suo esterno. Solo le inner-class possono essere dichiarate private; per tutte le altre classi questo modificatore d’accesso non può essere usato.</text:span></text:p>
        </text:list-item>
        <text:list-item>
          <text:p text:style-name="P75"><text:span text:style-name="T62">protected</text:span><text:span text:style-name="T53">: un metodo o una variabile di istanza dichiarato protected è accessibile per nome dalla classe cui appartiene, dalle sue sottoclassi, e da qualsiasi altra classe, anche non derivata, appartenente allo stesso package. Non sarà invece accessibile da parte di classi che non sono sottoclassi rispetto alla classe in cui è definito, e che appartengono ad un package differente. </text:span><text:span text:style-name="T67">BP10.1</text:span><text:span text:style-name="T53">: variabili d’istanza non andrebbero mai dichiarate protected, perché questo modificatore d’accesso garantisce un livello di protezione troppo basso rispetto a private. Consente infatti ad ogni programmatore di accedere a qualsiasi membro (attributo o metodo) protected di una classe semplicemente creando una classe derivata.</text:span></text:p>
        </text:list-item>
        <text:list-item>
          <text:p text:style-name="P75"><text:span text:style-name="T62">package / default</text:span><text:span text:style-name="T53">: Accessibilità a membro dichiarato package è limitata alle sole classi dello stesso package. E’ un modificatore d’accesso più restrittivo rispetto a protected, perché eventuali classi figlie poste però in package diverso non possono accedere direttamente al membro per nome, mentre con modificatore protected avrebbero potuto farlo.</text:span></text:p>
        </text:list-item>
      </text:list>
      <text:p text:style-name="P2"><text:span text:style-name="T67">BP8.2</text:span><text:span text:style-name="T53">: Le variabili d’istanza dovrebbero essere private, in questo modo si costringe un programmatore ad accedere alla variabile d’istanza solo attraverso i metodi della classe (non potendo accedervi direttamente tramite il suo nome). In questo modo è possibile controllare mediante i metodi tutte le attività di scrittura e lettura dei valori delle variabili d’istanza. I metodi dovrebbero invece essere pubblici, a meno che non si tratti di </text:span><text:span text:style-name="T74">metodi accessori</text:span><text:span text:style-name="T53">, ossia metodi utilizzati unicamente dagli altri metodi della classe, in tal caso vanno dichiarati privati, perché non dovrebbero essere disponibili agli utenti. <text:s/></text:span></text:p>
      <text:p text:style-name="P7">Se variabili d’istanza fossero lasciate pubbliche, il loro valore potrebbe essere sovrascritto in ogni momento, portando a dati incoerenti all’interno dell’oggetto -&gt; vedi caso rettangolo.</text:p>
      <text:p text:style-name="P2"><text:span text:style-name="T67">Metodi get/set</text:span><text:span text:style-name="T53">: per convenzione metodi di accesso hanno prefisso get mentre quelli di modifica il prefisso set:</text:span></text:p>
      <text:list xml:id="list1769505081" text:style-name="WWNum9">
        <text:list-item>
          <text:p text:style-name="P76"><text:span text:style-name="T62">Metodo d’accesso</text:span><text:span text:style-name="T53"> / metodo get / </text:span><text:span text:style-name="T62">getter</text:span><text:span text:style-name="T53"> è un metodo che consente di </text:span><text:span text:style-name="T74">osservare</text:span><text:span text:style-name="T53"> i dati contenuti in una variabile d’istanza. </text:span><text:span text:style-name="T67">Sintassi</text:span><text:span text:style-name="T53">: public tipo_variabile_istanza get_Nome_variabile_istanza() {istruzione return nome_variabile_istanza}</text:span></text:p>
        </text:list-item>
        <text:list-item>
          <text:p text:style-name="P76"><text:span text:style-name="T62">Metodo di modifica</text:span><text:span text:style-name="T53"> / metodo set / </text:span><text:span text:style-name="T62">setter</text:span><text:span text:style-name="T53"> è un metodo che consente di </text:span><text:span text:style-name="T74">modificare</text:span><text:span text:style-name="T53"> il valore contenuto in una variabile d’istanza, assegnandogliene un’atro. In particolare un metodo set può verificare se un cambiamento di valore è appropriato, e notificare l’utente in caso di problemi. Metodi setters sono void perché non ritornano un valore, bensi lo modificano.</text:span></text:p>
        </text:list-item>
      </text:list>
      <text:p text:style-name="P2"><text:soft-page-break/><text:span text:style-name="T67">Keyword this</text:span><text:span text:style-name="T53">: </text:span></text:p>
      <text:list xml:id="list2615226594" text:style-name="WWNum10">
        <text:list-item>
          <text:p text:style-name="P77"><text:span text:style-name="T53">All’interno della definizione di un metodo, che risiede nella stessa classe (classe tipo) della variabile d’istanza o del metodo d’istanza, si può usare semplicemente il nome della variabile d’istanza o del metodo d’istanza, senza alcun nome_oggetto e punto a precederla -&gt; oggetto chiamante è sottinteso e se ne omette il nome: </text:span><text:span text:style-name="T62">this</text:span><text:span text:style-name="T53"> rappresenta una sorta di spazio vuoto, che aspetta di essere riempito con l’effettivo nome_oggetto, che però conoscerò soltanto dopo l’istanziamento. <text:s/>Esempi: nome = tastiera.nextLine(); è equivalente a scrivere this.nome = tastiera.nextLine(); oppure rispondi(); è equivalente a scrivere this.rispondi();</text:span></text:p>
        </text:list-item>
        <text:list-item>
          <text:p text:style-name="P77"><text:span text:style-name="T53">In altre situazioni </text:span><text:span text:style-name="T62">this</text:span><text:span text:style-name="T53"> non può essere sottinteso, ma va scritto esplicitamente: in particolare nei metodi setters! -&gt; all’interno di un blocco è possibile avere 2 variabili con lo stesso identificatore, solo e soltanto se una è la variabile d’istanza e l’altra una variabile locale al metodo (anche un parametro). Tuttavia se provo ad assegnare alla variabile d’istanza, senza utilizzare il this, il valore della variabile locale, pur non avendo alcun errore di compilazione, l’istruzione di assegnamento non verrà effettuata: Java infatti riconosce entrambe come la variabile locale al metodo e non fa altro che assegnare alla variabile locale il suo valore sovrascrivendola; senza che venga modificato il valore della variabile d’istanza! Esempio: public void setEta(int eta) {</text:span><text:span text:style-name="T62">this.</text:span><text:span text:style-name="T53">eta = eta} -&gt; è necessario scrivere this affinchè Java capisca che voglio sovrascrivere il valore di default (0) assegnato alla variabile d’istanza eta. </text:span><text:span text:style-name="T67">BP8.3</text:span><text:span text:style-name="T53">: dato che questo tipo di errore non viene segnalato dall’ide, in quanto logico e non di sintassi, può essere difficile da riscontrare senza l’uso del debugging. Di conseguenza è sempre meglio impiegare la keyword this all’interno dei metodi setters per evitare confusione.</text:span></text:p>
        </text:list-item>
      </text:list>
      <text:p text:style-name="P2"><text:span text:style-name="T67">Incapsulamento</text:span><text:span text:style-name="T53">: forma di information hiding che consiste nel nascondere tutti i dettagli implementativi della definizione di una classe, che infatti non sono necessari per usare le istanze create da quella classe -&gt; è una </text:span><text:span text:style-name="T62">qualità</text:span><text:span text:style-name="T53"> di Java perché rende più semplice e veloce lavoro del programmatore, che sfrutta software incapsulato per scrivere altro software. Incapsulamento deve separare la definizione di una classe in 2 parti:</text:span></text:p>
      <text:list xml:id="list898806559" text:style-name="WWNum11">
        <text:list-item>
          <text:p text:style-name="P78"><text:span text:style-name="T53">L’</text:span><text:span text:style-name="T62">interfaccia di una classe </text:span><text:span text:style-name="T53">(class interface != da interfaccia Java) indica ai programmatori ciò di cui hanno bisogno per usare la classe nei loro programmi: in particolare consiste nell’intestazione dei suoi metodi pubblici e delle sue costanti pubbliche, oltre ai commenti che spiegano come usarli. L’</text:span><text:span text:style-name="T62">API </text:span><text:span text:style-name="T53">(Application Programming Interface) di una classe è essenzialmente la stessa cosa dell’interfaccia di una classe.</text:span></text:p>
        </text:list-item>
        <text:list-item>
          <text:p text:style-name="P78"><text:span text:style-name="T53">L’</text:span><text:span text:style-name="T62">implementazione di una classe </text:span><text:span text:style-name="T53">che consiste in tutti i suoi elementi privati, ossia le variabili d’istanza private, e le definizioni dei metodi pubblici e privati.</text:span></text:p>
        </text:list-item>
      </text:list>
      <text:p text:style-name="P2"><text:span text:style-name="T53">Una classe </text:span><text:span text:style-name="T62">ben incapsulata</text:span><text:span text:style-name="T53"> separa concettualmente l’interfaccia della classe dalla sua implementazione, in modo che l’interfaccia sia una descrizione semplificata della classe. Come regola generale se una classe è ben incapsulata si dovrebbe poter modificarne i dettagli implementativi, senza dover modificare alcun programma che la utilizza. Linee guida:</text:span></text:p>
      <text:list xml:id="list433010443" text:style-name="WWNum12">
        <text:list-item>
          <text:p text:style-name="P129">Predisporre un commento prima della definizione della classe che descriva al programmatore cosa rappresenza la classe senza esplicitare come lo fa</text:p>
        </text:list-item>
        <text:list-item>
          <text:p text:style-name="P129">Dichiarare private tutte le variabili d’istanza e i metodi ausiliari</text:p>
        </text:list-item>
        <text:list-item>
          <text:p text:style-name="P129">Fornire metodi getters (ed eventualmente anche setters) publici </text:p>
        </text:list-item>
        <text:list-item>
          <text:p text:style-name="P129">Scrivere un commento prima di ogni metodo pubblico che specifichi come utilizzarlo</text:p>
        </text:list-item>
        <text:list-item>
          <text:p text:style-name="P129">Scrivere un commento all’interno della classe per descrivere unicamente i dettagli implementativi</text:p>
        </text:list-item>
      </text:list>
      <text:p text:style-name="P2"><text:span text:style-name="T67">BP8.4</text:span><text:span text:style-name="T53">: Usare lo stile /**…*/ per i commenti dell’interfaccia della classe, e lo stile // per i commenti relativi all’implementazione, che non fanno quindi parte dell’interfaccia. </text:span></text:p>
      <text:p text:style-name="P2"><text:soft-page-break/><text:span text:style-name="T62">Javadoc</text:span><text:span text:style-name="T53">: programma che genera in automatico la documentazione per le interfacce delle classi. E’ necessario scrivere commenti nello stile /** …*/ e usare un browser per visualizzare pagine HTML.</text:span></text:p>
      <text:p text:style-name="P2"><text:span text:style-name="T67">Oggetti e riferimenti</text:span><text:span text:style-name="T53">: Le variabili di tipo classe forniscono un nome agli oggetti: vengono loro assegnati degli oggetti, ma il processo è diverso rispetto all’assegnamento dei valori di tipo primitivo. Ciascuna variabile, sia di tipo primitivo sia di tipo classe, è implementata come un’</text:span><text:span text:style-name="T74">area di memoria</text:span><text:span text:style-name="T53">. Se la variabile è di tipo primitivo, il suo valore è immagazzinato direttamente nell’area di memoria assegnata alla variabile. Una variabile di tipo classe invece contiene l’</text:span><text:span text:style-name="T74">indirizzo di memoria </text:span><text:span text:style-name="T53">dell’oggetto cui fa riferimento la variabile: l’oggetto stesso non è memorizzato direttamente nella variabile, ma in un’altra area di memoria. L’indirizzo di quest’ultima area di memoria in cui si trova effettivamente l’oggetto, è detto riferimento all’oggetto (</text:span><text:span text:style-name="T62">reference</text:span><text:span text:style-name="T53">), e per questo motivo i tipi classe sono spesso chiamati tipi riferimento (</text:span><text:span text:style-name="T62">reference types</text:span><text:span text:style-name="T53">): perché contengono indirizzi di memoria invece di valori. Questa differenza tra tipi primitivi e tipi classe è dovuta al fatto che ogni tipo primitivo necessita sempre della stessa quantità di memoria; mentre gli oggetti possono avere qualsiasi dimensione e Java non può quindi assegnargli una quantità di memoria fissa. Tuttavia le dimensione di un’indirizzo di memoria sono fisse, e quindi è possibile memorizzarlo in una variabile! Variabile di tipo primitivo contiene direttamente il valore del suo stesso tipo; variabile di tipo classe (reference) contiene invece un </text:span><text:span text:style-name="T62">puntatore</text:span><text:span text:style-name="T53"> ad 1 indirizzo di memoria, in cui sono salvati valori dell’istanza specifica. Tutti i tipi classe sono tipi riferimento, ma non viceversa: non tutti i tipi riferimento sono anche tipi classe! </text:span></text:p>
      <text:p text:style-name="P2"><text:span text:style-name="T67">Assegnamento e confronto nei reference</text:span><text:span text:style-name="T53">:</text:span></text:p>
      <text:list xml:id="list1409784697" text:style-name="WWNum13">
        <text:list-item>
          <text:p text:style-name="P130">Operatore di assegnamento = passa il valore nei tipi primitivi, nei reference invece passa l’indirizzo di memoria. Siano a e b due variabili di tipo classe, se scrivo a = b; sto assegnando ad a lo stesso identico indirizzo di memoria (puntatore/reference) di b -&gt; in pratica a e b sono 2 variabili (identificatori) che puntano lo stesso indirizzo di memoria, che sarà quello originario di b; mentre l’indirizzo di memoria originario di a in cui vi erano tutti i valori relativi a alle sue variabili d’istanza, non è più accessibile dal programma, per effetto del garbage collector. </text:p>
        </text:list-item>
        <text:list-item>
          <text:p text:style-name="P79"><text:span text:style-name="T53">Operatore di confronto == verifica l’uguaglianza dei valori nei tipi primitivi, nei reference invece verifica l’uguaglianza dei rispettivi indirizzi di memoria! Di conseguenza 2 reference a e b, con valori delle variabili d’istanza esattamente uguali, risulteranno non avere gli stessi indirizzi di memoria -&gt; di conseguenza (a == b) sarà false! Per verificare se due oggetti sono uguali si deve implementare un </text:span><text:span text:style-name="T62">metodo equals,</text:span><text:span text:style-name="T53"> il quale ritorna un booleano e non confronta gli indirizzi di memoria, bensi i rispettivi stati degli oggetti: confrontando cioè i valori delle rispettive variabili d’istanza. Nel metodo equals, se confronto variabili di tipo primitivo, posso allora usare operatore di confronto ==, mentre se verifico l’uguaglianza di stringhe (che sono un tipo particolare di oggetti) posso invocare il metodo equalsIgnoreCase(altra_stringa); </text:span></text:p>
        </text:list-item>
      </text:list>
      <text:p text:style-name="P4"><text:bookmark-start text:name="_Hlk27079763"/><text:span text:style-name="T67">BP8.5</text:span><text:span text:style-name="T53">: </text:span><text:bookmark-end text:name="_Hlk27079763"/><text:span text:style-name="T53">usare sempre “</text:span><text:span text:style-name="T62">equals”</text:span><text:span text:style-name="T53"> per identificare il metodo che verifica l’uguaglianza tra due oggetti</text:span></text:p>
      <text:p text:style-name="P4"><text:span text:style-name="T67">BP8.6</text:span><text:span text:style-name="T53">: Non esiste un unico metodo equals valido per tutti gli oggetti -&gt; è compito del programmatore definirlo volta per volta, in base a come vuole utilizzare la classe. Se programmatore non definisce metodo equals esplicitamente, Java ne crea automaticamente uno di default, ma potrebbe funzionare in modo diverso da come si desidera, quindi è sempre <text:s/>preferibile personalizzarlo.</text:span></text:p>
      <text:p text:style-name="P2"><text:span text:style-name="T67">BP8.7</text:span><text:span text:style-name="T62">: </text:span><text:span text:style-name="T53">I </text:span><text:span text:style-name="T62">metodi booleani</text:span><text:span text:style-name="T53"> (per es. equals) sono metodi che ritornano una variabile booleana, che quindi può assumere solo 2 valori: true o false. Per convenzione si usa il termine </text:span><text:span text:style-name="T62">is</text:span><text:span text:style-name="T53"> come prefisso nei metodi booleani per chiarirne lo scopo.</text:span></text:p>
      <text:p text:style-name="P2"><text:span text:style-name="T67">Test di unità</text:span><text:span text:style-name="T53">: Finora programmi sono stati testati “a mano” cioè provando ad eseguirli, inserendo manualmente degli input e controllando visivamente se l’output era coerente con quanto atteso. Questo tipo di approccio funziona solo per programmi molto semplici, ma è inefficace e </text:span><text:soft-page-break/><text:span text:style-name="T53">assolutamente improponibile per programmi complessi. Programmatore affronta il problema scrivendo dei test di unità (</text:span><text:span text:style-name="T62">unit test</text:span><text:span text:style-name="T53">) verificando la correttezza di singole unità di codice. Una collezione di test è chiamata suite di test (</text:span><text:span text:style-name="T62">test suite</text:span><text:span text:style-name="T53">). Ognuno di questi test è automatizzato. Automazione è essenziale per poter ripetere i test in modo rapido e ripetuto, potenzialmente ogni volta che si modifica il codice. Procedura che consiste nell’esecuzione ripetuta di tests è chiamata </text:span><text:span text:style-name="T62">test di regressione</text:span><text:span text:style-name="T53"> (regression testing). </text:span><text:span text:style-name="T62">Test negativo</text:span><text:span text:style-name="T53">: test che verifica che programma non termini in modo inatteso, se gli vengono forniti input con caratteristiche diverse da quelle attese (ad es. input negativi). Pratica frequente è quella di scrivere tests utilizzando asserzioni (keyword assert e -ea in edit configurations). Per progetti complessi si usa un framework specifico: </text:span><text:span text:style-name="T62">JUnit</text:span><text:span text:style-name="T53">. </text:span></text:p>
      <text:p text:style-name="P2"><text:span text:style-name="T67">BP8.8</text:span><text:span text:style-name="T53">: per testare una variabile di tipo double, essendo un valore approssimato, uso intervallo di 2 valori, anziché il confronto con valore esatto usando = =</text:span></text:p>
      <text:p text:style-name="P2"><text:span text:style-name="T67">BP8.9</text:span><text:span text:style-name="T53">: casi di test vanno mantenuti separati dall’implementazione della classe da analizzare. Vedi I/SpecieTest.</text:span></text:p>
      <text:p text:style-name="P2"><text:span text:style-name="T67">Parametri di tipo classe</text:span><text:span text:style-name="T53">: Quando viene invocato il metodo, il parametro viene inizializzato con l’indirizzo di memoria dell’argomento passato nell’invocazione del metodo: in sostanza il parametro formale è un nome alternativo per l’oggetto fornito come argomento in un’invocazione di metodo. Metodo non può cambiare il valore di variabili di tipo primitivo che gli vengono passate come argomento. <text:s/>Un’oggetto che viene passato come argomento in un metodo non può essere sostituito con un altro oggetto, ma può invece essere modificato: ossia si possono cambiare i valori delle variabili d’istanza che lo compongono, alterando cosi lo stato dell’oggetto. Vedi i 3 casi di I/SpecieDemo e ParametriDemo.</text:span></text:p>
      <text:p text:style-name="P7"/>
      <text:p text:style-name="P34">Capitolo 9: Approfondimenti su classi e oggetti</text:p>
      <text:p text:style-name="P34"/>
      <text:p text:style-name="P2"><text:span text:style-name="T67">Costruttore</text:span><text:span text:style-name="T53">: è un particolare metodo che viene invocato quando si usa l’operatore </text:span><text:span text:style-name="T62">new</text:span><text:span text:style-name="T53"> per creare un nuovo oggetto.</text:span></text:p>
      <text:p text:style-name="P2"><text:span text:style-name="T53">Costruttore è simile al metodo set ma ha un’uso differente: <text:s/>costruttore viene invocato esclusivamente per </text:span><text:span text:style-name="T74">istanziare</text:span><text:span text:style-name="T53"> un’oggetto oltre ad </text:span><text:span text:style-name="T74">inizializzarlo</text:span><text:span text:style-name="T53">; metodo set invece è invocato per </text:span><text:span text:style-name="T74">cambiare</text:span><text:span text:style-name="T53"> lo stato di un’oggetto già esistente. Costruttore crea sempre un nuovo oggetto, di conseguenza un’oggetto già istanziato non può mai invocare il metodo costruttore, ma soltanto il metodo setter per cambiare il suo stato interno (ossia per modificare i valori delle sue variabili d’istanza). Entrambi i metodi costruttore e setter possono avere parametri.</text:span></text:p>
      <text:p text:style-name="P7">Per es. codice Specie specieTerrestre = new Specie();</text:p>
      <text:list xml:id="list4214139568" text:style-name="WWNum14">
        <text:list-item>
          <text:p text:style-name="P131">prima parte dichiara che la variabile specieTerrestre è un reference ad un oggetto della classe Specie; la seconda metà crea (istanzia) e inizializza un nuovo oggetto, il cui indirizzo viene assegnato a specieTerrestre. </text:p>
        </text:list-item>
        <text:list-item>
          <text:p text:style-name="P131">Specie() è una chiamata al costruttore che Java ha fornito automaticamente alla classe. </text:p>
        </text:list-item>
      </text:list>
      <text:p text:style-name="P7">Costruttore ha 3 proprietà fondamentali:</text:p>
      <text:list xml:id="list469717213" text:style-name="WWNum15">
        <text:list-item>
          <text:p text:style-name="P132">Ogni costruttore ha lo stesso nome della sua classe, e quindi iniziale maiuscola</text:p>
        </text:list-item>
        <text:list-item>
          <text:p text:style-name="P132">Possono esservi diverse definizioni di costruttori all’interno della stessa classe, ognuna delle quali però presenta un differente numero o tipo di parametri</text:p>
        </text:list-item>
        <text:list-item>
          <text:p text:style-name="P132">Sua intestazione non contiene né il tipo ritornato, né la parola void</text:p>
        </text:list-item>
      </text:list>
      <text:p text:style-name="P2"><text:span text:style-name="T53">Se un costruttore non inizializza una specifica variabile d’istanza, lo farà Java assegnandole un valore di default -&gt; </text:span><text:span text:style-name="T67">BP9.1</text:span><text:span text:style-name="T53">: è preferibile assegnare esplicitamente un valore ad ognuna delle variabili d’istanza quando si definisce un costruttore.</text:span></text:p>
      <text:p text:style-name="P2"><text:span text:style-name="T67">Costruttore di default</text:span><text:span text:style-name="T53">: se classe non contiene alcun costruttore, Java definisce automaticamente il costruttore di default, che è senza parametri, e di conseguenza crea un’oggetto e inizializza le variabili d’istanza con i valori di default specifici dei loro tipi. Se però viene esplicitato almeno 1 costruttore da parte del programmatore, Java non abilita automaticamente il costruttore di default. </text:span><text:soft-page-break/><text:span text:style-name="T53">Per questo motivo </text:span><text:span text:style-name="T67">BP9.2</text:span><text:span text:style-name="T53">: è sempre meglio scrivere anche il costruttore vuoto in modo esplicito, cosi da averlo sempre a disposizione. Inoltre </text:span><text:span text:style-name="T67">BP9.3</text:span><text:span text:style-name="T53">: per maggior chiarezza i costruttori sono definiti uno dopo l’altro, e posti prima di tutti gli altri metodi della classe.</text:span></text:p>
      <text:p text:style-name="P7">Quando si istanzia utilizzando l’operatore new, si invoca uno dei costruttori definiti nella classe -&gt; attenzione agli argomenti passati tra parentesi, in modo che corrispondano ai parametri formali del costruttore specifico che si intende invocare.</text:p>
      <text:p text:style-name="P2"><text:span text:style-name="T53">Costruttore può invocare altri metodi all’interno della stessa classe, ma è importante che questi abbiano come modificatore d’accesso private. </text:span><text:span text:style-name="T62">Case study </text:span><text:span text:style-name="T53">: data la somiglianza tra metodi costruttori e setters, per non ripetere le stesse istruzioni avrebbe senso invocare il metodo set direttamente all’interno del costruttore; tuttavia metodo set deve essere public per dare la possibilità di cambiare lo stato interno dell’oggetto, quindi non avrebbe senso renderlo private -&gt; per risolvere il problema si definisce un metodo privato set, che contiene di fatto il corpo del metodo setter. In questo modo setter resterà public, mentre costruttore invocherà metodo privato set. </text:span><text:bookmark-start text:name="_Hlk27902336"/><text:span text:style-name="T53">-&gt; Vedi I/Animale2</text:span><text:bookmark-end text:name="_Hlk27902336"/></text:p>
      <text:p text:style-name="P2"><text:span text:style-name="T53">Costruttore può invocare un altro costruttore all’interno della stessa classe, usando la parola chiave </text:span><text:span text:style-name="T62">this</text:span><text:span text:style-name="T53"> al posto del nome del costruttore. Qualsiasi chiamata a this deve essere la prima azione eseguita dal costruttore. Solo i costruttori possono usare this per invocare altri costruttori: metodi normali, setter incluso, non possono utilizzarla! -&gt; </text:span><text:span text:style-name="T67">BP9.4</text:span><text:span text:style-name="T53">: quando in una classe si scrivono più costruttori è bene identificare quello che gli altri possono invocare con la parola chiave this. -&gt; Vedi I/Animale3: 1° costruttore sfrutta invocazione a metodo privato ausiliario set; altri costruttori usano keyword this per invocare primo costruttore; mentre i metodi normali non possono usare il this, infatti invocano il metodo set.</text:span></text:p>
      <text:p text:style-name="P2"><text:span text:style-name="T67">Costante null</text:span><text:span text:style-name="T53">: è una speciale costante che può essere assegnata a una variabile di qualunque tipo classe. </text:span></text:p>
      <text:list xml:id="list3365969500" text:style-name="WWNum16">
        <text:list-item>
          <text:p text:style-name="P133">null non è un’oggetto! E’ come un riferimento / indirizzo di memoria che non si riferisce ad alcun oggetto, cioè che non referenzia alcuna area di memoria</text:p>
        </text:list-item>
        <text:list-item>
          <text:p text:style-name="P133">Se voglio verificare che una variabile di tipo classe abbia valore null devo usare operatore di confronto == oppure != come faccio con i tipi primitivi, e non il metodo equals</text:p>
        </text:list-item>
        <text:list-item>
          <text:p text:style-name="P80"><text:span text:style-name="T53">Se compilatore richiede che una variabile di tipo classe venga inizializzata, si può sempre inizializzarla a null, usando l’operatore di assegnamento = come nei tipi primitivi -&gt; poiché null non è un’oggetto, non si può invocare un metodo usando una variabile inizializzata a null come oggetto chiamante -&gt; nel caso si ottiene il messaggio </text:span><text:bookmark-start text:name="_Hlk39251717"/><text:span text:style-name="T53">“</text:span><text:span text:style-name="T62">Null Pointer Exception</text:span><text:span text:style-name="T53">” </text:span><text:bookmark-end text:name="_Hlk39251717"/><text:span text:style-name="T53">(letteralmente “eccezione di tipo puntatore a null”). -&gt; se si verifica va ricercata una variabile di tipo Classe non correttamente inizializzata</text:span></text:p>
        </text:list-item>
      </text:list>
      <text:p text:style-name="P2"><text:span text:style-name="T67">Inizializzazione automatica</text:span><text:span text:style-name="T53">: </text:span></text:p>
      <text:list xml:id="list2516054820" text:style-name="WWNum17">
        <text:list-item>
          <text:p text:style-name="P134">Variabili locali a un metodo non vengono inizializzate automaticamente -&gt; è necessario inizializzarle esplicitamente prima di poterle usare</text:p>
        </text:list-item>
        <text:list-item>
          <text:p text:style-name="P134">Variabili di istanza sono invece inizializzate automaticamente: quelle boolean a false, quelle di tipo primitivo allo zero corrispondente al proprio tipo; quelle di tipo classe a null. Possono essere ri-inizializzate solo a livello di metodo, non di classe.</text:p>
        </text:list-item>
      </text:list>
      <text:p text:style-name="P2"><text:span text:style-name="T67">Variabili statiche</text:span><text:span text:style-name="T53">: variabili che appartengono all’intera classe e non a un singolo oggetto, e che quindi sono condivise da tutti gli oggetti della sua classe. Caso principale di variabili statiche sono le costanti, che sono appunto condivise da tutte le istanze della classe e quindi dichiarate come </text:span><text:span text:style-name="T62">static final</text:span><text:span text:style-name="T53">. Tutte le costanti sono per definizione anche variabili statiche, ma non viceversa: ossia possono esserci anche variabili statiche non costanti (non final) -&gt; </text:span><text:span text:style-name="T67">BP9.5</text:span><text:span text:style-name="T53">: variabili statiche non costanti devono essere dichiarate private, e devono essere definiti i relativi metodi getters e setters.</text:span></text:p>
      <text:p text:style-name="P2"><text:span text:style-name="T53">Variabili statiche sono anche dette “variabili </text:span><text:span text:style-name="T74">di classe</text:span><text:span text:style-name="T53">”, ma non vanno assolutamente confuse con le “variabili </text:span><text:span text:style-name="T74">di tipo classe</text:span><text:span text:style-name="T53">”, cioè i reference. -&gt; variabile statica infatti è una variabile all’interno di </text:span><text:soft-page-break/><text:span text:style-name="T53">una classe che è condivisa da tutti i suoi oggetti; viceversa una variabile di tipo classe indica una variabile il cui tipo è una classe, ed è usata per referenziare oggetti di tipo classe.</text:span></text:p>
      <text:p text:style-name="P2"><text:span text:style-name="T67">Metodi statici</text:span><text:span text:style-name="T53">: metodi che non appartengono ad un’oggetto specifico, bensi alla classe in cui sono definiti, come ad esempio quelli della classe MyUtils e che sono contrassegnati dalla keyword static. Sono invocati non da un’oggetto chiamante, ma usando il nome della loro classe. Sintassi: per dichiararli scope </text:span><text:span text:style-name="T74">static</text:span><text:span text:style-name="T53"> tipo_ritornato nome_metodo (parametri) {istruzioni;}, per invocarli nome_classe.nome_metodo_statico (argomenti);</text:span></text:p>
      <text:p text:style-name="P7">Nella definizione di un metodo statico non è possibile far riferimento direttamente ad una variabile d’istanza, ma si può invece invocare un metodo d’istanza, ma solo utilizzando il relativo oggetto chiamante opportunamente istanziato. -&gt; Metodo statico può quindi accedere indirettamente alla variabile d’istanza attraverso il relativo getter, o tramite un’oggetto chiamante; ma non con un this implicito o esplicito. Un metodo d’istanza al contrario può accedere liberamente ad una variabile statica o invocare un metodo statico -&gt; Vedi I/ContoBanca e ContoBancaDemo.</text:p>
      <text:p text:style-name="P5"><text:span text:style-name="T67">Main</text:span><text:span text:style-name="T53">:</text:span></text:p>
      <text:list xml:id="list2312131675" text:style-name="WWNum18">
        <text:list-item>
          <text:p text:style-name="P81"><text:span text:style-name="T67">BP9.6</text:span><text:span text:style-name="T53">: se possibile è meglio “svuotare” il main e in particolare, per le porzioni di codice che si ripetono, usare dei metodi ausiliari statici, scrivendoli al suo esterno. Si possono scrivere nella stessa classe all’esterno del main con scope private, oppure in classe distinta ma con scope public</text:span></text:p>
        </text:list-item>
        <text:list-item>
          <text:p text:style-name="P135">Un metodo main non andrebbe inserito all’interno di una classe che deve essere utilizzata per creare oggetti, bensì implementato in una classe a parte. Tuttavia, l’inserimento di un piccolo metodo main all’interno della definizione della classe, fornisce un modo pratico per collaudarla.</text:p>
        </text:list-item>
      </text:list>
      <text:p text:style-name="P5"><text:span text:style-name="T67">Classi wrapper</text:span><text:span text:style-name="T53">: Ogni tipo primitivo ha una corrispondente classe wrapper (letteralmente “involucro”). Le classi wrapper permettono di avere un oggetto di tipo classe, che corrisponde ad un valore di tipo primitivo.</text:span></text:p>
      <text:list xml:id="list3531587189" text:style-name="WWNum49">
        <text:list-item>
          <text:p text:style-name="P136">Le classi wrapper per i tipi primitivi int, long, float, double e char sono rispettivamente: Integer, Long, Float, Double e Character. </text:p>
        </text:list-item>
        <text:list-item>
          <text:p text:style-name="P136">Le classi wrapper non hanno un costruttore di default, quindi sono istanziabili soltanto fornendo un valore di inizializzazione come argomento del costruttore. Inoltre non hanno metodi di modifica set, quindi non è possibile modificare il valore degli oggetti di queste classi, che sono pertanto immutabili.</text:p>
        </text:list-item>
        <text:list-item>
          <text:p text:style-name="P82"><text:span text:style-name="T53">La conversione di un tipo primitivo nel corrispondente tipo classe wrapper si definisce “</text:span><text:span text:style-name="T62">boxing</text:span><text:span text:style-name="T53">” e viene svolta automaticamente da Java. </text:span><text:span text:style-name="T62">Sintassi</text:span><text:span text:style-name="T53"> per boxing esplicito con un int num = 10 è Integer n = new Integer(10); Operatore new consente di istanziare un’oggetto di tipo Integer, ossia la corrispondente classe wrapper del primitivo int, che referenzia una variabile d’istanza esattamente dello stesso tipo primitivo e dello stesso valore di num. </text:span><text:span text:style-name="T62">Sintassi</text:span><text:span text:style-name="T53"> alternativa con boxing automatico è int num = 10; Integer n = num; </text:span></text:p>
        </text:list-item>
        <text:list-item>
          <text:p text:style-name="P103"><text:span text:style-name="T53">La conversione di un tipo classe wrapper nel corrispondente tipo primitivo si definisce “</text:span><text:span text:style-name="T62">unboxing</text:span><text:span text:style-name="T53">” e viene anch’essa svolta automaticamente da Java. </text:span><text:span text:style-name="T62">Sintassi</text:span><text:span text:style-name="T53"> per unboxing esplicito con un Integer n = new Integer(10); è int num = n.intValue(); Sintassi alternativa con unboxing automatico è int num = new Integer (10);</text:span></text:p>
        </text:list-item>
        <text:list-item>
          <text:p text:style-name="P82"><text:span text:style-name="T53">Le classi wrapper contengono una serie di </text:span><text:span text:style-name="T62">costanti e metodi statici</text:span><text:span text:style-name="T53"> molto utili: le costanti (static final e per questo scritte in maiuscolo) principali associate ad ogni classe wrapper sono </text:span><text:span text:style-name="T62">MIN_VALUE</text:span><text:span text:style-name="T53"> e </text:span><text:span text:style-name="T62">MAX_VALUE</text:span><text:span text:style-name="T53">. Sintassi è: classe_wrapper.MIN_VALUE/MAX_VALUE; I 2 metodi statici più importanti sono il </text:span><text:span text:style-name="T62">parsing</text:span><text:span text:style-name="T53">(Stringa), che consente di convertire una stringa nel corrispondente oggetto di tipo wrapper, e il </text:span><text:span text:style-name="T62">toString</text:span><text:span text:style-name="T53">(oggetto_wrapper) che fa l’inverso, ossia converte un’oggetto wrapper in una stringa. I metodi statici del parsing, aventi come parametro una stringa.trim() cosi da evitare spazi bianchi all’inizio e/o alla fine, sono rispettivamente: </text:span><text:soft-page-break/><text:span text:style-name="T53">Integer.parseInt(stringa.trim()), Long.parseLong(stringa.trim()), Float.parseFloat(stringa.trim()) e Double.parseDouble(stringa.trim()). Esempi: Double.parseDouble(“25.25”); e Double.toString(25.25);</text:span></text:p>
        </text:list-item>
        <text:list-item>
          <text:p text:style-name="P136">Per la classe wrapper Character i metodi statici più significativi sono: toUpperCase(char) e toLoverCase(char) che ritornano rispettivamente il char in maiuscolo e in minuscolo; e una serie di metodi statici che tornano dei booleani: isUpperCase(char) e isLowerCase(char) verificano se argomento char è maiuscolo o minuscolo; isLetter(char) verifica se argomento è una lettera, isDigit(char) verifica se è una cifra e infine isWhiteSpace(char) verifica se è uno spazio bianco.</text:p>
        </text:list-item>
      </text:list>
      <text:p text:style-name="P5"><text:span text:style-name="T67">Overloading</text:span><text:span text:style-name="T62">: </text:span><text:span text:style-name="T53">Quando si assegna lo </text:span><text:span text:style-name="T74">stesso nome</text:span><text:span text:style-name="T53"> a più metodi all’interno di una </text:span><text:span text:style-name="T74">stessa classe</text:span><text:span text:style-name="T53">, si dice che si sta effettuando l’overloading del nome del metodo: letteralmete si sta “sovraccaricando” di significati il metodo. </text:span></text:p>
      <text:list xml:id="list661646043" text:style-name="WWNum50">
        <text:list-item>
          <text:p text:style-name="P137">Java consente l’ overloading a condizione di usare per ogni metodo avente lo stesso nome, un numero e/o tipo differente di parametri formali, cosi da poter invocarne ciascuno in modo univoco. </text:p>
        </text:list-item>
        <text:list-item>
          <text:p text:style-name="P83"><text:span text:style-name="T53">La </text:span><text:span text:style-name="T67">firma</text:span><text:span text:style-name="T53"> o </text:span><text:span text:style-name="T67">signature</text:span><text:span text:style-name="T53"> di un metodo consiste di 3 componenti: 1) nome del metodo, 2) il numero e 3) il tipo dei parametri formali che utilizza. Firma di un metodo, è diversa dalla sua </text:span><text:span text:style-name="T67">intestazione</text:span><text:span text:style-name="T53">, che comprende anche altre parti, e va dallo scope iniziale sino alle parentesi tonde dei paramentri (). Un modo più rigoroso di descrivere l’overloading consiste nel’affermare che tutti i metodi di una classe devono avere firme diverse. Una classe quindi non può definire 2 metodi aventi la stessa firma. Overloading = metodi con stesso nome, ma resto della firma differente, all’interno della stessa classe.</text:span></text:p>
        </text:list-item>
        <text:list-item>
          <text:p text:style-name="P83"><text:span text:style-name="T53">Non è possibile effettuare overloading di un metodo fornendone due definizioni, la cui intestazione differisce solo per il tipo del </text:span><text:span text:style-name="T74">valore ritornato / void</text:span><text:span text:style-name="T53">, dal momento che non è parte della firma del metodo, che quindi sarebbe la medesima per entrambi. Java non potrebbe quindi distinguere in modo univoco quale dei 2 utilizzare.</text:span></text:p>
        </text:list-item>
        <text:list-item>
          <text:p text:style-name="P137">Overloading si applica a tutti i metodi, siano essi statici o di istanza, void o che restituiscano un valore, e per definizione anche ai costruttori, dato che devono tutti avere lo stesso nome della loro classe.</text:p>
        </text:list-item>
        <text:list-item>
          <text:p text:style-name="P83"><text:span text:style-name="T53">Se Java riesce a trovare </text:span><text:span text:style-name="T74">una</text:span><text:span text:style-name="T53"> definizione del metodo invocato, i cui parametri corrispondono esattamente per numero e per tipo agli argomenti passati, non effettuerà alcuna conversione automatica di tipo</text:span></text:p>
        </text:list-item>
      </text:list>
      <text:list xml:id="list1584003454" text:style-name="WWNum51">
        <text:list-item>
          <text:p text:style-name="P84"><text:span text:style-name="T53">Se al contrario Java non sarà in grado di identificare un metodo i cui parametri formali corrispondono esattamente per numero, per tipo e per ordine agli argomenti passati, effettuerà la conversione automatica di tipo. A questo punto potrebbero presentarsi 2 ulteriori problemi: 1) che nonostante la conversione automatica di tipo, non sia comunque possibile invocare alcun metodo, e in tal caso verrà stampato un messaggio d’errore 2) che non si possa invocare in </text:span><text:span text:style-name="T74">modo univoco</text:span><text:span text:style-name="T53"> alcun metodo, ossia che a seconda di come viene fatta la conversione automatica di tipo, più di un singolo metodo risulti invocabile. Si tratta in sostanza di un caso di “</text:span><text:span text:style-name="T74">incovazioni ambigue</text:span><text:span text:style-name="T53">” che in Java non sono permesse, e che generano un messaggio d’errore o immediatamente in fase di compilazione, oppure a run-time.</text:span></text:p>
        </text:list-item>
      </text:list>
      <text:list xml:id="list223309288721402" text:continue-list="list661646043" text:style-name="WWNum50">
        <text:list-item>
          <text:p text:style-name="P83"><text:span text:style-name="T67">BP9.7</text:span><text:span text:style-name="T53">: l’overloading avviene naturalmente per i metodi costruttori, dato che devono avere lo stesso nome della loro classe; ma quando possibile è meglio evitarlo, usando metodi con nomi differenti.</text:span></text:p>
        </text:list-item>
      </text:list>
      <text:p text:style-name="P5"><text:span text:style-name="T67">Privacy Leak</text:span><text:span text:style-name="T53">: Potenziale problema di sicurezza che si verifica quando si usano variabili di istanza di tipo classe, mentre non riguarda classi le cui variabili di istanza sono di tipo primitivo. </text:span></text:p>
      <text:p text:style-name="P5"><text:span text:style-name="T81">Case Study</text:span><text:span text:style-name="T53">: I/Animale e CoppiaAnimali: nella classe CoppiaAnimali ho 2 variabili d’istanza private di tipo classe, metodo costruttore per istanziare oggetto di tipo CoppiaAnimali che ha come </text:span><text:soft-page-break/><text:span text:style-name="T53">parametri formali i 2 oggetti di tipo Animale, nessun metodo set per modificare l’oggetto, ma solo 2 metodi pubblici get che restituiscono ciascuno una delle 2 variabili d’istanza. Invocando il metodo pubblico getPrimo() programma mi ritorna l’indirizzo di memoria della variabile d’istanza privata primo. Usando l’operatore di assegnamento = sono in grado di assegnare tale indirizzo di memoria ad un’altra variabile di tipo Animale, cattivo, che quindi referenzia anch’essa primo. Primo infatti non è accessibile direttamente, essendo una variabile d’istanza privata, ma poiché suo metodo pubblico get ne ritorna l’indirizzo in memoria, vi posso accedere </text:span><text:span text:style-name="T74">indirettamente</text:span><text:span text:style-name="T53"> assegnandolo ad un’altra variabile d’istanza di tipo classe, che posso usare per invocare metodo pubblico set modificando cosi lo stato dell’oggetto di primo. </text:span></text:p>
      <text:p text:style-name="P8">Possibili soluzioni: </text:p>
      <text:list xml:id="list692779411" text:style-name="WWNum52">
        <text:list-item>
          <text:p text:style-name="P138">Usare solo variabili d’istanza di tipo primitivo e non di tipo classe -&gt; troppo limitante!</text:p>
        </text:list-item>
        <text:list-item>
          <text:p text:style-name="P138">Usare tipi classe privi di metodi set come per esempio le stringhe, che infatti sono immutabili e non possono quindi essere modificate</text:p>
        </text:list-item>
        <text:list-item>
          <text:p text:style-name="P138">Omettere metodi get che restituiscono oggetti referenziati da una variabile d’istanza; definendo invece metodi <text:s/>get che ritornano individualmente gli attributi interni di questi oggetti.</text:p>
        </text:list-item>
        <text:list-item>
          <text:p text:style-name="P85"><text:span text:style-name="T53">Definire metodi get che ritornino un </text:span><text:span text:style-name="T62">clone</text:span><text:span text:style-name="T53"> dell’oggetto referenziato dalla variabile d’istanza invece dell’oggetto stesso. Cosi facendo eventuali modifiche riguarderebbero unicamente il clone, senza alterare stato dell’oggetto originario. -&gt; </text:span><text:span text:style-name="T82">INTEGRAREEEEEEE!!! Shallow cloning</text:span></text:p>
        </text:list-item>
      </text:list>
      <text:p text:style-name="P5"><text:span text:style-name="T67">UML: Relazioni associative</text:span><text:span text:style-name="T53">: Ogni volta che all’interno delle classi vengono definite variabili d’istanza di tipo classe, sussiste una relazione associativa tra le classi, che si rappresenta in un diagramma UML, con una linea che unisce le 2 classi associate. Diagramma della classi ha 3 proprietà principali:</text:span></text:p>
      <text:list xml:id="list223309227436031" text:continue-list="list223309288721402" text:style-name="WWNum50">
        <text:list-item>
          <text:p text:style-name="P83"><text:span text:style-name="T62">Navigabilità</text:span><text:span text:style-name="T53">: ossia la </text:span><text:span text:style-name="T62">direzione</text:span><text:span text:style-name="T53"> di lettura dell’associazione. Può essere </text:span><text:span text:style-name="T74">non specificata</text:span><text:span text:style-name="T53">, </text:span><text:span text:style-name="T74">unidirezionale</text:span><text:span text:style-name="T53"> (da una classe verso l’altra: specifica in quale classe vi saranno variabili d’istanza del tipo dell’altra classe); o </text:span><text:span text:style-name="T74">bi-direzionale</text:span><text:span text:style-name="T53"> (da una classe verso l’altra e viceversa: variabili d’istanza dell’altra classe presenti in entrambe le classi). Relazione unidirezionale è anche detta relazione “</text:span><text:span text:style-name="T62">has a</text:span><text:span text:style-name="T53">”. Per es. una persona può possedere un’automobile ma non viceversa, quindi la classe Persona è associata alla classe Automobile, da un associazione a navigabilità unidirezionale, rappresentata da una freccia che da Persona va ad Automobile.</text:span></text:p>
        </text:list-item>
        <text:list-item>
          <text:p text:style-name="P83"><text:span text:style-name="T62">Cardinalità</text:span><text:span text:style-name="T53">: permette di specificare </text:span><text:span text:style-name="T74">quante istanze</text:span><text:span text:style-name="T53"> entrano in gioco in un’associazione. Nel caso d’esempio Persona / Automobile la cardinalità sarà 0…1 Questo significa che nella classe Persona sarà dichiarata una variabile d’istanza di tipo Automobile di valore o null o 1. Cardinalità 1.. * che si usa per esempio per gli array, significa che numero di variabili d’istanza di tipo classe, che entrano in gioco nell’associazione, vanno da 1 ad un numero massimo non specificato (sarà specificato solo a run-time).</text:span></text:p>
        </text:list-item>
        <text:list-item>
          <text:p text:style-name="P83"><text:span text:style-name="T62">Ruolo</text:span><text:span text:style-name="T53">: specifica la funzione che una classe svolge nei confronti dell’altra classe associata. Dal punto di vista implementativo il ruolo specifica, lo scope e il nome che vanno assegnati alla variabile d’istanza che realizza l’associazione.</text:span></text:p>
        </text:list-item>
        <text:list-item>
          <text:p text:style-name="P83"><text:span text:style-name="T53">L’</text:span><text:span text:style-name="T74">ordine visivo</text:span><text:span text:style-name="T53"> con cui il diagramma delle classi UML mostra graficamente le 3 proprietà è: 1) ruolo, 2) navigabilià e 3) cardinalità.</text:span></text:p>
        </text:list-item>
      </text:list>
      <text:p text:style-name="P5"><text:span text:style-name="T53"><text:s/></text:span><text:span text:style-name="T67">Array nelle classi</text:span><text:span text:style-name="T53">:</text:span></text:p>
      <text:list xml:id="list3164098157" text:style-name="WWNum53">
        <text:list-item>
          <text:p text:style-name="P139">il tipo base di un’array può essere sia un primitivo, sia un tipo classe. Vedi I/Venditore, ReportVendite; ListaSenzaRipetizioni (simile ad ArrayList), ListaDemo</text:p>
        </text:list-item>
        <text:list-item>
          <text:p text:style-name="P86"><text:span text:style-name="T67">NB</text:span><text:span text:style-name="T53">: quando si crea un’array di riferimenti ad oggetti, Java non crea l’istanza di alcun oggetto! Per es il codice int num = 10; Venditore [] team = new Venditore [num]; crea un’array chiamato team composto da 10 riferimenti, ossia l’array team avrà 10 indirizzi di locazioni di memoria, che possono memorizzare oggetti di tipo Venditore. Con questo </text:span><text:soft-page-break/><text:span text:style-name="T53">codice tuttavia Java crea soltanto l’array, senza creare alcun oggetto di tipo Venditore! Java usa la costante null per indicare che i riferimenti creati non referenziano alcun oggetto. Oggetti di tipo Venditore vanno creati uno ad uno utilizzando l’operatore </text:span><text:span text:style-name="T74">new</text:span><text:span text:style-name="T53">! In caso contrario si produrrà un’errore a run time “Null Pointer Exception”.</text:span></text:p>
        </text:list-item>
      </text:list>
      <text:p text:style-name="P5"><text:span text:style-name="T67">Enumerazioni come classi</text:span><text:span text:style-name="T53">: Ogni volta che c’è un’enumerazione, compilatore crea una nuova classe. Per esempio: enum Semi {FIORI, QUADRI, CUORI, PICCHE} -&gt; viene creata classe Semi. Semi s = Semi.QUADRI -&gt; serve per assegnare valore di tipo enum a s. Classe enum ha metodi specifici:</text:span></text:p>
      <text:list xml:id="list1272665118" text:style-name="WWNum54">
        <text:list-item>
          <text:p text:style-name="P140">s.equals(Semi.CUORI) verifica se s è uguale a CUORI e ritorna un booleano</text:p>
        </text:list-item>
        <text:list-item>
          <text:p text:style-name="P140">s.compareTo(Semi.CUORI) verifica se S precede, è uguale o segue CUORI nella definizione di Semi restituendo rispettivamente un valore negativo, zero o positivo nei 3 diversi casi</text:p>
        </text:list-item>
        <text:list-item>
          <text:p text:style-name="P140">s.ordinal() restituisce la posizione, o valore ordinale, di QUADRI nell’enumerazione. Indice di posizione anche per le enumerazioni partono da 0</text:p>
        </text:list-item>
        <text:list-item>
          <text:p text:style-name="P140">s.toString() converte valore dell’enumerazione in stringa</text:p>
        </text:list-item>
        <text:list-item>
          <text:p text:style-name="P140">Semi.valueOf(“CUORI”) restituisce l’oggetto Semi.CUORI -&gt; serve esatta corrispondenza tra la stringa passata in input e il valore dell’enumerazione. Metodo è statico e va invocato direttamente sul nome dell’enumerazione, in questo caso Semi</text:p>
        </text:list-item>
        <text:list-item>
          <text:p text:style-name="P140">In ogni enumerazione si possono definire variabili d’istanza private e metodi pubblici, costruttori compresi. Definendo una variabile di istanza è possibile assegnare dei valori agli oggetti dell’enumerazione. Vedi I/Semi</text:p>
        </text:list-item>
      </text:list>
      <text:p text:style-name="P5"><text:span text:style-name="T67">Package</text:span><text:span text:style-name="T53">: letteralmente “pacchetto” è una collezione di classi raggruppate in una cartella. Il nome della cartella deve corrispondere a quello del package. All’interno del package le classi sono disposte in file distinti, i cui nomi corrispondono al nome della classe. Ciascun file del package deve contenere la seguente riga all’inizio del file stesso: package nome_package; Solo righe bianche e commenti possono precedere questa istruzione. Qualunque classe può usare le classi contenute in un </text:span><text:span text:style-name="T74">altro</text:span><text:span text:style-name="T53"> package inserendo un’opportuna istruzione </text:span><text:span text:style-name="T62">import</text:span><text:span text:style-name="T53"> nome_package.nome_classe; all’inizio del file, specificando il nome della classe specifica che si vuole importare. Per importare tutti i file di un determinato package si usa l’istruzione import nome_package.*; Package consentono infine al programmatore di definire classi con lo stesso nome posizionandole in package distinti. </text:span><text:span text:style-name="T67">BP9.8</text:span><text:span text:style-name="T53">: è preferibile usare lettere minuscole, eventualmente separate da punti, per il nome del package; e importare la specifica classe di interesse, piuttosto che package nella sua interezza.</text:span></text:p>
      <text:p text:style-name="P8"/>
      <text:p text:style-name="P35">Capitolo 10: Ereditarietà</text:p>
      <text:p text:style-name="P35"/>
      <text:p text:style-name="P5"><text:span text:style-name="T53">Ereditarietà (inheritance) è uno dei 3 principi della programmazione OO, e consente di definire una classe più generale, e di definire in seguito classi specializzate, che aggiungono nuovi dettagli alla classe generale da cui ereditano tutti gli attributi e i metodi pubblici. In questo modo si risparmia molto lavoro e si </text:span><text:span text:style-name="T62">riutilizza</text:span><text:span text:style-name="T53"> codice già scritto, implementando nelle classi specializzate solamente le </text:span><text:span text:style-name="T74">nuove</text:span><text:span text:style-name="T53"> caratteristiche, senza dover ripetere quelle già scritte nella classe generale, secondo il principio </text:span><text:span text:style-name="T62">DRY</text:span><text:span text:style-name="T53">.</text:span></text:p>
      <text:p text:style-name="P5"><text:span text:style-name="T53">La classe di partenza è chiamata </text:span><text:span text:style-name="T62">classe base</text:span><text:span text:style-name="T53"> o </text:span><text:span text:style-name="T62">superclasse</text:span><text:span text:style-name="T53"> o </text:span><text:span text:style-name="T62">classe-padre</text:span><text:span text:style-name="T53">, mentre la classe specializzata è chiamata </text:span><text:span text:style-name="T62">classe derivata</text:span><text:span text:style-name="T53"> o </text:span><text:span text:style-name="T62">sottoclasse</text:span><text:span text:style-name="T53"> o </text:span><text:span text:style-name="T62">classe-figlia</text:span><text:span text:style-name="T53"> della classe generale. La classe figlia usa la keywork </text:span><text:span text:style-name="T62">extends</text:span><text:span text:style-name="T53">. Sintassi: public class nome_classe_figlia extends nome_classe_padre. Le variabili d’istanza e statiche e i metodi pubblici che vengono ereditati dalla classe padre, non devono essere dichiarati esplicitamente nella classe figlia, in quanto diventano automaticamente suoi membri. Nella classe derivata quindi si definiscono esclusivamente le variabili d’istanza e i metodi </text:span><text:span text:style-name="T74">aggiuntivi</text:span><text:span text:style-name="T53">. L’unica eccezione si verifica quando nella classe figlia si </text:span><text:soft-page-break/><text:span text:style-name="T53">intende modificare un metodo ereditato: questa nuova definizione va esplicitata, e ridefinirà il comportamento del metodo </text:span><text:span text:style-name="T74">solo</text:span><text:span text:style-name="T53"> ed esclusivamente nella classe figlia, senza effetti nella classe padre.</text:span></text:p>
      <text:p text:style-name="P5"><text:span text:style-name="T53">Si dovrebbe poter utilizzare l’ereditarietà solo se fra 2 classi sussiste la </text:span><text:span text:style-name="T62">relazione is-a</text:span><text:span text:style-name="T53"> (letteralmentre è un..). Per es. Studente è una Persona: Vedi I/Persona,Studente,</text:span></text:p>
      <text:p text:style-name="P5"><text:span text:style-name="T67">Overriding:</text:span><text:span text:style-name="T53"> Se una classe derivata definisce un metodo che ha la </text:span><text:span text:style-name="T74">stessa firma</text:span><text:span text:style-name="T53"> (stesso nome e stessi parametri in termini di tipo, ordine e numero) di un altro metodo della classe base; il metodo della classe derivata ridefinisce il metodo presente nella classe base. Di conseguenza le istanze della classe derivata che invocano metodo soggetto ad override implementeranno quello ridefinito nella propria classe. Metodo soggetto ad overriding è segnalato da IntelliJ con un simbolo alla destra del numero di linea, nello specifico un cerchio blu con una O al centro, e una freccia in alto e/o in basso per indicare i metodi con la stessa firma rispettivamente nella superclasse e/o nella sottoclasse.</text:span></text:p>
      <text:p text:style-name="P8">Non si deve confondere overriding con l’overloading: in sintesi con l’overriding abbiamo la stessa firma del metodo ma in classi diverse; mentre con l’overloading firme diverse del metodo, presenti nella medesima classe. Se in classi diverse, ma in relazione di ereditarietà fra loro, un metodo ha lo stesso nome, ma parametri diversi (in termini di tipo, ordine o numero), lo si considera comunque una forma di overloading; perché classe derivata eredita tutti i metodi pubblici delle classi antenate, quindi è come se i 2 metodi fossero entrambi scritti, con firma diversa, nella medesima classe derivata. <text:s/>L’overloading aggiunge un carico “load” sul nome di un metodo utilizzandolo per un’ulteriore attività, mentre l’overriding sostituisce una definisione del metodo con un’altra.</text:p>
      <text:p text:style-name="P5"><text:span text:style-name="T53">Quando si ridefinisce un metodo ereditato si può cambiarne liberamente il corpo, ma non l’</text:span><text:span text:style-name="T74">intestazione.</text:span><text:span text:style-name="T53"> Con 2 eccezioni: il </text:span><text:span text:style-name="T62">tipo di ritorno</text:span><text:span text:style-name="T53"> e lo </text:span><text:span text:style-name="T62">scope</text:span><text:span text:style-name="T53">, che però non ne modificano la </text:span><text:span text:style-name="T74">signature</text:span><text:span text:style-name="T53">, che infatti non comprende questi 2 elementi (a differenza dell’intestazione).</text:span></text:p>
      <text:list xml:id="list169157485" text:style-name="WWNum55">
        <text:list-item>
          <text:p text:style-name="P87"><text:span text:style-name="T53">se il tipo di ritorno è una classe, allora il metodo ridefinito può restituire una qualsiasi delle sue sottoclassi. Il tipo di ritorno cosi modificato prende il nome di </text:span><text:span text:style-name="T62">tipo di ritorno covariante</text:span><text:span text:style-name="T53"> ed è stato introdotto in Java 5. In particolare il tipo di ritorno covariante non è più restrittivo rispetto al tipo definito nella classe padre, ma al contrario ritornerà un tipo classe che avrà proprietà aggiuntive. Per es. se invece di Persona ritorno Studente, di fatto sto sempre ritornando una Persona, ma con proprietà e metodi aggiuntivi.</text:span></text:p>
        </text:list-item>
        <text:list-item>
          <text:p text:style-name="P87"><text:span text:style-name="T53">E’ infine possibile ridefinire lo </text:span><text:span text:style-name="T62">scope</text:span><text:span text:style-name="T53"> del metodo ereditato, a condizione di usare un modificatore d’accesso meno restrittivo rispetto al metodo della classe padre. Non è invece consentito ridefinire il modificatore d’accesso in senso più restittivo rispetto alla classe padre.</text:span></text:p>
        </text:list-item>
      </text:list>
      <text:p text:style-name="P5"><text:span text:style-name="T67">Ereditarietà nei diagrammi UML</text:span><text:span text:style-name="T53">: Nei diagrammi UML l’ereditarietà tra 2 classi, che sussiste in presenza di una </text:span><text:span text:style-name="T62">relazione is a</text:span><text:span text:style-name="T53"> tra queste 2, viene graficamente rappresentata da una </text:span><text:span text:style-name="T74">freccia vuota</text:span><text:span text:style-name="T53"> che parte dalla classe figlia e va nella direzione della rispettiva classe padre. Frecce indicano il percorso che il programmatore dovrebbe seguire per trovare la definizione di un metodo usato da istanza della classe figlia, risalendo via via lungo la catena di ereditarietà che lega le varie classi.</text:span></text:p>
      <text:p text:style-name="P5"><text:span text:style-name="T67">Incapsulamente ed ereditarietà</text:span><text:span text:style-name="T62">:</text:span><text:span text:style-name="T53"> Le variabili di istanza che sono dichiarate private in una classe padre, non sono accessibili per nome dai metodi di nessun’altra classe, incluse quelle derivate. E’ quindi necessario utilizzare un metodo pubblico (getters / setters) per riuscire ad accedere alla variabile di istanza privata ereditata. La logica sottostante è semplice: se una variabile di istanza privata di una classe fosse liberamente accessibile da un metodo di una classe derivata, sarebbe allora possibile accedere a tutte le variabili di istanza private di una classe, semplicemente creando una classe derivata. Invece utilizzando i metodi getters e setters si può ugualmente accedere a queste variabili d’istanza, ma soltanto rispettando i controlli previsti da questi 2 metodi per evitare errori. </text:span></text:p>
      <text:p text:style-name="P8">I metodi privati di una classe padre sono invece del tutto inaccessibili alle classi derivate. Non è possibile usare metodi getters/setters come per le variabili di istanza private: unica possibilità è invocare metodo pubblico della classe padre, il quale utilizzi nella sua definizione il metodo privato. <text:soft-page-break/>Questa limitazione non dovrebbe tuttavia costituire un problema, dato che solo i metodi di supporto ad altri metodi dovrebbero essere dichiarati privati; e quindi il loro utilizzo dovrebbe essere limitato alla sola classe in cui sono definiti. Se al contrario si vuole utilizzare un metodo privato, anche all’infuori della classe in cui è definito, significa che non è un semplice metodo di supporto, e che perciò va dichiarato come pubblico.</text:p>
      <text:p text:style-name="P5"><text:span text:style-name="T67">Costruttori ed ereditarietà</text:span><text:span text:style-name="T53">: Compito principale di un metodo costruttore è quello di istanziare l’oggetto, inizializzandone quindi le sue variabili d’istanza. Costruttore della classe derivata può usare la keywork </text:span><text:span text:style-name="T62">super</text:span><text:span text:style-name="T53">(lista_parametri) come un metodo per invocare un costruttore della classe padre, detta appunto superclasse. </text:span></text:p>
      <text:list xml:id="list1085342933" text:style-name="WWNum57">
        <text:list-item>
          <text:p text:style-name="P88"><text:span text:style-name="T53">In base a quali parametri verrano forniti al super si invocherà uno specifico costruttore dalla classe padre, piuttosto che un altro. super deve essere sempre la </text:span><text:span text:style-name="T74">prima istruzione</text:span><text:span text:style-name="T53"> nel corpo del costruttore, e non può essere specificato di seguito. </text:span></text:p>
        </text:list-item>
      </text:list>
      <text:list xml:id="list1875001937" text:style-name="WWNum56">
        <text:list-item>
          <text:p text:style-name="P141">Se in un costruttore della classe figlia non si include un’invocazione esplicita al costruttore della superclasse, Java includerà automaticamente un’invocazione al suo costruttore di default. </text:p>
        </text:list-item>
        <text:list-item>
          <text:p text:style-name="P89"><text:span text:style-name="T67">BP10.2</text:span><text:span text:style-name="T53">: all’interno del costruttore della classe derivata, è opportuno esplicitare sempre la chiamata al costruttore della superclasse. Se infatti si omette tale chiamata, Java invoca automaticamente il costruttore di default (senza parametri) della superclasse, che potrebbe non essere quello specifico che si doveva invocare.</text:span></text:p>
        </text:list-item>
        <text:list-item>
          <text:p text:style-name="P89"><text:span text:style-name="T53">Nel caso in cui 1) si ometta la chiamata al costruttore della superclasse, e 2) in quest’ultima mancasse il costruttore di default, ossia fosse esplicitato almeno 1 costruttore con parametri senza che ve ne sia uno anche senza parametri, si avrebbe un’errore di compilazione! Java infatti invocherebbe automaticamente il costruttore di default della superclasse, che tuttavia non esisterebbe. Ecco perché </text:span><text:bookmark-start text:name="_Hlk88158182"/><text:span text:style-name="T67">BP10.3</text:span><text:bookmark-end text:name="_Hlk88158182"/><text:span text:style-name="T53">: è meglio scrivere sempre in modo esplicito anche il costruttore di default.</text:span></text:p>
        </text:list-item>
        <text:list-item>
          <text:p text:style-name="P89"><text:span text:style-name="T53">Quanto è usato in un costruttore </text:span><text:span text:style-name="T62">this</text:span><text:span text:style-name="T53"> invoca un altro costruttore della stessa classe, </text:span><text:span text:style-name="T62">super</text:span><text:span text:style-name="T53"> invece invoca un costruttore della classe padre. Entrambi devono essere la prima istruzione del corpo del costruttore. Non possono essere usate contemporaneamente: non ci possono essere cioè sia un’invocazione a this, sia un’invocazione a super nello stesso corpo. -&gt; se si intendono usare entrambe nello stesso corpo, l’unico modo per farlo è indiretto: si usa this per invocare un costruttore, che ha super come prima istruzione.</text:span></text:p>
        </text:list-item>
        <text:list-item>
          <text:p text:style-name="P141">Nella definizione di un metodo di una classe derivata, si può invocare un metodo ridefinito della classe base usando la keywork super. Sintassi: super.nome_metodo_ridefinito(argomenti). super può essere omesso se il metodo ridefinito ha una firma differente, e quindi non c’è conflitto tra i 2 metodi, cosi che Java possa invocarne ognuno in modo univoco. Vedi I/NonLaureato: nel metodo reimposta non è necessario esplicitare il super per chiamare il metodo della superclasse; mentre lo è nel metodo scriviOutput, dato che entrambi i metodi hanno la stessa firma, quindi Java non invocherebbe quello della superclasse, bensi quello della classe figlia.</text:p>
        </text:list-item>
        <text:list-item>
          <text:p text:style-name="P141">Un'altra tecnica alternativa al super per invocare metodo della superclasse, invece che della classe figlia è quello di operare una conversione di tipo per i tipi classe. Vedi I/NonLaureato: metodo equals di NonLaureato ha firma diversa rispetto a quello di Studente perché parametri formali sono diversi. Per invocare su oggetto di tipo NonLaureato il metodo equals di Studente devo fare casting a NonLaureato cosi che Java lo consideri come di tipo Studente, e invochi il suo specifico metodo equals. La sintassi è la stessa del casting per i tipi primitivi, ed è legittima perché NonLaureato, essendo una sottoclasse di Studente, è anche uno studente; mentre non sarebbe vero il contrario.</text:p>
        </text:list-item>
        <text:list-item>
          <text:p text:style-name="P89"><text:span text:style-name="T53">Java non permette l’</text:span><text:span text:style-name="T62">ereditarietà multipla</text:span><text:span text:style-name="T53">: una classe derivata può avere cioè </text:span><text:span text:style-name="T74">una sola classe padre</text:span><text:span text:style-name="T53">, mentre una classe padre può avere più di una classe figlia.</text:span></text:p>
        </text:list-item>
        <text:list-item>
          <text:p text:style-name="P141"><text:soft-page-break/>Non è permesso usare il super per invocare metodo di una classe che nella gerarchia di ereditarietà occupa una posizione diversa dalla classe padre.</text:p>
        </text:list-item>
      </text:list>
      <text:p text:style-name="P5"><text:span text:style-name="T67">Compatibilità di tipo</text:span><text:span text:style-name="T53">: grazie all’ereditarietà un’oggetto può comportarsi come se fosse di più tipi. Un oggetto di una classe derivata, in aggiunta al proprio tipo, possiede anche i tipi di tutte le sue classi antenate, pertanto si può assegnare un oggetto di una classe a una variabile il cui tipo è uno qualsiasi delle sue classi antenate, ma non viceversa. Per es. posso assegnare un’oggetto Studente ad una variabile di tipo Persona scrivendo: Persona p1 = new Studente(); ma invece non posso assegnare un’oggetto Persona ad una variabile di tipo Studente <text:s/>scrivendo: Studente s1 = new Persona(); Il motivo è che uno Studente è sicuramente una Persona, ma una Persona non è necessariamente uno Studente!</text:span></text:p>
      <text:p text:style-name="P5"><text:span text:style-name="T67">Classe Object</text:span><text:span text:style-name="T53">: in Java ogni classe deriva dalla classe Object. Di conseguenza ogni oggetto di ogni classe è di tipo Object, cosi come del tipo della sua classe e di tutte le sue classi antenate. In particolare se non si deriva una classe da un’altra, Java la deriverà automaticamente da Object. Classe Object ha alcuni metodi che vengono ereditati da tutte le classi, in particolare i metodi equals(parametro), toString() e clone() che restituisce una copia dell’oggetto chiamante. Questi metodi sono tuttavia troppo generici per funzionare correttamente in tutte le classi, </text:span><text:span text:style-name="T67">BP10.4</text:span><text:span text:style-name="T53">: e vanno quasi sempre opportunamente ridefiniti.</text:span></text:p>
      <text:p text:style-name="P5"><text:span text:style-name="T53">Per verificare se un determinato oggetto è di un determinato tipo classe si può usare l’operatore </text:span><text:span text:style-name="T62">istanceof</text:span><text:span text:style-name="T53">. Sintassi: oggetto istanceof nome_classe -&gt; ritorna un booleano. Vedi I/Studente2 per la definizione di un metodo equals migliorato.</text:span></text:p>
      <text:p text:style-name="P8"/>
      <text:p text:style-name="P35">Capitolo 11: Polimorfismo, classi astratte, interfacce</text:p>
      <text:p text:style-name="P35"/>
      <text:p text:style-name="P5"><text:span text:style-name="T62">Polimorfismo</text:span><text:span text:style-name="T53">: L’ereditarietà permette di definire una classe base il cui codice può essere utilizzato non sola dagli oggetti creati da tale classe, ma anche dagli oggetti creati da ogni classe da essa derivata. Il polimorfismo (polymorphism) permette di modificare la definizione dei metodi nella classe derivata e far si che questi cambiamenti siano effettivi anche per il codice della classe base. Tutto questo avviene addirittura in modo automatico in Java.</text:span></text:p>
      <text:list xml:id="list1888390367" text:style-name="WWNum58">
        <text:list-item>
          <text:p text:style-name="P90"><text:span text:style-name="T53">Il </text:span><text:span text:style-name="T62">binding</text:span><text:span text:style-name="T53"> indica il processo con cui l’invocazione di un metodo, viene associata a una definizione specifica del metodo. Si definisce </text:span><text:span text:style-name="T62">binding statico</text:span><text:span text:style-name="T53"> (o binding in fase di compilazione o early binding) l’associazione tra invocazione e definizione di metodo che viene prodotta al momento della compilazione del codice. Se invece l’associazione tra invocazione e definizione di metodo viene prodotta quando il metodo è invocato (ossia a run-time) si parla di </text:span><text:span text:style-name="T62">binding dinamico</text:span><text:span text:style-name="T53"> (dynamic binding o late binding). Java usa sempre il binding dinamico tranne che per poche eccezioni.</text:span></text:p>
        </text:list-item>
        <text:list-item>
          <text:p text:style-name="P142">Il termine polimorfismo indica la possibilità di assegnare più significati a uno stesso metodo sfruttando il binding dinamico. Quindi polimorfismo e binding dinamico fanno riferimento allo stesso concetto.</text:p>
        </text:list-item>
        <text:list-item>
          <text:p text:style-name="P142">Vedi I/Vendita, VenditaScontata, BindingDinamicoDemo -&gt; Quando nella classe client BindingDinamicoDemo invoco metodi definiti solo in superclasse e non soggetti ad overriding come minoreDi(..) o uguaglianzaVendite(..), i quali a loro volta invocano metodo totale() soggetto invece ad overriding nella classe derivata, ciascuna istanza invocherà lo specifico metodo totale() definito nella propria classe specifica. In pratica un’istanza di VenditaScontata se invoca metodo della superclasse minoreDi, il quale invoca a sua volta metodo totale(), userà il metodo ridefinito all’interno della sua classe specifica, e non quello della superclasse.</text:p>
        </text:list-item>
        <text:list-item>
          <text:p text:style-name="P142">Classe Object definisce tra gli altri anche il metodo toString, che restituisce tutti i dati di un’oggetto, impacchettati in una stringa. E’ tuttavia necessario ridefinire toString() facendone un’overriding, in modo che produca una stringa appropriata per i dati dell’oggetto <text:soft-page-break/>della classe. Una volta ridefinito, grazie al binding dinamico, invocando toString() si userà la versione ridefinita e non quella della classe Object. </text:p>
        </text:list-item>
        <text:list-item>
          <text:p text:style-name="P142">Se invece di passare al metodo println() un argomento di tipo stringa come oggetto.toString(), passassi direttamente un’oggetto, omettendo cioè il toString(), l’output sarebbe lo stesso. Infatti println è frutto di overloading: l’oggetto System.out ha a disposizione numerose definizioni di println. Nella versione di println che ha come parametro formale direttamente un’oggetto, nel suo corpo si invoca <text:s/>la versione di println che ha un parametro di tipo String. Codice: public void println(Object oggetto){ System.out.printl(oggetto.toString()); }</text:p>
        </text:list-item>
        <text:list-item>
          <text:p text:style-name="P90"><text:span text:style-name="T67">BP11.1</text:span><text:span text:style-name="T53">: è sempre meglio ridefinire il metodo toString() ereditato dalla classe Object, in modo che, se occorre visualizzare informazioni utili sullo stato di un’oggetto, basta invocare il metodo println, passando come argomento direttamente l’oggetto al posto di una stringa. Per effetto dell’overloading di println, questo determinerà l’invocazione di oggetto.toString(); e per effetto del binding dinamico verrà invocato il metodo toString() ridefinito nella classe derivata, anziché quello originale della classe Object. </text:span></text:p>
        </text:list-item>
        <text:list-item>
          <text:p text:style-name="P90"><text:span text:style-name="T53">E’ possibile specificare che un metodo non può essere ridefinito (overriden) nelle sue classi derivate aggiungendo la keywork </text:span><text:span text:style-name="T62">final</text:span><text:span text:style-name="T53"> alla dichiarazione del metodo. Un metodo può essere dichiarato final principalmente per migliorare la </text:span><text:span text:style-name="T74">sicurezza</text:span><text:span text:style-name="T53"> dell’applicazione. Un’ulteriore efetto secondario è quello di aumentare l’efficienza dell’applicazione, ma solo marginalmente, consentendo al compilatore di utilizzare il binding statico, anziché quello dinamico. Anche una classe può essere dichiarata final, e in tal caso non portà essere utilizzata come classe base di classi derivate: non potrà cioè essere estesa.</text:span></text:p>
        </text:list-item>
        <text:list-item>
          <text:p text:style-name="P142">Java non usa il binding dinamico per i metodi privati, final e statici. Usa quindi il binding statico, con cui la decisione su quale definizione di metodo debba essere eseguita viene presa durante la compilazione, sulla base del tipo dell’oggetto chiamante, e non più a run-time. Nel caso dei metodi privati e final questo non ha alcun effetto perché binding dinamico non sarebbe comunque di alcuna utilità (non sono ereditabili); mentre invece ha consequenze sui metodi statici, in particolare quando sono invocati attraverso un’oggetto chiamante, invece che col nome della loro classe. Vedi I/BindingStaticoDemo. Un caso tipico è quando un metodo statico è contenuto nella definizione di un metodo d’istanza: in tal caso metodo statico avrà un’oggetto chiamente nascosto, ossia this.</text:p>
        </text:list-item>
        <text:list-item>
          <text:p text:style-name="P90"><text:span text:style-name="T53">Assegnare un’oggetto di una classe derivata, a una variabile del tipo della classe base, o una qualsiasi superclasse, è chiamato </text:span><text:span text:style-name="T62">upcast</text:span><text:span text:style-name="T53"> (letteralmente conversione verso l’alto). La conversione inversa, ossia da una classe base a una classe derivata, viene detta </text:span><text:span text:style-name="T62">downcast </text:span><text:span text:style-name="T53">(letteralmente conversione verso il basso). Upcast non presenta particolari problemi ed è sempre legittimo. Al contrario non è detto che downcast sia legittimo. E’ responsabilità del programmatore applicare il downcast solo quando ha senso farlo. Se si utilizza il downcast in situazioni dove non ha senso si produrranno messaggi d’errore, o direttamente in fase di compilazione, o più spesso solo a run-time. Per verificare se downcast è possibile si può utilizzare l’operatore istanceof. Sintassi: oggetto istanceof nome_classe. L’operatore istanceof controlla se oggetto è del tipo specificato come secondo argomento dell’operatore, o eventualmente anche una sua sottoclasse, e ritorna un booleano. Un tipico uso sensato del downcast, e relativa espressione booleana di controllo con istanceof, è nel metodo </text:span><text:span text:style-name="T62">equals</text:span><text:span text:style-name="T53"> con parametro formale un’oggetto. Senza downcasting sarebbe impossibile invocare su quell’oggetto le variabili di istanza che si intendono confrontare, perché sua classe originaria Object non le ha. Vedi I/VenditaScontata con downcast di object a VenditaScontata</text:span></text:p>
        </text:list-item>
      </text:list>
      <text:p text:style-name="P5"><text:span text:style-name="T67">Classi Astratte</text:span><text:span text:style-name="T53">: </text:span></text:p>
      <text:list xml:id="list1933591166" text:style-name="WWNum60">
        <text:list-item>
          <text:p text:style-name="P91"><text:span text:style-name="T53">Definire un metodo astratto significa posticipare la sua definizione al momento in cui si saprà effettivamente come definirla. Un metodo astratto deve essere ridefinito da ogni figlia </text:span><text:soft-page-break/><text:span text:style-name="T53">della classe astratta. Includere un metodo astratto in una classe base, è un modo per obbligare la classe derivata a definire quel particolare metodo. Sintassi per dichiarare un metodo astratto è: scope </text:span><text:span text:style-name="T62">abstract</text:span><text:span text:style-name="T53"> void/tipo_ritornato nome_metodo (parametri formali..) {(istruzioni);}. Metodo astratto non può avere un corpo, nemmeno vuoto, che va quindi completamente omesso, e deve avare un ; al termine dell’intestazione.</text:span></text:p>
        </text:list-item>
      </text:list>
      <text:list xml:id="list410704872" text:style-name="WWNum59">
        <text:list-item>
          <text:p text:style-name="P92"><text:span text:style-name="T53">Se una classe ha </text:span><text:span text:style-name="T74">almeno</text:span><text:span text:style-name="T53"> un metodo astratto va anch’essa dichiarata astratta. Sintassi: public </text:span><text:span text:style-name="T62">abstract</text:span><text:span text:style-name="T53"> class nome_classe {}</text:span></text:p>
        </text:list-item>
        <text:list-item>
          <text:p text:style-name="P92"><text:span text:style-name="T53">Una classe astratta </text:span><text:span text:style-name="T74">non è istanziabile</text:span><text:span text:style-name="T53">. Può essere usata unicamente come classe base per derivare altre classi. Per questo motivo è detta </text:span><text:span text:style-name="T62">classe base astratta</text:span><text:span text:style-name="T53">; al contrario una classe non astratta è chiamata </text:span><text:span text:style-name="T62">classe concreta</text:span><text:span text:style-name="T53">.</text:span></text:p>
        </text:list-item>
        <text:list-item>
          <text:p text:style-name="P143">Il fatto che una classe astratta non sia istanziabile non dovrebbe costituire un problema, dal momento che per costruzione non dovrebbe mai esserci la necessità di creare un oggetto del suo tipo; al contrario le sue classi derivate possono creare oggetti.</text:p>
        </text:list-item>
        <text:list-item>
          <text:p text:style-name="P143">Classe astratta può contenere anche metodi non astatti (basta che ne abbia almeno 1 astratto): infatti quando esiste una specifica per la definizione di un metodo, questo va implementato. In questo modo la classe astratta base conterrà tutti quei dettagli che non dovranno poi essere ripetuti nelle classi derivate -&gt; dry!</text:p>
        </text:list-item>
        <text:list-item>
          <text:p text:style-name="P92"><text:span text:style-name="T53">Classe astratta è un </text:span><text:span text:style-name="T62">tipo</text:span><text:span text:style-name="T53">: non si può istanziare un’oggetto da una classe astratta, ma ha perfettamente senso avere una variabile del dipo di una classe astratta. Si può inoltre assegnare a tale variabile un oggetto di una qualsiasi delle classi derivate da quella base astratta. Quando viene invocato un metodo </text:span><text:span text:style-name="T74">ridefinito</text:span><text:span text:style-name="T53">, per effetto del </text:span><text:span text:style-name="T74">binding dinamico</text:span><text:span text:style-name="T53">, il metodo che verrà eseguito è quello definito nella classe usata per istanziare l’oggetto con l’operatore new, e non determinato dal tipo della variabile che fa riferimento all’oggetto. Qualora la classe usata per istanziare l’oggetto non contenga una definizione del metodo invocato, Java la cercherà nelle classi antenate risalendo la </text:span><text:span text:style-name="T74">gerarchia di ereditarietà</text:span><text:span text:style-name="T53">, cominciando quindi dalla sua classe padre, fino ad Object. </text:span><text:span text:style-name="T62">NB:</text:span><text:span text:style-name="T53"> Il compilatore verifica l’esistenza di una definizione di metodo a partire dalla classe con cui è stata definita la variabile che fa riferimento all’oggetto, e poi via via nelle sue classi antenate. Compilatore genererà quindi un </text:span><text:span text:style-name="T74">messaggio d’errore</text:span><text:span text:style-name="T53"> se metodo è definito </text:span><text:span text:style-name="T74">unicamente</text:span><text:span text:style-name="T53"> nella classe usata per istanziare l’oggetto, ma non in quella della variabile che referenzia l’oggetto, dato che non si tratta di metodo </text:span><text:span text:style-name="T74">ridefinito</text:span><text:span text:style-name="T53">. Vedi I/AnimaleDemo gatto1.faiLeFusa</text:span></text:p>
        </text:list-item>
        <text:list-item>
          <text:p text:style-name="P92"><text:span text:style-name="T53">Se una classe derivata non è in grado di ridefinire </text:span><text:span text:style-name="T74">ogni</text:span><text:span text:style-name="T53"> metodo astratto della classe base astratta; allora anche lei sarà una classe astratta, e dovrà includere nella propria definizione la keyword abstract. Vedi Animale/Felino/Felino, dato che ridefinisce unicamente il metodo astratto dormi() ma non parla() -&gt; dato che non li ridefinisce tutti, sarà anch’essa una classe astratta!</text:span></text:p>
        </text:list-item>
      </text:list>
      <text:p text:style-name="P14">Interfacce:</text:p>
      <text:list xml:id="list1573927653" text:style-name="WWNum73">
        <text:list-item>
          <text:p text:style-name="P93"><text:span text:style-name="T53">Definizione di un’interfaccia Java inizia come quella di una classe, ma usa keywork </text:span><text:span text:style-name="T62">interface</text:span><text:span text:style-name="T53"> al posto di class. Per convensione nome interfaccia segue il pascal case, e quindi inizia con lettera maiuscola, come per le classi. Interfaccia può essere memorizzata in un file distinto purchè abbia stesso nome dell’interfaccia ed estensione .java</text:span></text:p>
        </text:list-item>
        <text:list-item>
          <text:p text:style-name="P93"><text:span text:style-name="T53">Interfaccia non dichiara alcun </text:span><text:span text:style-name="T74">costruttore</text:span><text:span text:style-name="T53">, e può contenere solo intestazioni di metodi pubblici e senza corpo, che possono però avere dei commenti descrittivi, cosi che programmatore sappia come implementarli. Può avere un numero qualsiasi di costanti pubbliche, ma non variabili d’istanza, o definizioni complete di metodo.</text:span></text:p>
        </text:list-item>
        <text:list-item>
          <text:p text:style-name="P93"><text:span text:style-name="T53">Una classe che definisce i metodi dell’interfaccia, si dice che </text:span><text:span text:style-name="T62">implementa</text:span><text:span text:style-name="T53"> l’interfaccia. Tale classe deve implementare </text:span><text:span text:style-name="T74">tutti</text:span><text:span text:style-name="T53"> i metodi specificati nell’interfaccia, in caso contrario deve essere dichiarata </text:span><text:span text:style-name="T74">astratta</text:span><text:span text:style-name="T53">. Classe può implementare anche altri metodi non definiti </text:span><text:soft-page-break/><text:span text:style-name="T53">all’interno dell’interfaccia, e può implementare più di una singola interfaccia: </text:span><text:span text:style-name="T74">implementazione multipla</text:span><text:span text:style-name="T53">, all’opposto di ereditarietà multipla che invece non è consentita. Sintassi: nome_classe </text:span><text:span text:style-name="T62">implements</text:span><text:span text:style-name="T53"> interfaccia_1</text:span><text:span text:style-name="T62">,</text:span><text:span text:style-name="T53"> interfaccia_2.. interfaccia_n. Classi differenti possono implementare la stessa interfaccia, in genere in modi differenti.</text:span></text:p>
        </text:list-item>
        <text:list-item>
          <text:p text:style-name="P93"><text:span text:style-name="T53">Implementare un’interfaccia è un modo per un programmatore per garantire che una classe definisca determinati metodi (una sorta di “</text:span><text:span text:style-name="T74">contratto</text:span><text:span text:style-name="T53">”).</text:span></text:p>
        </text:list-item>
        <text:list-item>
          <text:p text:style-name="P93"><text:span text:style-name="T53">Un’interfaccia è un </text:span><text:span text:style-name="T67">tipo riferimento</text:span><text:span text:style-name="T53">. Si può quindi scrivere un metodo che ha un parametro formale di tipo interfaccia. Programma può invocare questo metodo passandogli come argomento un’oggetto di qualsiasi classe che implementi la specifica interfaccia. Una </text:span><text:span text:style-name="T67">variabile di tipo interfaccia</text:span><text:span text:style-name="T53"> può far riferimento ad un’oggetto di una qualsiasi classe che implementi quell’interfaccia. </text:span><text:span text:style-name="T62">NB</text:span><text:span text:style-name="T53">: il tipo di una variabile determina i nomi dei metodi che possono essere utilizzati (compilazione); ma è il tipo dell’oggetto referenziato dalla variabile che determina quale delle definizioni dei metodi saranno usate, secondo il principio di </text:span><text:span text:style-name="T74">binding dinamico</text:span><text:span text:style-name="T53">, che vale per interfacce cosi come per classi. Per esempio se una classe Cerchio implementa l’interfaccia Misurabile, ma metodo getCirconferenza() è presente solo in Cerchio; ma non in Misurabile; allora potrò scrivere Misurabile disco = new Cerchio(5.0); ossia variabile “disco” di tipo interfaccia “Misurabile”, referenzia oggetto di classe Cerchio che la implementa. Non potrò invece scrivere disco.getCirconferenza() perché nell’Interfaccia questo metodo non è presente. Posso però fare una </text:span><text:span text:style-name="T74">conversione di tipo</text:span><text:span text:style-name="T53"> (casting): Cerchio c = (Cerchio)disco; -&gt; “disco” la vedo cioè come variabile di tipo Cerchio e non più di tipo Misurabile, e potrò quindi scrivere c.getCirconferenza();</text:span></text:p>
        </text:list-item>
        <text:list-item>
          <text:p text:style-name="P93"><text:span text:style-name="T53">E’ possibile definire un’interfaccia che </text:span><text:span text:style-name="T62">estende</text:span><text:span text:style-name="T53"> una o più interfaccie esistenti, realizzando una sorta di </text:span><text:span text:style-name="T74">ereditarietà tra interfacce</text:span><text:span text:style-name="T53">, attraverso la keywork </text:span><text:span text:style-name="T62">extends</text:span><text:span text:style-name="T53">. Sintassi: public interface interfaccia_2 extends interfaccia_0, interfaccia_1… creando cosi un’interfaccia composta sia dai metodi da lei definiti sia da quelli “ereditati” dalle interfaccie estese. Classe concreta che implementerà interfaccia_2 dovrà implementare </text:span><text:span text:style-name="T74">tutti</text:span><text:span text:style-name="T53"> i metodi presenti in interfaccia_2 e quelle presenti nelle interfacce da questa estese: interfaccia_0 e interfaccia_1.</text:span></text:p>
        </text:list-item>
        <text:list-item>
          <text:p text:style-name="P93"><text:span text:style-name="T53">Interfaccia </text:span><text:span text:style-name="T67">Comparable</text:span><text:span text:style-name="T53">: interfaccia predefinita fornita da Java, utilizzata per imporre un’ordinamento sugli oggetti delle classi che la implementano. Contiene l’intestazione di un unico metodo: public int compareTo (Object altro); Interfaccia consente di specificare come un’oggetto vada confrontato con un altro definendo quale “viene prima”, quale “viene dopo” o “è uguale” all’altro. E’ responsabilità del programmatore mantenere la </text:span><text:span text:style-name="T74">consistenza del confronto</text:span><text:span text:style-name="T53">. In particolare metodo dovrà ritornare un’intero negativo se oggetto su cui è chiamato viene prima di altro, un’intero positivo se viene dopo oppure 0 se è uguale ad altro. Per es. si può implementare compareTo in modo che confronto avvenga in base ad ordine lessicografico sfruttando il metodo compareTo della classe String, oppure confrontare la lunghezza delle stringhe col metodo .length Vedi I/FruttoVersione2 e I/FruttoVersione3. Se invoco metodo statico sort() della classe Array senza aver prima definito metodo compareTo, codice compilerà correttamente, ma avrò errore a runtime.</text:span></text:p>
        </text:list-item>
      </text:list>
      <text:p text:style-name="P15">Inner Class: </text:p>
      <text:list xml:id="list3869953554" text:style-name="WWNum74">
        <text:list-item>
          <text:p text:style-name="P94"><text:span text:style-name="T53">Le inner class sono classi definite all’interno di altre classi. Hanno 2 applicazioni principali: essere usate come </text:span><text:span text:style-name="T74">classi di supporto</text:span><text:span text:style-name="T53"> o </text:span><text:span text:style-name="T74">classi anonime</text:span><text:span text:style-name="T53">.</text:span></text:p>
        </text:list-item>
        <text:list-item>
          <text:p text:style-name="P94"><text:span text:style-name="T53">La classe che include la inner class si chiama </text:span><text:span text:style-name="T62">classe esterna</text:span><text:span text:style-name="T53"> (</text:span><text:span text:style-name="T62">outer class</text:span><text:span text:style-name="T53">). E’ </text:span><text:span text:style-name="T67">BP11.2</text:span><text:span text:style-name="T53"> posizionare sempre la inner class o all’inizio o alla fine della classe esterna, in modo che sia più semplice da trovare.</text:span></text:p>
        </text:list-item>
        <text:list-item>
          <text:p text:style-name="P144"><text:soft-page-break/>La inner class non deve essere necessariamente dichiarata private; ma se è private non sarà accessibile all’esterno della classe esterna.</text:p>
        </text:list-item>
        <text:list-item>
          <text:p text:style-name="P144">I metodi della inner class hanno accesso ai metodi e alle variabili d’istanza della classe esterna, anche se sono privati. Anche metodi della classe esterna possono accedere a metodi e variabili d’istanza private della inner class; ma per accedere a suoi metodi non statici occorre istanziare inner-class, usando oggetto chiamante. Vedi I/ContoBancario dove invocazione metodo inner class getImporto() nella classe esterna avviene istanziando variabile di tipo inner class Denaro “saldo”, che è usato come oggetto chiamante.</text:p>
        </text:list-item>
        <text:list-item>
          <text:p text:style-name="P144">Quando si compila classe Java, compilatore genera un file con estensione .class Se classe compilata contiene al suo interno una o più inner class, compilatore genererà un file .class anche per ciascuna classe interna.</text:p>
        </text:list-item>
        <text:list-item>
          <text:p text:style-name="P94"><text:span text:style-name="T74">Ereditarietà</text:span><text:span text:style-name="T53"> con classi interne: se Classe2 estende Classe1, che a sua volta contiene al suo interno Classe0; allora Classe2 erediterà automaticamente non solo Classe1, ma anche Classe0 come inner class, proprio come se fosse stata definita al suo interno. Classe interna può estendere un’altra classe, e può essere a sua volta estesa da altre classi.</text:span></text:p>
        </text:list-item>
        <text:list-item>
          <text:p text:style-name="P94"><text:span text:style-name="T53">Le </text:span><text:span text:style-name="T67">classi anonime</text:span><text:span text:style-name="T53"> sono inner class senza nome. Sintassi: Interfaccia variabile_id = new Interfaccia () {istruzioni}</text:span><text:span text:style-name="T67">;</text:span><text:span text:style-name="T53"> new Interfaccia() sembra un’invocazione al costruttore definito in Interfaccia, ma non è possibile dato che le interfaccie non hanno costruttori! E’ piuttosto da intendersi come implements Interfaccia, ossia come una classe anonima che effettivamente implementa l’interfaccia ridefinendone tutti i metodi. Infine va sottolineato come la classe venga chiusa non da una semplice parentesi quadra ma da }; ossia da una parentesi quadra seguita da una semicolon, ed è dovuto al fatto che l’intera espressione verrà usata come istruzione Java. Vedi I/GestoreNumeroDemo e relativa interfaccia GestoreNumero.</text:span></text:p>
        </text:list-item>
        <text:list-item>
          <text:p text:style-name="P144">Inner class hanno utilizzi avanzati non decritti nel libro; 3 utilizzi standard sono invece:</text:p>
        </text:list-item>
      </text:list>
      <text:list xml:id="list538534819" text:style-name="WWNum76">
        <text:list-item>
          <text:p text:style-name="P95"><text:span text:style-name="T53">Definire </text:span><text:span text:style-name="T74">1 classe avente 2 classi base</text:span><text:span text:style-name="T53">: Java non permette </text:span><text:span text:style-name="T74">ereditarietà multipla</text:span><text:span text:style-name="T53">; ma è possibile definire una classe esterna che deriva dalla prima classe base, con una inner class derivata da seconda classe base. </text:span></text:p>
        </text:list-item>
        <text:list-item>
          <text:p text:style-name="P145">Classi anonime sono spesso usate quando occorre istanziare un’oggetto a partire da una definizione di classe molto scarna</text:p>
        </text:list-item>
        <text:list-item>
          <text:p text:style-name="P145">Inner class sono molto utili nella definizioni di collections.</text:p>
        </text:list-item>
      </text:list>
      <text:p text:style-name="P9"/>
      <text:p text:style-name="P35">Capitolo 12: ArrayList e Generici</text:p>
      <text:p text:style-name="P35"/>
      <text:p text:style-name="P5"><text:span text:style-name="T67">Stuttura dati</text:span><text:span text:style-name="T53"> o “</text:span><text:span text:style-name="T74">data structure</text:span><text:span text:style-name="T53">” è un costrutto, per esempio una classe o un’array, all’interno di un linguaggio di programmazione. Una struttura dati le cui dimensioni aumentano o diminuiscono durante l’esecuzione del programma, viene definita </text:span><text:span text:style-name="T74">dinamica</text:span><text:span text:style-name="T53">.</text:span></text:p>
      <text:p text:style-name="P5"><text:span text:style-name="T67">Classe ArrayList</text:span><text:span text:style-name="T53">: una volta che si crea un’array di una certa lunghezza, questa non può più essere modificata. Se per es. ci si accorge che dimensione è troppo piccola non si può aumentarla, ma è tuttavia possibile aggirare il problema istanziando un nuovo array più grande, copiare tutti gli elementi del primo array nel secondo più grande attraverso un ciclo for, e infine usare l’identificatore del primo array per puntare a questo secondo più grande. Tutta questa articolata procedura, e relativi potenziali errori, si possono evitare usando direttamente la classe ArrayList, che si trova nel package java.util della Java Classic Library. Un’istanza di ArrayList offre gli stessi servizi di un’array, col vantaggio di cambiare dinamicamente la propria dimensione durante l’esecuzione del programma. L’ implementazione di ArrayList si basa comunque su array, e in particolare usa la tecnica appena illustrata sopra per estendere la propria dimensione. </text:span></text:p>
      <text:p text:style-name="P8">ArrayList ha 2 limiti principali rispetto agli array:</text:p>
      <text:list xml:id="list2013551089" text:style-name="WWNum61">
        <text:list-item>
          <text:p text:style-name="P96"><text:span text:style-name="T53">Un’istanza di ArrayList è </text:span><text:span text:style-name="T74">meno efficiente</text:span><text:span text:style-name="T53"> di un’array: richiede in sostanza un tempo di computazione maggiore</text:span></text:p>
        </text:list-item>
        <text:list-item>
          <text:p text:style-name="P96"><text:soft-page-break/><text:span text:style-name="T53">Un’istanza di ArrayList può memorizzare </text:span><text:span text:style-name="T74">soltanto oggetti</text:span><text:span text:style-name="T53">; e non valori di tipo primitivo come int, double o char. Per ovviare al problema si possono usare le relative classi wrapper sfruttando il boxing e unboxing automatico. Questo tuttavia aggiunge un’ulteriore overhead (letteralmente “sovraccarico”) computazionale al programma.</text:span></text:p>
        </text:list-item>
      </text:list>
      <text:p text:style-name="P5"><text:span text:style-name="T67">Istanza di Arraylist</text:span><text:span text:style-name="T53">: Qualsiasi codice usi un’istanza di ArrayList deve avere la seguente istruzione all’inizio del file: </text:span><text:span text:style-name="T74">import java.util.ArrayList</text:span><text:span text:style-name="T53">; Si crea e si nomina un’istanza di ArrayList come si fa per gli oggetti di una qualsiasi classe, ad eccezione del fatto che occorre </text:span><text:span text:style-name="T74">specificarne il tipo base</text:span><text:span text:style-name="T53">. </text:span><text:span text:style-name="T62">Sintassi</text:span><text:span text:style-name="T53">: ArrayList&lt;tipo_base&gt; identificatore = new ArrayList&lt;tipo_base&gt; (capacità_iniziale);</text:span></text:p>
      <text:p text:style-name="P5"><text:span text:style-name="T53">Il tipo base di un’ArrayList, a differenza di un’array, deve essere necessariamente una classe; non sono perciò ammessi tipi base primitivi, come avviene invece negli array. E’ possibile definire la capacità iniziale dell’ArrayList, ossia allocare una memoria sufficiente per il numero di elementi indicato. Se è necessario memorizzare più elementi il sistema allocherà automaticamente più memoria. Se non viene espressamente indicata la capacità iniziale verrà invocato il costruttore di default di ArrayList che presenta una capacità iniziale di 10. </text:span><text:span text:style-name="T67">BP12.1</text:span><text:span text:style-name="T53">: Capacità iniziale va scelta con attenzione, cosi da migliorare l’efficienza del codice: se si sceglie una capacità iniziale troppo grande, il sistema non dovrà riallocare memoria troppo spesso, migliorando cosi la performance, ma si produrrà uno spreco di memoria; e viceversa se si sceglie una capacità iniziale troppo piccola. </text:span></text:p>
      <text:p text:style-name="P5"><text:span text:style-name="T67">Metodi di ArrayList</text:span><text:span text:style-name="T53">: Indicizzazione di ArrayList è uguale a quella di un’array: entrambe partono da 0. Metodi </text:span><text:span text:style-name="T62">get e set</text:span><text:span text:style-name="T53"> forniscono agli oggetti ArrayList quasi le stesse funzionalità che le parentesi quadre [] forniscono agli array. Differenza principale con gli array è relativa al metoto set: può essere utilizzato esclusivamente per sostituire o cambiare il valore di un elemento </text:span><text:span text:style-name="T74">già esistente</text:span><text:span text:style-name="T53"> nell’ArrayList; ma non può essere utilizzato per inserire un’elemento in una posizione che non contiene ancora un’elemento, ossia per impostarlo per la prima volta. Questa operazione è possibile nell’array usando semplicemente le parentesi quadre [], mentre nell’ArrayList è svolta dal metodo </text:span><text:span text:style-name="T62">add</text:span><text:span text:style-name="T53">. Questo metodo ha 2 definizioni: </text:span></text:p>
      <text:list xml:id="list2161443121" text:style-name="WWNum62">
        <text:list-item>
          <text:p text:style-name="P146">se si fornisce solo un’argomento, add aggiunge tale elemento in modo incrementale immediatamente dopo l’ultima posizione occupata fino a quel momento</text:p>
        </text:list-item>
        <text:list-item>
          <text:p text:style-name="P146">se si forniscono 2 agomenti, di cui il primo deve essere un’intero, n metodo add aggiunge l’elemento alla posizione indicata, sempre che la posizione precedente (n-1) sia già occupata. Se posizione precedente non fosse occupata (e vi fosse pertanto un “buco” nella lista) argomento non viene aggiunto, e si produce un’errore di tipo index out of bounds.</text:p>
        </text:list-item>
      </text:list>
      <text:p text:style-name="P5"><text:span text:style-name="T53">Metodo add può essere utilizzato per inserire un’elemento </text:span><text:span text:style-name="T74">prima</text:span><text:span text:style-name="T53">, oppure </text:span><text:span text:style-name="T74">tra</text:span><text:span text:style-name="T53"> 2 elementi esistenti. Tutti gli elementi che si trovavano dalla posizione di nuovo inserimento in poi, avranno automaticamente il proprio indice incrementato di un’unità, ossia verranno tutti traslati in avanti di una posizione, cosi da creare lo spazio necessario ad inserire il nuovo elemento.</text:span></text:p>
      <text:p text:style-name="P5"><text:span text:style-name="T62">Vantaggio</text:span><text:span text:style-name="T53"> principale di ArrayList rispetto agli array: negli array programmatore ha a disposizione solo le parentesi quadre [] e la variabile d’istanza length, dovendo scrivere a mano tutto il resto del codice; mentre ArrayList mette a disposizione tutta una serie di metodi preimpostati e pronti all’uso:</text:span></text:p>
      <text:list xml:id="list3869894375" text:style-name="WWNum63">
        <text:list-item>
          <text:p text:style-name="P97"><text:span text:style-name="T62">public ArrayList&lt;tipo_base&gt; (int capacitaIniziale)</text:span><text:span text:style-name="T53"> =&gt; crea una lista vuota di elementi di tipo tipo_base e con una determinata capacitaIniziale. Tipo_base deve essere una classe e non può essere un primitivo. Ogni volta che la lista ha bisogno di incrementare la propria capacità, quest’ultima raddoppia.</text:span></text:p>
        </text:list-item>
        <text:list-item>
          <text:p text:style-name="P97"><text:span text:style-name="T62">public ArrayList&lt;tipo_base&gt;()</text:span><text:span text:style-name="T53"> =&gt; si comporta come costruttore precedente, con capacitaIniziale pari a 10 </text:span></text:p>
        </text:list-item>
        <text:list-item>
          <text:p text:style-name="P97"><text:span text:style-name="T62">public boolean add(tipo_base nuovoElemento)</text:span><text:span text:style-name="T53"> =&gt; inserisce nuovoElemento alla fine di questa lista e ne incrementa la dimensione di 1. Se necessario incrementa (raddoppiando) la capacità della lista. Restituisce true se inserimento avviene con successo</text:span></text:p>
        </text:list-item>
        <text:list-item>
          <text:p text:style-name="P97"><text:soft-page-break/><text:span text:style-name="T62">public void add(int indice, nuovoElemento) </text:span><text:span text:style-name="T53">=&gt; inserisce nuovoElemento nella posizione indice della lista se e solo se indice precedente non è vuoto, in modo da non creare “buchi” nella lista. Tutti gli elementi successivi vengono spostati in avanti di 1 unità</text:span></text:p>
        </text:list-item>
        <text:list-item>
          <text:p text:style-name="P97"><text:span text:style-name="T62">public tipo_base get(int indice) </text:span><text:span text:style-name="T53">=&gt; restituisce l’elemento alla posizione indice. </text:span><text:span text:style-name="T80">Con indice &gt; 0 oppure indice &gt;= size() genera index out of bounds error</text:span></text:p>
        </text:list-item>
        <text:list-item>
          <text:p text:style-name="P97"><text:span text:style-name="T62">public tipo_base set(int indice, tipo_base elemento)</text:span><text:span text:style-name="T53"> =&gt; sostituisce l’elemento </text:span><text:span text:style-name="T74">già esistente</text:span><text:span text:style-name="T53"> alla posizione indice delle lista con elemento. Restituisce l’elemento sostituito</text:span></text:p>
        </text:list-item>
        <text:list-item>
          <text:p text:style-name="P97"><text:span text:style-name="T62">public tipo_base remove(int indice) </text:span><text:span text:style-name="T53">=&gt; rimuove e restituisce l’elmento in posizione indice. Elementi in posizioni successive traslano indietro di 1 posizione: loro indice cala di 1 unità</text:span></text:p>
        </text:list-item>
        <text:list-item>
          <text:p text:style-name="P97"><text:span text:style-name="T62">public boolean remove(Object elemento)</text:span><text:span text:style-name="T53"> =&gt; rimuove la prima occorrenza di elemento e torna true se elemento è stato rimosso. Elementi in posizioni successive traslano indietro di 1 posizione</text:span></text:p>
        </text:list-item>
        <text:list-item>
          <text:p text:style-name="P97"><text:span text:style-name="T62">public void clear()</text:span><text:span text:style-name="T53"> =&gt; rimuove tutti gli elementi dalla lista</text:span></text:p>
        </text:list-item>
        <text:list-item>
          <text:p text:style-name="P97"><text:span text:style-name="T62">public int size() </text:span><text:span text:style-name="T53">=&gt; ritorna il numero di elementi della lista, il cui indice andrà da 0 a size()-1</text:span></text:p>
        </text:list-item>
        <text:list-item>
          <text:p text:style-name="P97"><text:span text:style-name="T62">public boolean contains(Object elemento)</text:span><text:span text:style-name="T53"> =&gt; restituisce true se elemento è contenuto nella lista, falso altrimenti</text:span></text:p>
        </text:list-item>
        <text:list-item>
          <text:p text:style-name="P97"><text:span text:style-name="T62">public int indexOf(Object elemento)</text:span><text:span text:style-name="T53"> =&gt; restituisce l’indice di prima ricorrenza di elmento, -1 se elemento non è presente nella lista</text:span></text:p>
        </text:list-item>
        <text:list-item>
          <text:p text:style-name="P97"><text:span text:style-name="T62">public boolean isEmpty() </text:span><text:span text:style-name="T53">=&gt; restituisce true se lista è vuota</text:span></text:p>
        </text:list-item>
      </text:list>
      <text:p text:style-name="P5"><text:span text:style-name="T67">BP12.2</text:span><text:span text:style-name="T53">: Per stampare tutti gli elementi di una lista si utilizza un ciclo fori con relativo System.out.println(lista.get(i)). Se possibile sarebbe sempre meglio usare un </text:span><text:span text:style-name="T62">ciclo for-each</text:span><text:span text:style-name="T53"> dove si cicla per elemento e non per indice; in tal caso istruzioni sarebbero: for(String elemento : identificatore_AL) System.out.println(elemento);</text:span></text:p>
      <text:p text:style-name="P5"><text:span text:style-name="T67">BP12.3</text:span><text:span text:style-name="T53">: Oggetti ArrayList raddoppiano automaticamente la loro capacità quando il programma richiede loro di incrementarla per avere sufficiente spazio per aggiungere un nuovo elemento. Nuova capacità potrebbe essere molto elevata e solo in minima parte utilizzata, dato che essa non si restringe in modo automatico. E’ possibile risparmiare memoria invocando il metodo identificatore_AL.</text:span><text:span text:style-name="T62">trimToSize()</text:span><text:span text:style-name="T53"> che restringe la lista alle sue effettive dimensioni utili, lasciandola senza capacità inutilizzata.</text:span></text:p>
      <text:p text:style-name="P5"><text:span text:style-name="T67">BP12.4</text:span><text:span text:style-name="T53">: Cosi come non è possibile utilizzare un’istruzione di assegnamento per copiare un’istanza di classe o un’array, lo stesso non è possibile farlo nemmeno per gli ArrayList. Per es. data l’istruzione 1) Arraylist&lt;String&gt; unaLista = new ArrayList &lt;String&gt; (); se scrivo la seguente istruzione 2) ArrayList &lt;String&gt; altroNome = unaLista; sto semplicemente creando un’alias (altroNome) ossia 2 nomi diversi che puntano la medesima lista. Per creare una </text:span><text:span text:style-name="T62">copia</text:span><text:span text:style-name="T53"> identica di unaLista devo utilizzare il </text:span><text:span text:style-name="T62">metodo</text:span><text:span text:style-name="T53"> </text:span><text:span text:style-name="T62">clone</text:span><text:span text:style-name="T53">: ArrayList&lt;String&gt; listaDuplicata = (ArrayList&lt;String&gt;) unaLista.clone(); Se tipo_base di unaLista non fosse &lt;String&gt; uso di metodo clone() sarebbe più articolato.</text:span></text:p>
      <text:p text:style-name="P5"><text:span text:style-name="T67">Generici</text:span><text:span text:style-name="T53">: A partire da Java 5 le classi e i metodi possono utilizzare un </text:span><text:span text:style-name="T62">tipo parametrico</text:span><text:span text:style-name="T53"> (type parameter) al posto di uno specifico tipo di dato. Quando si usa quella classe o quel metodo, programmatore deve specificare il tipo classe per il tipo parametrico. Sintassi: public class Identificatore&lt;T&gt; =&gt; deve essere presente all’interno delle parentesi angolari dell’intestazione della classe. Si può usare come identificatore per i tipi parametrici qualsiasi parola, ad eccezione delle keywords, ma per convenzione si usa un’unica lettera e in maiuscolo, il che ha senso perché solo un tipo classe può essere collegato al tipo parametrico. Non si può usare il tipo parametrico per istanziare un’oggetto, e nemmeno quando si alloca memoria per un’array, mentre può essere usato per la dichiarazione di un’array =&gt; t[] unArray; è consentita mentre unArray = new T[20]; è illegale. Una classe con tipo parametrico viene memorizzata e compilata come qualsiasi altra classe, ma per essere utilizzata è necessario specificare il tipo classe che sostituisce il tipo parametrico. La </text:span><text:soft-page-break/><text:span text:style-name="T53">classe ArrayList è anch’essa una classe parametrica infatti quando ne creiamo un’istanza specifichiamo il tipo classe tra parentesi angolari. A partire da Java 7 è disponibile una funzionalità chiamata </text:span><text:span text:style-name="T62">inferenza di tipo</text:span><text:span text:style-name="T53">, che consiste nella capacità di inferire il tipo da sostituire a un tipo parametrico in una chiamata a un costruttore, a partire dal tipo utilizzato nella dichiarazione della variabile. Per es. posso scrivere ArrayList&lt;String&gt; lista = new ArrayList&lt;&gt;(); senza ripetere il tipo_base String anche dopo il new, in modo che codice risulti più corto e chiaro. Per istanziare un’oggetto di una classe parametrica serve sostituire il tipo_base con un </text:span><text:span text:style-name="T74">tipo classe</text:span><text:span text:style-name="T53"> all’interno delle parentesi angolari che seguono il nome della classe. La definizione di una classe generica può avere un qualunque numero di tipi parametrici: essi vanno elencati all’interno dell’unica parentesi angolare nell’intestazione della classe, e separati con la virgola, come i parametri formali di un metodo. Es I/CoppiaADueTipi =&gt; classe coppia è stata riscritta in modo tale che il primo e il secondo elemento della coppia possano essere di tipo diverso. </text:span></text:p>
      <text:p text:style-name="P5"><text:span text:style-name="T67">Dettagli di Sintassi</text:span><text:span text:style-name="T53">: Un tipo parametrico come T, può essere utilizzato come parametro per un costruttore, ma mai in una intestazione o nel corpo di costruttore. Ad esempio l’istruzione public Coppia(T primoElemento, T secondo elemento) è lecita; mentre l’istruzione public Coppia&lt;T&gt;() è illegale e al suo posto scriverò l’intestazione del costruttore omettendo il tipo parametrico: public Coppia() è ora corretto! Ciononostante quando si istanzia una classe parametrica bisogna necessariamente sostituire il tipo parametrico con un riferimento, perché se non specificassi il tipo che intendo utilizzare Java non potrebbe compilare =&gt; per esempio non saprebbe se voglio Coppia&lt;String&gt; piuttosto che Coppia&lt;Double&gt; ecc… <text:s/>Tipo parametrico può essere sostituito solo ed esclusivamente da un </text:span><text:span text:style-name="T74">reference</text:span><text:span text:style-name="T53"> (classi, incluse String, o array), ma mai da un tipo primitivo. Anche un’interfaccia può avere uno o più tipi parametrici: i dettagli e la notazione sono gli stessi validi per le classi generiche.</text:span></text:p>
      <text:p text:style-name="P5"><text:span text:style-name="T67">Vincoli su tipi parametrici</text:span><text:span text:style-name="T53">: E’ possibile imporre che la classe da sostituire ad un tipo parametrico discenda da una specifica classe, che implementi una o più interfacce, oppure entrambe le cose. Se ci sono più tipi parametrici vanno separati da virgole. Per ogni tipo parametrico può esserci un numero qualunque di interfacce, ma solo una classe base, dato che Javaa non permette ereditarietà multipla. Se tipo parametrico ha vincoli sia in termini di classe che di interfacce, quello che va scritto per primo è quello sulla classe. Keyword per esprimere il vincolo sul tipo parametrico è </text:span><text:span text:style-name="T62">extends</text:span><text:span text:style-name="T53">. Sintassi d’esempio: public class NomeClasse&lt;T extends ClasseBase &amp; Interfaccia1 &amp; Interfaccia2 &gt; Se si prova a sostituire al tipo parametrico una classe che non discende da ClasseBase e che non implementa entrambe Interfaccia1 e Interfaccia 2, si avrà un’errore di compilazione. Nell’esempio I/Coppia2 vincolo non è opzionale, ma necessario: se fosse stato omesso, il metodo compareTo sarebbe stato ignoto causando cosi un’errore di compilazione.</text:span></text:p>
      <text:p text:style-name="P5"><text:span text:style-name="T67">Metodi generici</text:span><text:span text:style-name="T53">: Si possono utilizzare i tipi parametrici nella definizione dei metodi di una classe, sia quest’ultima generica oppure no. Nel caso di una classe generica, ossia dotata di tipi parametrici, i metodi generici al suo interno possono usare gli stessi tipi parametrici della classe, oppure altri tipi parametrici differenti. Sintassi: il tipo parametrico tra parentesi angolari &lt;T&gt; è posto dopo tutti i modificatori e prima del tipo di ritorno. Quando si invoca un metodo generico è necessario anteporre al nome del metodo, tra parentesi angolari, il tipo specifico da sostituire. Il tipo parametrico è locale al metodo, non alla classe</text:span></text:p>
      <text:p text:style-name="P5"><text:span text:style-name="T67">Ereditarietà con classi generiche</text:span><text:span text:style-name="T53">: una classe generica può estendere una classe ordinaria o un’altra classe generica. Vedi I/CoppiaNonOrdinata che estende Coppia. Come ci si aspetta un’oggetto di tipo CoppiaNonOrdinata&lt;String&gt; è anche un’oggetto di tipo Coppia&lt;String&gt;</text:span><text:span text:style-name="T3"> </text:span><text:span text:style-name="T56">tuttavia vi sono situazioni che presentano insidie difficili da valutare: per es date le classi ImpiegatoAdOre che deriva dalla classe Impiegato; la classe generica Coppia&lt;ImpiegatoAdOre&gt; non è di tipo Coppia&lt;Impiegato&gt; =&gt; In generale infatti data una classe generica G, non vi sarà alcuna relazione tra G&lt;A&gt; e G&lt;B&gt;, indipendentemente da qualunque relazione esista tra A e B. SPECIFICAREE!!!</text:span></text:p>
      <text:p text:style-name="P26"/>
      <text:p text:style-name="P35">Capitolo 13: Eccezioni</text:p>
      <text:p text:style-name="P35"><text:soft-page-break/></text:p>
      <text:p text:style-name="P5"><text:span text:style-name="T53">Java fornisce stumenti necessari per gestire alcuni tipi di anomalie che possono verificarsi durante l’esecuzione dei programmi. Questi strumenti permettono di dividere un programma o metodo in sezioni distinte: quella che gestisce il normale funzionamento e quella che gestisce il caso eccezionale. In questo modo è possibile scomporre il programma in 2 sotto-attività più piccole, e quindi più semplici da implementare. Un’</text:span><text:span text:style-name="T62">eccezione</text:span><text:span text:style-name="T53"> è </text:span><text:span text:style-name="T74">un’oggetto</text:span><text:span text:style-name="T53"> che segnala l’accadere di un’evento anomalo durante l’esecuzione del programma. Processo di creazione di questo oggetto, o di generazione di un’eccezione, è chiamato lancio di un’eccezione (throwing an exception). Il codice che rileva e che si occupa dell’eccezione si dice che “gestisce l’eccezionione” (handle the exception). </text:span></text:p>
      <text:p text:style-name="P8">La gestione di base delle eccezioni in Java avviene mediante l’utilizzo del gruppo di 3 istruzioni try-throw-catch:</text:p>
      <text:p text:style-name="P5"><text:span text:style-name="T62">Blocco try</text:span><text:span text:style-name="T53"> contiene codice che viene eseguito nelle situazioni normali. Non vi è la sicurezza assoluta che possa essere sempre eseguito ma si fa un tentativo. Nel caso qualcosa vada storto si genera/lancia un’eccezione attraverso l’istruzione </text:span><text:span text:style-name="T62">throw</text:span><text:span text:style-name="T53"> (throw statement). Se viene eseguita l’istruzione throw </text:span><text:span text:style-name="T74">istanzia un nuovo oggetto</text:span><text:span text:style-name="T53"> della classe predefinita Exception, e </text:span><text:span text:style-name="T74">lancia</text:span><text:span text:style-name="T53"> (throw) l’oggetto creato. Ad es: throw new Exception(“Eccesione: niente latte!”); La stringa usata nell’istanziamento costituisce l’argomento per il costruttore della classe Exception. Oggetto di tipo Exception cosi creato memorizza questa stringa in una variabile d’istanza, in modo che possa essere successivamente recuperata. Quando viene lanciata un’eccezione, l’esecuzione del codice all’interno del blocco try viene totalmente arrestata, e si passa ad eseguire un’altra porzione di codice chiamata </text:span><text:span text:style-name="T62">blocco catch</text:span><text:span text:style-name="T53"> (catch block). Eseguire il blocco catch è detto “catturare l’eccezione” (catching the exception). Blocco catch somiglia alla definizione di un metodo dotato di un parametro formale. Nonostante blocco catch non sia una metodo si comporta come se lo fosse. Ad es. in catch(Exception e) nonostante blocco catch non sia un metodo, l’identificativo e viene chiamato </text:span><text:span text:style-name="T74">parametro del blocco catch</text:span><text:span text:style-name="T53"> (catch-block parameter), e rappresenta il nome dell’oggetto eccezione lanciato. Oggi oggetto eccezione ha un metodo d’istanza chiamato getMessage(), che ritorna la stringa fornita al costruttore come argomento in fase di istanziamento dell’oggetto eccezione. Tale stringa di solito identifica la ragione per cui si è generato l’eccezione. Il nome della classe che precede il parametro del blocco catch, specifica quale tipo di eccezione può essere catturata da quello specifico blocco catch. Non c’è solo la classe Exception, ma vi sono anche altri tipi di eccezioni, e un blocco try può essere seguito anche da </text:span><text:span text:style-name="T74">più blocchi catch</text:span><text:span text:style-name="T53">, uno per ogni tipo di eccezione da gestire. Se sono presenti più blocchi catch, può essere eseguito </text:span><text:span text:style-name="T74">soltanto uno</text:span><text:span text:style-name="T53"> di questi: quello corrispondente al tipo di eccezione effettivamente generata (istanziata e lanciata), mentre gli altri saranno ignorati. Sono quindi possibili anche </text:span><text:span text:style-name="T74">più istruzioni throw</text:span><text:span text:style-name="T53"> all’interno del blocco try. Poiché tutte le eccezioni sono di tipo Exception (classe base per tutte le classi derivate: sono quindi o direttamente di tipo Exception, o indirettamente in quanto suoi discendenti) blocco caatch d’esempio, catch(Exception e), è in grado di catturare qualunque tipo di eccezione; ma è </text:span><text:span text:style-name="T62">BP13.1</text:span><text:span text:style-name="T53"> prevedere più blocchi catch specifici, piuttosto che uno generale. Blocco try può lanciare un’eccezione in 2 modi: o direttamente, attraverso un’istruzione throw; o indirettamente, invocando metodo che la contiene. Quando viene lanciata un’eccezione, esecuzione del blocco try termina all’istante, quindi tutto il codice rimanente del blocco try viene ignorato e controllo passa all’eventuale blocco catch appropriato. Blocco catch sarà legato al blocco try immediatamente precedente. Al termine dell’esecuzione del codice contenuto nel blocco catch opportuno, programma riprende con il codice posto dopo l’</text:span><text:span text:style-name="T74">ultimo</text:span><text:span text:style-name="T53"> blocco catch, senza tornare mai a blocco try. Se viceversa non viene generata alcuna eccezione (non si entra cioè in alcun throw), tutti i blocchi catch vengono semplicemente ignorati. Sequenza try-throw-catch assomiglia ad un costrutto selettivo if-else; ma ha in più una capacità potente, ossia la possibilità di inviare un messaggio ad altri rami, che la rende più versatile dell’if-else.</text:span></text:p>
      <text:p text:style-name="P39"><text:span text:style-name="T62">Sintassi</text:span><text:span text:style-name="T53">: try {</text:span></text:p>
      <text:p text:style-name="P11"><text:soft-page-break/><text:tab/>codice_da_provare </text:p>
      <text:p text:style-name="P11"><text:tab/>eventuale_generazione_di_eccezione -&gt; throw_1</text:p>
      <text:p text:style-name="P11"><text:tab/> <text:s text:c="9"/>possibile_presenza_di_altri_blocchi_di_generazione_di_eccezione -&gt; throw_n</text:p>
      <text:p text:style-name="P11"><text:tab/>altro_codice</text:p>
      <text:p text:style-name="P11">} catch (nome_della_classe_eccezione parametro_del_blocco_catch -&gt; e) { </text:p>
      <text:p text:style-name="P11"><text:s text:c="23"/>gestione_della_eccezione_di_tipo_nome_della_classe_eccezione</text:p>
      <text:p text:style-name="P11">}</text:p>
      <text:p text:style-name="P11">possibile_presenza_di_altri_blocchi_catch</text:p>
      <text:p text:style-name="P5"><text:span text:style-name="T53">Un’esempio concreto di eventuale_generazione_di_eccezione: throw new Exception(“Eccezione: niente latte!”); è un’espressione sintetica che si compone di 2 parti, </text:span><text:span text:style-name="T74">l’istanziamento</text:span><text:span text:style-name="T53"> e il </text:span><text:span text:style-name="T74">lancio</text:span><text:span text:style-name="T53">:</text:span></text:p>
      <text:list xml:id="list2432571974" text:style-name="WWNum77">
        <text:list-item>
          <text:p text:style-name="P98"><text:span text:style-name="T53">Exception oggettoEccezione = </text:span><text:bookmark-start text:name="_Hlk89869869"/><text:span text:style-name="T53">new Exception(“Eccezione: niente latte!”); </text:span><text:bookmark-end text:name="_Hlk89869869"/><text:span text:style-name="T53">con cui viene invocato il costruttore con parametro formale stringa di Exception, istanziando cosi un’oggetto di tipo Exception e assegnato a variabile di tipo Exception con identificatore oggettoEccezione.</text:span></text:p>
        </text:list-item>
        <text:list-item>
          <text:p text:style-name="P147">throw oggettoEccezione; lancio l’oggetto di tipo Exception appena creato.</text:p>
        </text:list-item>
      </text:list>
      <text:p text:style-name="P8">Oltre ad Exception, alcune classi predefinite utili per la gestione delle eccezioni all’interno della Java Classi Library sono:</text:p>
      <text:list xml:id="list3965018997" text:style-name="WWNum78">
        <text:list-item>
          <text:p text:style-name="P99"><text:span text:style-name="T62">BadStringOperationException</text:span><text:span text:style-name="T53">: operazione non consentita su stringa</text:span></text:p>
        </text:list-item>
        <text:list-item>
          <text:p text:style-name="P99"><text:span text:style-name="T62">ClassNotFoundException</text:span><text:span text:style-name="T53">: Classe non trovata</text:span></text:p>
        </text:list-item>
        <text:list-item>
          <text:p text:style-name="P99"><text:span text:style-name="T62">IOExceotion</text:span><text:span text:style-name="T53">: errore di input o di output</text:span></text:p>
        </text:list-item>
        <text:list-item>
          <text:p text:style-name="P99"><text:span text:style-name="T62">NoSuchMethodException</text:span><text:span text:style-name="T53">: metodo inesistente</text:span></text:p>
        </text:list-item>
      </text:list>
      <text:p text:style-name="P8">Se si ritiene che l’esecuzione del programma sia impossibile dopo la generazione di una specifica eccezione, nel rispettivo blocco catch si può includere l’istrione System.exit(0); che terminerà il programma. </text:p>
      <text:p text:style-name="P5"><text:span text:style-name="T53">Quando si esamina la documentazione di un’eccezione è importante controllare il </text:span><text:span text:style-name="T74">package</text:span><text:span text:style-name="T53"> che la contiene, in modo da scrivere la rispettiva istruzione </text:span><text:span text:style-name="T74">import</text:span><text:span text:style-name="T53"> se necessario. Ad esempio IOException non è contenuta nel package java.lang ma in java.io e per usarla sarà necessario l’import.</text:span></text:p>
      <text:p text:style-name="P5"><text:span text:style-name="T53">E’ possibile definire </text:span><text:span text:style-name="T62">nuove classi di eccezioni</text:span><text:span text:style-name="T53">, che tuttavia devono essere </text:span><text:span text:style-name="T74">classi derivate</text:span><text:span text:style-name="T53"> da una qualche classe di eccezione già definita: sia quest’ultima predefinita, o definita in precedenza. In generale è </text:span><text:span text:style-name="T67">BP13.2</text:span><text:span text:style-name="T53"> usare Exception come classe base da estendere, a meno che non ci sia qualche specifica esigenza che porti a scegliere un’altra classe base. Quando si definisce una classe di eccezione personalizzata, i costruttori costituiscono i metodi più importanti, e spesso gli unici della classe, a parte quelli ereditati da classe base come ad esempio getMessage(). E’ </text:span><text:span text:style-name="T67">BP13.2</text:span><text:span text:style-name="T53"> preservare il metodo getMessage() nelle classi di eccezioni personalizzate. Per farlo nella classe personalizzata non devo fare overriding di getMessage() e definire 2 costruttori: uno di default e uno con parametro di tipo String. Si dovrebbe iniziare ogni definizione di costruttore con una chiamata al costruttore della classe base, utilizzando super. Nel costruttore di default la chiamata a super deve avere un’argomento di tipo stringa che indichi il tipo di eccezione rappresentata. Classe d’eccezione personalizzata eredita metodo getMessage() che non dovrebbe essere ridefinito (no overriding). Nella classe personalizzata è lecito, ma normalmente non necessario, definire anche altri metodi. </text:span><text:span text:style-name="T67">BP13.3</text:span><text:span text:style-name="T53"> è definire una propria classe di eccezione specifica, invece di usare quella predefinita Exception; perché cosi facendo blocchi catch saranno in gradi di differenziare tra le eccezioni predefinite e quelle personalizzate, gestendo quindi l’eccezione lanciata nel modo più specifico possibile. Le classi di eccezione non possono essere </text:span><text:span text:style-name="T74">generiche</text:span><text:span text:style-name="T53">: classi generiche i cui oggetti possono essere lanciati come eccezioni determinierà un’errore di compilazione. </text:span></text:p>
      <text:p text:style-name="P8">La maggior parte delle eccezioni che possono essere generate dall’invocazione di un metodo, devono essere gestite in uno dei seguenti 3 modi:</text:p>
      <text:list xml:id="list1549332952" text:style-name="WWNum79">
        <text:list-item>
          <text:p text:style-name="P148">Si cattura l’eccezione in un blocco catch definito all’interno del metodo stesso</text:p>
        </text:list-item>
        <text:list-item>
          <text:p text:style-name="P100"><text:soft-page-break/><text:span text:style-name="T53">Si dichiara la possibile eccezione utilizzando la clausola throws nell’intestazione del metodo, e si delega la gesione dell’eccezione a chi utilizza il metodo. Se il metodo non cattura l’eccezione deve almeno informare il programmatore che ogni sua invocazione potrebbe causare un’errore. Questa avvertenza è chiamata </text:span><text:span text:style-name="T62">clausola throws</text:span><text:span text:style-name="T53"> (throws clause). Sintassi: public tipo_di_ritorno nome_del_metodo (lista_di_parametri) throws lista_di_eccezioni. </text:span></text:p>
        </text:list-item>
        <text:list-item>
          <text:p text:style-name="P148">E’ infine possibile usare un mix dei primi 2 modi: catturando cioè alcune eccezioni e dichiarandone altre. </text:p>
        </text:list-item>
      </text:list>
      <text:p text:style-name="P5"><text:span text:style-name="T53">Throws trasferisce/scarica la responsabilità di gestire l’eccezione a chi utilizzerà il metodo: se metodoA che dichiara eccezione con throws viene invocato dal metodoB, quest’ultimo sarà chiamato a catturare e gestire l’eccezione dichiata, o a sua volta potrà avvalersi della clausola throws limitandosi a dichiarare nuovamente l’eccezione. </text:span><text:span text:style-name="T67">BP13.4</text:span><text:span text:style-name="T53">: in un programma ben scritto, ogni eccezione sollevata dovrebbe prima o poi essere catturata da un blocco catch definito in qualche metodo che non scarica alcuna responsabilità. Una clausola throws può dichiarare più tipi di eccezioni, che vanno separate da una virgola. Se infine una classe derivata ridefinisce un metodo di una classe base che ha una clausola throws, nel metodo ridefinito non potrà aggiungere altre eccezioni alla clausola. Di conseguenza se metodo ridefinito genera un tipo di eccezione che non è presente nella clausola throws del metodo nella classe base, dovrà anche gestirla con un blocco try-catch. Differenza tra istruzione throw e clausola throws è che throw lancia un’eccezione, mentre throws ne dichiara una.</text:span></text:p>
      <text:p text:style-name="P8">Java suddivide le eccezioni in 2 categorie principali: controllate e non controllate.</text:p>
      <text:list xml:id="list135062230" text:style-name="WWNum80">
        <text:list-item>
          <text:p text:style-name="P101"><text:span text:style-name="T53">Un’</text:span><text:span text:style-name="T62">eccezione controllata</text:span><text:span text:style-name="T53"> (</text:span><text:span text:style-name="T74">checked exception</text:span><text:span text:style-name="T53">) deve necessariamente essere catturata in un blocco catch, oppure dichiarata in una clausola throws. Queste eccezioni spesso indicano la presenza di seri problemi che potrebbero portare alla terminazione del programma. BadStringOperationException, ClassNotFoundException, IOException e NoSuchMethodException sono tutte eccezioni controllate.</text:span></text:p>
        </text:list-item>
        <text:list-item>
          <text:p text:style-name="P101"><text:span text:style-name="T53">Un’eccezione </text:span><text:span text:style-name="T62">non controllata</text:span><text:span text:style-name="T53"> (unchecked exception) o eccezione a run-time può non essere catturata in un blocco catch o dichiarata in una clausola throws. Queste eccezioni di solito indicano che nel codice c’è qualcosa di sbagliato che dovrebbe essere corretto. Sono solitamente generate durante la valutazione di un’espressione o lanciate da un metodo presente in una classe predefinita. Per es. se una programma tenta di usare un’indice che non rientra nei limiti dell’array si genera un’eccezione ArrayIndexOutOfBoundsExcetpion; se un’operazione aritmetica causa un problema come la divisione per zero viene generata un’eccezione ArithmethicException. Per queste eccezioni è necessario correggere il codice, e non aggiungere un blocco catch. Un’eccezione a run-time non catturata causa la terminazione del programma. Per conoscere se un’eccezione è controllata o no, si dovrebbe consultare la documentazione della Java Classic Library e risalire alla classe base dell’eccezione. Normalmente se ci si dimentica di qualche eccezione che richiede una gestione (controllata) sarà compilatore a notificarcelo. </text:span></text:p>
        </text:list-item>
      </text:list>
      <text:p text:style-name="P5"><text:span text:style-name="T53">La </text:span><text:span text:style-name="T74">Figura 13.1 a pag. 615 del Manuale</text:span><text:span text:style-name="T53"> ci mostra la gerarchia delle classi di eccezione predefinite. La classe Exception è la classe base da cui discende ogni altra classe di eccezione. In pratica una classe di eccezione deriva direttamente dalla classe Exception o da una classe che a sua volta deriva, direttamente o indirettamente, da Exception. Classe di eccezione non controllata deriva da RuntimeException, che deriva a sua volta da Exception. </text:span></text:p>
      <text:p text:style-name="P5"><text:span text:style-name="T53">Un’</text:span><text:span text:style-name="T62">errore</text:span><text:span text:style-name="T53"> (</text:span><text:span text:style-name="T74">error</text:span><text:span text:style-name="T53">) è un’oggetto della classe Error, derivata da Throwable, che è la classe base di Exception. La classe Error, e quelle che da essa derivano, non sono tecnicamente considerate classi di eccezioni, in quanto non discendono da Exception. Gli oggetti della classe Error sono simili ad eccezioni non controllate, poiché non vi è la necessità di catturarli o dichiararli in una clausola throws, anche se questo è comunque possibile. Errori sono il più delle volte fuori dal controllo del </text:span><text:soft-page-break/><text:span text:style-name="T53">programmatore, come ad es. OutOfMemoryError quando programma ha esaurito la memoria disponibile. Quando abbiamo parlato dell’operatore assert e del controllo delle asserzioni abbiamo detto che se un programma contiene un controllo di asserzione e l’asserzione fallisce, programma terminerà con un messaggio d’errore. Nello specifico viene generato un errore di tipo AssertionError, classe derivata da Error.</text:span></text:p>
      <text:p text:style-name="P5"><text:span text:style-name="T62">Throw e catch multipli</text:span><text:span text:style-name="T53">: un blocco try può lanciare un numero qualsiasi di eccezioni, che possono essere di differenti tipi. Ogni blocco catch può catturare eccezioni di un solo tipo (fino a Java 7), ma è possibile catturarne più tipi inserendo più blocchi catch dopo un blocco try. Quando si catturano più eccezioni </text:span><text:span text:style-name="T74">l’ordine dei blocchi catch</text:span><text:span text:style-name="T62"> </text:span><text:span text:style-name="T53">può essere decisivo: quando blocco try lancia un’eccezione i vari blocchi catch vengono esaminati uno dopo l’altro, in ordine sequenziale, e viene eseguito </text:span><text:span text:style-name="T74">unicamente il primo</text:span><text:span text:style-name="T53"> blocco compatibile con il tipo di eccezione lanciata. Di consequenza è </text:span><text:span text:style-name="T67">BP13.5</text:span><text:span text:style-name="T53">: codificare prima le eccezioni più specifiche, e solo dopo quelle più generiche; perché in caso contrario verrebbe eseguito unicamente il blocco catch generico (per es. Exception), che ci darebbe meno informazioni rispetto a quello specifico. A partire da Java 7 è possibile gestire più tipi di eccezioni all’interno del medesimo blocco catch, separandoli con una barra verticale, cosi da evitare la duplicazione di codice qualora più tipi di eccezioni condividono le stesse istruzioni. Sintassi catch (classe_eccezione_1 | classe_eccezione_2 | classe_eccezionione_n) </text:span></text:p>
      <text:p text:style-name="P5"><text:span text:style-name="T53">Quando un programma legge dati di </text:span><text:span text:style-name="T62">input dall’utente</text:span><text:span text:style-name="T53">, sarà probabilmente necessario gestire delle eccezioni. L’utente può infatti inserire, intenzionalmente o meno, qualsiasi cosa come input.</text:span></text:p>
      <text:p text:style-name="P5"><text:span text:style-name="T62">Blocchi try-catch annidati</text:span><text:span text:style-name="T53">: è teoricamente possibile, ma </text:span><text:span text:style-name="T67">BP13.6</text:span><text:span text:style-name="T53"> sconsigliabile, annidare un blocco try e i suoi blocchi catch, all’interno di un altro blocco try o di un blocco catch più esterni. Se si è tentati di farlo, si dovrebbe valutare se è possibile riorganizzare il codice in modo da evitarlo, per esempio eliminando uno o più blocchi try, oppure spostando i blocchi interni try-catch all’interno di un metodo, e inserirne l’invocazione nel try-catch più esterno.</text:span></text:p>
      <text:p text:style-name="P5"><text:span text:style-name="T62">Blocco finally</text:span><text:span text:style-name="T53">: è possibile inserire un blocco finally dopo la sequenza di blocchi catch. Codice del blocco finally viene eseguito comunque, indipendentemente dal fatto che l’eccezione venga lanciata. Quando viene eseguito un blocco try-catch-finally ci si può trovare in una delle seguenti 3 situazioni:</text:span></text:p>
      <text:list xml:id="list4129329746" text:style-name="WWNum81">
        <text:list-item>
          <text:p text:style-name="P149">Blocco try viene eseguito completamente senza che vengano lanciate eccezioni. Blocco finally sarà eseguito subito dopo il blocco try.</text:p>
        </text:list-item>
        <text:list-item>
          <text:p text:style-name="P149">Viene lanciata un’eccezione all’interno del blocco try, viene catturata da uno dei blocchi catch. Blocco finally viene eseguito al termine dell’unico blocco catch</text:p>
        </text:list-item>
        <text:list-item>
          <text:p text:style-name="P149">Viene lanciata un’eccezione all’interno del blocco try, ma non c’è un blocco catch in grado di catturarla. In tal caso viene comunque eseguito il blocco finally e il metodo termina rilanciando l’eccezione al metodo chiamante. Se non fosse stato previsto il blocco finally e le sue istruzioni fossero state poste dopo l’ultimo blocco catch, non sarebbero state eseguite. Blocco finally in questo caso risolve un problema di coerenza che si sarebbe altrimenti creato.</text:p>
        </text:list-item>
      </text:list>
      <text:p text:style-name="P5"><text:span text:style-name="T62">Ri-lanciare un’eccezione: </text:span><text:span text:style-name="T53">è lecito lanciare un’eccezione anche all’interno di un blocco catch. In alcuni rari casi, infatti, può esserci la necessità di catturare un’eccezione e di dover decidere, in base alla stringa restituita dal metodo getMessage() o da altri criteri, se rilanciare la stessa eccezione o una differente, in modo che venga gestita da altri blocchi catch più esterni. Vedi I/Calcolatrice e OpSconosciutaException -&gt; primo catch del metodo main invoca metodo gestisciOpSconosciutaException(OpSconosciutaException e) che contiene al suo interno blocchi try-catch.</text:span></text:p>
      <text:p text:style-name="P5"><text:span text:style-name="T67">BP13.7</text:span><text:span text:style-name="T53">: quando si usano classi e metodi scritti da un altro programmatore, sarebbe utile poter disporre della documentazione che descrive le possibili eccezioni. Questo andrebbe sempre tenuto presente quando si scrive documentazione Javadoc.</text:span></text:p>
      <text:p text:style-name="P8"/>
      <text:p text:style-name="P36">Capitolo 14: Stream e I/O da file</text:p>
      <text:p text:style-name="P36"><text:soft-page-break/></text:p>
      <text:p text:style-name="P5"><text:span text:style-name="T53">Espressione </text:span><text:span text:style-name="T62">I/O</text:span><text:span text:style-name="T53"> significa </text:span><text:span text:style-name="T62">input</text:span><text:span text:style-name="T53"> e </text:span><text:span text:style-name="T62">output</text:span><text:span text:style-name="T53"> di un programma. L’input può essere ricevuto, per esempio, dalla tastiera, o direttamente da un file. Analogamente l’output può essere inviato a uno schermo, ma soprattutto ad un file, in modo che i risultati possano essere conservati anche dopo la fine dell’esecuzione del programma. </text:span><text:bookmark-end text:name="_Hlk89954860"/><text:span text:style-name="T53">In Java l’I/O da e su file, cosi come quelli più semplici, da tastiera a schermo, è gestito in termini di flusso di dati. Un </text:span><text:span text:style-name="T62">flusso di dati</text:span><text:span text:style-name="T53"> (</text:span><text:span text:style-name="T62">stream</text:span><text:span text:style-name="T53">) può essere costituito da caratteri, numeri o generici byte. Se i dati fluiscono </text:span><text:span text:style-name="T74">nel</text:span><text:span text:style-name="T53"> programma è uno </text:span><text:span text:style-name="T62">stream di input</text:span><text:span text:style-name="T53">; se viceversa i dati fluiscono </text:span><text:span text:style-name="T74">dal</text:span><text:span text:style-name="T53"> programma è uno </text:span><text:span text:style-name="T62">stream di output</text:span><text:span text:style-name="T53">.</text:span></text:p>
      <text:p text:style-name="P5"><text:span text:style-name="T53">L’input da tastiera e l’output su schermo usati finora gestiscono </text:span><text:span text:style-name="T74">dati temporanei</text:span><text:span text:style-name="T53">, infatti quando esecuzione del programma termina, i dati inseriti tramite tastiera, e quelli mostrati sullo schermo, vengono persi. File hanno 2 importanti vantaggi:</text:span></text:p>
      <text:list xml:id="list3621078723" text:style-name="WWNum82">
        <text:list-item>
          <text:p text:style-name="P102"><text:span text:style-name="T53">la </text:span><text:span text:style-name="T62">persistenza</text:span><text:span text:style-name="T53">, ossia la possibilità di immagazzinare i dati in modo permanente: contenuto del file viene preservato finchè una persona o un programma non lo modifica esplicitamente. </text:span></text:p>
        </text:list-item>
        <text:list-item>
          <text:p text:style-name="P102"><text:span text:style-name="T53">la </text:span><text:span text:style-name="T62">produttività</text:span><text:span text:style-name="T53">. Possono infatti essere utilizzati più volte, senza bisogno di riscrivere dati di input direttamente da parte dell’utente. Vantaggio che cresce in modo direttamente proporzionale alla quantità di dati contenuti nel file.</text:span></text:p>
        </text:list-item>
      </text:list>
      <text:p text:style-name="P7">Dati dei file sono sempre memorizzati per mezzo di cifre binarie (bit), ossia sequenze di 0 e 1, ma loro contenuto può essere interpretato in 2 modi doversi, ecco perché ci sono 2 tipologie di file:</text:p>
      <text:list xml:id="list3709253229" text:style-name="WWNum83">
        <text:list-item>
          <text:p text:style-name="P104"><text:span text:style-name="T62">file di testo</text:span><text:span text:style-name="T53">, il cui contenuto è memorizzato attraverso cifre binarie, ma viene interpretato come una </text:span><text:span text:style-name="T74">sequenza di caratteri di testo</text:span><text:span text:style-name="T53">. Programmi Java per esempio sono salvati in file di testo. </text:span></text:p>
        </text:list-item>
        <text:list-item>
          <text:p text:style-name="P104"><text:span text:style-name="T62">file binari</text:span><text:span text:style-name="T53">, il cui contenuto è sia memorizzato che interpretato come </text:span><text:span text:style-name="T74">sequenza di cifre binarie. </text:span><text:span text:style-name="T53">Immagini e musica per esempio sono salvati in file binari.</text:span></text:p>
        </text:list-item>
      </text:list>
      <text:p text:style-name="P2"><text:span text:style-name="T53">In generale i file di testo vanno utilizzati quando si vuole che possano essere creati, visualizzati e modificati per mezzo di un’editor di testi. In tutti gli altri casi è meglio usare i file binari, che sono più efficienti, in quanto occupano meno spazio. Programmi Java possono leggere e scrivere sia file di testo che file binari. Il </text:span><text:span text:style-name="T74">tipo di file</text:span><text:span text:style-name="T53"> è importante perchè determina esattamente quali classi devono essere usate per l’input e per l’output. </text:span></text:p>
      <text:p text:style-name="P2"><text:span text:style-name="T67">I/O file di testo</text:span><text:span text:style-name="T53">: La classe </text:span><text:span text:style-name="T62">PrintWriter</text:span><text:span text:style-name="T53"> della Java Classic Library definisce i metodi per creare file di testo e scrivere in essi. Classe fa parte del package java.io, e va </text:span><text:span text:style-name="T74">importata</text:span><text:span text:style-name="T53"> esplicitamente all’inizio del programma per poter essere utilizzata. Prima di poter scrivere su un file di testo è necessario </text:span><text:span text:style-name="T74">collegarlo ad uno stream di output</text:span><text:span text:style-name="T53">, ossia </text:span><text:span text:style-name="T74">aprire</text:span><text:span text:style-name="T53"> il file. Per poterlo fare serve conoscere il nome usato dal sistema operativo per identificare il file (es out.txt) e dichiarare una variabile, detta </text:span><text:span text:style-name="T62">variabile di stream</text:span><text:span text:style-name="T53">, di tipo PrintWriter, da usare come riferimento allo stream che gestisce il file. Per aprire un file per l’output si invoca il costruttore della classe PrintWriter passandogli come argomento il nome del file. Poiché questa operazione può generare un’eccezione FileNotFoundException, le istruzioni devono essere incluse in un blocco try, e devo importare in modo esplicito anche questa classe di eccezione dal package java.io. Nome per identificare file è codificato come una stringa. Quando si collega un file qualsiasi (di testo o binario) a uno stream di output in questo modo, programma parte sempre da un </text:span><text:span text:style-name="T62">file vuoto</text:span><text:span text:style-name="T53">! Di conseguenza se file specificato esisteva già, il suo contenuto precedente verrà </text:span><text:span text:style-name="T74">sovrascritto</text:span><text:span text:style-name="T53"> e quindi andrà perso; viceversa ne verrà creato uno nuovo vuoto. Eventuali eccezioni sono gestite dal blocco catch, ma se costruttore dovessere generare un’eccezione di tipo FileNotFoundException non è affatto detto che il file non è stato trovato, infatti è previsto che se file non esiste già ne venga creato uno nuovo. In tal caso eccezione significherebbe che non è stato possibile creare il file, per es. perché nome specificato è già stato utilizzato come nome di una directory.</text:span></text:p>
      <text:p text:style-name="P2"><text:span text:style-name="T53">Una volta che file è stato aperto, ossia una volta collegato ad uno </text:span><text:span text:style-name="T74">stream di output</text:span><text:span text:style-name="T53">, è possibile scrivervi dei dati. Classe PrintWriter è dotata dei metodi d’istanza</text:span><text:span text:style-name="T62"> println() e print()</text:span><text:span text:style-name="T53"> che funzionano esattamente allo stesso modo di quelli su schermo della classe PrintStream: </text:span><text:soft-page-break/><text:span text:style-name="T53">System.out.println() e System.out.print(). Essendo metodi d’istanza vanno invocati sulla variabile di stream, e non sul nome del file. Variabile di stream per es. “outputStream” rappresenta l’istanza di PrintStream appena creata, e fungerà da oggetto chiamante per i metodi. Si noti che variabile di stream è stata </text:span><text:span text:style-name="T74">dichiarata all’esterno</text:span><text:span text:style-name="T53"> del blocco try e inizializzata a null, in modo da essere disponibile anche all’esterno del blocco. Se viceversa fosse stata dichiarata all’interno del blocco try, sarebbe stata una variabile locale, inaccessibile al suo esterno, e una volta usata come oggetto chiamante per metodi di istanza print() println() o close() avrebbe prodotto un messaggio d’errore di identificativo sconosciuto. Metodi print() e println() di System.out invocano direttamente il metodo toString() quando viene loro passato un oggetto come parametro, e lo stesso fanno i metodi print() e println() della classe PrintWriter.</text:span></text:p>
      <text:p text:style-name="P2"><text:span text:style-name="T53">Classe PrintWriter non invia immediatamente output al file, ma lo salva via via in un’area di memoria detta </text:span><text:span text:style-name="T62">buffer</text:span><text:span text:style-name="T53">. Quando buffer è pieno il suo contenuto viene effettivamente scritto nel file. Quindi l’output di molteplici chiamate println() e print() viene scritto nel file tutto nello stesso momento, consentendo un’elaborazione dei file più veloce; questa tecnica è detta appunto </text:span><text:span text:style-name="T62">buffering</text:span><text:span text:style-name="T53">. Una volta che il file di testo è stato scritto, lo si disconnette dallo stream, cioè lo si chiude invocando metodo d’istanza </text:span><text:span text:style-name="T62">close()</text:span><text:span text:style-name="T53">. La chiusura dello stream fa si che il sistema liberi qualunque risorsa utilizzata per connettere il file allo stream, e svolga altre operazioni di pulizia. Se non si chiude esplicitamente uno stream, Java lo chiuderà automaticamente al termine dell’esecuzione del programma. E’ tuttavia </text:span><text:span text:style-name="T67">BP14.1</text:span><text:span text:style-name="T53"> chiudere stream in modo esplicito invocando metodo close(). Chiudendo lo stream tutti i dati ancora nel buffer vengono immediatamente scritti nel file; ma se non lo si chiude esplicitamente e l’esecuzione del programma termina inaspettatamente, <text:s/>Java potrebbe non aver modo di chiuderlo e si potrebbero perdere dei dati. Di conseguenza prima si chiude lo stream, e minore sarà la probabilità di perdere dati. Vedi I/FileDiTestoOutputDemo</text:span></text:p>
      <text:p text:style-name="P2"><text:span text:style-name="T53">Se un programma scrive dati in un file e successivamente legge dallo stesso file, deve chiudere lo stream quando ha finito di scrivere, e poi riaprire il file per la lettura; a meno che non si usi una speciale classe Java che consente di aprire un file sia in lettura che in scrittura. Metodi print() println() e close() non vanno necessariamente inclusi in un blocco try, dato che non generano checked exceptions. </text:span><text:span text:style-name="T67">BP14.2</text:span><text:span text:style-name="T53">: un programma che crea un file dovrebbe informare l’utente quando ha finito di scrivere nel file, altrimenti si avrebbe un cosidetto </text:span><text:span text:style-name="T74">programma silenzioso</text:span><text:span text:style-name="T53">, che non permette all’utente di capire se ha effettivamente completato le sue operazioni con successo, o meno. </text:span></text:p>
      <text:p text:style-name="P2"><text:span text:style-name="T53">Ogni file utilizzato da un programma, indipendentemente dal fatto che sia utilizzato in lettura o in scrittura, compare con </text:span><text:span text:style-name="T74">2 nomi</text:span><text:span text:style-name="T53">: il nome vero e proprio del file usato dal sistema operativo, e il nome dello stream collegato al file. Il nome del file serve per connettere il file stesso allo stream, mentre il nome dello stream è usato da quel momento in poi per elaborare il file; di conseguenza il nome dello stream non esisterà più dopo l’esecuzione del programma, mentre il nome del file rimarrà. Come identificatore del file si può usare qualunque nome consentito dal sistema operativo, Java non pone alcuna restrizione su questo.</text:span></text:p>
      <text:p text:style-name="P2"><text:span text:style-name="T53">E’ possibile aggiungere </text:span><text:span text:style-name="T74">altri</text:span><text:span text:style-name="T53"> dati ad un file di testo già esistente, evitando cosi di sovrascrivere il suo contenuto preesistente. Poiché la classe PrintWriter non offre direttamente un costruttore che consenta l’operazione di aggiunta, si ricorre alla classe FileOutputStream, che dovrà essere anch’essa importata dal package java.io. Sintassi: PrintWriter variabile_di_stream = null; variabile_di_stream = new PrintWriter(new FileOutputStream(nome_file, true)); Il booleano passato come secondo argomento al costruttore di FileOutputStream indica se esiste già un file con stesso nome di cui si vuole preservare il contenuto. Usando true, se file esiste si aggiunge output del programma al termine del contenuto originale del file; se viceversa file non esiste, Java ne crea comunque uno nuovo vuoto inviandogli l’output del programma.</text:span></text:p>
      <text:p text:style-name="P2"><text:span text:style-name="T67">Leggere da un file di testo</text:span><text:span text:style-name="T53">: Le 2 classi di tipo stream usate sono </text:span><text:span text:style-name="T62">BufferedReader</text:span><text:span text:style-name="T53"> e </text:span><text:span text:style-name="T62">Scanner</text:span><text:span text:style-name="T53">, la stessa usata finora per leggere dati da tastiera, che offre un insieme di metodi più ricco ed è quindi la soluzione preferibile.</text:span></text:p>
      <text:p text:style-name="P2"><text:soft-page-break/><text:span text:style-name="T53">Non si può passare direttamente il nome del file al costruttore di Sanner. Classe Scanner tuttavia ha un costruttore che accetta come argomento un’istanza della classe standard </text:span><text:span text:style-name="T62">File</text:span><text:span text:style-name="T53">, la quale ha un costruttore che accetta come argomento un nome di file. Sintassi: Scanner variabile_di_stream = new Scanner(new File(nome_file)); </text:span><text:bookmark-start text:name="_Hlk90054209"/><text:span text:style-name="T53">Costruttore usato dichiara (throws) FileNotFoundException, di conseguenza per poterlo utilizzare si deve gestire l’eccezione attraverso blocchi try-catch. </text:span><text:bookmark-end text:name="_Hlk90054209"/><text:span text:style-name="T53">Per leggere file si usa metodo d’istanza </text:span><text:span text:style-name="T62">hasNextLine()</text:span><text:span text:style-name="T53"> all’interno di un ciclo per determinare se si è raggiunto o meno la fine del file, e metodo </text:span><text:span text:style-name="T62">nextLine()</text:span><text:span text:style-name="T53"> per inizializzare una stringa locale, che si può stampare con metodo System.out.println(); Infine si chiude lo stream invocando il metodo d’istanza close(). </text:span><text:bookmark-start text:name="_Hlk90054427"/><text:span text:style-name="T53">Anche con Scanner, cosi come per PrintWriter, la variabile di stream viene dichiarata all’infuori del blocco try, e usata successivamente al suo esterno come oggetto chiamante per i metodi d’istanza. </text:span><text:bookmark-end text:name="_Hlk90054427"/><text:span text:style-name="T53">Oltre a hasNextLine() altri metodi d’istanza booleani di Scanner sono hasNext(), hasNextDouble(), hasNextInt(). Vedi I/FileDiTestoInputConScannerDemo</text:span></text:p>
      <text:p text:style-name="P2"><text:span text:style-name="T53">Prima di </text:span><text:span text:style-name="T74">Java 5</text:span><text:span text:style-name="T53">, con cui è stata introdotta classe Scanner, l’unica classe per leggere file di testo era </text:span><text:span text:style-name="T62">BufferedReader</text:span><text:span text:style-name="T53">. La classe BufferedReader, come Scanner, non ha un costruttore che accetti un nome di file come argomento, quindi è necessario usare un’altra classe (in questo caso </text:span><text:span text:style-name="T62">FileReader</text:span><text:span text:style-name="T53">) per convertire il nome di un file in un’oggetto che possa essere passato come argomento. In particolare il costruttore di BufferedReader accetta un’oggetto di tipo Reader: FilerReader usato è anch’esso di tipo Reader, in quando deriva da InputStreamReader che a sua volta deriva da Reader. Come per Scanner, il costruttore usato (di FileReader) dichiara (throws) FileNotFoundException, di conseguenza per poterlo utilizzare si deve gestire l’eccezione attraverso blocchi try-catch. Anche in BufferedReader, cosi come per PrintWriter e Scanner, la variabile di stream viene dichiarata all’infuori del blocco try, e usata successivamente al suo esterno come oggetto chiamante per i metodi d’istanza. Classe BufferedReader ha metodo d’istanza readLine() che legge e ritorna una riga dello stream di input. readLine() serve anche per individuare la fine del file, in tal caso ritornerà non una stringa, ma il valore speciale null. Di conseguenza posso usare metodo d’istanza readLine() sia per scorrere file di riga in riga con un ciclo, inizializzandola ad una stringa locale e stampandola; sia individuare la fine del file mediante confronto col valore speciale null. Il secondo metodo per la lettura di un file di testo della classe BufferedReader è read() che legge un singolo carattere dello stream di input e lo restituisce sotto forma di valore di tipo int, e in particolare valore -1 in caso di fine del file. Di conseguenza, per ottenere il carattere corrispondente all’interno ritornato, bisogna fare un casting esplicito da int a char ((char) variabile_di_stream.read()); Programma che legge file di testo usando BufferedReader gestisce 2 diversi tipi di eccezioni: tentativo di apertura di un file può generare una FileNotFoundException, mentre ogni chiamata a read() e readLine() può generare una IOException. Poiché FileNotFoundException è una specializzazione di IOException, entrambi i tipi di eccezione potrebbero essere catturati unicamente dal tipo più generale, quindi dal solo blocco IOException. Tuttavia cosi facendo si avrebbero meno informazioni sulle possibili cause dell’eccezione: non si potrebbe sapere se eccezione è stata generata aprendo il file o leggendo i dati del file aperto. Vedi I/FileDiTestoInputConBufferedReaderDemo</text:span></text:p>
      <text:p text:style-name="P7">A differenza della classe Scanner, la classe BufferedReader non offre metodi per la lettura di valori numerici da file. E’ necessario leggere i numeri come stringhe e poi convertire le stringhe in valori di un qualche tipo numerico. Sono possibili 2 situazioni: </text:p>
      <text:list xml:id="list1380040947" text:style-name="WWNum84">
        <text:list-item>
          <text:p text:style-name="P150">se numero occupa un’intera riga lo si può leggere con readLine() e successivamente invocare metodi di parsing, come Integer.parseInt() o Double.parseDouble(). </text:p>
        </text:list-item>
        <text:list-item>
          <text:p text:style-name="P105"><text:span text:style-name="T53">se invece vi sono più numeri sulla stessa riga, leggo l’intera riga sempre con readLine(), poi uso la classe </text:span><text:span text:style-name="T62">StringTokenizer</text:span><text:span text:style-name="T53"> per suddividere la stringa nelle varie parti e solo a quel punto i metodi di parsing. Classe StringTokenizer è nel package java.util e serve per decomporre una stringa di testo nelle sue singole parole (</text:span><text:span text:style-name="T62">token</text:span><text:span text:style-name="T53">). Sintassi d’esempio: StringTokenizer riga = new StringTokenizer(stringa); while (riga.hasMoreTokens()) System.out.println(riga.nextToken()); Metodo </text:span><text:span text:style-name="T74">nextToken()</text:span><text:span text:style-name="T53"> ritorna il primo token quando invocato la prima volta, il secondo la seconda volta, e cosi via. Il metodo </text:span><text:span text:style-name="T74">hasMoreTokens()</text:span><text:span text:style-name="T53"> </text:span><text:soft-page-break/><text:span text:style-name="T53">ritorna un booleano: true fintantochè il metodo nextToken() non ha restituito </text:span><text:span text:style-name="T74">tutti</text:span><text:span text:style-name="T53"> i token presenti nella stringa; false appena dopo che l’avrà fatto.</text:span></text:p>
        </text:list-item>
      </text:list>
      <text:p text:style-name="P2"><text:span text:style-name="T67">Classe File</text:span><text:span text:style-name="T53">: non è possibile passare un nome di file sotto forma di stringa al costruttore della classe Scanner; mentre la classe PrintWriter ha sia un costruttore che accetta una stringa come nome del file, sia un costruttore che accetta un’istanza di File. Nomi dei file da usare sono stati finora riportati direttamente come stringhe nel codice, ma si potrebbe anche chiedere direttamente all’utente di inserirli da tastiera.Vedi I/FileDiTestoInputConScannerDemo2 dove programma legge input da due sorgenti diverse: l’oggetto Scanner di nome tastiera è usato per leggere il nome del file da tastiera; mentre l’oggetto Scanner inputStream è usato come variabile di stream. </text:span></text:p>
      <text:p text:style-name="P2"><text:span text:style-name="T53">Differenza tra un file e un’oggetto File, è che un file è un’insieme di dati immagazzinati su un’hardware reale; mentre un’oggetto File è un’</text:span><text:span text:style-name="T74">astrazione</text:span><text:span text:style-name="T53">, indipendente dal sistema operativo, del percorso di un file. La classe File è quindi usata per rappresentare identificativi di file, e i suoi metodi possono essere utilizzati per analizzare le proprietà di tali file. I suoi principali metodi d’istanza sono:</text:span></text:p>
      <text:list xml:id="list2386710464" text:style-name="WWNum85">
        <text:list-item>
          <text:p text:style-name="P106"><text:span text:style-name="T53">public boolean </text:span><text:span text:style-name="T62">canRead()</text:span><text:span text:style-name="T53">: verifica se il programma può leggere dal file</text:span></text:p>
        </text:list-item>
        <text:list-item>
          <text:p text:style-name="P165"><text:span text:style-name="T53">public boolean </text:span><text:span text:style-name="T62">canWrite()</text:span><text:span text:style-name="T53">: verifica se il programma può scrivere nel file</text:span></text:p>
        </text:list-item>
        <text:list-item>
          <text:p text:style-name="P106"><text:span text:style-name="T53">public boolean </text:span><text:span text:style-name="T62">delete()</text:span><text:span text:style-name="T53">: prova ad eliminare file e ritorna true se ci riesce</text:span></text:p>
        </text:list-item>
        <text:list-item>
          <text:p text:style-name="P165"><text:span text:style-name="T53">public boolean </text:span><text:span text:style-name="T62">exists()</text:span><text:span text:style-name="T53">: verifica se esiste un file col nome usato come argomento del costruttore File</text:span></text:p>
        </text:list-item>
        <text:list-item>
          <text:p text:style-name="P165"><text:span text:style-name="T53">public String </text:span><text:span text:style-name="T62">getName()</text:span><text:span text:style-name="T53">: ritorna il solo nome del file, non il suo percorso</text:span></text:p>
        </text:list-item>
        <text:list-item>
          <text:p text:style-name="P165"><text:span text:style-name="T53">public String </text:span><text:span text:style-name="T62">getPath()</text:span><text:span text:style-name="T53">: ritorna il percorso del file</text:span></text:p>
        </text:list-item>
        <text:list-item>
          <text:p text:style-name="P165"><text:span text:style-name="T53">public long </text:span><text:span text:style-name="T62">length()</text:span><text:span text:style-name="T53">: ritorna la lunghezza del file in byte</text:span></text:p>
        </text:list-item>
      </text:list>
      <text:p text:style-name="P10"/>
      <text:p text:style-name="P2"><text:span text:style-name="T67">Percorsi</text:span><text:span text:style-name="T53">: quando si usa il nome di un file senza specificare in quale directory si trova, si presuppone che sia nella stassa directory in cui viene eseguito il programma. Se invece il file si trova in un’altra directory, questa va specificata usando un </text:span><text:span text:style-name="T62">percorso</text:span><text:span text:style-name="T53"> (</text:span><text:span text:style-name="T62">path name</text:span><text:span text:style-name="T53">) anziché il solo nome del file. Un </text:span><text:span text:style-name="T74">percorso assoluto o completo</text:span><text:span text:style-name="T53"> (</text:span><text:span text:style-name="T62">full path name</text:span><text:span text:style-name="T53">) fornisce le indicazioni per individuare il file a partire dalla directory radice; mentre un </text:span><text:span text:style-name="T74">percorso relativo</text:span><text:span text:style-name="T53"> (</text:span><text:span text:style-name="T62">relative path name</text:span><text:span text:style-name="T53">) fornisce il percorso per raggiungere il file relativamente alla directory di esecuzione del programma. Il modo in cui vanno specificati i percorsi dipende dal sistema operativo usato: UNIX impiega lo slash / mentre Windows il backslash \. E’ necessario usare il </text:span><text:span text:style-name="T74">doppio backslash</text:span><text:span text:style-name="T53"> \\ al posto di quello singolo \, altrimenti Java lo interpreterà come carattere di escape. Java accetterà comunque sia percosi scritti in formato UNIX che in formato Windows, anche se si utilizza un sistema operativo diverso.</text:span></text:p>
      <text:p text:style-name="P2"><text:span text:style-name="T67">CSV</text:span><text:span text:style-name="T53">: Un file con valori separati da virgole (</text:span><text:span text:style-name="T62">comma-separated value</text:span><text:span text:style-name="T53"> o </text:span><text:span text:style-name="T62">CSV</text:span><text:span text:style-name="T53">) è un semplice tipo di file di testo usato per immagazzinare liste di registrazioni. In particolare si usa una virgola per separare i campi (detti anche colonne) di ogni riga. Questo formato è spesso usato per trasferire dati tra fogli di calcolo, database e altri programmi. Poiché è stata usata una virgola per separare i campi, si potrebbe cercare la prima occorrenza di una virgola nella stringa, estrarre la sottostringa che va dall’inizio della riga alla posizione appena calcolata della virgola, ed ottenere coso il primo campo, e poi iterare il procedimento per i campi successivi. </text:span><text:span text:style-name="T62">Metodo </text:span><text:span text:style-name="T53">d’istanza</text:span><text:span text:style-name="T62"> split()</text:span><text:span text:style-name="T53"> della classe String fa tutto questo in modo automatico. Sintassi: public String[] split(String separatore); metodo suddivide la stringa in blocchi separati dal separatore passato come argomento (virgola in questo caso, ma può essere un altro se necessario) e restituisce un’array delle stringhe risultanti. Parametro separatore è interpretato come una regex (espressione regolare), il che rende l’uso del metodo un modo molto flessibile e potente per individuare strutture nelle stringhe. Vedi I/LetturaTransazioni</text:span></text:p>
      <text:p text:style-name="P2"><text:span text:style-name="T67">I/O con file binari</text:span><text:span text:style-name="T53">: Per creare un file binario si può usare la classe di tipo stream </text:span><text:span text:style-name="T62">ObjectOutputStream</text:span><text:span text:style-name="T53">. La creazione di uno stream di output per il file nome_file, ossia la sua apertura, avviene con la seguente Sintassi: ObjectOutputStream variabile_di_stream = new </text:span><text:soft-page-break/><text:span text:style-name="T53">ObjectOutputStream(new </text:span><text:span text:style-name="T62">FileOutputStream</text:span><text:span text:style-name="T53">(nome_file, boolean x append)); e va inserita all’interno di un blocco try-catch. Come per i file di testo, se file binario specificato non esiste, questa istruzione creerà un nuovo file vuoto con quel nome; viceversa ne sovrascriverà il contenuto originario, che andrà perso. Per aggiungere dati ad un file binario già esistente va specificato boolean true. Classe ObjectOutputStream non offre metodi print() println(), a differenza delle classi per la scrittura su schermo (PrintStream) o nei file di testo (PrintWriter); bensi un metodo specifico per ogni tipo primitivo: writeInt (int n), writeLong (long l), writeDouble (double d); writeFloat(float f), writeChar(int i) con argomento intero e conversione automatica di char in int, e infine writeBoolean (boolean b). Sono previsti i metodi d’istanza writeUTF (String unaStringa) per scrivere stringhe, e close() per chiudere lo stream. Si devono usare 2 blocchi catch: prima FileNotFoundException, più specifico, e poi IOException, più generale. Vedi I/FileBinarioOutputDemo</text:span></text:p>
      <text:p text:style-name="P2"><text:span text:style-name="T53">In un file binario non ci sono righe o altri separatori tra i dati, che sono scritti uno dopo l’altro, sotto forma di sequenze di byte. Di conseguenza valori cosi codificati non possono essere letti con un editor di testo. Un’Poichè è possibile scrivere combinazioni di vari tipi di valori in un file binario; </text:span><text:span text:style-name="T67">NB</text:span><text:span text:style-name="T53">: per poterli poi leggere occorre </text:span><text:span text:style-name="T62">tenere traccia dell’ordine</text:span><text:span text:style-name="T53"> in cui i diversi tipi di dati sono stati scritti nel file, in quanto si usa un metodo diverso per leggere ogni tipo di dato.</text:span></text:p>
      <text:p text:style-name="P2"><text:span text:style-name="T53">Se un file binario è stato creato usando ObjectOutputStream, lo si può leggere con la classe </text:span><text:span text:style-name="T62">ObjectInputStream</text:span><text:span text:style-name="T53">. Sintassi: ObjectInputStream inputStream = new ObjectInputStream(new FileInputStream(nome_file)); Ogni metodo usato per la scrittura ne ha uno corrispondente per la lettura: public int readInt(), public long readLong(), public double readDouble(); public float readFloat(), public char readChar(), public boolean readBoolean() e public String readUTF(). Classe ObjectOutputStream ha metodo d’istanza close() per chiudere lo stream, e dovrà utilizzare 3 blocchi catch, 1 in più rispetto all’output, nell’ordine: FileNotFoundException, EOFException, IOException. Vedi I/FileBinarioInputDemo</text:span></text:p>
      <text:p text:style-name="P2"><text:span text:style-name="T67">Classe EOFException</text:span><text:span text:style-name="T53">: molti dei metodi di lettura di un file binario,ma ovviamente non di scrittura, generano una EOFException quando cercano di leggere oltre la fine del file. Classe EOFException può essere usata per verificare se è stata raggiunta oa fine del file quando si usa un ObjectInputStream. In I/FileBinarioInputDemo si sono letti valori interi sino al valore sentinella negativo finale. Usando </text:span><text:span text:style-name="T74">valori sentinella</text:span><text:span text:style-name="T53"> per segnalare la fine del file binario, si ha un </text:span><text:span text:style-name="T74">vincolo al tipo di dati</text:span><text:span text:style-name="T53"> che si possono scrivere: per esempio non potrò scrivere altri interi negativi prima dell’ultimo, perché altrimenti non potrei usarlo come valore sentinella. In I/EOFExceptionDemo impiega una tecnica diversa: nessun valore sentinella, e quindi nessun vincolo ai tipi di dato che posso scrivere, ma un ciclo apparentemente infinito (while(true)) che terminerà con la generazione dell’eccezione, blocco try viene terminato e controllo passa al blocco catch(EOFException e). In questo caso blocco catch non rappresenta un’eccezione che si genera in un caso particolare, ma esattamente ciò che programmatore si aspetta debba avvenire. </text:span><text:span text:style-name="T67">BP14.3</text:span><text:span text:style-name="T53">: è opportuno assicurarsi sempre che un programma controlli se è stata raggiunta la fine di un file, e che agisca in modo corretto quando ciò accade. Anche quando si ritiene che il programma non cercherà di leggere oltre la fine del file, è bene considerare comunque questa eventualità. </text:span><text:span text:style-name="T67">BP14.4</text:span><text:span text:style-name="T53">: poiché metodi diversi controllano se è stata raggiunta la fine del file in modo diverso bisogna prestare particolare attenzione a fare questo controllo nel modo corretto. Se infatti si effettua il controllo nel modo sbagliato, probabilmente il programma entrerà in un ciclo infinito imprevisto oppure terminerà in modo anomalo. In particolare per i file di testo useremo i metodi hasNext()/false e hasNextLine()/false della classe Scanner oppure read()/-1 e readLine()/null della classe BufferedReader; mentre per i file binari o si usa un valore sentinella scritto alla fine del file, oppure una EOFException.</text:span></text:p>
      <text:p text:style-name="P7">I/Raddoppia mostra alcune tecniche di uso comune per gestire I/O con file. In particolare le variabili che referenziano gli oggetti di tipo stream connessi ai file sono variabili d’istanza, le operazioni da svolgere sono decomposte in più metodi, e i blocchi try sono mantenuti di piccole dimensioni, cosi <text:soft-page-break/>che quando viene generata un’eccezione, essa è gestita da un blocco catch vicino all’istruzione che l’ha generata. Se invece si fossero utilizzati pochi blocchi try più lunghi, sarebbe stato più difficile capire in quale punto del codice è stata generata un’ecccezione.</text:p>
      <text:p text:style-name="P2"><text:span text:style-name="T67">I/O su file binari di oggetti e array</text:span><text:span text:style-name="T53">: Java offre un modo semplice, chiamato </text:span><text:span text:style-name="T62">serializzazione degli oggetti</text:span><text:span text:style-name="T53">, per rappresentare un’oggetto sotto forma di sequenza di byte che possono essere scritti in un bile binario. Questa procedura avviene automaticamente per gli oggetti delle </text:span><text:span text:style-name="T62">classi serializzabili</text:span><text:span text:style-name="T53">. Per rendere serializzabile una classe basta aggingere la specifica </text:span><text:span text:style-name="T62">implements Serializable</text:span><text:span text:style-name="T53"> nella sua intestazione. L’</text:span><text:span text:style-name="T62">interfaccia Serializable </text:span><text:span text:style-name="T53">fa parte della libreria standard di Java che appartiene al package java.io e va importata in modo esplicito. E’ un’</text:span><text:span text:style-name="T74">interfaccia vuota</text:span><text:span text:style-name="T53">, quindi non ci sono metodi aggiuntivi che debbano essere implementati. Anche se vuota non significa che sia inutile, infatti specifica a Java che ogni classe che la implementa è serializzabile. Ogni classe derivata da una serializzabile sarà a sua volta serializzabile. Affinchè una classe sia serializzabile devono essere verificate tutte le seguenti condizioni:</text:span></text:p>
      <text:list xml:id="list4076915433" text:style-name="WWNum86">
        <text:list-item>
          <text:p text:style-name="P151">la classe implementa l’interfaccia Serializable</text:p>
        </text:list-item>
        <text:list-item>
          <text:p text:style-name="P151">tutte le variabili d’istanza di tipo classe sono istanza di classi serializzabili (es String)</text:p>
        </text:list-item>
        <text:list-item>
          <text:p text:style-name="P151">la superclasse diretta della classe, se esiste, è serializzabile o definisce un costruttore di default</text:p>
        </text:list-item>
      </text:list>
      <text:p text:style-name="P2"><text:span text:style-name="T53">Rendere serializzabile una classe non ha alcun effetto diretto su di essa, ma su come Java gestisce l’I/O su file con gli oggetti di quella classe. In particolare se classe è serializzabile, Java assegna un </text:span><text:span text:style-name="T62">numero di serie</text:span><text:span text:style-name="T53"> ad ogni oggetto di quella classe che viene scritto in uno stream di tipo ObjectOutputStream. Se lo stesso oggetto viene scritto nello stream più volte, dopo la prima scrittura Java riporta solo il numero di serie dell’oggetto, invece di scrivere l’oggetto più volte. Questa </text:span><text:span text:style-name="T74">ottimizzazione</text:span><text:span text:style-name="T53"> rende le operazioni di I/O più efficienti e riduce la dimensione dei file. La serializzabilità sembra dunque una caratteristica molto utile, ma non tutte le classi sono rese serializzabili, principalmente per motivi di sicurezza.</text:span></text:p>
      <text:p text:style-name="P2"><text:span text:style-name="T53">Scrittura di oggetti di classi serializzabili in un file binario avviene per mezzo del metodo d’istanza </text:span><text:bookmark-start text:name="_Hlk90152216"/><text:span text:style-name="T53">outputStream</text:span><text:bookmark-end text:name="_Hlk90152216"/><text:span text:style-name="T53">.</text:span><text:span text:style-name="T62">writeObject(oggetto)</text:span><text:span text:style-name="T53"> della classe ObjectOutputStream, mentre la lettura avviene attraverso il metodo d’istanza inputStream.</text:span><text:span text:style-name="T62">readObject()</text:span><text:span text:style-name="T53"> della classe ObjectInputStream. Metodo readObject() restituisce oggetto di tipo Object, quindi è necessario convertirlo esplicitamente tramite typecast al tipo corretto. Dato che Java tratta gli array come oggetti è possibile usare il metodo writeObject() per scrivere un’intero array in un file binario e successivamente rileggerlo tramite il metodo readObject; tenendo presente che se il tipo base dell’array è una classe, questa deve essere serializzabile. Vedi I/Specie, IOOggettiClasseDemo e IOArrayDemo</text:span></text:p>
      <text:p text:style-name="P2"><text:span text:style-name="T67">Comunicare in rete con gli stream</text:span><text:span text:style-name="T53">: quando i computer vogliono comunicare tra di loro in una rete, ciascuno di loro deve parlare la stessa lingua / protocollo. Il protocollo più comune è attualmente </text:span><text:span text:style-name="T62">TCP/IP</text:span><text:span text:style-name="T53"> (</text:span><text:span text:style-name="T74">Transmission Control Protocol/Internet Protocol</text:span><text:span text:style-name="T53">). E’ usato come base per la maggior parte delle comunicazioni su internet. TCP è un protocollo basato su stream, ed è considerato un protocollo affidabile, in quanto garantisce che i dati trasmessi siano ricevuti nello stesso ordine in cui sono stati inviati. Programma che è in attesa di una connessione è detto server, mentre programma che la apre è detto client. La </text:span><text:span text:style-name="T62">programmazione di rete</text:span><text:span text:style-name="T53"> è realizzata in Java tramite le </text:span><text:span text:style-name="T62">socket</text:span><text:span text:style-name="T53">. Una socket descriveuna delle estremità della connessione tra 2 programmi in rete, ed è formata da un’indirizzo che identifica il computer remoto, una porta sul computer remoto e una porta sul computer locale. Alla porta viene assegnato un numero intero compreso tra 0 e 65535, che è utilizzato per identificare quale programma dovrà gestire i dati ricevuti dalla rete. Due applicazioni non possono essere associate alla stessa porta, e tipicamente porte da 0 a 1024 sono riservate ai principali servizi implementati dal sistema operativo. Server si mette in attesa di una connessione, mettendosi in ascolto su una porta specifica, quando un client si collega a quella porta, viene creata una socket che identifica computer remoto, porta remota e porta locale. Una socket analoga viene a sua volta creata sul client, e una volta che sono state create entrambe i dati possono </text:span><text:soft-page-break/><text:span text:style-name="T53">essere trasmessi usando gli stream nello stesso modo in cui si leggono e si scrivono dati su file di testo. Vedi I/SocketServer e SocketClient e relativi commenti. Si noti che codice di SockerServer preclude la possibilità ad un server di gestire connessioni con più client. Dopo che è stata stabilita la connessione con un client, il server infatti non risponderà se un secondo client vorrà collegarsi. La soluzione a questo problema consiste nell’uso dei </text:span><text:span text:style-name="T62">thread</text:span><text:span text:style-name="T53">, che consentono ad un programma di essere eseguito in </text:span><text:span text:style-name="T62">modalità concorrente</text:span><text:span text:style-name="T53">, come se più copie dello stesso programma fossero eseguite simultaneamente; con ciascuna copia responsabile della comunicazione con un client differente che si collega al server. </text:span></text:p>
      <text:p text:style-name="P25">SCHEMA:</text:p>
      <text:p text:style-name="P2"><text:span text:style-name="T62">Input da tastiera</text:span><text:span text:style-name="T53">: Scanner(System.in) / metodi next(), nextLine()…</text:span></text:p>
      <text:p text:style-name="P2"><text:span text:style-name="T62">Output su schermo</text:span><text:span text:style-name="T53">: metodi di PrintStream print(), println() e output formattato con printf()</text:span></text:p>
      <text:p text:style-name="P2"><text:span text:style-name="T62">Input da file testo</text:span><text:span text:style-name="T53">: PrintWriter(nome_file) o PrintWriter(new FileOutputStream(nome_file, boolean facoltativo x append)); / print() e println()</text:span></text:p>
      <text:p text:style-name="P2"><text:span text:style-name="T62">Output su file testo</text:span><text:span text:style-name="T53">: 1. Scanner(new File(nome_file)) / hasNext(), hasNextLine(), next(), nextLine()</text:span></text:p>
      <text:p text:style-name="P7">2. BufferedReader(new FileReader(nome_file)) / readLine() -&gt; null read() -&gt; -1</text:p>
      <text:p text:style-name="P2"><text:span text:style-name="T62">Output su file binari</text:span><text:span text:style-name="T53">: ObjectOutputStream(new FileOutputStream(nome_file, boolean facoltativo x append)) / writeInt (int n), writeLong (long l), writeDouble (double d); writeFloat(float f), writeChar(int i) con argomento intero e conversione automatica di char in int, writeBoolean (boolean b), writeUTF (String unaStringa) e writeObject(Object unOggetto)</text:span></text:p>
      <text:p text:style-name="P2"><text:span text:style-name="T62">Input da file binari</text:span><text:span text:style-name="T53">: ObjectInputStream(new FileInputStream(nome_file) / public int readInt(), public long readLong(), public double readDouble(); public float readFloat(), public char readChar(), public boolean readBoolean(), public String readUTF() e public Object readObject();</text:span></text:p>
      <text:p text:style-name="P2"><text:span text:style-name="T62">I/O rete</text:span><text:span text:style-name="T53">: vedi I/SocketServer e SocketClient commentate.</text:span></text:p>
      <text:p text:style-name="P7"/>
      <text:p text:style-name="P37">Capitolo 15: Strutture dati dinamiche</text:p>
      <text:p text:style-name="P37"/>
      <text:p text:style-name="P2"><text:span text:style-name="T53">Una struttura dati concatenata consiste di blocchi di dati, denominati </text:span><text:span text:style-name="T62">nodi</text:span><text:span text:style-name="T53"> (node), connessi tra loro tramite dei </text:span><text:span text:style-name="T62">collegamenti</text:span><text:span text:style-name="T53"> (link). Collegamenti possono essere visualizzati come frecce e interpretati come passaggi a senso unico da un nodo all’altro. Il tipo più semplice di struttura dati concatenata è la </text:span><text:span text:style-name="T62">lista concatenana</text:span><text:span text:style-name="T53"> (</text:span><text:span text:style-name="T62">linked list</text:span><text:span text:style-name="T53">), e consiste in una </text:span><text:span text:style-name="T74">singola</text:span><text:span text:style-name="T53"> catena di nodi, ognuno dei quali è collegato al successivo da un collegamento. In Java i nodi di una lista concatenata sono definiti come oggetti di una classe nodo; mentre i collegamenti sono in genere realizzati sotto forma di riferimenti, cioè come variabili di istanza del tipo della classe nodo stessa. Un nodo di una lista concatenata è quindi collegato al successivo tramite una variabile d’istanza di tipo nodo contenente il riferimento al nodo successivo. Java per questo fornisce la classe </text:span><text:span text:style-name="T62">LinkedList</text:span><text:span text:style-name="T53"> che fa parte del package java.util. </text:span></text:p>
      <text:p text:style-name="P1"><text:span text:style-name="T55">Una lista concatenata (linked list) è una struttura dati dinamica che collega l’uno all’altro gli elementi di una lista composta da oggetti noti come </text:span><text:span text:style-name="T63">nodi</text:span><text:span text:style-name="T55"> (</text:span><text:span text:style-name="T83">node</text:span><text:span text:style-name="T55">). Ogni nodo è un’oggetto di una classe che ha 2 variabili di istanza: una per i dati, e una per il </text:span><text:span text:style-name="T63">collegamento</text:span><text:span text:style-name="T55"> (link) ad un altro nodo. Collegamenti sono implementati come riferimenti ad un nodo e sono variabili di istanza del tipo del nodo. Ogni nodo contiene un’</text:span><text:span text:style-name="T75">unico</text:span><text:span text:style-name="T55"> collegamento, e i nodi sono posizionati uno dopo l’altro cosi da formare una lista. Il collegamento </text:span><text:span text:style-name="T63">testa</text:span><text:span text:style-name="T55"> (head) non è nella lista dei nodi, infatti non è un nodo specifico, bensi un collegamento che punta al primo nodo. Nelle implementazioni <text:s/>testa contiene quindi un riferimento ad un nodo, e di conseguenza è anch’essa una variabile di tipo nodo. </text:span></text:p>
      <text:p text:style-name="P13">Vedi I/NodoLista, ListaConcatenataDiStringhe e <text:s/>ListaConcatenataDiStringheDemo per l’implemenzazione Java. In particolare la variabile di istana collegamento della classe NodoLista è anch’essa di tipo NodoLista. Questa relazione sembra circolare, e in un certo senso lo è, ma in Java è perfettamente legittimo avere una classe con al proprio interno un riferimento ad un’oggetto di quella stessa classe. In pratica ogni oggetto nodo di una lista concatenata contiene nella propria <text:soft-page-break/>variabile di istanza collegamento un riferimento a un altro offetto della classe NodoLista; quest’altro oggetto conterrà a sua volta un riferimento ad un altro oggetto della classe NodoLista e cosi via, fino alla fine della lista concatenata. </text:p>
      <text:p text:style-name="P1"><text:span text:style-name="T55">Quando si utilizza una lista concatenata, il codice deve essere in grado di collocarsi sul primo nodo e di capire quando viene raggiunto l’ultimo. Il primo nodo di una lista concatenata è chiamato </text:span><text:span text:style-name="T63">nodo di testa</text:span><text:span text:style-name="T55"> (head node) ed è consuetudine usare l’identificatore testa (head) per una variabile di istanza che contiene un riferimento a questo primo nodo, infatti testa è chiamato </text:span><text:span text:style-name="T63">riferimento di testa</text:span><text:span text:style-name="T55"> (head reference). In Java si indica la fine di una lista concatenata impostando a </text:span><text:span text:style-name="T75">null</text:span><text:span text:style-name="T55"> la variabile di istanza collegamento dell’</text:span><text:span text:style-name="T75">ultimo</text:span><text:span text:style-name="T55"> oggetto. Programma può quindi verificare se un nodo è l’ultimo della lista concatenata semplicemente confrontando la sua variabile d’istanza collegamento a null, usando con operatore ==. Di norma le liste concatenate nascono vuote, e poiché variabile testa contiere un riferimento al primo nodo, per indicare che lista è vuota si assegna a testa il valore null.</text:span></text:p>
      <text:p text:style-name="P1"><text:span text:style-name="T55">Il codice di ListaConcatenataDiStringhe contiene una sola variabile d’istanza: testa. La variabile locale </text:span><text:span text:style-name="T75">posizione</text:span><text:span text:style-name="T55"> contiene un riferimento ad un nodo: inizialmente contiene lo stesso riferimento di testa, e in questo modo posizione punta al primo nodo della lista, per poi passare al successivo grazie all’assegnamento posizione = posizione.getCollegamento(); consentendo in questo modo di poter </text:span><text:span text:style-name="T75">scorrere la lista</text:span><text:span text:style-name="T55"> seguendo l’ordine delle frecce. Scorrimento si interrompe solo quando posizione assume valore null, segnalando cosi la fine della lista concatenata. Un processo che si muove da nodo a nodo di una lista concatenata si dice tecnicamente che </text:span><text:span text:style-name="T63">attraversa</text:span><text:span text:style-name="T55"> la lista. Variabile d’istanza testa può essere usata come un </text:span><text:span text:style-name="T75">nome</text:span><text:span text:style-name="T55"> per il primo nodo di una lista concatenata, mentre tutti gli altri nodi che la compongono non hanno alcun nome: ci si può riferire a loro solo in modo indiretto con testa.getCollegamento() e con la variabile locale posizione.</text:span></text:p>
      <text:p text:style-name="P1"><text:span text:style-name="T55">Il metodo </text:span><text:span text:style-name="T75">aggiungiNodoInTesta</text:span><text:span text:style-name="T55"> aggiunge un nodo all’inizio della lista concatenata, cosi che nuovo nodo diventi il primo della lista. Codice testa = new NodoLista (datiDaAggiungere, testa); assegna alla variabile testa il nuovo nodo che si intende aggiungere, e che diventerà pertanto il primo della lista. Uso operatore new e secondo costruttore della classe NodoLista, passando nella stringa datiDaAggiungere il contenuto del nuovo primo nodo, e collegandolo alla lista assegnando alla sua variabile di istanza collegamento il vecchio primo nodo referenziato da testa. E’ possibile aggingere un nodo non solo all’inizio della lista concatenata, ma anche in altre posizioni, ma l’inizio della lista è il punto specifico in cui è più facile aggiungere o cancellare un nodo. Il metodo eliminaNodoDiTesta rimuove il primo nodo dalla lista concatenata facendo si che la variabile testa faccia riferimento a quello che prima era il secondo nodo della lista: testa = testa.getCollegamento(); Quando il codice </text:span><text:span text:style-name="T63">cancella un nodo</text:span><text:span text:style-name="T55"> da una lista concatenata, rimuove dalla lista concatenata il riferimento a quel nodo, che quindi non farà più parte della lista. Tuttavia non è stato esplicitato alcun comando per la distruzione del nodo che pertando sarà da qualche parte in memoria. In molti linguaggi di programmazione il programmatore deve tenere traccia dei nodi cancellati e dare esplitici comandi per liberare la memoria occupata. In Java tutto questo processo è svolto in modo automatico dal </text:span><text:span text:style-name="T63">garbage collector</text:span><text:span text:style-name="T55">. </text:span></text:p>
      <text:p text:style-name="P1"><text:span text:style-name="T68">Privacy Leak</text:span><text:span text:style-name="T55">: abbiamo visto in precedenza che si verifica una violazione dell’information hiding quando </text:span><text:span text:style-name="T75">un metodo ritorna un riferimento ad una variabile di istanza privata di un tipo classe</text:span><text:span text:style-name="T55">. Restrizione private sulla variabile di istanza potrebbe essere facilmente aggirata se si invoca sulla stessa variabile di istanza il relativo metodo get: ottenendo un riferimento a tale oggetto programmatore può cambiare la variabile di istanza privata. In particolare il metodo getCollegamento() della classe NodoLista può causare una privacy leak, perchè ritorna un riferimendo ad un oggetto NodoLista, ossia un nodo. Al contrario metodo getDati della classe NodoLista non causa una privacy leak, ma solo perché la classe String non ha metodi set. Nella classe ListaConcatenataDiStringhe non abbiamo alcun privacy leak, perché nessuno dei suoi </text:span><text:span text:style-name="T75">metodi pubblici</text:span><text:span text:style-name="T55"> restituisce un riferimento ad un nodo: metodo trova(String elemento) ritorna infatti un </text:span><text:soft-page-break/><text:span text:style-name="T55">NodoLista, ma è codificato come metodo privato; viceversa se fosse stato pubblico avrebbe generato un potenziale privacy leak. </text:span></text:p>
      <text:p text:style-name="P13">Poichè classe NodoLista è soggetta a potenziali privacy leak, vi sono 2 possibili soluzioni:</text:p>
      <text:list xml:id="list4139615356" text:style-name="WWNum87">
        <text:list-item>
          <text:p text:style-name="P166">Collocare entrambe le classi NodoLista e ListaConcatenataDiStringhe nello stesso package, cambiando la restrizione delle variabili di istanza da privata a package, potendo cosi omettere il metodo getCollegamento()</text:p>
        </text:list-item>
        <text:list-item>
          <text:p text:style-name="P166">Soluzione più semplice consiste nel rendere la classe NodoLista una inner class privata della classe ListaConcatenataDiStringheDemo </text:p>
        </text:list-item>
      </text:list>
      <text:p text:style-name="P1"><text:span text:style-name="T68">Classi nodo come inner class</text:span><text:span text:style-name="T55">: si possono realizzare classi auto-contenute realizzando classi nodo come inner class. Classe NodoLista è diventata una inner class privata, dato che se non si intende utilizzare una inner class altrove questa deve essere dichiarata private. In questo modo non solo si nasconde il metodo getCollegamento() al mondo esterno, ad eccezione dell’outer class; ma si può semplificare ulteriormente il codice, eliminando i getters e setters delle variabili d’istanza della inner-class, dato che la outer class vi può accedere in modo diretto. Vedi I/ListaConcatenataDiStringheAutocontenuta in cui differenza principale è che non uso metodo getCollegamento() ma direttamente variabile d’istanza collegamento e ho un nuovo metodo convertiInArray().</text:span></text:p>
      <text:p text:style-name="P1"><text:span text:style-name="T68">Iteratori</text:span><text:span text:style-name="T55">: spesso occorre attraversare tutti gli oggetti della collezione ed eseguire una qualche azione su ogni oggetto, per esempio visualizzarlo a schermo o modificare i suoi dati. Un </text:span><text:span text:style-name="T63">iteratore</text:span><text:span text:style-name="T55"> (iterator) è una variabile che consente di attraversare una collezione di elementi, come un array o una lista concatenata, muovendosi in maniera appropriata da elemento ad elemento. </text:span><text:span text:style-name="T68">BP15.1</text:span><text:span text:style-name="T55">: <text:s/>è usuale avere un metodo che posiziona in un array tutti i dati presenti in una lista concatenata, come si è fatto con metodo convertiInArray. Con l’array è possibile </text:span><text:span text:style-name="T63">iterare</text:span><text:span text:style-name="T55">, ossia muoversi da un’elemento all’altro, usando la variabile intera indice come iteratore. Un array che contiene i dati di una lista concatenata non è, però, sufficiente se si vuole che un iteratore, oltre a muoversi attraverso la lista, consenta anche di effettuare operazioni, come cambiare i dati contenuti in un nodo, o addirittura inserire o cancellare un nodo. Proprio come un idice specifica un elemento di un array, un riferimento a un nodo specifica un nodo. Di conseguenza se si aggiunge una variabile di istanza, con identificatore corrente, alla classe ListaConcatenataDiStringheAutocontenuta, la si può utilizzare come iteratore → vedi I/ListaConcatenataDiStringheConIteratore. L’iteratore rende più semplice inserire o eliminare un nodo, non solo in testa, ma in qualsiasi posizione, poiché fornisce un modo per assegnare un nome a un nodo arbitrario. In aggiunta alle variabili di istanza testa e corrente né è stata introdotta una terza chiamata precedente. L’idea sottostante è che, mentre il riferimento corrente scende lungo la lista concatenata, il riferimento precedente lo precede di un nodo. Questa struttura fornisce un modo di far riferimento al nodo precedente rispetto a quello corrente. Ora che la lista concatenata è dotata di un iteratore, il programma ha un modo per far riferimento a ogni nodo della lista concatenata. La variabile di istanza corrente può far riferimento ad un nodo qualunque: tale nodo è conosciuto come il </text:span><text:span text:style-name="T63">nodo all’iteratore</text:span><text:span text:style-name="T55">. </text:span></text:p>
      <text:p text:style-name="P1"><text:span text:style-name="T55">Un iteratore definito all’interno della classe della lista concatenata è conosciuto come </text:span><text:span text:style-name="T63">iteratore interno</text:span><text:span text:style-name="T55">, viceversa un iteratore definito esternamente alla lista concatenata, come ad esempio la variabile intera posizione che indica un’elemento dell’array in cui abbiamo convertito i valori della lista, è chiamato </text:span><text:span text:style-name="T63">iteratore esterno</text:span><text:span text:style-name="T55">. Si possono avere più iteratori esterni contemporaneamente, ognuno in una posizione differente della lista stessa; mentre questo non è possibile con gli iteratori interni e rne appresenta un evidente svantaggio. E’ inoltre possibile definire un iteratore esterno che lavori direttamente sulla lista concatenata, piuttosto che sull’array dei suoi dati, ma è più complesso.</text:span></text:p>
      <text:p text:style-name="P1"><text:soft-page-break/><text:span text:style-name="T55">Java considera gli iteratori non come semplici variabili, ma come oggetti. L’</text:span><text:span text:style-name="T63">interfaccia iterator</text:span><text:span text:style-name="T55"> del package java.util specifica i 3 seguenti metodi:</text:span></text:p>
      <text:list xml:id="list1678022374" text:style-name="WWNum88">
        <text:list-item>
          <text:p text:style-name="P167">hasNext() ritorna true se interazione ha un’altro elemento da restituire</text:p>
        </text:list-item>
        <text:list-item>
          <text:p text:style-name="P167">next() ritorna il successivo elemento dell’iterazione</text:p>
        </text:list-item>
        <text:list-item>
          <text:p text:style-name="P167">remove() rimuove il successivo elemento dell’iterazione</text:p>
        </text:list-item>
      </text:list>
      <text:p text:style-name="P1"><text:span text:style-name="T68">Eccezioni nelle liste concatenate</text:span><text:span text:style-name="T55">: Classe I/ListaConcatenataDiStringheConIteratore ha metodi definiti in modo tale che ogniqualvolta qualcosa fallisce, viene inviato un messaggio sullo schermo e programma termina. Tuttavia potrebbe non essere necessario terminare programma ogni volta che accade qualcosa di anomalo; ha infatti più senso sollevare un’eccezione, cosi da lasciar decidere al programmatore come gestire l’anomalia.</text:span></text:p>
      <text:p text:style-name="P1"><text:span text:style-name="T68">Lista concatenata generica</text:span><text:span text:style-name="T55">: Vedi I/ListaConcatenata e ListaConcatenataDemo. Intestazione del costruttore appare come dovrebbe essere in classe non parametrica. Inner class NodoLista non ha &lt;E&gt; dopo il suo nome nell’intestazione, poiché la inner class può accedere al tipo parametrico della sua outer class. Con classe parametrica non posso usare metodo convertiInArray perché la seguente istruzione sarebbe illegale: E [] unArray = new E [lunghezza()]; Invece di un’array è però possibile convertire la lista concatenata generica in un’ArrayList sempre usando metodo d’istanza lunghezza(), e ciclo iterativo in combinazione con metodo add() specifico di classe ArrayList.</text:span></text:p>
      <text:p text:style-name="P1"><text:span text:style-name="T68">Liste concatenate doppie</text:span><text:span text:style-name="T55">: Una lista concatenata ordinaria può essere percorsa in un’unica direzione, ossia seguendo i suoi collegamenti. Una lista concatenata doppia ha invece, per ogni nodo, un collegamento al nodo precedente e uno al nodo successivo. Disponibilità del collegamento al nodo precedente semplifica codice: non sarà infatti più necessaria la variabile d’istanza per tenere traccia del nodo dal quale si è arrivati a quello corrente. Per aggiungere o eliminare un nodo da una lista concatenata doppia è necessario modificare i collegamenti di 2 nodi, anziché di 1 solo. Vedi I/NodoListaDoppia, ListaConcatenataDoppiaDiStringheConIteratore e programma <text:s/></text:span><text:span text:style-name="T101">EsempioListaConcatenataDoppia. </text:span></text:p>
      <text:p text:style-name="P1"><text:span text:style-name="T103">Pile</text:span><text:span text:style-name="T101">: Una pila (</text:span><text:span text:style-name="T105">stack</text:span><text:span text:style-name="T101">) non è necessariamente una struttura dati concatenata, ma può essere <text:s/>implementata per mezzo di una lista concatenata. Una pila è una struttura dati nella quale gli elementi vengono rimossi in ordine inverso rispetto a quello nel quale sono stati aggiunti: </text:span><text:span text:style-name="T106">LIFO</text:span><text:span text:style-name="T101"> (last in, first out). Una lista concatenata che inserisca e rimuova nodi </text:span><text:span text:style-name="T104">solo in testa</text:span><text:span text:style-name="T101"> alla lista costituisce di fatto una pila. Per adeguarli alla terminologia delle pile i metodi aggiungiNodoInTesta e eliminaNodoInTesta sono stati rinominati rispettivamente </text:span><text:span text:style-name="T106">push</text:span><text:span text:style-name="T101"> e </text:span><text:span text:style-name="T106">pop</text:span><text:span text:style-name="T102">. Vedi I/Pila ed EsempioPila.</text:span></text:p>
      <text:p text:style-name="P1"><text:span text:style-name="T103">Code</text:span><text:span text:style-name="T102">: Una coda (</text:span><text:span text:style-name="T106">queue</text:span><text:span text:style-name="T102">) è una struttura dati nella quale gli elementi vengono rimossi secondo l’ordine in cui sono stati inseriti: </text:span><text:span text:style-name="T106">FIFO</text:span><text:span text:style-name="T102"> (first in first out). Anche la coda può essere implementata per mezzo di una lista concatenata. Una cosa richiede di tenere traccia sia della testa che della fine della lista, poiché le azioni possono coinvolgere entrambe le posizioni. Poichè è più semplice rimuovere un nodo dalla testa rispetto alla fine di una lista concatenata, l’implementazione della coda rimuoverà elementi dalla testa della lista e inserirà i nuovi alla fine. Vedi I/Coda ed EsempioCoda. </text:span></text:p>
      <text:p text:style-name="P1"><text:span text:style-name="T68">Tabelle di hash</text:span><text:span text:style-name="T55">: Una </text:span><text:span text:style-name="T87">tabella di hash</text:span><text:span text:style-name="T55">, o </text:span><text:span text:style-name="T87">mappa hash</text:span><text:span text:style-name="T55">, è una struttura dati che immagazzina e recupera dati in memoria in maniera efficiente. Esistono molti modi per costruire una tabella di hash, uno di qusti è usare la combinazione di un array e di una lista concatenata ordinaria. Per immagazzinare un’elemento in una tabella di hash gli si assegna una </text:span><text:span text:style-name="T63">chiave</text:span><text:span text:style-name="T55">. Nota la chiave che individua univocamente l’elemento associato, è possibile recuperarlo. Se un’elemento non fornisce intrinsecamente una chiave univoca, si può utilizzare una </text:span><text:span text:style-name="T63">funzione di hash </text:span><text:span text:style-name="T55">per generarne una. </text:span><text:soft-page-break/><text:span text:style-name="T55">Nella maggior parte dei casi una funzione di hash ritorna un numero. Si costruirà la tabella di hash mediante un singolo array di lunghezza fissa nel quale ogni elemento referenzia una lista concatenata. La chiave calcolata dalla funzione di hash assocerà ogni parola all’indice corrispondente nell’array. I dati veri e propri saranno immagazzinati nella lista concatenata presente in quella posizione dell’array. Vedi I/TabellaHash: inizialmente ogni elemento dell’aray arrayHash contiene un riferimento a una lista concatenata vuota, poi si inseriscono gradualmente le varie stringhe in testa alla lista concatenata presente all’indice dell’array corrispondente al valore di hash ritornato dalla funzione. Quando una stringa deve essere inserita in testa ad una lista non vuota ma con almeno un’altro elemento, si verifica la cosiddetta </text:span><text:span text:style-name="T63">collisione</text:span><text:span text:style-name="T55">, che determina una </text:span><text:span text:style-name="T63">concatenazione</text:span><text:span text:style-name="T55">: ossia l’aggiunta di un nuovo nodo in testa alla lista. Per </text:span><text:span text:style-name="T75">cercare un’elemento</text:span><text:span text:style-name="T55"> in una tabella di hash, per prima cosa se ne calcola il relativo valore di hash, successivamente si effettua una </text:span><text:span text:style-name="T75">ricerca sequenziale</text:span><text:span text:style-name="T55"> dell’elemento, unicamente nella lista concatenata il cui indice è pari al valore di hash ottenuto.</text:span></text:p>
      <text:p text:style-name="P1"><text:span text:style-name="T55">L’</text:span><text:span text:style-name="T63">efficienza</text:span><text:span text:style-name="T55"> di questa implementazione della tabella di hash dipende da vari fattori:</text:span></text:p>
      <text:list xml:id="list274341184" text:style-name="WWNum89">
        <text:list-item>
          <text:p text:style-name="P168">Prestazioni peggiori si avranno se tutti gli elementi inseriti vengono associati alla stessa chiave, e quindi immagazzinati in un’unica lista. Ne consegue che l’operazione di ricerca richiederà un tempo proporzionale al numero di elementi nella tabella. Normalmente però elementi da inserire hanno una distribuzione in qualche modo casuale e quindi sarà estremamente improbabile che vengano associati tutti alla stessa chiave. </text:p>
        </text:list-item>
        <text:list-item>
          <text:p text:style-name="P168">All’estremo opposto le prestazioni migliori si avrebbero se ogni <text:s/>elemento venisse associato ad una chiave diversa, ossia se non vi fosse alcuna collisione. In questo caso ricerca richiederebbe sempre lo stesso tempo dato che l’elemento da trovare è sempre il primo di ogni lista concatenata. </text:p>
        </text:list-item>
      </text:list>
      <text:p text:style-name="P1"><text:span text:style-name="T55">E’ possibile ridurre la probabilità che si verifichino collisioni sia usando una funzione di hash migliore, sia aumentando la dimensione della tabella di hash. C’è tuttavia un </text:span><text:span text:style-name="T75">trade-off tra efficienza e spazio di memoria</text:span><text:span text:style-name="T55">, poiché usare tabelle molto grandi per migliorare le prestazioni richiede più memoria.</text:span></text:p>
      <text:p text:style-name="P1"><text:span text:style-name="T87">Insiemi</text:span><text:span text:style-name="T55">: Un’insieme è una collezione di elementi dei quali si ignorano ordine e molteplicità. Un modo semplice per implementare un’insieme <text:s/>consiste in una variante di una lista concatenata: gli elementi dell’insieme vengono immagazzinati in una lista concatenata ordinaria. Vedi I/Insieme: classe Nodo è una inner class e metodo aggiungi(), che sostituisce aggiungiNodoInTesta(), deve essere leggermente modificato per impedire che vengano inseriti elementi duplicati. Poichè una lista concatenata contiene riferimenti agli elementi dell’insieme, è possibile includere lo stesso elementi in più insiemi referenziandolo da più liste concatenate. </text:span></text:p>
      <text:p text:style-name="P13">Le operazioni di base che una classe che implementi un insieme dobrebbe consentire sono 4: aggiunta / rimozione di un elemento, verifica dell’appartenenza di un elemento all’insieme, unione e intersezione. Metodo unione() combina gli elementi dell’oggetto chiamante con quelli dell’insieme passato come argomento: per farlo si crea un nuovo insieme vuoto, successivamente si itera metodo di aggiunta su tutti gli elementi dell’oggetto chiamante e dell’argomento. Metodo aggiungi() garantisce per costruzione che non vengano aggiunti elementi duplicati. Metodo intersezione() crea anch’esso un nuovo insieme vuoto popolandolo con gli elementi che appartengono sia all’insieme chiamante che a quello passato come argomento: per farlo si itera ogni elemento dell’oggetto chiamante, e si invoca su ognuno il metodo nellInsieme() per verificare che faccia parte anche dell’insime chiamante. Per intersezione è necessario iterare gli elementi di un solo insieme (preferibilmente il pù piccolo); mentre unione() richiede di iterare tutti gli elementi di entrambi.</text:p>
      <text:p text:style-name="P1"><text:soft-page-break/><text:span text:style-name="T107">L’</text:span><text:span text:style-name="T108">efficienza</text:span><text:span text:style-name="T55"> dell’implementazione di insiemi basata su liste concatenate è in generale </text:span><text:span text:style-name="T90">limitata</text:span><text:span text:style-name="T55">. Il metodo nellInsieme() infatti scorre l’intero insieme chiamante cercando l’elemento da trovare, cosa che richiede un numero di operazioni proporzionale al numero di elementi nell’insieme. Lo stesso vale per il medo aggiungi() dato che aggiunta avviene solo dopo aver verificato che elemento non sia già presente nell’insieme, determinando quindi invocazione di metodo nellInsieme() sull’argomento passato. Se 2 insiemi sono formati rispettivamente da N e M elementi il tempo necessario per costruire l’insieme unione cresce approssimativamente come (N+M)</text:span><text:span text:style-name="T110">2</text:span><text:span text:style-name="T55">, ossia il quadrato della somma degli elementi di entrambi gli insiemi; metre il tempo necessario per costruire l’insieme intersezione cresce approssimativamente come (N*M), ossia il prodotto dei numeri di elementi dei 2 insiemi.</text:span></text:p>
      <text:p text:style-name="P1"><text:span text:style-name="T63">Alberi</text:span><text:span text:style-name="T55">: Un albero è un tipo di struttura dati molto utilizzata, ma più complessa rispetto a quelle viste finora. In un albero qualunque nodo può essere raggiunto partendo dal nodo </text:span><text:span text:style-name="T63">radice</text:span><text:span text:style-name="T55"> (</text:span><text:span text:style-name="T63">root</text:span><text:span text:style-name="T55">) lungo un percorso costituito da una sequenza di collagamenti. Non sono ammessi percorsi chiusi (cicli) in un albero, quindi seguendo i collegamenti si arriverà necessariamente ad una “fine”. Ogni nodo ha 2 collegamenti ad altri nodi: questo tipo di albero è detto </text:span><text:span text:style-name="T63">albero binario</text:span><text:span text:style-name="T55">, perchè da ogni nodo partono </text:span><text:span text:style-name="T75">esattamente</text:span><text:span text:style-name="T55"> 2 collegamenti. Sono possibili anche altri tipi di alberi con numeri diversi di collegamenti, ma quello binario è di gran lunga il più usato. La variabile di istanza radice ha un ruolo analogo a qullo della variabile testa in una lista concatenata. Il nodo il cui riferimento è contenuto nella variabile radice è detto </text:span><text:span text:style-name="T63">nodo radice</text:span><text:span text:style-name="T55">. I nodi alla fine dei rami, che hanno entrambe le variabili di istanza che rappresentano i collegamenti impostate a null, sono detti </text:span><text:span text:style-name="T63">nodi foglia</text:span><text:span text:style-name="T55">. Analogamente ad una lista vuota, un albero vuoto ha la variabile radice impostata a null. Albero ha una </text:span><text:span text:style-name="T63">struttura ricorsiva</text:span><text:span text:style-name="T55">: ogni albero contiene, infatti, 2 sottoalberi che hanno come radici i nodi referenziati rispettivamente dalle variabili collegamentoSinistro e collegamentoDestro del nodo radice. Tale naturale struttura ricorsiva rende gli alberi particolarmente indicati all’utilizzo di algoritmi ricorsivi.</text:span></text:p>
      <text:p text:style-name="P1"><text:span text:style-name="T55">Un modo particolare di immagazzinare i dati in un albero, è la </text:span><text:span text:style-name="T63">regola di immagazzinamento per la ricerca in alberi binari</text:span><text:span text:style-name="T55"> (</text:span><text:span text:style-name="T109">binary search tree storage rule</text:span><text:span text:style-name="T55">), che è cosi riassumibile:</text:span></text:p>
      <text:list xml:id="list1880115621" text:style-name="WWNum90">
        <text:list-item>
          <text:p text:style-name="P169">tutti i valori nel sottoalbero sinistro sono minori del valore nel nodo radice</text:p>
        </text:list-item>
        <text:list-item>
          <text:p text:style-name="P169">tutti i valori nel sottoalbero sinistro sono maggiori o uguali al valore nel nodo radice</text:p>
        </text:list-item>
        <text:list-item>
          <text:p text:style-name="P169">la regola si applica ricorsivamente a ognuno dei 2 sottoalberi. Il caso base per la ricorsione è un albero vuoto, che viene considerato compatibile con la regola.</text:p>
        </text:list-item>
      </text:list>
      <text:p text:style-name="P1"><text:span text:style-name="T55">Un albero che soddisfa la regola di immagazzinamento per la ricerca in alberi binari è detto </text:span><text:span text:style-name="T63">albero di ricerca binaria</text:span><text:span text:style-name="T55">. Se un albero soddisfa questa regola e se ne visualizzano gli elementi secondo l’approccio dell’</text:span><text:span text:style-name="T75">elaborazione in-ordine</text:span><text:span text:style-name="T55">, (si elabora prima sottoalbero sinistro, poi nodo radice e infine sottoalbero destro) gli elementi saranno </text:span><text:span text:style-name="T75">visualizzati in ordine crescente</text:span><text:span text:style-name="T55">; inoltre gli elementi potranno essere recuperati in modo molto efficiente per mezzo di un </text:span><text:span text:style-name="T75">algoritmo di ricerca binaria</text:span><text:span text:style-name="T55">. Vedi I/AlberoInteri.</text:span></text:p>
      <text:p text:style-name="P1"><text:span text:style-name="T55">Nel caso peggiore il tempo necessario per la ricerca risulterà proporzionale al logaritmo del numero di nodi nell’albero; di conseguenza la ricerca in un albero binario corto è </text:span><text:span text:style-name="T90">molto efficiente</text:span><text:span text:style-name="T55">. Più l’albero diventa lungo e sottile, più l’efficienza si riduce, finché nel caso più estremo diventa pari a quella della ricerca in una lista concatenata con lo stesso numero di nodi dell’albero. Vi sono tecniche specifiche per mantenere albero corto e largo (tecnicamente </text:span><text:span text:style-name="T75">bilanciato</text:span><text:span text:style-name="T55">), cosi da massimizzare l’efficienza della ricerca; ma in generale se elementi da immagazzinare nell’albero si presentano in modo casuale, l’albero risulterà naturalmente sufficientemente bilanciato da presentare le proprietà di massima efficienza.</text:span></text:p>
      <text:p text:style-name="P38"><text:soft-page-break/>Capitolo 16: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text-properties style:font-name-complex="Wingdings" style:font-family-complex="Wingdings"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text-properties style:font-name-complex="Wingdings" style:font-family-complex="Wingdings" style:font-family-generic-complex="system" style:font-pitch-complex="variable"/>
    </style:style>
    <style:style style:name="ListLabel_20_496" style:display-name="ListLabel 496" style:family="text">
      <style:text-properties style:font-name-complex="Symbol" style:font-family-complex="Symbol" style:font-family-generic-complex="system" style:font-pitch-complex="variable"/>
    </style:style>
    <style:style style:name="ListLabel_20_497" style:display-name="ListLabel 497" style:family="text">
      <style:text-properties style:font-name-complex="Courier New" style:font-family-complex="'Courier New'" style:font-family-generic-complex="system" style:font-pitch-complex="variable"/>
    </style:style>
    <style:style style:name="ListLabel_20_498" style:display-name="ListLabel 498" style:family="text">
      <style:text-properties style:font-name-complex="Wingdings" style:font-family-complex="Wingdings" style:font-family-generic-complex="system" style:font-pitch-complex="variable"/>
    </style:style>
    <style:style style:name="ListLabel_20_499" style:display-name="ListLabel 499" style:family="text">
      <style:text-properties style:font-name-complex="Symbol" style:font-family-complex="Symbol" style:font-family-generic-complex="system" style:font-pitch-complex="variable"/>
    </style:style>
    <style:style style:name="ListLabel_20_500" style:display-name="ListLabel 500" style:family="text">
      <style:text-properties style:font-name-complex="Courier New" style:font-family-complex="'Courier New'" style:font-family-generic-complex="system" style:font-pitch-complex="variable"/>
    </style:style>
    <style:style style:name="ListLabel_20_501" style:display-name="ListLabel 501" style:family="text">
      <style:text-properties style:font-name-complex="Wingdings" style:font-family-complex="Wingdings" style:font-family-generic-complex="system" style:font-pitch-complex="variable"/>
    </style:style>
    <style:style style:name="ListLabel_20_502" style:display-name="ListLabel 502" style:family="text">
      <style:text-properties style:font-name-complex="Symbol" style:font-family-complex="Symbol" style:font-family-generic-complex="system" style:font-pitch-complex="variable"/>
    </style:style>
    <style:style style:name="ListLabel_20_503" style:display-name="ListLabel 503" style:family="text">
      <style:text-properties style:font-name-complex="Courier New" style:font-family-complex="'Courier New'"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505" style:display-name="ListLabel 505" style:family="text">
      <style:text-properties style:font-name-complex="Symbol" style:font-family-complex="Symbol" style:font-family-generic-complex="system" style:font-pitch-complex="variable"/>
    </style:style>
    <style:style style:name="ListLabel_20_506" style:display-name="ListLabel 506" style:family="text">
      <style:text-properties style:font-name-complex="Courier New" style:font-family-complex="'Courier New'" style:font-family-generic-complex="system" style:font-pitch-complex="variable"/>
    </style:style>
    <style:style style:name="ListLabel_20_507" style:display-name="ListLabel 507" style:family="text">
      <style:text-properties style:font-name-complex="Wingdings" style:font-family-complex="Wingdings" style:font-family-generic-complex="system" style:font-pitch-complex="variable"/>
    </style:style>
    <style:style style:name="ListLabel_20_508" style:display-name="ListLabel 508" style:family="text">
      <style:text-properties style:font-name-complex="Symbol" style:font-family-complex="Symbol" style:font-family-generic-complex="system" style:font-pitch-complex="variable"/>
    </style:style>
    <style:style style:name="ListLabel_20_509" style:display-name="ListLabel 509" style:family="text">
      <style:text-properties style:font-name-complex="Courier New" style:font-family-complex="'Courier New'" style:font-family-generic-complex="system" style:font-pitch-complex="variable"/>
    </style:style>
    <style:style style:name="ListLabel_20_510" style:display-name="ListLabel 510" style:family="text">
      <style:text-properties style:font-name-complex="Wingdings" style:font-family-complex="Wingdings" style:font-family-generic-complex="system" style:font-pitch-complex="variable"/>
    </style:style>
    <style:style style:name="ListLabel_20_511" style:display-name="ListLabel 511" style:family="text">
      <style:text-properties style:font-name-complex="Symbol" style:font-family-complex="Symbol" style:font-family-generic-complex="system" style:font-pitch-complex="variable"/>
    </style:style>
    <style:style style:name="ListLabel_20_512" style:display-name="ListLabel 512" style:family="text">
      <style:text-properties style:font-name-complex="Courier New" style:font-family-complex="'Courier New'" style:font-family-generic-complex="system" style:font-pitch-complex="variable"/>
    </style:style>
    <style:style style:name="ListLabel_20_513" style:display-name="ListLabel 513" style:family="text">
      <style:text-properties style:font-name-complex="Wingdings" style:font-family-complex="Wingdings" style:font-family-generic-complex="system" style:font-pitch-complex="variable"/>
    </style:style>
    <style:style style:name="ListLabel_20_514" style:display-name="ListLabel 514" style:family="text">
      <style:text-properties style:font-name-complex="Symbol" style:font-family-complex="Symbol" style:font-family-generic-complex="system" style:font-pitch-complex="variable"/>
    </style:style>
    <style:style style:name="ListLabel_20_515" style:display-name="ListLabel 515" style:family="text">
      <style:text-properties style:font-name-complex="Courier New" style:font-family-complex="'Courier New'" style:font-family-generic-complex="system" style:font-pitch-complex="variable"/>
    </style:style>
    <style:style style:name="ListLabel_20_516" style:display-name="ListLabel 516" style:family="text">
      <style:text-properties style:font-name-complex="Wingdings" style:font-family-complex="Wingdings" style:font-family-generic-complex="system" style:font-pitch-complex="variable"/>
    </style:style>
    <style:style style:name="ListLabel_20_517" style:display-name="ListLabel 517" style:family="text">
      <style:text-properties style:font-name-complex="Symbol" style:font-family-complex="Symbol" style:font-family-generic-complex="system" style:font-pitch-complex="variable"/>
    </style:style>
    <style:style style:name="ListLabel_20_518" style:display-name="ListLabel 518" style:family="text">
      <style:text-properties style:font-name-complex="Courier New" style:font-family-complex="'Courier New'" style:font-family-generic-complex="system" style:font-pitch-complex="variable"/>
    </style:style>
    <style:style style:name="ListLabel_20_519" style:display-name="ListLabel 519" style:family="text">
      <style:text-properties style:font-name-complex="Wingdings" style:font-family-complex="Wingdings" style:font-family-generic-complex="system" style:font-pitch-complex="variable"/>
    </style:style>
    <style:style style:name="ListLabel_20_520" style:display-name="ListLabel 520" style:family="text">
      <style:text-properties style:font-name-complex="Symbol" style:font-family-complex="Symbol" style:font-family-generic-complex="system" style:font-pitch-complex="variable"/>
    </style:style>
    <style:style style:name="ListLabel_20_521" style:display-name="ListLabel 521" style:family="text">
      <style:text-properties style:font-name-complex="Courier New" style:font-family-complex="'Courier New'" style:font-family-generic-complex="system" style:font-pitch-complex="variable"/>
    </style:style>
    <style:style style:name="ListLabel_20_522" style:display-name="ListLabel 522" style:family="text">
      <style:text-properties style:font-name-complex="Wingdings" style:font-family-complex="Wingdings" style:font-family-generic-complex="system" style:font-pitch-complex="variable"/>
    </style:style>
    <style:style style:name="ListLabel_20_523" style:display-name="ListLabel 523" style:family="text">
      <style:text-properties style:font-name-complex="Symbol" style:font-family-complex="Symbol" style:font-family-generic-complex="system" style:font-pitch-complex="variable"/>
    </style:style>
    <style:style style:name="ListLabel_20_524" style:display-name="ListLabel 524" style:family="text">
      <style:text-properties style:font-name-complex="Courier New" style:font-family-complex="'Courier New'" style:font-family-generic-complex="system" style:font-pitch-complex="variable"/>
    </style:style>
    <style:style style:name="ListLabel_20_525" style:display-name="ListLabel 525" style:family="text">
      <style:text-properties style:font-name-complex="Wingdings" style:font-family-complex="Wingdings" style:font-family-generic-complex="system" style:font-pitch-complex="variable"/>
    </style:style>
    <style:style style:name="ListLabel_20_526" style:display-name="ListLabel 526" style:family="text">
      <style:text-properties style:font-name-complex="Symbol" style:font-family-complex="Symbol" style:font-family-generic-complex="system" style:font-pitch-complex="variable"/>
    </style:style>
    <style:style style:name="ListLabel_20_527" style:display-name="ListLabel 527" style:family="text">
      <style:text-properties style:font-name-complex="Courier New" style:font-family-complex="'Courier New'" style:font-family-generic-complex="system" style:font-pitch-complex="variable"/>
    </style:style>
    <style:style style:name="ListLabel_20_528" style:display-name="ListLabel 528" style:family="text">
      <style:text-properties style:font-name-complex="Wingdings" style:font-family-complex="Wingdings" style:font-family-generic-complex="system" style:font-pitch-complex="variable"/>
    </style:style>
    <style:style style:name="ListLabel_20_529" style:display-name="ListLabel 529" style:family="text">
      <style:text-properties style:font-name-complex="Symbol" style:font-family-complex="Symbol" style:font-family-generic-complex="system" style:font-pitch-complex="variable"/>
    </style:style>
    <style:style style:name="ListLabel_20_530" style:display-name="ListLabel 530" style:family="text">
      <style:text-properties style:font-name-complex="Courier New" style:font-family-complex="'Courier New'" style:font-family-generic-complex="system" style:font-pitch-complex="variable"/>
    </style:style>
    <style:style style:name="ListLabel_20_531" style:display-name="ListLabel 531" style:family="text">
      <style:text-properties style:font-name-complex="Wingdings" style:font-family-complex="Wingdings" style:font-family-generic-complex="system" style:font-pitch-complex="variable"/>
    </style:style>
    <style:style style:name="ListLabel_20_541" style:display-name="ListLabel 541" style:family="text">
      <style:text-properties style:font-name-complex="Symbol" style:font-family-complex="Symbol" style:font-family-generic-complex="system" style:font-pitch-complex="variable"/>
    </style:style>
    <style:style style:name="ListLabel_20_542" style:display-name="ListLabel 542" style:family="text">
      <style:text-properties style:font-name-complex="Courier New" style:font-family-complex="'Courier New'" style:font-family-generic-complex="system" style:font-pitch-complex="variable"/>
    </style:style>
    <style:style style:name="ListLabel_20_543" style:display-name="ListLabel 543" style:family="text">
      <style:text-properties style:font-name-complex="Wingdings" style:font-family-complex="Wingdings" style:font-family-generic-complex="system" style:font-pitch-complex="variable"/>
    </style:style>
    <style:style style:name="ListLabel_20_544" style:display-name="ListLabel 544" style:family="text">
      <style:text-properties style:font-name-complex="Symbol" style:font-family-complex="Symbol" style:font-family-generic-complex="system" style:font-pitch-complex="variable"/>
    </style:style>
    <style:style style:name="ListLabel_20_545" style:display-name="ListLabel 545" style:family="text">
      <style:text-properties style:font-name-complex="Courier New"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Wingdings" style:font-family-complex="Wingdings"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Wingdings" style:font-family-complex="Wingdings"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532" style:display-name="ListLabel 532" style:family="text">
      <style:text-properties style:font-name-complex="Symbol" style:font-family-complex="Symbol" style:font-family-generic-complex="system" style:font-pitch-complex="variable"/>
    </style:style>
    <style:style style:name="ListLabel_20_533" style:display-name="ListLabel 533" style:family="text">
      <style:text-properties style:font-name-complex="Courier New" style:font-family-complex="'Courier New'" style:font-family-generic-complex="system" style:font-pitch-complex="variable"/>
    </style:style>
    <style:style style:name="ListLabel_20_534" style:display-name="ListLabel 534" style:family="text">
      <style:text-properties style:font-name-complex="Wingdings" style:font-family-complex="Wingdings" style:font-family-generic-complex="system" style:font-pitch-complex="variable"/>
    </style:style>
    <style:style style:name="ListLabel_20_535" style:display-name="ListLabel 535" style:family="text">
      <style:text-properties style:font-name-complex="Symbol" style:font-family-complex="Symbol" style:font-family-generic-complex="system" style:font-pitch-complex="variable"/>
    </style:style>
    <style:style style:name="ListLabel_20_536" style:display-name="ListLabel 536" style:family="text">
      <style:text-properties style:font-name-complex="Courier New" style:font-family-complex="'Courier New'" style:font-family-generic-complex="system" style:font-pitch-complex="variable"/>
    </style:style>
    <style:style style:name="ListLabel_20_537" style:display-name="ListLabel 537" style:family="text">
      <style:text-properties style:font-name-complex="Wingdings" style:font-family-complex="Wingdings" style:font-family-generic-complex="system" style:font-pitch-complex="variable"/>
    </style:style>
    <style:style style:name="ListLabel_20_538" style:display-name="ListLabel 538" style:family="text">
      <style:text-properties style:font-name-complex="Symbol" style:font-family-complex="Symbol" style:font-family-generic-complex="system" style:font-pitch-complex="variable"/>
    </style:style>
    <style:style style:name="ListLabel_20_539" style:display-name="ListLabel 539" style:family="text">
      <style:text-properties style:font-name-complex="Courier New" style:font-family-complex="'Courier New'" style:font-family-generic-complex="system" style:font-pitch-complex="variable"/>
    </style:style>
    <style:style style:name="ListLabel_20_540" style:display-name="ListLabel 54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text-properties style:font-name-complex="Wingdings" style:font-family-complex="Wingdings"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text-properties style:font-name-complex="Wingdings" style:font-family-complex="Wingdings"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Wingdings" style:font-family-complex="Wingdings" style:font-family-generic-complex="system" style:font-pitch-complex="variable"/>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Wingdings" style:font-family-complex="Wingdings"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Wingdings" style:font-family-complex="Wingdings"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text-properties style:font-name-complex="Wingdings" style:font-family-complex="Wingdings" style:font-family-generic-complex="system" style:font-pitch-complex="variable"/>
    </style:style>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text-properties style:font-name-complex="Wingdings" style:font-family-complex="Wingdings"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text-properties style:font-name-complex="Wingdings" style:font-family-complex="Wingdings"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Wingdings" style:font-family-complex="Wingdings" style:font-family-generic-complex="system" style:font-pitch-complex="variable"/>
    </style:style>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Wingdings" style:font-family-complex="Wingdings"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Wingdings" style:font-family-complex="Wingdings"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Symbol" style:font-family-complex="Symbol" style:font-family-generic-complex="system" style:font-pitch-complex="variable"/>
    </style:style>
    <style:style style:name="ListLabel_20_572" style:display-name="ListLabel 572" style:family="text">
      <style:text-properties style:font-name-complex="Courier New" style:font-family-complex="'Courier New'" style:font-family-generic-complex="system" style:font-pitch-complex="variable"/>
    </style:style>
    <style:style style:name="ListLabel_20_573" style:display-name="ListLabel 573" style:family="text">
      <style:text-properties style:font-name-complex="Wingdings" style:font-family-complex="Wingdings" style:font-family-generic-complex="system" style:font-pitch-complex="variable"/>
    </style:style>
    <style:style style:name="ListLabel_20_574" style:display-name="ListLabel 574" style:family="text">
      <style:text-properties style:font-name-complex="Symbol" style:font-family-complex="Symbol" style:font-family-generic-complex="system" style:font-pitch-complex="variable"/>
    </style:style>
    <style:style style:name="ListLabel_20_575" style:display-name="ListLabel 575" style:family="text">
      <style:text-properties style:font-name-complex="Courier New" style:font-family-complex="'Courier New'" style:font-family-generic-complex="system" style:font-pitch-complex="variable"/>
    </style:style>
    <style:style style:name="ListLabel_20_576" style:display-name="ListLabel 576" style:family="text">
      <style:text-properties style:font-name-complex="Wingdings" style:font-family-complex="Wingdings" style:font-family-generic-complex="system" style:font-pitch-complex="variable"/>
    </style:style>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Wingdings" style:font-family-complex="Wingdings"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text-properties style:font-name-complex="Wingdings" style:font-family-complex="Wingdings"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text-properties style:font-name-complex="Wingdings" style:font-family-complex="Wingdings" style:font-family-generic-complex="system" style:font-pitch-complex="variable"/>
    </style:style>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asian="Calibri" style:font-family-asian="Calibri"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complex="Wingdings" style:font-family-complex="Wingdings"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text-properties style:font-name-complex="Wingdings" style:font-family-complex="Wingdings"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text-properties style:font-name-complex="Wingdings" style:font-family-complex="Wingdings" style:font-family-generic-complex="system" style:font-pitch-complex="variable"/>
    </style:style>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text-properties style:font-name-complex="Wingdings" style:font-family-complex="Wingdings"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Wingdings" style:font-family-complex="Wingdings"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Wingdings" style:font-family-complex="Wingdings" style:font-family-generic-complex="system" style:font-pitch-complex="variable"/>
    </style:style>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Wingdings" style:font-family-complex="Wingdings"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Wingdings" style:font-family-complex="Wingdings"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Wingdings" style:font-family-complex="Wingdings" style:font-family-generic-complex="system" style:font-pitch-complex="variable"/>
    </style:style>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Wingdings" style:font-family-complex="Wingdings"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Wingdings" style:font-family-complex="Wingdings"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text-properties style:font-name-complex="Wingdings" style:font-family-complex="Wingdings" style:font-family-generic-complex="system" style:font-pitch-complex="variable"/>
    </style:style>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text-properties style:font-name-complex="Wingdings" style:font-family-complex="Wingdings"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text-properties style:font-name-complex="Wingdings" style:font-family-complex="Wingdings"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text-properties style:font-name-complex="Wingdings" style:font-family-complex="Wingdings" style:font-family-generic-complex="system" style:font-pitch-complex="variable"/>
    </style:style>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text-properties style:font-name-complex="Wingdings" style:font-family-complex="Wingdings"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text-properties style:font-name-complex="Wingdings" style:font-family-complex="Wingdings"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Wingdings" style:font-family-complex="Wingdings" style:font-family-generic-complex="system" style:font-pitch-complex="variable"/>
    </style:style>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Wingdings" style:font-family-complex="Wingdings"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Wingdings" style:font-family-complex="Wingdings"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Wingdings" style:font-family-complex="Wingdings" style:font-family-generic-complex="system" style:font-pitch-complex="variable"/>
    </style:style>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Wingdings" style:font-family-complex="Wingdings"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text-properties style:font-name-complex="Wingdings" style:font-family-complex="Wingdings" style:font-family-generic-complex="system" style:font-pitch-complex="variable"/>
    </style:style>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text-properties style:font-name-complex="Wingdings" style:font-family-complex="Wingdings"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text-properties style:font-name-complex="Wingdings" style:font-family-complex="Wingdings"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text-properties style:font-name-complex="Wingdings" style:font-family-complex="Wingdings" style:font-family-generic-complex="system" style:font-pitch-complex="variable"/>
    </style:style>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text-properties style:font-name-complex="Wingdings" style:font-family-complex="Wingdings"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Wingdings" style:font-family-complex="Wingdings"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Wingdings" style:font-family-complex="Wingdings" style:font-family-generic-complex="system" style:font-pitch-complex="variable"/>
    </style:style>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Wingdings" style:font-family-complex="Wingdings"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Wingdings" style:font-family-complex="Wingdings"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Wingdings" style:font-family-complex="Wingdings" style:font-family-generic-complex="system" style:font-pitch-complex="variable"/>
    </style:style>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Wingdings" style:font-family-complex="Wingdings"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Wingdings" style:font-family-complex="Wingdings"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text-properties style:font-name-complex="Wingdings" style:font-family-complex="Wingdings" style:font-family-generic-complex="system" style:font-pitch-complex="variable"/>
    </style:style>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text-properties style:font-name-complex="Wingdings" style:font-family-complex="Wingdings"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text-properties style:font-name-complex="Wingdings" style:font-family-complex="Wingdings"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text-properties style:font-name-complex="Wingdings" style:font-family-complex="Wingdings" style:font-family-generic-complex="system" style:font-pitch-complex="variable"/>
    </style:style>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Courier New" style:font-family-complex="'Courier New'" style:font-family-generic-complex="system" style:font-pitch-complex="variable"/>
    </style:style>
    <style:style style:name="ListLabel_20_409" style:display-name="ListLabel 409" style:family="text">
      <style:text-properties style:font-name-complex="Wingdings" style:font-family-complex="Wingdings"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Courier New" style:font-family-complex="'Courier New'" style:font-family-generic-complex="system" style:font-pitch-complex="variable"/>
    </style:style>
    <style:style style:name="ListLabel_20_412" style:display-name="ListLabel 412" style:family="text">
      <style:text-properties style:font-name-complex="Wingdings" style:font-family-complex="Wingdings" style:font-family-generic-complex="system" style:font-pitch-complex="variable"/>
    </style:style>
    <style:style style:name="ListLabel_20_413" style:display-name="ListLabel 413" style:family="text">
      <style:text-properties style:font-name-complex="Symbol" style:font-family-complex="Symbol" style:font-family-generic-complex="system" style:font-pitch-complex="variable"/>
    </style:style>
    <style:style style:name="ListLabel_20_414" style:display-name="ListLabel 414" style:family="text">
      <style:text-properties style:font-name-complex="Courier New" style:font-family-complex="'Courier New'" style:font-family-generic-complex="system" style:font-pitch-complex="variable"/>
    </style:style>
    <style:style style:name="ListLabel_20_415" style:display-name="ListLabel 415" style:family="text">
      <style:text-properties style:font-name-complex="Wingdings" style:font-family-complex="Wingdings"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Courier New" style:font-family-complex="'Courier New'" style:font-family-generic-complex="system" style:font-pitch-complex="variable"/>
    </style:style>
    <style:style style:name="ListLabel_20_418" style:display-name="ListLabel 418" style:family="text">
      <style:text-properties style:font-name-complex="Wingdings" style:font-family-complex="Wingdings"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Courier New" style:font-family-complex="'Courier New'" style:font-family-generic-complex="system" style:font-pitch-complex="variable"/>
    </style:style>
    <style:style style:name="ListLabel_20_421" style:display-name="ListLabel 421" style:family="text">
      <style:text-properties style:font-name-complex="Wingdings" style:font-family-complex="Wingdings" style:font-family-generic-complex="system" style:font-pitch-complex="variable"/>
    </style:style>
    <style:style style:name="ListLabel_20_422" style:display-name="ListLabel 422" style:family="text">
      <style:text-properties style:font-name-complex="Symbol" style:font-family-complex="Symbol" style:font-family-generic-complex="system" style:font-pitch-complex="variable"/>
    </style:style>
    <style:style style:name="ListLabel_20_423" style:display-name="ListLabel 423" style:family="text">
      <style:text-properties style:font-name-complex="Courier New" style:font-family-complex="'Courier New'" style:font-family-generic-complex="system" style:font-pitch-complex="variable"/>
    </style:style>
    <style:style style:name="ListLabel_20_424" style:display-name="ListLabel 424"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Courier New"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Courier New" style:font-family-complex="'Courier New'" style:font-family-generic-complex="system" style:font-pitch-complex="variable"/>
    </style:style>
    <style:style style:name="ListLabel_20_427" style:display-name="ListLabel 427" style:family="text">
      <style:text-properties style:font-name-complex="Wingdings" style:font-family-complex="Wingdings"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Courier New"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Courier New"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Courier New" style:font-family-complex="'Courier New'" style:font-family-generic-complex="system" style:font-pitch-complex="variable"/>
    </style:style>
    <style:style style:name="ListLabel_20_463" style:display-name="ListLabel 463" style:family="text">
      <style:text-properties style:font-name-complex="Wingdings" style:font-family-complex="Wingdings"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Courier New" style:font-family-complex="'Courier New'" style:font-family-generic-complex="system" style:font-pitch-complex="variable"/>
    </style:style>
    <style:style style:name="ListLabel_20_466" style:display-name="ListLabel 466" style:family="text">
      <style:text-properties style:font-name-complex="Wingdings" style:font-family-complex="Wingdings" style:font-family-generic-complex="system" style:font-pitch-complex="variable"/>
    </style:style>
    <style:style style:name="ListLabel_20_467" style:display-name="ListLabel 467" style:family="text">
      <style:text-properties style:font-name-complex="Symbol" style:font-family-complex="Symbol" style:font-family-generic-complex="system" style:font-pitch-complex="variable"/>
    </style:style>
    <style:style style:name="ListLabel_20_468" style:display-name="ListLabel 468" style:family="text">
      <style:text-properties style:font-name-complex="Courier New" style:font-family-complex="'Courier New'" style:font-family-generic-complex="system" style:font-pitch-complex="variable"/>
    </style:style>
    <style:style style:name="ListLabel_20_469" style:display-name="ListLabel 469"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Courier New" style:font-family-complex="'Courier New'" style:font-family-generic-complex="system" style:font-pitch-complex="variable"/>
    </style:style>
    <style:style style:name="ListLabel_20_457" style:display-name="ListLabel 457" style:family="text">
      <style:text-properties style:font-name-complex="Wingdings" style:font-family-complex="Wingdings" style:font-family-generic-complex="system" style:font-pitch-complex="variable"/>
    </style:style>
    <style:style style:name="ListLabel_20_458" style:display-name="ListLabel 458" style:family="text">
      <style:text-properties style:font-name-complex="Symbol" style:font-family-complex="Symbol" style:font-family-generic-complex="system" style:font-pitch-complex="variable"/>
    </style:style>
    <style:style style:name="ListLabel_20_459" style:display-name="ListLabel 459" style:family="text">
      <style:text-properties style:font-name-complex="Courier New" style:font-family-complex="'Courier New'" style:font-family-generic-complex="system" style:font-pitch-complex="variable"/>
    </style:style>
    <style:style style:name="ListLabel_20_460" style:display-name="ListLabel 460"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Symbol" style:font-family-complex="Symbol" style:font-family-generic-complex="system" style:font-pitch-complex="variable"/>
    </style:style>
    <style:style style:name="ListLabel_20_554" style:display-name="ListLabel 554" style:family="text">
      <style:text-properties style:font-name-complex="Courier New"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Symbol" style:font-family-complex="Symbol" style:font-family-generic-complex="system" style:font-pitch-complex="variable"/>
    </style:style>
    <style:style style:name="ListLabel_20_563" style:display-name="ListLabel 563" style:family="text">
      <style:text-properties style:font-name-complex="Courier New"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Courier New" style:font-family-complex="'Courier New'" style:font-family-generic-complex="system" style:font-pitch-complex="variable"/>
    </style:style>
    <style:style style:name="ListLabel_20_472" style:display-name="ListLabel 472" style:family="text">
      <style:text-properties style:font-name-complex="Wingdings" style:font-family-complex="Wingdings"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Courier New" style:font-family-complex="'Courier New'" style:font-family-generic-complex="system" style:font-pitch-complex="variable"/>
    </style:style>
    <style:style style:name="ListLabel_20_475" style:display-name="ListLabel 475" style:family="text">
      <style:text-properties style:font-name-complex="Wingdings" style:font-family-complex="Wingdings" style:font-family-generic-complex="system" style:font-pitch-complex="variable"/>
    </style:style>
    <style:style style:name="ListLabel_20_476" style:display-name="ListLabel 476" style:family="text">
      <style:text-properties style:font-name-complex="Symbol" style:font-family-complex="Symbol" style:font-family-generic-complex="system" style:font-pitch-complex="variable"/>
    </style:style>
    <style:style style:name="ListLabel_20_477" style:display-name="ListLabel 477" style:family="text">
      <style:text-properties style:font-name-complex="Courier New" style:font-family-complex="'Courier New'" style:font-family-generic-complex="system" style:font-pitch-complex="variable"/>
    </style:style>
    <style:style style:name="ListLabel_20_478" style:display-name="ListLabel 478" style:family="text">
      <style:text-properties style:font-name-complex="Wingdings" style:font-family-complex="Wingdings" style:font-family-generic-complex="system" style:font-pitch-complex="variable"/>
    </style:style>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text-properties style:font-name-complex="Wingdings" style:font-family-complex="Wingdings" style:font-family-generic-complex="system" style:font-pitch-complex="variable"/>
    </style:style>
    <style:style style:name="ListLabel_20_487" style:display-name="ListLabel 487" style:family="text">
      <style:text-properties style:font-name-complex="Symbol" style:font-family-complex="Symbol" style:font-family-generic-complex="system" style:font-pitch-complex="variable"/>
    </style:style>
    <style:style style:name="ListLabel_20_488" style:display-name="ListLabel 488" style:family="text">
      <style:text-properties style:font-name-complex="Courier New" style:font-family-complex="'Courier New'" style:font-family-generic-complex="system" style:font-pitch-complex="variable"/>
    </style:style>
    <style:style style:name="ListLabel_20_489" style:display-name="ListLabel 489" style:family="text">
      <style:text-properties style:font-name-complex="Wingdings" style:font-family-complex="Wingdings" style:font-family-generic-complex="system" style:font-pitch-complex="variable"/>
    </style:style>
    <style:style style:name="ListLabel_20_490" style:display-name="ListLabel 490" style:family="text">
      <style:text-properties style:font-name-complex="Symbol" style:font-family-complex="Symbol" style:font-family-generic-complex="system" style:font-pitch-complex="variable"/>
    </style:style>
    <style:style style:name="ListLabel_20_491" style:display-name="ListLabel 491" style:family="text">
      <style:text-properties style:font-name-complex="Courier New" style:font-family-complex="'Courier New'" style:font-family-generic-complex="system" style:font-pitch-complex="variable"/>
    </style:style>
    <style:style style:name="ListLabel_20_492" style:display-name="ListLabel 492" style:family="text">
      <style:text-properties style:font-name-complex="Wingdings" style:font-family-complex="Wingdings" style:font-family-generic-complex="system" style:font-pitch-complex="variable"/>
    </style:style>
    <style:style style:name="ListLabel_20_493" style:display-name="ListLabel 493" style:family="text">
      <style:text-properties style:font-name-complex="Symbol" style:font-family-complex="Symbol" style:font-family-generic-complex="system" style:font-pitch-complex="variable"/>
    </style:style>
    <style:style style:name="ListLabel_20_494" style:display-name="ListLabel 494" style:family="text">
      <style:text-properties style:font-name-complex="Courier New" style:font-family-complex="'Courier New'" style:font-family-generic-complex="system" style:font-pitch-complex="variable"/>
    </style:style>
    <style:style style:name="ListLabel_20_495" style:display-name="ListLabel 495" style:family="text">
      <style:text-properties style:font-name-complex="Wingdings" style:font-family-complex="Wingdings" style:font-family-generic-complex="system" style:font-pitch-complex="variable"/>
    </style:style>
    <style:style style:name="ListLabel_20_577" style:display-name="ListLabel 577" style:family="text">
      <style:text-properties style:font-name-complex="Symbol" style:font-family-complex="Symbol" style:font-family-generic-complex="system" style:font-pitch-complex="variable"/>
    </style:style>
    <style:style style:name="ListLabel_20_578" style:display-name="ListLabel 578" style:family="text">
      <style:text-properties style:font-name-complex="Courier New" style:font-family-complex="'Courier New'" style:font-family-generic-complex="system" style:font-pitch-complex="variable"/>
    </style:style>
    <style:style style:name="ListLabel_20_579" style:display-name="ListLabel 579" style:family="text">
      <style:text-properties style:font-name-complex="Wingdings" style:font-family-complex="Wingdings" style:font-family-generic-complex="system" style:font-pitch-complex="variable"/>
    </style:style>
    <style:style style:name="ListLabel_20_580" style:display-name="ListLabel 580" style:family="text">
      <style:text-properties style:font-name-complex="Symbol" style:font-family-complex="Symbol" style:font-family-generic-complex="system" style:font-pitch-complex="variable"/>
    </style:style>
    <style:style style:name="ListLabel_20_581" style:display-name="ListLabel 581" style:family="text">
      <style:text-properties style:font-name-complex="Courier New" style:font-family-complex="'Courier New'" style:font-family-generic-complex="system" style:font-pitch-complex="variable"/>
    </style:style>
    <style:style style:name="ListLabel_20_582" style:display-name="ListLabel 582" style:family="text">
      <style:text-properties style:font-name-complex="Wingdings" style:font-family-complex="Wingdings" style:font-family-generic-complex="system" style:font-pitch-complex="variable"/>
    </style:style>
    <style:style style:name="ListLabel_20_583" style:display-name="ListLabel 583" style:family="text">
      <style:text-properties style:font-name-complex="Symbol" style:font-family-complex="Symbol" style:font-family-generic-complex="system" style:font-pitch-complex="variable"/>
    </style:style>
    <style:style style:name="ListLabel_20_584" style:display-name="ListLabel 584" style:family="text">
      <style:text-properties style:font-name-complex="Courier New" style:font-family-complex="'Courier New'" style:font-family-generic-complex="system" style:font-pitch-complex="variable"/>
    </style:style>
    <style:style style:name="ListLabel_20_585" style:display-name="ListLabel 585" style:family="text">
      <style:text-properties style:font-name-complex="Wingdings" style:font-family-complex="Wingdings" style:font-family-generic-complex="system" style:font-pitch-complex="variable"/>
    </style:style>
    <style:style style:name="ListLabel_20_586" style:display-name="ListLabel 586" style:family="text">
      <style:text-properties style:font-name-complex="Symbol" style:font-family-complex="Symbol" style:font-family-generic-complex="system" style:font-pitch-complex="variable"/>
    </style:style>
    <style:style style:name="ListLabel_20_587" style:display-name="ListLabel 587" style:family="text">
      <style:text-properties style:font-name-complex="Courier New" style:font-family-complex="'Courier New'" style:font-family-generic-complex="system" style:font-pitch-complex="variable"/>
    </style:style>
    <style:style style:name="ListLabel_20_588" style:display-name="ListLabel 588" style:family="text">
      <style:text-properties style:font-name-complex="Wingdings" style:font-family-complex="Wingdings" style:font-family-generic-complex="system" style:font-pitch-complex="variable"/>
    </style:style>
    <style:style style:name="ListLabel_20_589" style:display-name="ListLabel 589" style:family="text">
      <style:text-properties style:font-name-complex="Symbol" style:font-family-complex="Symbol" style:font-family-generic-complex="system" style:font-pitch-complex="variable"/>
    </style:style>
    <style:style style:name="ListLabel_20_590" style:display-name="ListLabel 590" style:family="text">
      <style:text-properties style:font-name-complex="Courier New" style:font-family-complex="'Courier New'" style:font-family-generic-complex="system" style:font-pitch-complex="variable"/>
    </style:style>
    <style:style style:name="ListLabel_20_591" style:display-name="ListLabel 591" style:family="text">
      <style:text-properties style:font-name-complex="Wingdings" style:font-family-complex="Wingdings" style:font-family-generic-complex="system" style:font-pitch-complex="variable"/>
    </style:style>
    <style:style style:name="ListLabel_20_592" style:display-name="ListLabel 592" style:family="text">
      <style:text-properties style:font-name-complex="Symbol" style:font-family-complex="Symbol" style:font-family-generic-complex="system" style:font-pitch-complex="variable"/>
    </style:style>
    <style:style style:name="ListLabel_20_593" style:display-name="ListLabel 593" style:family="text">
      <style:text-properties style:font-name-complex="Courier New" style:font-family-complex="'Courier New'" style:font-family-generic-complex="system" style:font-pitch-complex="variable"/>
    </style:style>
    <style:style style:name="ListLabel_20_594" style:display-name="ListLabel 594" style:family="text">
      <style:text-properties style:font-name-complex="Wingdings" style:font-family-complex="Wingdings" style:font-family-generic-complex="system" style:font-pitch-complex="variable"/>
    </style:style>
    <style:style style:name="ListLabel_20_595" style:display-name="ListLabel 595" style:family="text">
      <style:text-properties style:font-name-complex="Symbol" style:font-family-complex="Symbol" style:font-family-generic-complex="system" style:font-pitch-complex="variable"/>
    </style:style>
    <style:style style:name="ListLabel_20_596" style:display-name="ListLabel 596" style:family="text">
      <style:text-properties style:font-name-complex="Courier New" style:font-family-complex="'Courier New'" style:font-family-generic-complex="system" style:font-pitch-complex="variable"/>
    </style:style>
    <style:style style:name="ListLabel_20_597" style:display-name="ListLabel 597" style:family="text">
      <style:text-properties style:font-name-complex="Wingdings" style:font-family-complex="Wingdings" style:font-family-generic-complex="system" style:font-pitch-complex="variable"/>
    </style:style>
    <style:style style:name="ListLabel_20_598" style:display-name="ListLabel 598" style:family="text">
      <style:text-properties style:font-name-complex="Symbol" style:font-family-complex="Symbol" style:font-family-generic-complex="system" style:font-pitch-complex="variable"/>
    </style:style>
    <style:style style:name="ListLabel_20_599" style:display-name="ListLabel 599" style:family="text">
      <style:text-properties style:font-name-complex="Courier New" style:font-family-complex="'Courier New'" style:font-family-generic-complex="system" style:font-pitch-complex="variable"/>
    </style:style>
    <style:style style:name="ListLabel_20_600" style:display-name="ListLabel 600" style:family="text">
      <style:text-properties style:font-name-complex="Wingdings" style:font-family-complex="Wingdings" style:font-family-generic-complex="system" style:font-pitch-complex="variable"/>
    </style:style>
    <style:style style:name="ListLabel_20_601" style:display-name="ListLabel 601" style:family="text">
      <style:text-properties style:font-name-complex="Symbol" style:font-family-complex="Symbol" style:font-family-generic-complex="system" style:font-pitch-complex="variable"/>
    </style:style>
    <style:style style:name="ListLabel_20_602" style:display-name="ListLabel 602" style:family="text">
      <style:text-properties style:font-name-complex="Courier New" style:font-family-complex="'Courier New'" style:font-family-generic-complex="system" style:font-pitch-complex="variable"/>
    </style:style>
    <style:style style:name="ListLabel_20_603" style:display-name="ListLabel 603" style:family="text">
      <style:text-properties style:font-name-complex="Wingdings" style:font-family-complex="Wingdings" style:font-family-generic-complex="system" style:font-pitch-complex="variable"/>
    </style:style>
    <style:style style:name="ListLabel_20_604" style:display-name="ListLabel 604" style:family="text">
      <style:text-properties style:font-name-complex="Symbol" style:font-family-complex="Symbol" style:font-family-generic-complex="system" style:font-pitch-complex="variable"/>
    </style:style>
    <style:style style:name="ListLabel_20_605" style:display-name="ListLabel 605" style:family="text">
      <style:text-properties style:font-name-complex="Courier New" style:font-family-complex="'Courier New'" style:font-family-generic-complex="system" style:font-pitch-complex="variable"/>
    </style:style>
    <style:style style:name="ListLabel_20_606" style:display-name="ListLabel 606" style:family="text">
      <style:text-properties style:font-name-complex="Wingdings" style:font-family-complex="Wingdings" style:font-family-generic-complex="system" style:font-pitch-complex="variable"/>
    </style:style>
    <style:style style:name="ListLabel_20_607" style:display-name="ListLabel 607" style:family="text">
      <style:text-properties style:font-name-complex="Symbol" style:font-family-complex="Symbol" style:font-family-generic-complex="system" style:font-pitch-complex="variable"/>
    </style:style>
    <style:style style:name="ListLabel_20_608" style:display-name="ListLabel 608" style:family="text">
      <style:text-properties style:font-name-complex="Courier New" style:font-family-complex="'Courier New'" style:font-family-generic-complex="system" style:font-pitch-complex="variable"/>
    </style:style>
    <style:style style:name="ListLabel_20_609" style:display-name="ListLabel 609" style:family="text">
      <style:text-properties style:font-name-complex="Wingdings" style:font-family-complex="Wingdings" style:font-family-generic-complex="system" style:font-pitch-complex="variable"/>
    </style:style>
    <style:style style:name="ListLabel_20_610" style:display-name="ListLabel 610" style:family="text">
      <style:text-properties style:font-name-complex="Symbol" style:font-family-complex="Symbol" style:font-family-generic-complex="system" style:font-pitch-complex="variable"/>
    </style:style>
    <style:style style:name="ListLabel_20_611" style:display-name="ListLabel 611" style:family="text">
      <style:text-properties style:font-name-complex="Courier New" style:font-family-complex="'Courier New'" style:font-family-generic-complex="system" style:font-pitch-complex="variable"/>
    </style:style>
    <style:style style:name="ListLabel_20_612" style:display-name="ListLabel 612" style:family="text">
      <style:text-properties style:font-name-complex="Wingdings" style:font-family-complex="Wingdings" style:font-family-generic-complex="system" style:font-pitch-complex="variable"/>
    </style:style>
    <style:style style:name="ListLabel_20_613" style:display-name="ListLabel 613" style:family="text">
      <style:text-properties style:font-name-complex="Symbol" style:font-family-complex="Symbol" style:font-family-generic-complex="system" style:font-pitch-complex="variable"/>
    </style:style>
    <style:style style:name="ListLabel_20_614" style:display-name="ListLabel 614" style:family="text">
      <style:text-properties style:font-name-complex="Courier New" style:font-family-complex="'Courier New'" style:font-family-generic-complex="system" style:font-pitch-complex="variable"/>
    </style:style>
    <style:style style:name="ListLabel_20_615" style:display-name="ListLabel 615" style:family="text">
      <style:text-properties style:font-name-complex="Wingdings" style:font-family-complex="Wingdings" style:font-family-generic-complex="system" style:font-pitch-complex="variable"/>
    </style:style>
    <style:style style:name="ListLabel_20_616" style:display-name="ListLabel 616" style:family="text">
      <style:text-properties style:font-name-complex="Symbol" style:font-family-complex="Symbol" style:font-family-generic-complex="system" style:font-pitch-complex="variable"/>
    </style:style>
    <style:style style:name="ListLabel_20_617" style:display-name="ListLabel 617" style:family="text">
      <style:text-properties style:font-name-complex="Courier New" style:font-family-complex="'Courier New'" style:font-family-generic-complex="system" style:font-pitch-complex="variable"/>
    </style:style>
    <style:style style:name="ListLabel_20_618" style:display-name="ListLabel 618" style:family="text">
      <style:text-properties style:font-name-complex="Wingdings" style:font-family-complex="Wingdings" style:font-family-generic-complex="system" style:font-pitch-complex="variable"/>
    </style:style>
    <style:style style:name="ListLabel_20_619" style:display-name="ListLabel 619" style:family="text">
      <style:text-properties style:font-name-complex="Symbol" style:font-family-complex="Symbol" style:font-family-generic-complex="system" style:font-pitch-complex="variable"/>
    </style:style>
    <style:style style:name="ListLabel_20_620" style:display-name="ListLabel 620" style:family="text">
      <style:text-properties style:font-name-complex="Courier New" style:font-family-complex="'Courier New'" style:font-family-generic-complex="system" style:font-pitch-complex="variable"/>
    </style:style>
    <style:style style:name="ListLabel_20_621" style:display-name="ListLabel 621" style:family="text">
      <style:text-properties style:font-name-complex="Wingdings" style:font-family-complex="Wingdings" style:font-family-generic-complex="system" style:font-pitch-complex="variable"/>
    </style:style>
    <style:style style:name="ListLabel_20_622" style:display-name="ListLabel 622" style:family="text">
      <style:text-properties style:font-name-complex="Symbol" style:font-family-complex="Symbol" style:font-family-generic-complex="system" style:font-pitch-complex="variable"/>
    </style:style>
    <style:style style:name="ListLabel_20_623" style:display-name="ListLabel 623" style:family="text">
      <style:text-properties style:font-name-complex="Courier New" style:font-family-complex="'Courier New'" style:font-family-generic-complex="system" style:font-pitch-complex="variable"/>
    </style:style>
    <style:style style:name="ListLabel_20_624" style:display-name="ListLabel 624" style:family="text">
      <style:text-properties style:font-name-complex="Wingdings" style:font-family-complex="Wingdings" style:font-family-generic-complex="system" style:font-pitch-complex="variable"/>
    </style:style>
    <style:style style:name="ListLabel_20_625" style:display-name="ListLabel 625" style:family="text">
      <style:text-properties style:font-name-complex="Symbol" style:font-family-complex="Symbol" style:font-family-generic-complex="system" style:font-pitch-complex="variable"/>
    </style:style>
    <style:style style:name="ListLabel_20_626" style:display-name="ListLabel 626" style:family="text">
      <style:text-properties style:font-name-complex="Courier New" style:font-family-complex="'Courier New'" style:font-family-generic-complex="system" style:font-pitch-complex="variable"/>
    </style:style>
    <style:style style:name="ListLabel_20_627" style:display-name="ListLabel 627" style:family="text">
      <style:text-properties style:font-name-complex="Wingdings" style:font-family-complex="Wingdings" style:font-family-generic-complex="system" style:font-pitch-complex="variable"/>
    </style:style>
    <style:style style:name="ListLabel_20_628" style:display-name="ListLabel 628" style:family="text">
      <style:text-properties style:font-name-complex="Symbol" style:font-family-complex="Symbol" style:font-family-generic-complex="system" style:font-pitch-complex="variable"/>
    </style:style>
    <style:style style:name="ListLabel_20_629" style:display-name="ListLabel 629" style:family="text">
      <style:text-properties style:font-name-complex="Courier New" style:font-family-complex="'Courier New'" style:font-family-generic-complex="system" style:font-pitch-complex="variable"/>
    </style:style>
    <style:style style:name="ListLabel_20_630" style:display-name="ListLabel 630" style:family="text">
      <style:text-properties style:font-name-complex="Wingdings" style:font-family-complex="Wingdings" style:font-family-generic-complex="system" style:font-pitch-complex="variable"/>
    </style:style>
    <style:style style:name="ListLabel_20_631" style:display-name="ListLabel 631" style:family="text">
      <style:text-properties style:font-name-complex="Symbol" style:font-family-complex="Symbol" style:font-family-generic-complex="system" style:font-pitch-complex="variable"/>
    </style:style>
    <style:style style:name="ListLabel_20_632" style:display-name="ListLabel 632" style:family="text">
      <style:text-properties style:font-name-complex="Courier New" style:font-family-complex="'Courier New'" style:font-family-generic-complex="system" style:font-pitch-complex="variable"/>
    </style:style>
    <style:style style:name="ListLabel_20_633" style:display-name="ListLabel 633" style:family="text">
      <style:text-properties style:font-name-complex="Wingdings" style:font-family-complex="Wingdings" style:font-family-generic-complex="system" style:font-pitch-complex="variable"/>
    </style:style>
    <style:style style:name="ListLabel_20_634" style:display-name="ListLabel 634" style:family="text">
      <style:text-properties style:font-name-complex="Symbol" style:font-family-complex="Symbol" style:font-family-generic-complex="system" style:font-pitch-complex="variable"/>
    </style:style>
    <style:style style:name="ListLabel_20_635" style:display-name="ListLabel 635" style:family="text">
      <style:text-properties style:font-name-complex="Courier New" style:font-family-complex="'Courier New'" style:font-family-generic-complex="system" style:font-pitch-complex="variable"/>
    </style:style>
    <style:style style:name="ListLabel_20_636" style:display-name="ListLabel 636" style:family="text">
      <style:text-properties style:font-name-complex="Wingdings" style:font-family-complex="Wingdings" style:font-family-generic-complex="system" style:font-pitch-complex="variable"/>
    </style:style>
    <style:style style:name="ListLabel_20_637" style:display-name="ListLabel 637" style:family="text">
      <style:text-properties style:font-name-complex="Symbol" style:font-family-complex="Symbol" style:font-family-generic-complex="system" style:font-pitch-complex="variable"/>
    </style:style>
    <style:style style:name="ListLabel_20_638" style:display-name="ListLabel 638" style:family="text">
      <style:text-properties style:font-name-complex="Courier New" style:font-family-complex="'Courier New'" style:font-family-generic-complex="system" style:font-pitch-complex="variable"/>
    </style:style>
    <style:style style:name="ListLabel_20_639" style:display-name="ListLabel 639" style:family="text">
      <style:text-properties style:font-name-complex="Wingdings" style:font-family-complex="Wingdings" style:font-family-generic-complex="system" style:font-pitch-complex="variable"/>
    </style:style>
    <style:style style:name="ListLabel_20_640" style:display-name="ListLabel 640" style:family="text">
      <style:text-properties style:font-name-complex="Symbol" style:font-family-complex="Symbol" style:font-family-generic-complex="system" style:font-pitch-complex="variable"/>
    </style:style>
    <style:style style:name="ListLabel_20_641" style:display-name="ListLabel 641" style:family="text">
      <style:text-properties style:font-name-complex="OpenSymbol" style:font-family-complex="OpenSymbol" style:font-family-generic-complex="system" style:font-pitch-complex="variable"/>
    </style:style>
    <style:style style:name="ListLabel_20_642" style:display-name="ListLabel 642" style:family="text">
      <style:text-properties style:font-name-complex="OpenSymbol" style:font-family-complex="OpenSymbol" style:font-family-generic-complex="system" style:font-pitch-complex="variable"/>
    </style:style>
    <style:style style:name="ListLabel_20_643" style:display-name="ListLabel 643" style:family="text">
      <style:text-properties style:font-name-complex="Symbol" style:font-family-complex="Symbol" style:font-family-generic-complex="system" style:font-pitch-complex="variable"/>
    </style:style>
    <style:style style:name="ListLabel_20_644" style:display-name="ListLabel 644" style:family="text">
      <style:text-properties style:font-name-complex="OpenSymbol" style:font-family-complex="OpenSymbol" style:font-family-generic-complex="system" style:font-pitch-complex="variable"/>
    </style:style>
    <style:style style:name="ListLabel_20_645" style:display-name="ListLabel 645" style:family="text">
      <style:text-properties style:font-name-complex="OpenSymbol" style:font-family-complex="OpenSymbol" style:font-family-generic-complex="system" style:font-pitch-complex="variable"/>
    </style:style>
    <style:style style:name="ListLabel_20_646" style:display-name="ListLabel 646" style:family="text">
      <style:text-properties style:font-name-complex="Symbol" style:font-family-complex="Symbol" style:font-family-generic-complex="system" style:font-pitch-complex="variable"/>
    </style:style>
    <style:style style:name="ListLabel_20_647" style:display-name="ListLabel 647" style:family="text">
      <style:text-properties style:font-name-complex="OpenSymbol" style:font-family-complex="OpenSymbol" style:font-family-generic-complex="system" style:font-pitch-complex="variable"/>
    </style:style>
    <style:style style:name="ListLabel_20_648" style:display-name="ListLabel 648" style:family="text">
      <style:text-properties style:font-name-complex="OpenSymbol" style:font-family-complex="OpenSymbol" style:font-family-generic-complex="system" style:font-pitch-complex="variable"/>
    </style:style>
    <style:style style:name="ListLabel_20_649" style:display-name="ListLabel 649" style:family="text">
      <style:text-properties style:font-name-complex="Symbol" style:font-family-complex="Symbol" style:font-family-generic-complex="system" style:font-pitch-complex="variable"/>
    </style:style>
    <style:style style:name="ListLabel_20_650" style:display-name="ListLabel 650" style:family="text">
      <style:text-properties style:font-name-complex="OpenSymbol" style:font-family-complex="OpenSymbol" style:font-family-generic-complex="system" style:font-pitch-complex="variable"/>
    </style:style>
    <style:style style:name="ListLabel_20_651" style:display-name="ListLabel 651" style:family="text">
      <style:text-properties style:font-name-complex="OpenSymbol" style:font-family-complex="OpenSymbol" style:font-family-generic-complex="system" style:font-pitch-complex="variable"/>
    </style:style>
    <style:style style:name="ListLabel_20_652" style:display-name="ListLabel 652" style:family="text">
      <style:text-properties style:font-name-complex="Symbol" style:font-family-complex="Symbol" style:font-family-generic-complex="system" style:font-pitch-complex="variable"/>
    </style:style>
    <style:style style:name="ListLabel_20_653" style:display-name="ListLabel 653" style:family="text">
      <style:text-properties style:font-name-complex="OpenSymbol" style:font-family-complex="OpenSymbol" style:font-family-generic-complex="system" style:font-pitch-complex="variable"/>
    </style:style>
    <style:style style:name="ListLabel_20_654" style:display-name="ListLabel 654" style:family="text">
      <style:text-properties style:font-name-complex="OpenSymbol" style:font-family-complex="OpenSymbol" style:font-family-generic-complex="system" style:font-pitch-complex="variable"/>
    </style:style>
    <style:style style:name="ListLabel_20_655" style:display-name="ListLabel 655" style:family="text">
      <style:text-properties style:font-name-complex="Symbol" style:font-family-complex="Symbol" style:font-family-generic-complex="system" style:font-pitch-complex="variable"/>
    </style:style>
    <style:style style:name="ListLabel_20_656" style:display-name="ListLabel 656" style:family="text">
      <style:text-properties style:font-name-complex="OpenSymbol" style:font-family-complex="OpenSymbol" style:font-family-generic-complex="system" style:font-pitch-complex="variable"/>
    </style:style>
    <style:style style:name="ListLabel_20_657" style:display-name="ListLabel 657" style:family="text">
      <style:text-properties style:font-name-complex="OpenSymbol" style:font-family-complex="OpenSymbol" style:font-family-generic-complex="system" style:font-pitch-complex="variable"/>
    </style:style>
    <style:style style:name="ListLabel_20_658" style:display-name="ListLabel 658" style:family="text">
      <style:text-properties style:font-name-complex="Symbol" style:font-family-complex="Symbol" style:font-family-generic-complex="system" style:font-pitch-complex="variable"/>
    </style:style>
    <style:style style:name="ListLabel_20_659" style:display-name="ListLabel 659" style:family="text">
      <style:text-properties style:font-name-complex="OpenSymbol" style:font-family-complex="OpenSymbol" style:font-family-generic-complex="system" style:font-pitch-complex="variable"/>
    </style:style>
    <style:style style:name="ListLabel_20_660" style:display-name="ListLabel 660" style:family="text">
      <style:text-properties style:font-name-complex="OpenSymbol" style:font-family-complex="OpenSymbol" style:font-family-generic-complex="system" style:font-pitch-complex="variable"/>
    </style:style>
    <style:style style:name="ListLabel_20_661" style:display-name="ListLabel 661" style:family="text">
      <style:text-properties style:font-name-complex="Symbol" style:font-family-complex="Symbol" style:font-family-generic-complex="system" style:font-pitch-complex="variable"/>
    </style:style>
    <style:style style:name="ListLabel_20_662" style:display-name="ListLabel 662" style:family="text">
      <style:text-properties style:font-name-complex="OpenSymbol" style:font-family-complex="OpenSymbol" style:font-family-generic-complex="system" style:font-pitch-complex="variable"/>
    </style:style>
    <style:style style:name="ListLabel_20_663" style:display-name="ListLabel 663" style:family="text">
      <style:text-properties style:font-name-complex="OpenSymbol" style:font-family-complex="OpenSymbol"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OpenSymbol" style:font-family-complex="OpenSymbol" style:font-family-generic-complex="system" style:font-pitch-complex="variable"/>
    </style:style>
    <style:style style:name="ListLabel_20_666" style:display-name="ListLabel 666" style:family="text">
      <style:text-properties style:font-name-complex="OpenSymbol" style:font-family-complex="OpenSymbol"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OpenSymbol" style:font-family-complex="OpenSymbol" style:font-family-generic-complex="system" style:font-pitch-complex="variable"/>
    </style:style>
    <style:style style:name="ListLabel_20_669" style:display-name="ListLabel 669" style:family="text">
      <style:text-properties style:font-name-complex="OpenSymbol" style:font-family-complex="OpenSymbol" style:font-family-generic-complex="system" style:font-pitch-complex="variable"/>
    </style:style>
    <style:style style:name="ListLabel_20_670" style:display-name="ListLabel 670" style:family="text">
      <style:text-properties style:font-name-complex="Symbol" style:font-family-complex="Symbol" style:font-family-generic-complex="system" style:font-pitch-complex="variable"/>
    </style:style>
    <style:style style:name="ListLabel_20_671" style:display-name="ListLabel 671" style:family="text">
      <style:text-properties style:font-name-complex="OpenSymbol" style:font-family-complex="OpenSymbol" style:font-family-generic-complex="system" style:font-pitch-complex="variable"/>
    </style:style>
    <style:style style:name="ListLabel_20_672" style:display-name="ListLabel 672" style:family="text">
      <style:text-properties style:font-name-complex="OpenSymbol" style:font-family-complex="OpenSymbol"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OpenSymbol" style:font-family-complex="OpenSymbol" style:font-family-generic-complex="system" style:font-pitch-complex="variable"/>
    </style:style>
    <style:style style:name="ListLabel_20_675" style:display-name="ListLabel 675"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49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0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1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52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2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2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54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4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53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5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7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7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8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1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4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5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6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7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37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5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5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5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5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5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5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5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385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655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925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195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46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735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005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275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54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1"/>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1"/>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1"/>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38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39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0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1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1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1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2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2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2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43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2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2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2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2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2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3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3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4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4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5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46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6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6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6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6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6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6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6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45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5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5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5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5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5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5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6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550"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551"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554"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557"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bullet text:level="1" text:style-name="ListLabel_20_5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6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47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7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7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7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7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7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7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7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48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57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7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8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8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8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8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58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8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8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9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9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9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59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9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60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0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0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1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61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1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62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2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2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63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3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3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3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64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64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6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66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6:45:22.384000000</meta:creation-date>
    <dc:date>2023-05-05T22:33:08.817000000</dc:date>
    <meta:editing-duration>PT16H7M22S</meta:editing-duration>
    <meta:editing-cycles>42</meta:editing-cycles>
    <meta:generator>LibreOffice/7.3.2.2$Windows_X86_64 LibreOffice_project/49f2b1bff42cfccbd8f788c8dc32c1c309559be0</meta:generator>
    <meta:document-statistic meta:table-count="3" meta:image-count="0" meta:object-count="0" meta:page-count="63" meta:paragraph-count="830" meta:word-count="37544" meta:character-count="250883" meta:non-whitespace-character-count="214185"/>
  </office:meta>
</office:document-meta>
</file>